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"/>
  <manifest:file-entry manifest:full-path="settings.xml" manifest:media-type="text/xml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TablePreview51.svm" manifest:media-type=""/>
  <manifest:file-entry manifest:full-path="Pictures/TablePreview50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4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8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47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4.408cm" fo:padding-top="0.03cm" fo:padding-bottom="0.03cm" fo:padding-left="0.05cm" fo:padding-right="0.05cm" fo:wrap-option="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4.409cm" fo:padding-top="0.03cm" fo:padding-bottom="0.03cm" fo:padding-left="0.05cm" fo:padding-right="0.05cm" fo:wrap-option="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4.408cm" fo:padding-top="0.03cm" fo:padding-bottom="0.03cm" fo:padding-left="0.05cm" fo:padding-right="0.0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4.151cm" fo:padding-top="0.03cm" fo:padding-bottom="0.03cm" fo:padding-left="0.05cm" fo:padding-right="0.05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3.865cm" fo:padding-top="0.03cm" fo:padding-bottom="0.03cm" fo:padding-left="0.05cm" fo:padding-right="0.05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3.868cm" fo:padding-top="0.03cm" fo:padding-bottom="0.03cm" fo:padding-left="0.05cm" fo:padding-right="0.0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3.86cm" fo:padding-top="0.03cm" fo:padding-bottom="0.03cm" fo:padding-left="0.05cm" fo:padding-right="0.05cm" fo:wrap-option="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1.396cm" fo:min-width="1.88cm" fo:padding-top="0.03cm" fo:padding-bottom="0.03cm" fo:padding-left="0.05cm" fo:padding-right="0.0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min-height="1.396cm" fo:min-width="3.864cm" fo:padding-top="0.03cm" fo:padding-bottom="0.03cm" fo:padding-left="0.05cm" fo:padding-right="0.05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min-height="1.396cm" fo:min-width="3.865cm" fo:padding-top="0.03cm" fo:padding-bottom="0.03cm" fo:padding-left="0.05cm" fo:padding-right="0.05cm" fo:wrap-option="wrap" draw:shadow-color="#808080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min-height="1.396cm" fo:min-width="3.868cm" fo:padding-top="0.03cm" fo:padding-bottom="0.03cm" fo:padding-left="0.05cm" fo:padding-right="0.05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min-height="1.396cm" fo:min-width="3.86cm" fo:padding-top="0.03cm" fo:padding-bottom="0.03cm" fo:padding-left="0.05cm" fo:padding-right="0.05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1cm" fo:min-width="5.388cm" fo:padding-top="0.03cm" fo:padding-bottom="0.03cm" fo:padding-left="0.05cm" fo:padding-right="0.05cm" fo:wrap-option="wrap" draw:shadow-color="#808080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449cm" fo:padding-top="0.03cm" fo:padding-bottom="0.03cm" fo:padding-left="0.05cm" fo:padding-right="0.05cm" fo:wrap-option="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3.821cm" fo:padding-top="0.03cm" fo:padding-bottom="0.03cm" fo:padding-left="0.05cm" fo:padding-right="0.0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2cm" fo:padding-top="0.03cm" fo:padding-bottom="0.03cm" fo:padding-left="0.05cm" fo:padding-right="0.05cm" fo:wrap-option="wrap" draw:shadow-color="#808080"/>
      <style:paragraph-properties style:writing-mode="lr-tb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29cm" fo:padding-top="0.03cm" fo:padding-bottom="0.03cm" fo:padding-left="0.05cm" fo:padding-right="0.05cm" fo:wrap-option="wrap" draw:shadow-color="#808080"/>
      <style:paragraph-properties style:writing-mode="lr-tb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2cm" fo:padding-top="0.03cm" fo:padding-bottom="0.03cm" fo:padding-left="0.05cm" fo:padding-right="0.05cm" fo:wrap-option="wrap" draw:shadow-color="#808080"/>
      <style:paragraph-properties style:writing-mode="lr-tb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29cm" fo:padding-top="0.03cm" fo:padding-bottom="0.03cm" fo:padding-left="0.05cm" fo:padding-right="0.05cm" fo:wrap-option="wrap" draw:shadow-color="#808080"/>
      <style:paragraph-properties style:writing-mode="lr-tb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2cm" fo:padding-top="0.03cm" fo:padding-bottom="0.03cm" fo:padding-left="0.05cm" fo:padding-right="0.05cm" fo:wrap-option="wrap" draw:shadow-color="#808080"/>
      <style:paragraph-properties style:writing-mode="lr-tb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29cm" fo:padding-top="0.03cm" fo:padding-bottom="0.03cm" fo:padding-left="0.05cm" fo:padding-right="0.05cm" fo:wrap-option="wrap" draw:shadow-color="#808080"/>
      <style:paragraph-properties style:writing-mode="lr-tb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2cm" fo:padding-top="0.03cm" fo:padding-bottom="0.03cm" fo:padding-left="0.05cm" fo:padding-right="0.05cm" fo:wrap-option="wrap" draw:shadow-color="#808080"/>
      <style:paragraph-properties style:writing-mode="lr-tb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29cm" fo:padding-top="0.03cm" fo:padding-bottom="0.03cm" fo:padding-left="0.05cm" fo:padding-right="0.05cm" fo:wrap-option="wrap" draw:shadow-color="#808080"/>
      <style:paragraph-properties style:writing-mode="lr-tb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21cm" fo:min-width="1.933cm" fo:padding-top="0.03cm" fo:padding-bottom="0.03cm" fo:padding-left="0.05cm" fo:padding-right="0.0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2.016cm" fo:padding-top="0.03cm" fo:padding-bottom="0.03cm" fo:padding-left="0.05cm" fo:padding-right="0.05cm" fo:wrap-option="wrap" draw:shadow-color="#808080"/>
      <style:paragraph-properties style:writing-mode="lr-tb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6cm" fo:padding-top="0.03cm" fo:padding-bottom="0.03cm" fo:padding-left="0.05cm" fo:padding-right="0.05cm" fo:wrap-option="wrap" draw:shadow-color="#808080"/>
      <style:paragraph-properties style:writing-mode="lr-tb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16cm" fo:padding-top="0.03cm" fo:padding-bottom="0.03cm" fo:padding-left="0.05cm" fo:padding-right="0.05cm" fo:wrap-option="wrap" draw:shadow-color="#808080"/>
      <style:paragraph-properties style:writing-mode="lr-tb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7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3.71cm" fo:padding-top="0.03cm" fo:padding-bottom="0.03cm" fo:padding-left="0.05cm" fo:padding-right="0.05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3.287cm" fo:padding-top="0.03cm" fo:padding-bottom="0.03cm" fo:padding-left="0.05cm" fo:padding-right="0.05cm" fo:wrap-option="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3.287cm" fo:padding-top="0.03cm" fo:padding-bottom="0.03cm" fo:padding-left="0.05cm" fo:padding-right="0.05cm" fo:wrap-option="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3.287cm" fo:padding-top="0.03cm" fo:padding-bottom="0.03cm" fo:padding-left="0.05cm" fo:padding-right="0.05cm" fo:wrap-option="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3.71cm" fo:padding-top="0.03cm" fo:padding-bottom="0.03cm" fo:padding-left="0.05cm" fo:padding-right="0.05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0.958cm" fo:padding-top="0.03cm" fo:padding-bottom="0.03cm" fo:padding-left="0.05cm" fo:padding-right="0.05cm" fo:wrap-option="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17cm" fo:padding-top="0.03cm" fo:padding-bottom="0.03cm" fo:padding-left="0.05cm" fo:padding-right="0.05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3cm" fo:min-width="3.71cm" fo:padding-top="0.03cm" fo:padding-bottom="0.03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0.958cm" fo:padding-top="0.03cm" fo:padding-bottom="0.03cm" fo:padding-left="0.05cm" fo:padding-right="0.05cm" fo:wrap-option="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17cm" fo:padding-top="0.03cm" fo:padding-bottom="0.03cm" fo:padding-left="0.05cm" fo:padding-right="0.05cm" fo:wrap-option="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6.673cm" fo:padding-top="0.03cm" fo:padding-bottom="0.03cm" fo:padding-left="0.05cm" fo:padding-right="0.05cm" fo:wrap-option="wrap" draw:shadow-color="#808080"/>
      <style:paragraph-properties style:writing-mode="lr-tb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7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625cm" fo:padding-top="0.03cm" fo:padding-bottom="0.03cm" fo:padding-left="0.05cm" fo:padding-right="0.05cm" fo:wrap-option="wrap" draw:shadow-color="#808080"/>
      <style:paragraph-properties style:writing-mode="lr-tb"/>
    </style:style>
    <style:style style:name="gr10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841cm" fo:padding-top="0.03cm" fo:padding-bottom="0.03cm" fo:padding-left="0.05cm" fo:padding-right="0.05cm" fo:wrap-option="wrap" draw:shadow-color="#808080"/>
      <style:paragraph-properties style:writing-mode="lr-tb"/>
    </style:style>
    <style:style style:name="gr10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056cm" fo:padding-top="0.03cm" fo:padding-bottom="0.03cm" fo:padding-left="0.05cm" fo:padding-right="0.05cm" fo:wrap-option="wrap" draw:shadow-color="#808080"/>
      <style:paragraph-properties style:writing-mode="lr-tb"/>
    </style:style>
    <style:style style:name="gr11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056cm" fo:padding-top="0.03cm" fo:padding-bottom="0.03cm" fo:padding-left="0.05cm" fo:padding-right="0.05cm" fo:wrap-option="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4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11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11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5" style:family="graphic" style:parent-style-name="standard">
      <style:graphic-properties draw:stroke="solid" svg:stroke-width="0.035cm" svg:stroke-color="#ff0000" draw:stroke-linejoin="miter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7" style:family="graphic" style:parent-style-name="standard" style:list-style-name="L11">
      <style:graphic-properties draw:stroke="none" draw:fill="solid" draw:fill-color="#cc3300" draw:textarea-horizontal-align="right" draw:textarea-vertical-align="justify" draw:auto-grow-height="true" fo:min-height="0cm" fo:min-width="0cm" fo:padding-top="0.13cm" fo:padding-bottom="0.13cm" fo:padding-left="0.25cm" fo:padding-right="0.25cm" fo:wrap-option="wrap" draw:shadow-color="#808080"/>
      <style:paragraph-properties style:writing-mode="tb-rl"/>
    </style:style>
    <style:style style:name="gr148" style:family="graphic" style:parent-style-name="standard" style:list-style-name="L7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881cm" fo:min-width="5.389cm" fo:padding-top="0.03cm" fo:padding-bottom="0.03cm" fo:padding-left="0.05cm" fo:padding-right="0.05cm" fo:wrap-option="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>
      <style:graphic-properties draw:stroke="solid" svg:stroke-width="0.159cm" svg:stroke-color="#ff0000" draw:marker-end="线条箭头_20_75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10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55" style:family="graphic" style:parent-style-name="standard">
      <style:graphic-properties draw:stroke="solid" svg:stroke-width="0.159cm" svg:stroke-color="#ff0000" draw:marker-end="线条箭头_20_76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57" style:family="graphic" style:parent-style-name="standard">
      <style:graphic-properties draw:stroke="solid" svg:stroke-width="0.159cm" svg:stroke-color="#ff0000" draw:marker-end="线条箭头_20_77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8" style:family="graphic" style:parent-style-name="standard">
      <style:graphic-properties draw:stroke="solid" svg:stroke-width="0.159cm" svg:stroke-color="#ff0000" draw:marker-end="线条箭头_20_78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60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61" style:family="graphic" style:parent-style-name="standard">
      <style:graphic-properties draw:stroke="solid" svg:stroke-width="0.159cm" svg:stroke-color="#ff0000" draw:marker-end="线条箭头_20_79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solid" svg:stroke-width="0.159cm" svg:stroke-color="#ff0000" draw:marker-end="线条箭头_20_80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stroke="solid" svg:stroke-width="0.159cm" svg:stroke-color="#ff0000" draw:marker-end="线条箭头_20_81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65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66" style:family="graphic" style:parent-style-name="standard">
      <style:graphic-properties draw:stroke="solid" svg:stroke-width="0.159cm" svg:stroke-color="#ff0000" draw:marker-end="线条箭头_20_82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solid" svg:stroke-width="0.159cm" svg:stroke-color="#ff0000" draw:marker-end="线条箭头_20_83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9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1cm" fo:min-width="5.193cm" fo:padding-top="0.03cm" fo:padding-bottom="0.03cm" fo:padding-left="0.05cm" fo:padding-right="0.05cm" fo:wrap-option="wrap" draw:shadow-color="#808080"/>
      <style:paragraph-properties style:writing-mode="lr-tb"/>
    </style:style>
    <style:style style:name="gr17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4.213cm" fo:padding-top="0.03cm" fo:padding-bottom="0.03cm" fo:padding-left="0.05cm" fo:padding-right="0.05cm" fo:wrap-option="wrap" draw:shadow-color="#808080"/>
      <style:paragraph-properties style:writing-mode="lr-tb"/>
    </style:style>
    <style:style style:name="gr17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7.35cm" fo:padding-top="0.03cm" fo:padding-bottom="0.03cm" fo:padding-left="0.05cm" fo:padding-right="0.05cm" fo:wrap-option="wrap" draw:shadow-color="#808080"/>
      <style:paragraph-properties style:writing-mode="lr-tb"/>
    </style:style>
    <style:style style:name="gr17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5.976cm" fo:padding-top="0.03cm" fo:padding-bottom="0.03cm" fo:padding-left="0.05cm" fo:padding-right="0.05cm" fo:wrap-option="wrap" draw:shadow-color="#808080"/>
      <style:paragraph-properties style:writing-mode="lr-tb"/>
    </style:style>
    <style:style style:name="gr174" style:family="graphic" style:parent-style-name="standard">
      <style:graphic-properties draw:stroke="solid" svg:stroke-width="0.159cm" svg:stroke-color="#ff0000" draw:marker-end="线条箭头_20_84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solid" svg:stroke-width="0.159cm" svg:stroke-color="#ff0000" draw:marker-end="线条箭头_20_85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solid" svg:stroke-width="0.159cm" svg:stroke-color="#ff0000" draw:marker-end="线条箭头_20_86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solid" svg:stroke-width="0.159cm" svg:stroke-color="#ff0000" draw:marker-end="线条箭头_20_87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solid" svg:stroke-width="0.159cm" svg:stroke-color="#ff0000" draw:marker-end="线条箭头_20_88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80" style:family="graphic" style:parent-style-name="standard">
      <style:graphic-properties draw:stroke="solid" svg:stroke-width="0.159cm" svg:stroke-color="#ff0000" draw:marker-end="线条箭头_20_89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solid" svg:stroke-width="0.159cm" svg:stroke-color="#ff0000" draw:marker-end="线条箭头_20_90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solid" svg:stroke-width="0.159cm" svg:stroke-color="#ff0000" draw:marker-end="线条箭头_20_91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4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7.349cm" fo:padding-top="0.03cm" fo:padding-bottom="0.03cm" fo:padding-left="0.05cm" fo:padding-right="0.05cm" fo:wrap-option="wrap" draw:shadow-color="#808080"/>
      <style:paragraph-properties style:writing-mode="lr-tb"/>
    </style:style>
    <style:style style:name="gr18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7.349cm" fo:padding-top="0.03cm" fo:padding-bottom="0.03cm" fo:padding-left="0.05cm" fo:padding-right="0.05cm" fo:wrap-option="wrap" draw:shadow-color="#808080"/>
      <style:paragraph-properties style:writing-mode="lr-tb"/>
    </style:style>
    <style:style style:name="gr18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5.975cm" fo:padding-top="0.03cm" fo:padding-bottom="0.03cm" fo:padding-left="0.05cm" fo:padding-right="0.05cm" fo:wrap-option="wrap" draw:shadow-color="#808080"/>
      <style:paragraph-properties style:writing-mode="lr-tb"/>
    </style:style>
    <style:style style:name="gr187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88" style:family="graphic" style:parent-style-name="standard">
      <style:graphic-properties draw:stroke="none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90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91" style:family="graphic" style:parent-style-name="standard">
      <style:graphic-properties draw:stroke="solid" svg:stroke-width="0.159cm" svg:stroke-color="#ff0000" draw:marker-end="线条箭头_20_92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10.093cm" fo:padding-top="0.03cm" fo:padding-bottom="0.03cm" fo:padding-left="0.05cm" fo:padding-right="0.05cm" fo:wrap-option="wrap" draw:shadow-color="#808080"/>
      <style:paragraph-properties style:writing-mode="lr-tb"/>
    </style:style>
    <style:style style:name="gr19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1cm" fo:min-width="6.369cm" fo:padding-top="0.03cm" fo:padding-bottom="0.03cm" fo:padding-left="0.05cm" fo:padding-right="0.05cm" fo:wrap-option="wrap" draw:shadow-color="#808080"/>
      <style:paragraph-properties style:writing-mode="lr-tb"/>
    </style:style>
    <style:style style:name="gr197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7.151cm" fo:padding-top="0.03cm" fo:padding-bottom="0.03cm" fo:padding-left="0.05cm" fo:padding-right="0.05cm" fo:wrap-option="wrap" draw:shadow-color="#808080"/>
      <style:paragraph-properties style:writing-mode="lr-tb"/>
    </style:style>
    <style:style style:name="gr19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3.233cm" fo:padding-top="0.03cm" fo:padding-bottom="0.03cm" fo:padding-left="0.05cm" fo:padding-right="0.05cm" fo:wrap-option="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6cm" fo:min-width="8.328cm" fo:padding-top="0.03cm" fo:padding-bottom="0.03cm" fo:padding-left="0.05cm" fo:padding-right="0.05cm" fo:wrap-option="wrap" draw:shadow-color="#808080"/>
      <style:paragraph-properties style:writing-mode="lr-tb"/>
    </style:style>
    <style:style style:name="gr20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5cm" fo:min-width="8.721cm" fo:padding-top="0.03cm" fo:padding-bottom="0.03cm" fo:padding-left="0.05cm" fo:padding-right="0.05cm" fo:wrap-option="wrap" draw:shadow-color="#808080"/>
      <style:paragraph-properties style:writing-mode="lr-tb"/>
    </style:style>
    <style:style style:name="gr2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4" style:family="graphic" style:parent-style-name="standard">
      <style:graphic-properties draw:stroke="none" draw:fill="solid" draw:fill-color="#cc0000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0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16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17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18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1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2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4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2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25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2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26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2cm" fo:min-width="2.286cm" fo:padding-top="0.03cm" fo:padding-bottom="0.03cm" fo:padding-left="0.05cm" fo:padding-right="0.05cm" fo:wrap-option="wrap" draw:shadow-color="#808080"/>
      <style:paragraph-properties style:writing-mode="lr-tb"/>
    </style:style>
    <style:style style:name="gr2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86cm" fo:padding-top="0.03cm" fo:padding-bottom="0.03cm" fo:padding-left="0.05cm" fo:padding-right="0.05cm" fo:wrap-option="wrap" draw:shadow-color="#808080"/>
      <style:paragraph-properties style:writing-mode="lr-tb"/>
    </style:style>
    <style:style style:name="gr2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066cm" fo:padding-top="0.03cm" fo:padding-bottom="0.03cm" fo:padding-left="0.05cm" fo:padding-right="0.05cm" fo:wrap-option="wrap" draw:shadow-color="#808080"/>
      <style:paragraph-properties style:writing-mode="lr-tb"/>
    </style:style>
    <style:style style:name="gr2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517cm" fo:padding-top="0.03cm" fo:padding-bottom="0.03cm" fo:padding-left="0.05cm" fo:padding-right="0.05cm" fo:wrap-option="wrap" draw:shadow-color="#808080"/>
      <style:paragraph-properties style:writing-mode="lr-tb"/>
    </style:style>
    <style:style style:name="gr2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86cm" fo:padding-top="0.03cm" fo:padding-bottom="0.03cm" fo:padding-left="0.05cm" fo:padding-right="0.05cm" fo:wrap-option="wrap" draw:shadow-color="#808080"/>
      <style:paragraph-properties style:writing-mode="lr-tb"/>
    </style:style>
    <style:style style:name="gr2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86cm" fo:padding-top="0.03cm" fo:padding-bottom="0.03cm" fo:padding-left="0.05cm" fo:padding-right="0.05cm" fo:wrap-option="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066cm" fo:padding-top="0.03cm" fo:padding-bottom="0.03cm" fo:padding-left="0.05cm" fo:padding-right="0.05cm" fo:wrap-option="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516cm" fo:padding-top="0.03cm" fo:padding-bottom="0.03cm" fo:padding-left="0.05cm" fo:padding-right="0.05cm" fo:wrap-option="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87cm" fo:padding-top="0.03cm" fo:padding-bottom="0.03cm" fo:padding-left="0.05cm" fo:padding-right="0.05cm" fo:wrap-option="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cm" fo:padding-top="0.03cm" fo:padding-bottom="0.03cm" fo:padding-left="0.05cm" fo:padding-right="0.05cm" fo:wrap-option="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cm" fo:min-width="2.291cm" fo:padding-top="0.03cm" fo:padding-bottom="0.03cm" fo:padding-left="0.05cm" fo:padding-right="0.05cm" fo:wrap-option="wrap" draw:shadow-color="#808080"/>
      <style:paragraph-properties style:writing-mode="lr-tb"/>
    </style:style>
    <style:style style:name="gr247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4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49" style:family="graphic" style:parent-style-name="无填充且无边框的对象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267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26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232cm" fo:padding-top="0.03cm" fo:padding-bottom="0.03cm" fo:padding-left="0.05cm" fo:padding-right="0.05cm" fo:wrap-option="wrap" draw:shadow-color="#808080"/>
      <style:paragraph-properties style:writing-mode="lr-tb"/>
    </style:style>
    <style:style style:name="gr26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13.816cm" fo:padding-top="0.03cm" fo:padding-bottom="0.03cm" fo:padding-left="0.05cm" fo:padding-right="0.05cm" fo:wrap-option="wrap" draw:shadow-color="#808080"/>
      <style:paragraph-properties style:writing-mode="lr-tb"/>
    </style:style>
    <style:style style:name="gr2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7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057cm" fo:padding-top="0.03cm" fo:padding-bottom="0.03cm" fo:padding-left="0.05cm" fo:padding-right="0.05cm" fo:wrap-option="wrap" draw:shadow-color="#808080"/>
      <style:paragraph-properties style:writing-mode="lr-tb"/>
    </style:style>
    <style:style style:name="gr27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428cm" fo:padding-top="0.03cm" fo:padding-bottom="0.03cm" fo:padding-left="0.05cm" fo:padding-right="0.05cm" fo:wrap-option="wrap" draw:shadow-color="#808080"/>
      <style:paragraph-properties style:writing-mode="lr-tb"/>
    </style:style>
    <style:style style:name="gr27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4.017cm" fo:padding-top="0.03cm" fo:padding-bottom="0.03cm" fo:padding-left="0.05cm" fo:padding-right="0.05cm" fo:wrap-option="wrap" draw:shadow-color="#808080"/>
      <style:paragraph-properties style:writing-mode="lr-tb"/>
    </style:style>
    <style:style style:name="gr274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3.728cm" fo:padding-top="0.03cm" fo:padding-bottom="0.03cm" fo:padding-left="0.05cm" fo:padding-right="0.05cm" fo:wrap-option="wrap" draw:shadow-color="#808080"/>
      <style:paragraph-properties style:writing-mode="lr-tb"/>
    </style:style>
    <style:style style:name="gr275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1.511cm" fo:padding-top="0.03cm" fo:padding-bottom="0.03cm" fo:padding-left="0.05cm" fo:padding-right="0.05cm" fo:wrap-option="wrap" draw:shadow-color="#808080"/>
      <style:paragraph-properties style:writing-mode="lr-tb"/>
    </style:style>
    <style:style style:name="gr276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1.51cm" fo:padding-top="0.03cm" fo:padding-bottom="0.03cm" fo:padding-left="0.05cm" fo:padding-right="0.05cm" fo:wrap-option="wrap" draw:shadow-color="#808080"/>
      <style:paragraph-properties style:writing-mode="lr-tb"/>
    </style:style>
    <style:style style:name="gr27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1.516cm" fo:padding-top="0.03cm" fo:padding-bottom="0.03cm" fo:padding-left="0.05cm" fo:padding-right="0.05cm" fo:wrap-option="wrap" draw:shadow-color="#808080"/>
      <style:paragraph-properties style:writing-mode="lr-tb"/>
    </style:style>
    <style:style style:name="gr27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252cm" fo:padding-top="0.03cm" fo:padding-bottom="0.03cm" fo:padding-left="0.05cm" fo:padding-right="0.05cm" fo:wrap-option="wrap" draw:shadow-color="#808080"/>
      <style:paragraph-properties style:writing-mode="lr-tb"/>
    </style:style>
    <style:style style:name="gr27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056cm" fo:padding-top="0.03cm" fo:padding-bottom="0.03cm" fo:padding-left="0.05cm" fo:padding-right="0.05cm" fo:wrap-option="wrap" draw:shadow-color="#808080"/>
      <style:paragraph-properties style:writing-mode="lr-tb"/>
    </style:style>
    <style:style style:name="gr2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82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2.052cm" fo:padding-top="0.03cm" fo:padding-bottom="0.03cm" fo:padding-left="0.05cm" fo:padding-right="0.05cm" fo:wrap-option="wrap" draw:shadow-color="#808080"/>
      <style:paragraph-properties style:writing-mode="lr-tb"/>
    </style:style>
    <style:style style:name="gr283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2.039cm" fo:padding-top="0.03cm" fo:padding-bottom="0.03cm" fo:padding-left="0.05cm" fo:padding-right="0.05cm" fo:wrap-option="wrap" draw:shadow-color="#808080"/>
      <style:paragraph-properties style:writing-mode="lr-tb"/>
    </style:style>
    <style:style style:name="gr284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2.043cm" fo:padding-top="0.03cm" fo:padding-bottom="0.03cm" fo:padding-left="0.05cm" fo:padding-right="0.05cm" fo:wrap-option="wrap" draw:shadow-color="#808080"/>
      <style:paragraph-properties style:writing-mode="lr-tb"/>
    </style:style>
    <style:style style:name="gr285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2.038cm" fo:padding-top="0.03cm" fo:padding-bottom="0.03cm" fo:padding-left="0.05cm" fo:padding-right="0.05cm" fo:wrap-option="wrap" draw:shadow-color="#808080"/>
      <style:paragraph-properties style:writing-mode="lr-tb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52cm" fo:padding-top="0.03cm" fo:padding-bottom="0.03cm" fo:padding-left="0.05cm" fo:padding-right="0.05cm" fo:wrap-option="wrap" draw:shadow-color="#808080"/>
      <style:paragraph-properties style:writing-mode="lr-tb"/>
    </style:style>
    <style:style style:name="gr2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39cm" fo:padding-top="0.03cm" fo:padding-bottom="0.03cm" fo:padding-left="0.05cm" fo:padding-right="0.05cm" fo:wrap-option="wrap" draw:shadow-color="#808080"/>
      <style:paragraph-properties style:writing-mode="lr-tb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52cm" fo:padding-top="0.03cm" fo:padding-bottom="0.03cm" fo:padding-left="0.05cm" fo:padding-right="0.05cm" fo:wrap-option="wrap" draw:shadow-color="#808080"/>
      <style:paragraph-properties style:writing-mode="lr-tb"/>
    </style:style>
    <style:style style:name="gr2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43cm" fo:padding-top="0.03cm" fo:padding-bottom="0.03cm" fo:padding-left="0.05cm" fo:padding-right="0.05cm" fo:wrap-option="wrap" draw:shadow-color="#808080"/>
      <style:paragraph-properties style:writing-mode="lr-tb"/>
    </style:style>
    <style:style style:name="gr2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52cm" fo:padding-top="0.03cm" fo:padding-bottom="0.03cm" fo:padding-left="0.05cm" fo:padding-right="0.05cm" fo:wrap-option="wrap" draw:shadow-color="#808080"/>
      <style:paragraph-properties style:writing-mode="lr-tb"/>
    </style:style>
    <style:style style:name="gr2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38cm" fo:padding-top="0.03cm" fo:padding-bottom="0.03cm" fo:padding-left="0.05cm" fo:padding-right="0.05cm" fo:wrap-option="wrap" draw:shadow-color="#808080"/>
      <style:paragraph-properties style:writing-mode="lr-tb"/>
    </style:style>
    <style:style style:name="gr2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1cm" fo:min-width="2.052cm" fo:padding-top="0.03cm" fo:padding-bottom="0.03cm" fo:padding-left="0.05cm" fo:padding-right="0.05cm" fo:wrap-option="wrap" draw:shadow-color="#808080"/>
      <style:paragraph-properties style:writing-mode="lr-tb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4.017cm" fo:padding-top="0.03cm" fo:padding-bottom="0.03cm" fo:padding-left="0.05cm" fo:padding-right="0.05cm" fo:wrap-option="wrap" draw:shadow-color="#808080"/>
      <style:paragraph-properties style:writing-mode="lr-tb"/>
    </style:style>
    <style:style style:name="gr29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9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1.593cm" fo:padding-top="0.03cm" fo:padding-bottom="0.03cm" fo:padding-left="0.05cm" fo:padding-right="0.05cm" fo:wrap-option="wrap" draw:shadow-color="#808080"/>
      <style:paragraph-properties style:writing-mode="lr-tb"/>
    </style:style>
    <style:style style:name="gr300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1.594cm" fo:padding-top="0.03cm" fo:padding-bottom="0.03cm" fo:padding-left="0.05cm" fo:padding-right="0.05cm" fo:wrap-option="wrap" draw:shadow-color="#808080"/>
      <style:paragraph-properties style:writing-mode="lr-tb"/>
    </style:style>
    <style:style style:name="gr301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1.805cm" fo:padding-top="0.03cm" fo:padding-bottom="0.03cm" fo:padding-left="0.05cm" fo:padding-right="0.05cm" fo:wrap-option="wrap" draw:shadow-color="#808080"/>
      <style:paragraph-properties style:writing-mode="lr-tb"/>
    </style:style>
    <style:style style:name="gr302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3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9.503cm" fo:padding-top="0.03cm" fo:padding-bottom="0.03cm" fo:padding-left="0.05cm" fo:padding-right="0.05cm" fo:wrap-option="wrap" draw:shadow-color="#808080"/>
      <style:paragraph-properties style:writing-mode="lr-tb"/>
    </style:style>
    <style:style style:name="gr31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881cm" fo:min-width="7.741cm" fo:padding-top="0.03cm" fo:padding-bottom="0.03cm" fo:padding-left="0.05cm" fo:padding-right="0.05cm" fo:wrap-option="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31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6" style:family="graphic" style:parent-style-name="standard" style:list-style-name="L5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7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31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31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6.76cm" fo:padding-top="0.03cm" fo:padding-bottom="0.03cm" fo:padding-left="0.05cm" fo:padding-right="0.05cm" fo:wrap-option="wrap" draw:shadow-color="#808080"/>
      <style:paragraph-properties style:writing-mode="lr-tb"/>
    </style:style>
    <style:style style:name="gr3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6.76cm" fo:padding-top="0.03cm" fo:padding-bottom="0.03cm" fo:padding-left="0.05cm" fo:padding-right="0.05cm" fo:wrap-option="wrap" draw:shadow-color="#808080"/>
      <style:paragraph-properties style:writing-mode="lr-tb"/>
    </style:style>
    <style:style style:name="gr32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705cm" fo:min-width="7.545cm" fo:padding-top="0.03cm" fo:padding-bottom="0.03cm" fo:padding-left="0.05cm" fo:padding-right="0.05cm" fo:wrap-option="wrap" draw:shadow-color="#808080"/>
      <style:paragraph-properties style:writing-mode="lr-tb"/>
    </style:style>
    <style:style style:name="gr3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4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45cm" fo:padding-top="0.03cm" fo:padding-bottom="0.03cm" fo:padding-left="0.05cm" fo:padding-right="0.05cm" fo:wrap-option="wrap" draw:shadow-color="#808080"/>
      <style:paragraph-properties style:writing-mode="lr-tb"/>
    </style:style>
    <style:style style:name="gr32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9.504cm" fo:padding-top="0.03cm" fo:padding-bottom="0.03cm" fo:padding-left="0.05cm" fo:padding-right="0.05cm" fo:wrap-option="wrap" draw:shadow-color="#808080"/>
      <style:paragraph-properties style:writing-mode="lr-tb"/>
    </style:style>
    <style:style style:name="gr32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6.761cm" fo:padding-top="0.03cm" fo:padding-bottom="0.03cm" fo:padding-left="0.05cm" fo:padding-right="0.05cm" fo:wrap-option="wrap" draw:shadow-color="#808080"/>
      <style:paragraph-properties style:writing-mode="lr-tb"/>
    </style:style>
    <style:style style:name="gr3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1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9.112cm" fo:padding-top="0.03cm" fo:padding-bottom="0.03cm" fo:padding-left="0.05cm" fo:padding-right="0.05cm" fo:wrap-option="wrap" draw:shadow-color="#808080"/>
      <style:paragraph-properties style:writing-mode="lr-tb"/>
    </style:style>
    <style:style style:name="gr33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49cm" fo:min-width="9.503cm" fo:padding-top="0.03cm" fo:padding-bottom="0.03cm" fo:padding-left="0.05cm" fo:padding-right="0.05cm" fo:wrap-option="wrap" draw:shadow-color="#808080"/>
      <style:paragraph-properties style:writing-mode="lr-tb"/>
    </style:style>
    <style:style style:name="gr33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6cm" fo:min-width="9.308cm" fo:padding-top="0.03cm" fo:padding-bottom="0.03cm" fo:padding-left="0.05cm" fo:padding-right="0.05cm" fo:wrap-option="wrap" draw:shadow-color="#808080"/>
      <style:paragraph-properties style:writing-mode="lr-tb"/>
    </style:style>
    <style:style style:name="gr3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5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5.193cm" fo:padding-top="0.03cm" fo:padding-bottom="0.03cm" fo:padding-left="0.05cm" fo:padding-right="0.05cm" fo:wrap-option="wrap" draw:shadow-color="#808080"/>
      <style:paragraph-properties style:writing-mode="lr-tb"/>
    </style:style>
    <style:style style:name="gr3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6cm" fo:padding-top="0.03cm" fo:padding-bottom="0.03cm" fo:padding-left="0.05cm" fo:padding-right="0.05cm" fo:wrap-option="wrap" draw:shadow-color="#808080"/>
      <style:paragraph-properties style:writing-mode="lr-tb"/>
    </style:style>
    <style:style style:name="gr3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1cm" fo:padding-top="0.03cm" fo:padding-bottom="0.03cm" fo:padding-left="0.05cm" fo:padding-right="0.05cm" fo:wrap-option="wrap" draw:shadow-color="#808080"/>
      <style:paragraph-properties style:writing-mode="lr-tb"/>
    </style:style>
    <style:style style:name="gr3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cm" fo:padding-top="0.03cm" fo:padding-bottom="0.03cm" fo:padding-left="0.05cm" fo:padding-right="0.05cm" fo:wrap-option="wrap" draw:shadow-color="#808080"/>
      <style:paragraph-properties style:writing-mode="lr-tb"/>
    </style:style>
    <style:style style:name="gr3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7cm" fo:padding-top="0.03cm" fo:padding-bottom="0.03cm" fo:padding-left="0.05cm" fo:padding-right="0.05cm" fo:wrap-option="wrap" draw:shadow-color="#808080"/>
      <style:paragraph-properties style:writing-mode="lr-tb"/>
    </style:style>
    <style:style style:name="gr3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cm" fo:padding-top="0.03cm" fo:padding-bottom="0.03cm" fo:padding-left="0.05cm" fo:padding-right="0.05cm" fo:wrap-option="wrap" draw:shadow-color="#808080"/>
      <style:paragraph-properties style:writing-mode="lr-tb"/>
    </style:style>
    <style:style style:name="gr3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6cm" fo:padding-top="0.03cm" fo:padding-bottom="0.03cm" fo:padding-left="0.05cm" fo:padding-right="0.05cm" fo:wrap-option="wrap" draw:shadow-color="#808080"/>
      <style:paragraph-properties style:writing-mode="lr-tb"/>
    </style:style>
    <style:style style:name="gr3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cm" fo:padding-top="0.03cm" fo:padding-bottom="0.03cm" fo:padding-left="0.05cm" fo:padding-right="0.05cm" fo:wrap-option="wrap" draw:shadow-color="#808080"/>
      <style:paragraph-properties style:writing-mode="lr-tb"/>
    </style:style>
    <style:style style:name="gr3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76cm" fo:padding-top="0.03cm" fo:padding-bottom="0.03cm" fo:padding-left="0.05cm" fo:padding-right="0.05cm" fo:wrap-option="wrap" draw:shadow-color="#808080"/>
      <style:paragraph-properties style:writing-mode="lr-tb"/>
    </style:style>
    <style:style style:name="gr3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4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3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4cm" fo:min-width="1.311cm" fo:padding-top="0.03cm" fo:padding-bottom="0.03cm" fo:padding-left="0.05cm" fo:padding-right="0.05cm" fo:wrap-option="wrap" draw:shadow-color="#808080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4cm" fo:min-width="1.311cm" fo:padding-top="0.03cm" fo:padding-bottom="0.03cm" fo:padding-left="0.05cm" fo:padding-right="0.05cm" fo:wrap-option="wrap" draw:shadow-color="#808080"/>
      <style:paragraph-properties style:writing-mode="lr-tb"/>
    </style:style>
    <style:style style:name="gr3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4cm" fo:min-width="1.311cm" fo:padding-top="0.03cm" fo:padding-bottom="0.03cm" fo:padding-left="0.05cm" fo:padding-right="0.05cm" fo:wrap-option="wrap" draw:shadow-color="#808080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4cm" fo:min-width="1.311cm" fo:padding-top="0.03cm" fo:padding-bottom="0.03cm" fo:padding-left="0.05cm" fo:padding-right="0.05cm" fo:wrap-option="wrap" draw:shadow-color="#808080"/>
      <style:paragraph-properties style:writing-mode="lr-tb"/>
    </style:style>
    <style:style style:name="gr3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6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5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319cm" fo:padding-top="0.03cm" fo:padding-bottom="0.03cm" fo:padding-left="0.05cm" fo:padding-right="0.05cm" fo:wrap-option="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328cm" fo:padding-top="0.03cm" fo:padding-bottom="0.03cm" fo:padding-left="0.05cm" fo:padding-right="0.05cm" fo:wrap-option="wrap" draw:shadow-color="#808080"/>
      <style:paragraph-properties style:writing-mode="lr-tb"/>
    </style:style>
    <style:style style:name="gr3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325cm" fo:padding-top="0.03cm" fo:padding-bottom="0.03cm" fo:padding-left="0.05cm" fo:padding-right="0.05cm" fo:wrap-option="wrap" draw:shadow-color="#808080"/>
      <style:paragraph-properties style:writing-mode="lr-tb"/>
    </style:style>
    <style:style style:name="gr3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328cm" fo:padding-top="0.03cm" fo:padding-bottom="0.03cm" fo:padding-left="0.05cm" fo:padding-right="0.05cm" fo:wrap-option="wrap" draw:shadow-color="#808080"/>
      <style:paragraph-properties style:writing-mode="lr-tb"/>
    </style:style>
    <style:style style:name="gr3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318cm" fo:padding-top="0.03cm" fo:padding-bottom="0.03cm" fo:padding-left="0.05cm" fo:padding-right="0.05cm" fo:wrap-option="wrap" draw:shadow-color="#808080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6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68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4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19cm" fo:padding-top="0.03cm" fo:padding-bottom="0.03cm" fo:padding-left="0.05cm" fo:padding-right="0.05cm" fo:wrap-option="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8cm" fo:padding-top="0.03cm" fo:padding-bottom="0.03cm" fo:padding-left="0.05cm" fo:padding-right="0.05cm" fo:wrap-option="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5cm" fo:padding-top="0.03cm" fo:padding-bottom="0.03cm" fo:padding-left="0.05cm" fo:padding-right="0.05cm" fo:wrap-option="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8cm" fo:padding-top="0.03cm" fo:padding-bottom="0.03cm" fo:padding-left="0.05cm" fo:padding-right="0.05cm" fo:wrap-option="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18cm" fo:padding-top="0.03cm" fo:padding-bottom="0.03cm" fo:padding-left="0.05cm" fo:padding-right="0.05cm" fo:wrap-option="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4cm" fo:padding-top="0.03cm" fo:padding-bottom="0.03cm" fo:padding-left="0.05cm" fo:padding-right="0.05cm" fo:wrap-option="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329cm" fo:padding-top="0.03cm" fo:padding-bottom="0.03cm" fo:padding-left="0.05cm" fo:padding-right="0.05cm" fo:wrap-option="wrap" draw:shadow-color="#808080"/>
      <style:paragraph-properties style:writing-mode="lr-tb"/>
    </style:style>
    <style:style style:name="gr3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7.741cm" fo:padding-top="0.03cm" fo:padding-bottom="0.03cm" fo:padding-left="0.05cm" fo:padding-right="0.05cm" fo:wrap-option="wrap" draw:shadow-color="#808080"/>
      <style:paragraph-properties style:writing-mode="lr-tb"/>
    </style:style>
    <style:style style:name="gr38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4.997cm" fo:padding-top="0.03cm" fo:padding-bottom="0.03cm" fo:padding-left="0.05cm" fo:padding-right="0.05cm" fo:wrap-option="wrap" draw:shadow-color="#808080"/>
      <style:paragraph-properties style:writing-mode="lr-tb"/>
    </style:style>
    <style:style style:name="gr3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6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881cm" fo:min-width="6.956cm" fo:padding-top="0.03cm" fo:padding-bottom="0.03cm" fo:padding-left="0.05cm" fo:padding-right="0.05cm" fo:wrap-option="wrap" draw:shadow-color="#808080"/>
      <style:paragraph-properties style:writing-mode="lr-tb"/>
    </style:style>
    <style:style style:name="gr3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2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428cm" fo:padding-top="0.03cm" fo:padding-bottom="0.03cm" fo:padding-left="0.05cm" fo:padding-right="0.05cm" fo:wrap-option="wrap" draw:shadow-color="#808080"/>
      <style:paragraph-properties style:writing-mode="lr-tb"/>
    </style:style>
    <style:style style:name="gr39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841cm" fo:padding-top="0.03cm" fo:padding-bottom="0.03cm" fo:padding-left="0.05cm" fo:padding-right="0.05cm" fo:wrap-option="wrap" draw:shadow-color="#808080"/>
      <style:paragraph-properties style:writing-mode="lr-tb"/>
    </style:style>
    <style:style style:name="gr3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6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1.474cm" fo:padding-top="0.03cm" fo:padding-bottom="0.03cm" fo:padding-left="0.05cm" fo:padding-right="0.05cm" fo:wrap-option="wrap" draw:shadow-color="#808080"/>
      <style:paragraph-properties style:writing-mode="lr-tb"/>
    </style:style>
    <style:style style:name="gr39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83cm" fo:min-width="1.468cm" fo:padding-top="0.03cm" fo:padding-bottom="0.03cm" fo:padding-left="0.05cm" fo:padding-right="0.05cm" fo:wrap-option="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463cm" fo:padding-top="0.03cm" fo:padding-bottom="0.03cm" fo:padding-left="0.05cm" fo:padding-right="0.05cm" fo:wrap-option="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473cm" fo:padding-top="0.03cm" fo:padding-bottom="0.03cm" fo:padding-left="0.05cm" fo:padding-right="0.05cm" fo:wrap-option="wrap" draw:shadow-color="#808080"/>
      <style:paragraph-properties style:writing-mode="lr-tb"/>
    </style:style>
    <style:style style:name="gr40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469cm" fo:padding-top="0.03cm" fo:padding-bottom="0.03cm" fo:padding-left="0.05cm" fo:padding-right="0.05cm" fo:wrap-option="wrap" draw:shadow-color="#808080"/>
      <style:paragraph-properties style:writing-mode="lr-tb"/>
    </style:style>
    <style:style style:name="gr40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473cm" fo:padding-top="0.03cm" fo:padding-bottom="0.03cm" fo:padding-left="0.05cm" fo:padding-right="0.05cm" fo:wrap-option="wrap" draw:shadow-color="#808080"/>
      <style:paragraph-properties style:writing-mode="lr-tb"/>
    </style:style>
    <style:style style:name="gr4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83cm" fo:min-width="1.468cm" fo:padding-top="0.03cm" fo:padding-bottom="0.03cm" fo:padding-left="0.05cm" fo:padding-right="0.05cm" fo:wrap-option="wrap" draw:shadow-color="#808080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462cm" fo:padding-top="0.03cm" fo:padding-bottom="0.03cm" fo:padding-left="0.05cm" fo:padding-right="0.05cm" fo:wrap-option="wrap" draw:shadow-color="#808080"/>
      <style:paragraph-properties style:writing-mode="lr-tb"/>
    </style:style>
    <style:style style:name="gr4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474cm" fo:padding-top="0.03cm" fo:padding-bottom="0.03cm" fo:padding-left="0.05cm" fo:padding-right="0.05cm" fo:wrap-option="wrap" draw:shadow-color="#808080"/>
      <style:paragraph-properties style:writing-mode="lr-tb"/>
    </style:style>
    <style:style style:name="gr4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468cm" fo:padding-top="0.03cm" fo:padding-bottom="0.03cm" fo:padding-left="0.05cm" fo:padding-right="0.05cm" fo:wrap-option="wrap" draw:shadow-color="#808080"/>
      <style:paragraph-properties style:writing-mode="lr-tb"/>
    </style:style>
    <style:style style:name="gr4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3cm" fo:min-width="1.474cm" fo:padding-top="0.03cm" fo:padding-bottom="0.03cm" fo:padding-left="0.05cm" fo:padding-right="0.05cm" fo:wrap-option="wrap" draw:shadow-color="#808080"/>
      <style:paragraph-properties style:writing-mode="lr-tb"/>
    </style:style>
    <style:style style:name="gr4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2" style:family="graphic" style:parent-style-name="standard" style:list-style-name="L5">
      <style:graphic-properties draw:stroke="none" draw:fill="solid" draw:fill-color="#0000cc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3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4.997cm" fo:padding-top="0.03cm" fo:padding-bottom="0.03cm" fo:padding-left="0.05cm" fo:padding-right="0.05cm" fo:wrap-option="wrap" draw:shadow-color="#808080"/>
      <style:paragraph-properties style:writing-mode="lr-tb"/>
    </style:style>
    <style:style style:name="gr4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7" style:family="graphic" style:parent-style-name="standard">
      <style:graphic-properties draw:stroke="none" draw:fill="none" draw:fill-color="#ffffff" draw:textarea-horizontal-align="justify" draw:textarea-vertical-align="top" draw:auto-grow-height="false" fo:min-height="1.31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28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1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31" style:family="graphic" style:parent-style-name="standard">
      <style:graphic-properties draw:stroke="none" draw:fill="none" draw:fill-color="#ffffff" draw:textarea-horizontal-align="justify" draw:textarea-vertical-align="top" draw:auto-grow-height="false" fo:min-height="1.316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32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33" style:family="graphic" style:parent-style-name="standard">
      <style:graphic-properties draw:stroke="none" draw:fill="none" draw:fill-color="#ffffff" draw:textarea-horizontal-align="justify" draw:textarea-vertical-align="top" draw:auto-grow-height="false" fo:min-height="1.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34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35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36" style:family="graphic" style:parent-style-name="standard">
      <style:graphic-properties draw:stroke="none" draw:fill="none" draw:fill-color="#ffffff" draw:textarea-horizontal-align="justify" draw:textarea-vertical-align="top" draw:auto-grow-height="false" fo:min-height="1.421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1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1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4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42" style:family="graphic" style:parent-style-name="standard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45" style:family="graphic" style:parent-style-name="standard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46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9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4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0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48" style:family="graphic" style:parent-style-name="standard">
      <style:graphic-properties draw:stroke="none" draw:fill="none" draw:fill-color="#ffffff" draw:textarea-horizontal-align="justify" draw:textarea-vertical-align="top" draw:auto-grow-height="false" fo:min-height="0.936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4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03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52" style:family="graphic" style:parent-style-name="standard">
      <style:graphic-properties draw:stroke="none" draw:fill="none" draw:fill-color="#ffffff" draw:textarea-horizontal-align="justify" draw:textarea-vertical-align="top" draw:auto-grow-height="false" fo:min-height="1.036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5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5" style:family="graphic" style:parent-style-name="standard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6" style:family="graphic" style:parent-style-name="standard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57" style:family="graphic" style:parent-style-name="standard">
      <style:graphic-properties draw:stroke="none" draw:fill="none" draw:fill-color="#ffffff" draw:textarea-horizontal-align="justify" draw:textarea-vertical-align="top" draw:auto-grow-height="false" fo:min-height="1.0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58" style:family="graphic" style:parent-style-name="standard">
      <style:graphic-properties draw:stroke="none" draw:fill="none" draw:fill-color="#ffffff" draw:textarea-horizontal-align="justify" draw:textarea-vertical-align="top" draw:auto-grow-height="false" fo:min-height="1.121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59" style:family="graphic" style:parent-style-name="standard">
      <style:graphic-properties draw:stroke="none" draw:fill="none" draw:fill-color="#ffffff" draw:textarea-horizontal-align="justify" draw:textarea-vertical-align="top" draw:auto-grow-height="false" fo:min-height="0.95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0" style:family="graphic" style:parent-style-name="standard">
      <style:graphic-properties draw:stroke="none" draw:fill="none" draw:fill-color="#ffffff" draw:textarea-horizontal-align="justify" draw:textarea-vertical-align="top" draw:auto-grow-height="false" fo:min-height="1.037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3" style:family="graphic" style:parent-style-name="standard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19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0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70" style:family="graphic" style:parent-style-name="standard" style:list-style-name="L7">
      <style:graphic-properties draw:stroke="none" draw:fill="solid" draw:fill-color="#ffff00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95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4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6" style:family="graphic" style:parent-style-name="standard" style:list-style-name="L7">
      <style:graphic-properties draw:stroke="none" draw:fill="solid" draw:fill-color="#ffff00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02" style:family="graphic" style:parent-style-name="standard" style:list-style-name="L7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5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22" style:family="graphic" style:parent-style-name="standard" style:list-style-name="L7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36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5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02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936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9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03cm" fo:min-width="1.381cm" fo:padding-top="0.03cm" fo:padding-bottom="0.03cm" fo:padding-left="0.05cm" fo:padding-right="0.05cm" fo:wrap-option="wrap" draw:shadow-color="#808080"/>
      <style:paragraph-properties style:writing-mode="lr-tb"/>
    </style:style>
    <style:style style:name="gr541" style:family="graphic" style:parent-style-name="standard" style:list-style-name="L7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952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37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21cm" fo:min-width="1.382cm" fo:padding-top="0.03cm" fo:padding-bottom="0.03cm" fo:padding-left="0.05cm" fo:padding-right="0.05cm" fo:wrap-option="wrap" draw:shadow-color="#808080"/>
      <style:paragraph-properties style:writing-mode="lr-tb"/>
    </style:style>
    <style:style style:name="gr5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3.305cm" fo:padding-top="0.03cm" fo:padding-bottom="0.03cm" fo:padding-left="0.05cm" fo:padding-right="0.05cm" fo:wrap-option="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2.927cm" fo:padding-top="0.03cm" fo:padding-bottom="0.03cm" fo:padding-left="0.05cm" fo:padding-right="0.05cm" fo:wrap-option="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2.927cm" fo:padding-top="0.03cm" fo:padding-bottom="0.03cm" fo:padding-left="0.05cm" fo:padding-right="0.05cm" fo:wrap-option="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2.927cm" fo:padding-top="0.03cm" fo:padding-bottom="0.03cm" fo:padding-left="0.05cm" fo:padding-right="0.05cm" fo:wrap-option="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3.305cm" fo:padding-top="0.03cm" fo:padding-bottom="0.03cm" fo:padding-left="0.05cm" fo:padding-right="0.05cm" fo:wrap-option="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0.845cm" fo:padding-top="0.03cm" fo:padding-bottom="0.03cm" fo:padding-left="0.05cm" fo:padding-right="0.05cm" fo:wrap-option="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035cm" fo:padding-top="0.03cm" fo:padding-bottom="0.03cm" fo:padding-left="0.05cm" fo:padding-right="0.05cm" fo:wrap-option="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224cm" fo:padding-top="0.03cm" fo:padding-bottom="0.03cm" fo:padding-left="0.05cm" fo:padding-right="0.05cm" fo:wrap-option="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224cm" fo:padding-top="0.03cm" fo:padding-bottom="0.03cm" fo:padding-left="0.05cm" fo:padding-right="0.05cm" fo:wrap-option="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4cm" fo:min-width="1.223cm" fo:padding-top="0.03cm" fo:padding-bottom="0.03cm" fo:padding-left="0.05cm" fo:padding-right="0.05cm" fo:wrap-option="wrap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3.305cm" fo:padding-top="0.03cm" fo:padding-bottom="0.03cm" fo:padding-left="0.05cm" fo:padding-right="0.05cm" fo:wrap-option="wrap" draw:shadow-color="#808080"/>
      <style:paragraph-properties style:writing-mode="lr-tb"/>
    </style:style>
    <style:style style:name="gr5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0.845cm" fo:padding-top="0.03cm" fo:padding-bottom="0.03cm" fo:padding-left="0.05cm" fo:padding-right="0.05cm" fo:wrap-option="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035cm" fo:padding-top="0.03cm" fo:padding-bottom="0.03cm" fo:padding-left="0.05cm" fo:padding-right="0.05cm" fo:wrap-option="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224cm" fo:padding-top="0.03cm" fo:padding-bottom="0.03cm" fo:padding-left="0.05cm" fo:padding-right="0.05cm" fo:wrap-option="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224cm" fo:padding-top="0.03cm" fo:padding-bottom="0.03cm" fo:padding-left="0.05cm" fo:padding-right="0.05cm" fo:wrap-option="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1.223cm" fo:padding-top="0.03cm" fo:padding-bottom="0.03cm" fo:padding-left="0.05cm" fo:padding-right="0.05cm" fo:wrap-option="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83cm" fo:min-width="5.954cm" fo:padding-top="0.03cm" fo:padding-bottom="0.03cm" fo:padding-left="0.05cm" fo:padding-right="0.05cm" fo:wrap-option="wrap" draw:shadow-color="#808080"/>
      <style:paragraph-properties style:writing-mode="lr-tb"/>
    </style:style>
    <style:style style:name="gr568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3.861cm" fo:min-width="5.975cm" fo:padding-top="0.03cm" fo:padding-bottom="0.03cm" fo:padding-left="0.05cm" fo:padding-right="0.05cm" fo:wrap-option="wrap" draw:shadow-color="#808080"/>
      <style:paragraph-properties style:writing-mode="lr-tb"/>
    </style:style>
    <style:style style:name="gr569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489cm" fo:min-width="5.78cm" fo:padding-top="0.03cm" fo:padding-bottom="0.03cm" fo:padding-left="0.05cm" fo:padding-right="0.05cm" fo:wrap-option="wrap" draw:shadow-color="#808080"/>
      <style:paragraph-properties style:writing-mode="lr-tb"/>
    </style:style>
    <style:style style:name="gr570" style:family="graphic" style:parent-style-name="standard" style:list-style-name="L5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881cm" fo:min-width="7.152cm" fo:padding-top="0.03cm" fo:padding-bottom="0.03cm" fo:padding-left="0.05cm" fo:padding-right="0.05cm" fo:wrap-option="wrap" draw:shadow-color="#808080"/>
      <style:paragraph-properties style:writing-mode="lr-tb"/>
    </style:style>
    <style:style style:name="gr5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1.482cm" style:use-optimal-column-width="false"/>
    </style:style>
    <style:style style:name="co2" style:family="table-column">
      <style:table-column-properties style:column-width="1.905cm" style:use-optimal-column-width="false"/>
    </style:style>
    <style:style style:name="co3" style:family="table-column">
      <style:table-column-properties style:column-width="1.694cm" style:use-optimal-column-width="false"/>
    </style:style>
    <style:style style:name="co4" style:family="table-column">
      <style:table-column-properties style:column-width="1.693cm" style:use-optimal-column-width="false"/>
    </style:style>
    <style:style style:name="co5" style:family="table-column">
      <style:table-column-properties style:column-width="2.116cm" style:use-optimal-column-width="false"/>
    </style:style>
    <style:style style:name="co6" style:family="table-column">
      <style:table-column-properties style:column-width="2.117cm" style:use-optimal-column-width="false"/>
    </style:style>
    <style:style style:name="co7" style:family="table-column">
      <style:table-column-properties style:column-width="2.329cm" style:use-optimal-column-width="false"/>
    </style:style>
    <style:style style:name="co8" style:family="table-column">
      <style:table-column-properties style:column-width="1.481cm" style:use-optimal-column-width="false"/>
    </style:style>
    <style:style style:name="co9" style:family="table-column">
      <style:table-column-properties style:column-width="2.328cm" style:use-optimal-column-width="false"/>
    </style:style>
    <style:style style:name="co10" style:family="table-column">
      <style:table-column-properties style:column-width="1.984cm" style:use-optimal-column-width="false"/>
    </style:style>
    <style:style style:name="co11" style:family="table-column">
      <style:table-column-properties style:column-width="1.985cm" style:use-optimal-column-width="false"/>
    </style:style>
    <style:style style:name="co12" style:family="table-column">
      <style:table-column-properties style:column-width="1.336cm" style:use-optimal-column-width="false"/>
    </style:style>
    <style:style style:name="co13" style:family="table-column">
      <style:table-column-properties style:column-width="1.341cm" style:use-optimal-column-width="false"/>
    </style:style>
    <style:style style:name="co14" style:family="table-column">
      <style:table-column-properties style:column-width="1.331cm" style:use-optimal-column-width="false"/>
    </style:style>
    <style:style style:name="co15" style:family="table-column">
      <style:table-column-properties style:column-width="1.337cm" style:use-optimal-column-width="false"/>
    </style:style>
    <style:style style:name="co16" style:family="table-column">
      <style:table-column-properties style:column-width="1.34cm" style:use-optimal-column-width="false"/>
    </style:style>
    <style:style style:name="co17" style:family="table-column">
      <style:table-column-properties style:column-width="2.963cm" style:use-optimal-column-width="false"/>
    </style:style>
    <style:style style:name="co18" style:family="table-column">
      <style:table-column-properties style:column-width="2.964cm" style:use-optimal-column-width="false"/>
    </style:style>
    <style:style style:name="co19" style:family="table-column">
      <style:table-column-properties style:column-width="2.257cm" style:use-optimal-column-width="false"/>
    </style:style>
    <style:style style:name="co20" style:family="table-column">
      <style:table-column-properties style:column-width="2.258cm" style:use-optimal-column-width="false"/>
    </style:style>
    <style:style style:name="co21" style:family="table-column">
      <style:table-column-properties style:column-width="1.949cm" style:use-optimal-column-width="false"/>
    </style:style>
    <style:style style:name="co22" style:family="table-column">
      <style:table-column-properties style:column-width="1.95cm" style:use-optimal-column-width="false"/>
    </style:style>
    <style:style style:name="co23" style:family="table-column">
      <style:table-column-properties style:column-width="1.953cm" style:use-optimal-column-width="false"/>
    </style:style>
    <style:style style:name="co24" style:family="table-column">
      <style:table-column-properties style:column-width="1.945cm" style:use-optimal-column-width="false"/>
    </style:style>
    <style:style style:name="co25" style:family="table-column">
      <style:table-column-properties style:column-width="1.587cm" style:use-optimal-column-width="false"/>
    </style:style>
    <style:style style:name="co26" style:family="table-column">
      <style:table-column-properties style:column-width="1.588cm" style:use-optimal-column-width="false"/>
    </style:style>
    <style:style style:name="co27" style:family="table-column">
      <style:table-column-properties style:column-width="1.861cm" style:use-optimal-column-width="false"/>
    </style:style>
    <style:style style:name="co28" style:family="table-column">
      <style:table-column-properties style:column-width="1.852cm" style:use-optimal-column-width="false"/>
    </style:style>
    <style:style style:name="co29" style:family="table-column">
      <style:table-column-properties style:column-width="1.503cm" style:use-optimal-column-width="false"/>
    </style:style>
    <style:style style:name="co30" style:family="table-column">
      <style:table-column-properties style:column-width="1.495cm" style:use-optimal-column-width="false"/>
    </style:style>
    <style:style style:name="co31" style:family="table-column">
      <style:table-column-properties style:column-width="1.504cm" style:use-optimal-column-width="false"/>
    </style:style>
    <style:style style:name="co32" style:family="table-column">
      <style:table-column-properties style:column-width="1.49cm" style:use-optimal-column-width="false"/>
    </style:style>
    <style:style style:name="co33" style:family="table-column">
      <style:table-column-properties style:column-width="1.5cm" style:use-optimal-column-width="false"/>
    </style:style>
    <style:style style:name="co34" style:family="table-column">
      <style:table-column-properties style:column-width="1.499cm" style:use-optimal-column-width="false"/>
    </style:style>
    <style:style style:name="co35" style:family="table-column">
      <style:table-column-properties style:column-width="1.644cm" style:use-optimal-column-width="false"/>
    </style:style>
    <style:style style:name="co36" style:family="table-column">
      <style:table-column-properties style:column-width="1.65cm" style:use-optimal-column-width="false"/>
    </style:style>
    <style:style style:name="co37" style:family="table-column">
      <style:table-column-properties style:column-width="1.645cm" style:use-optimal-column-width="false"/>
    </style:style>
    <style:style style:name="co38" style:family="table-column">
      <style:table-column-properties style:column-width="1.517cm" style:use-optimal-column-width="false"/>
    </style:style>
    <style:style style:name="co39" style:family="table-column">
      <style:table-column-properties style:column-width="1.508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8cm" style:use-optimal-row-height="false"/>
    </style:style>
    <style:style style:name="ro3" style:family="table-row">
      <style:table-row-properties style:row-height="1.244cm" style:use-optimal-row-height="false"/>
    </style:style>
    <style:style style:name="ro4" style:family="table-row">
      <style:table-row-properties style:row-height="1.234cm" style:use-optimal-row-height="false"/>
    </style:style>
    <style:style style:name="ro5" style:family="table-row">
      <style:table-row-properties style:row-height="1.235cm" style:use-optimal-row-height="false"/>
    </style:style>
    <style:style style:name="ro6" style:family="table-row">
      <style:table-row-properties style:row-height="1.23cm" style:use-optimal-row-height="false"/>
    </style:style>
    <style:style style:name="ro7" style:family="table-row">
      <style:table-row-properties style:row-height="1.173cm" style:use-optimal-row-height="false"/>
    </style:style>
    <style:style style:name="ro8" style:family="table-row">
      <style:table-row-properties style:row-height="1.615cm" style:use-optimal-row-height="false"/>
    </style:style>
    <style:style style:name="ro9" style:family="table-row">
      <style:table-row-properties style:row-height="1.415cm" style:use-optimal-row-height="false"/>
    </style:style>
    <style:style style:name="ro10" style:family="table-row">
      <style:table-row-properties style:row-height="1.416cm" style:use-optimal-row-height="false"/>
    </style:style>
    <style:style style:name="ro11" style:family="table-row">
      <style:table-row-properties style:row-height="1.481cm" style:use-optimal-row-height="false"/>
    </style:style>
    <style:style style:name="ro12" style:family="table-row">
      <style:table-row-properties style:row-height="1.376cm" style:use-optimal-row-height="false"/>
    </style:style>
    <style:style style:name="ro13" style:family="table-row">
      <style:table-row-properties style:row-height="1.482cm" style:use-optimal-row-height="false"/>
    </style:style>
    <style:style style:name="ro14" style:family="table-row">
      <style:table-row-properties style:row-height="1.375cm" style:use-optimal-row-height="false"/>
    </style:style>
    <style:style style:name="ro15" style:family="table-row">
      <style:table-row-properties style:row-height="1.27cm" style:use-optimal-row-height="false"/>
    </style:style>
    <style:style style:name="ro16" style:family="table-row">
      <style:table-row-properties style:row-height="1.755cm" style:use-optimal-row-height="false"/>
    </style:style>
    <style:style style:name="ro17" style:family="table-row">
      <style:table-row-properties style:row-height="2.028cm" style:use-optimal-row-height="false"/>
    </style:style>
    <style:style style:name="ro18" style:family="table-row">
      <style:table-row-properties style:row-height="2.116cm" style:use-optimal-row-height="false"/>
    </style:style>
    <style:style style:name="ro19" style:family="table-row">
      <style:table-row-properties style:row-height="1.835cm" style:use-optimal-row-height="false"/>
    </style:style>
    <style:style style:name="ro20" style:family="table-row">
      <style:table-row-properties style:row-height="1.834cm" style:use-optimal-row-height="false"/>
    </style:style>
    <style:style style:name="ro21" style:family="table-row">
      <style:table-row-properties style:row-height="1.411cm" style:use-optimal-row-height="false"/>
    </style:style>
    <style:style style:name="ro22" style:family="table-row">
      <style:table-row-properties style:row-height="2.117cm" style:use-optimal-row-height="false"/>
    </style:style>
    <style:style style:name="ro23" style:family="table-row">
      <style:table-row-properties style:row-height="1.246cm" style:use-optimal-row-height="false"/>
    </style:style>
    <style:style style:name="ro24" style:family="table-row">
      <style:table-row-properties style:row-height="1.349cm" style:use-optimal-row-height="false"/>
    </style:style>
    <style:style style:name="ro25" style:family="table-row">
      <style:table-row-properties style:row-height="1.332cm" style:use-optimal-row-height="false"/>
    </style:style>
    <style:style style:name="ro26" style:family="table-row">
      <style:table-row-properties style:row-height="1.077cm" style:use-optimal-row-height="false"/>
    </style:style>
    <style:style style:name="ce1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03cm" fo:padding-bottom="0.03cm" fo:padding-left="0.05cm" fo:padding-right="0.05cm"/>
    </style:style>
    <style:style style:name="ce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82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12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9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9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ffffff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24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7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3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3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21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706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706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ff0000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309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309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21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margin-top="0.21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529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529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56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56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423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423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solid" draw:fill-color="#ff0000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265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265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353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.353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3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3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margin-top="0.706cm" fo:margin-bottom="0cm" fo:line-height="12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.706cm" fo:margin-bottom="0cm" fo:line-height="12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style:paragraph-properties fo:margin-left="0cm" fo:margin-right="0cm" fo:margin-top="0.882cm" fo:margin-bottom="0cm" fo:line-height="12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loext:graphic-properties draw:fill="none" draw:fill-color="#ffffff"/>
      <style:paragraph-properties fo:margin-left="0cm" fo:margin-right="0cm" fo:margin-top="0.882cm" fo:margin-bottom="0cm" fo:line-height="12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style:paragraph-properties fo:margin-left="0cm" fo:margin-right="0cm" fo:margin-top="0.706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loext:graphic-properties draw:fill="none" draw:fill-color="#ffffff"/>
      <style:paragraph-properties fo:margin-left="0cm" fo:margin-right="0cm" fo:margin-top="0.706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1.27cm" fo:margin-right="0cm" fo:margin-top="0.529cm" fo:margin-bottom="0cm" fo:line-height="11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style:paragraph-properties fo:margin-left="0cm" fo:margin-right="0cm" fo:margin-top="0.529cm" fo:margin-bottom="0cm" fo:line-height="11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none" draw:fill-color="#ffffff"/>
      <style:paragraph-properties fo:margin-left="1.27cm" fo:margin-right="0cm" fo:margin-top="0.529cm" fo:margin-bottom="0cm" fo:line-height="11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style:paragraph-properties fo:margin-left="1.27cm" fo:margin-right="0cm" fo:margin-top="0.617cm" fo:margin-bottom="0cm" fo:line-height="11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loext:graphic-properties draw:fill="none" draw:fill-color="#ffffff"/>
      <style:paragraph-properties fo:margin-left="1.27cm" fo:margin-right="0cm" fo:margin-top="0.617cm" fo:margin-bottom="0cm" fo:line-height="11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paragraph-properties fo:margin-left="0cm" fo:margin-right="0cm" fo:margin-top="0.617cm" fo:margin-bottom="0cm" fo:line-height="7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none" draw:fill-color="#ffffff"/>
      <style:paragraph-properties fo:margin-left="0cm" fo:margin-right="0cm" fo:margin-top="0.617cm" fo:margin-bottom="0cm" fo:line-height="7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paragraph-properties fo:margin-left="0cm" fo:margin-right="0cm" fo:margin-top="0.176cm" fo:margin-bottom="0cm" fo:line-height="100%" fo:text-align="center" fo:text-indent="0cm" style:punctuation-wrap="hanging" style:line-break="strict" style:writing-mode="tb-r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loext:graphic-properties draw:fill="solid" draw:fill-color="#cc3300"/>
      <style:paragraph-properties fo:margin-left="0cm" fo:margin-right="0cm" fo:margin-top="0.176cm" fo:margin-bottom="0cm" fo:line-height="100%" fo:text-align="center" fo:text-indent="0cm" style:punctuation-wrap="hanging" style:line-break="strict" style:writing-mode="tb-r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style:paragraph-properties fo:margin-left="0cm" fo:margin-right="0cm" fo:margin-top="0.24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loext:graphic-properties draw:fill="none" draw:fill-color="#ffffff"/>
      <style:paragraph-properties fo:margin-left="0cm" fo:margin-right="0cm" fo:margin-top="0.24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loext:graphic-properties draw:fill="solid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style:paragraph-properties fo:margin-left="0cm" fo:margin-right="0cm" fo:margin-top="0.706cm" fo:margin-bottom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loext:graphic-properties draw:fill="none" draw:fill-color="#ffffff"/>
      <style:paragraph-properties fo:margin-left="0cm" fo:margin-right="0cm" fo:margin-top="0.706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loext:graphic-properties draw:fill="solid" draw:fill-color="#ffffff"/>
      <style:paragraph-properties fo:margin-left="0cm" fo:margin-right="0cm" fo:margin-top="0.706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style:paragraph-properties fo:margin-left="0cm" fo:margin-right="0cm" fo:margin-top="0.794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loext:graphic-properties draw:fill="none" draw:fill-color="#ffffff"/>
      <style:paragraph-properties fo:margin-left="0cm" fo:margin-right="0cm" fo:margin-top="0.79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style:paragraph-properties fo:margin-left="0cm" fo:margin-right="0cm" fo:margin-top="0.706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loext:graphic-properties draw:fill="none" draw:fill-color="#ffffff"/>
      <style:paragraph-properties fo:margin-left="0cm" fo:margin-right="0cm" fo:margin-top="0.706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9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2" style:family="paragraph">
      <style:paragraph-properties fo:margin-left="0cm" fo:margin-right="0cm" fo:margin-top="0.706cm" fo:margin-bottom="0cm" fo:line-height="125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3" style:family="paragraph">
      <loext:graphic-properties draw:fill="none" draw:fill-color="#ffffff"/>
      <style:paragraph-properties fo:margin-left="0cm" fo:margin-right="0cm" fo:margin-top="0.706cm" fo:margin-bottom="0cm" fo:line-height="125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4" style:family="paragraph">
      <style:paragraph-properties fo:margin-left="0cm" fo:margin-right="0cm" fo:margin-top="0.1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5" style:family="paragraph">
      <loext:graphic-properties draw:fill="none" draw:fill-color="#ffffff"/>
      <style:paragraph-properties fo:margin-left="0cm" fo:margin-right="0cm" fo:margin-top="0.1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6" style:family="paragraph">
      <style:paragraph-properties fo:margin-left="0cm" fo:margin-right="0cm" fo:margin-top="0.28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7" style:family="paragraph">
      <loext:graphic-properties draw:fill="none" draw:fill-color="#ffffff"/>
      <style:paragraph-properties fo:margin-left="0cm" fo:margin-right="0cm" fo:margin-top="0.28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8" style:family="paragraph">
      <loext:graphic-properties draw:fill="solid" draw:fill-color="#cc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9" style:family="paragraph">
      <loext:graphic-properties draw:fill="solid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0" style:family="paragraph">
      <loext:graphic-properties draw:fill="solid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1" style:family="paragraph">
      <style:paragraph-properties fo:margin-left="0cm" fo:margin-right="0cm" fo:margin-top="0.123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2" style:family="paragraph">
      <loext:graphic-properties draw:fill="none" draw:fill-color="#ffffff"/>
      <style:paragraph-properties fo:margin-left="0cm" fo:margin-right="0cm" fo:margin-top="0.123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3" style:family="paragraph">
      <style:paragraph-properties fo:margin-left="0cm" fo:margin-right="0cm" fo:margin-top="0.106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4" style:family="paragraph">
      <loext:graphic-properties draw:fill="solid" draw:fill-color="#ff0000"/>
      <style:paragraph-properties fo:margin-left="0cm" fo:margin-right="0cm" fo:margin-top="0.1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5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6" style:family="paragraph"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7" style:family="paragraph">
      <style:paragraph-properties fo:margin-left="0cm" fo:margin-right="0cm" fo:margin-top="0.123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8" style:family="paragraph">
      <loext:graphic-properties draw:fill="solid" draw:fill-color="#ff0000"/>
      <style:paragraph-properties fo:margin-left="0cm" fo:margin-right="0cm" fo:margin-top="0.123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9" style:family="paragraph">
      <style:paragraph-properties fo:margin-left="0cm" fo:margin-right="0cm" fo:margin-top="0.617cm" fo:margin-bottom="0cm" fo:line-height="11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0" style:family="paragraph">
      <loext:graphic-properties draw:fill="none" draw:fill-color="#ffffff"/>
      <style:paragraph-properties fo:margin-left="0cm" fo:margin-right="0cm" fo:margin-top="0.617cm" fo:margin-bottom="0cm" fo:line-height="11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1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2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3" style:family="paragraph">
      <style:paragraph-properties fo:margin-left="0cm" fo:margin-right="0cm" fo:margin-top="0.706cm" fo:margin-bottom="0cm" fo:line-height="12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4" style:family="paragraph">
      <loext:graphic-properties draw:fill="none" draw:fill-color="#ffffff"/>
      <style:paragraph-properties fo:margin-left="0cm" fo:margin-right="0cm" fo:margin-top="0.706cm" fo:margin-bottom="0cm" fo:line-height="12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5" style:family="paragraph">
      <style:paragraph-properties fo:margin-left="0cm" fo:margin-right="0cm" fo:margin-top="0.37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6" style:family="paragraph">
      <loext:graphic-properties draw:fill="none" draw:fill-color="#ffffff"/>
      <style:paragraph-properties fo:margin-left="0cm" fo:margin-right="0cm" fo:margin-top="0.37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7" style:family="paragraph">
      <loext:graphic-properties draw:fill="solid" draw:fill-color="#ff0000"/>
      <style:paragraph-properties fo:margin-left="0cm" fo:margin-right="0cm" fo:margin-top="0.706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8" style:family="paragraph">
      <style:paragraph-properties fo:margin-left="0cm" fo:margin-right="0cm" fo:margin-top="0.794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9" style:family="paragraph">
      <loext:graphic-properties draw:fill="none" draw:fill-color="#ffffff"/>
      <style:paragraph-properties fo:margin-left="0cm" fo:margin-right="0cm" fo:margin-top="0.794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0" style:family="paragraph">
      <style:paragraph-properties fo:margin-left="0cm" fo:margin-right="0cm" fo:margin-top="0.794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1" style:family="paragraph">
      <loext:graphic-properties draw:fill="none" draw:fill-color="#ffffff"/>
      <style:paragraph-properties fo:margin-left="0cm" fo:margin-right="0cm" fo:margin-top="0.794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2" style:family="paragraph">
      <style:paragraph-properties fo:margin-left="0cm" fo:margin-right="0cm" fo:margin-top="0.617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3" style:family="paragraph">
      <loext:graphic-properties draw:fill="none" draw:fill-color="#ffffff"/>
      <style:paragraph-properties fo:margin-left="0cm" fo:margin-right="0cm" fo:margin-top="0.617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4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5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6" style:family="paragraph">
      <style:paragraph-properties fo:margin-left="0cm" fo:margin-right="0cm" fo:margin-top="0.88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7" style:family="paragraph">
      <loext:graphic-properties draw:fill="none" draw:fill-color="#ffffff"/>
      <style:paragraph-properties fo:margin-left="0cm" fo:margin-right="0cm" fo:margin-top="0.88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8" style:family="paragraph">
      <style:paragraph-properties fo:margin-left="0cm" fo:margin-right="0cm" fo:margin-top="0.21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9" style:family="paragraph">
      <style:paragraph-properties fo:margin-left="0cm" fo:margin-right="0cm" fo:margin-top="0.1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0" style:family="paragraph">
      <loext:graphic-properties draw:fill="none" draw:fill-color="#ffffff"/>
      <style:paragraph-properties fo:margin-left="0cm" fo:margin-right="0cm" fo:margin-top="0.1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1" style:family="paragraph">
      <style:paragraph-properties fo:margin-left="0cm" fo:margin-right="0cm" fo:margin-top="1.058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2" style:family="paragraph">
      <loext:graphic-properties draw:fill="none" draw:fill-color="#ffffff"/>
      <style:paragraph-properties fo:margin-left="0cm" fo:margin-right="0cm" fo:margin-top="1.058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3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4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5" style:family="paragraph">
      <style:paragraph-properties fo:margin-left="0cm" fo:margin-right="0cm" fo:margin-top="0.617cm" fo:margin-bottom="0cm" fo:line-height="14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6" style:family="paragraph">
      <loext:graphic-properties draw:fill="none" draw:fill-color="#ffffff"/>
      <style:paragraph-properties fo:margin-left="0cm" fo:margin-right="0cm" fo:margin-top="0.617cm" fo:margin-bottom="0cm" fo:line-height="14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7" style:family="paragraph">
      <style:paragraph-properties fo:margin-left="0cm" fo:margin-right="0cm" fo:margin-top="0.617cm" fo:margin-bottom="0cm" fo:line-height="14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8" style:family="paragraph">
      <loext:graphic-properties draw:fill="none" draw:fill-color="#ffffff"/>
      <style:paragraph-properties fo:margin-left="0cm" fo:margin-right="0cm" fo:margin-top="0.617cm" fo:margin-bottom="0cm" fo:line-height="14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9" style:family="paragraph">
      <style:paragraph-properties fo:margin-left="0cm" fo:margin-right="0cm" fo:margin-top="0.706cm" fo:margin-bottom="0cm" fo:line-height="14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0" style:family="paragraph">
      <loext:graphic-properties draw:fill="solid" draw:fill-color="#0000cc"/>
      <style:paragraph-properties fo:margin-left="0cm" fo:margin-right="0cm" fo:margin-top="0.706cm" fo:margin-bottom="0cm" fo:line-height="14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1" style:family="paragraph">
      <loext:graphic-properties draw:fill="solid" draw:fill-color="#ffff00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2" style:family="paragraph">
      <style:paragraph-properties fo:margin-left="0cm" fo:margin-right="0cm" fo:margin-top="0.4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3" style:family="paragraph">
      <loext:graphic-properties draw:fill="none" draw:fill-color="#ffffff"/>
      <style:paragraph-properties fo:margin-left="0cm" fo:margin-right="0cm" fo:margin-top="0.4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4" style:family="paragraph">
      <loext:graphic-properties draw:fill="solid" draw:fill-color="#ff0000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fo:font-size="44pt" fo:language="zh" fo:country="CN" style:font-size-asian="44pt" style:language-asian="zh" style:country-asian="CN" style:font-size-complex="44pt" style:language-complex="zh" style:country-complex="CN"/>
    </style:style>
    <style:style style:name="T3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6" style:family="text">
      <style:text-properties fo:color="#cc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8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9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10" style:family="text">
      <style:text-properties fo:color="#00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11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color="#0000cc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1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6" style:family="text">
      <style:text-properties fo:language="zh" fo:country="CN" style:language-asian="zh" style:country-asian="CN" style:language-complex="zh" style:country-complex="CN"/>
    </style:style>
    <style:style style:name="T17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8" style:family="text">
      <style:text-properties fo:color="#cc0000" loext:opacity="100%" fo:language="en" fo:country="US" style:language-asian="en" style:country-asian="US" style:language-complex="en" style:country-complex="US"/>
    </style:style>
    <style:style style:name="T19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cc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8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5" style:family="text">
      <style:text-properties fo:color="#ffff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6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7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8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29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30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31" style:family="text">
      <style:text-properties fo:color="#0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2" style:family="text">
      <style:text-properties fo:color="#ff3399" loext:opacity="100%" fo:language="en" fo:country="US" style:language-asian="en" style:country-asian="US" style:language-complex="en" style:country-complex="US"/>
    </style:style>
    <style:style style:name="T33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34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5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36" style:family="text">
      <style:text-properties fo:color="#000000" loext:opacity="100%" fo:language="zh" fo:country="CN" style:language-asian="zh" style:country-asian="CN" style:language-complex="zh" style:country-complex="CN"/>
    </style:style>
    <style:style style:name="T37" style:family="text">
      <style:text-properties fo:color="#ff33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8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39" style:family="text">
      <style:text-properties fo:color="#0000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fo:color="#cc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3" style:family="text">
      <style:text-properties fo:color="#cc0000" loext:opacity="100%" fo:language="zh" fo:country="CN" style:language-asian="zh" style:country-asian="CN" style:language-complex="zh" style:country-complex="CN"/>
    </style:style>
    <style:style style:name="T44" style:family="text">
      <style:text-properties fo:color="#0000cc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5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8" style:family="text">
      <style:text-properties style:font-name="宋体" fo:font-size="32pt" fo:language="zh" fo:country="CN" style:font-size-asian="32pt" style:language-asian="zh" style:country-asian="CN" style:font-size-complex="32pt" style:language-complex="zh" style:country-complex="CN"/>
    </style:style>
    <style:style style:name="T49" style:family="text">
      <style:text-properties style:font-name="宋体" fo:font-size="32pt" fo:language="en" fo:country="US" style:font-size-asian="32pt" style:language-asian="en" style:country-asian="US" style:font-size-complex="32pt" style:language-complex="en" style:country-complex="US"/>
    </style:style>
    <style:style style:name="T50" style:family="text">
      <style:text-properties style:font-name="宋体" fo:font-size="40pt" fo:language="zh" fo:country="CN" style:font-size-asian="40pt" style:language-asian="zh" style:country-asian="CN" style:font-size-complex="40pt" style:language-complex="zh" style:country-complex="CN"/>
    </style:style>
    <style:style style:name="T51" style:family="text">
      <style:text-properties style:font-name="宋体" fo:font-size="40pt" fo:language="en" fo:country="US" style:font-size-asian="40pt" style:language-asian="en" style:country-asian="US" style:font-size-complex="40pt" style:language-complex="en" style:country-complex="US"/>
    </style:style>
    <style:style style:name="T52" style:family="text">
      <style:text-properties fo:color="#ff0000" loext:opacity="100%" style:font-name="宋体" fo:font-size="40pt" fo:language="en" fo:country="US" style:font-size-asian="40pt" style:language-asian="en" style:country-asian="US" style:font-size-complex="40pt" style:language-complex="en" style:country-complex="US"/>
    </style:style>
    <style:style style:name="T53" style:family="text">
      <style:text-properties fo:color="#ff33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4" style:family="text">
      <style:text-properties style:text-position="-25% 58%" fo:language="en" fo:country="US" style:language-asian="en" style:country-asian="US" style:language-complex="en" style:country-complex="US"/>
    </style:style>
    <style:style style:name="T55" style:family="text">
      <style:text-properties fo:color="#0066ff" loext:opacity="100%" fo:font-size="8pt" fo:language="zh" fo:country="CN" style:font-size-asian="8pt" style:language-asian="zh" style:country-asian="CN" style:font-size-complex="8pt" style:language-complex="zh" style:country-complex="CN"/>
    </style:style>
    <style:style style:name="T56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57" style:family="text">
      <style:text-properties fo:color="#ff0066" loext:opacity="100%" fo:language="en" fo:country="US" style:language-asian="en" style:country-asian="US" style:language-complex="en" style:country-complex="US"/>
    </style:style>
    <style:style style:name="T58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9" style:family="text">
      <style:text-properties fo:color="#ffff00" loext:opacity="100%" fo:language="en" fo:country="US" style:language-asian="en" style:country-asian="US" style:language-complex="en" style:country-complex="US"/>
    </style:style>
    <style:style style:name="T60" style:family="text">
      <style:text-properties fo:color="#ff00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61" style:family="text">
      <style:text-properties fo:color="#cc0000" loext:opacity="100%" fo:font-size="36pt" fo:language="zh" fo:country="CN" style:font-name-asian="黑体" style:font-size-asian="36pt" style:language-asian="zh" style:country-asian="CN" style:font-name-complex="黑体" style:font-size-complex="36pt" style:language-complex="zh" style:country-complex="CN"/>
    </style:style>
    <style:style style:name="T62" style:family="text">
      <style:text-properties fo:color="#cc00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6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64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65" style:family="text">
      <style:text-properties fo:color="#ff0000" loext:opacity="100%" fo:font-size="32pt" fo:language="zh" fo:country="CN" style:text-underline-style="solid" style:text-underline-width="auto" style:text-underline-color="font-color" style:font-size-asian="32pt" style:language-asian="zh" style:country-asian="CN" style:font-size-complex="32pt" style:language-complex="zh" style:country-complex="CN"/>
    </style:style>
    <style:style style:name="T66" style:family="text">
      <style:text-properties fo:color="#ff3399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7" style:family="text">
      <style:text-properties fo:color="#ff0000" loext:opacity="100%" fo:font-size="36pt" fo:language="zh" fo:country="CN" style:font-name-asian="黑体" style:font-size-asian="36pt" style:language-asian="zh" style:country-asian="CN" style:font-name-complex="黑体" style:font-size-complex="36pt" style:language-complex="zh" style:country-complex="CN"/>
    </style:style>
    <style:style style:name="T68" style:family="text">
      <style:text-properties style:font-name="Arial" fo:language="zh" fo:country="CN" style:font-name-asian="黑体" style:language-asian="zh" style:country-asian="CN" style:font-name-complex="黑体" style:language-complex="zh" style:country-complex="CN"/>
    </style:style>
    <style:style style:name="T69" style:family="text">
      <style:text-properties fo:color="#ff0000" loext:opacity="100%" style:font-name="宋体" fo:font-size="32pt" fo:language="zh" fo:country="CN" style:font-size-asian="32pt" style:language-asian="zh" style:country-asian="CN" style:font-size-complex="32pt" style:language-complex="zh" style:country-complex="CN"/>
    </style:style>
    <style:style style:name="T70" style:family="text">
      <style:text-properties fo:color="#ffff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71" style:family="text">
      <style:text-properties fo:color="#0000cc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72" style:family="text">
      <style:text-properties style:font-name="Courier New1" fo:language="en" fo:country="US" style:font-name-asian="Times New Roman" style:language-asian="en" style:country-asian="US" style:font-name-complex="Times New Roman" style:language-complex="en" style:country-complex="US"/>
    </style:style>
    <style:style style:name="T73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74" style:family="text">
      <style:text-properties fo:color="#0000cc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75" style:family="text">
      <style:text-properties fo:color="#0000cc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76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77" style:family="text">
      <style:text-properties fo:color="#ff0000" loext:opacity="100%" fo:font-size="32pt" fo:language="zh" fo:country="CN" style:font-name-asian="黑体" style:font-size-asian="32pt" style:language-asian="zh" style:country-asian="CN" style:font-name-complex="黑体" style:font-size-complex="32pt" style:language-complex="zh" style:country-complex="CN"/>
    </style:style>
    <style:style style:name="T78" style:family="text">
      <style:text-properties fo:color="#ff0000" loext:opacity="100%" fo:font-size="48pt" fo:language="zh" fo:country="CN" style:font-size-asian="48pt" style:language-asian="zh" style:country-asian="CN" style:font-size-complex="48pt" style:language-complex="zh" style:country-complex="CN"/>
    </style:style>
    <style:style style:name="T79" style:family="text">
      <style:text-properties fo:color="#ff33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80" style:family="text">
      <style:text-properties fo:color="#336600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1" text:start-value="4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66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1.802cm" svg:height="2.123cm" svg:x="1.693cm" svg:y="6.138cm">
          <text:list text:style-name="L1">
            <text:list-header>
              <text:p text:style-name="P3"><text:span text:style-name="T2">第六章 </text:span><text:span text:style-name="T2"><text:s text:c="4"/>数组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7" draw:layer="layout" svg:width="13.202cm" svg:height="1.785cm" svg:x="5.53cm" svg:y="0cm">
          <text:list text:style-name="L1">
            <text:list-header>
              <text:p text:style-name="P6"><text:span text:style-name="T3">一维数组的定义和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xml:id="id1" draw:id="id1" draw:layer="layout" svg:width="25.4cm" svg:height="3.039cm" svg:x="0cm" svg:y="2.117cm">
          <text:list text:style-name="L1">
            <text:list-header>
              <text:p text:style-name="P8"><text:span text:style-name="T4"><text:s text:c="5"/></text:span><text:span text:style-name="T5">数组是同一类型的一组值（</text:span><text:span text:style-name="T4">10</text:span><text:span text:style-name="T5">个 </text:span><text:span text:style-name="T4">char </text:span><text:span text:style-name="T5">或</text:span><text:span text:style-name="T4">15</text:span><text:span text:style-name="T5">个 </text:span><text:span text:style-name="T4">int</text:span><text:span text:style-name="T5">） ，</text:span><text:span text:style-name="T6">在内存中顺序存放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" draw:text-style-name="P9" xml:id="id2" draw:id="id2" draw:layer="layout" svg:width="25.4cm" svg:height="3.039cm" svg:x="0cm" svg:y="5.503cm">
          <text:list text:style-name="L2">
            <text:list-header>
              <text:p text:style-name="P8"><text:span text:style-name="T7"><text:s text:c="7"/></text:span><text:span text:style-name="T8">整个数组共用一个名字，而其中的每一项又称为一个元素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" draw:text-style-name="P11" xml:id="id3" draw:id="id3" draw:layer="layout" svg:width="9.102cm" svg:height="1.55cm" svg:x="0.635cm" svg:y="8.89cm">
          <text:list text:style-name="L3">
            <text:list-header>
              <text:p text:style-name="P10"><text:span text:style-name="T6">一、定义方式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" draw:text-style-name="P9" xml:id="id4" draw:id="id4" draw:layer="layout" svg:width="23.918cm" svg:height="7.429cm" svg:x="0.635cm" svg:y="10.795cm">
          <text:list text:style-name="L4">
            <text:list-header>
              <text:p text:style-name="P8"><text:span text:style-name="T9">类型说明符</text:span><text:span text:style-name="T10"> <text:s text:c="4"/></text:span><text:span text:style-name="T6">数组名</text:span><text:span text:style-name="T11">[</text:span><text:span text:style-name="T6">常量表达式</text:span><text:span text:style-name="T11">];</text:span></text:p>
            </text:list-header>
          </text:list>
          <text:list text:style-name="L3">
            <text:list-header>
              <text:p text:style-name="P8"><text:span text:style-name="T11"/></text:p>
            </text:list-header>
          </text:list>
          <text:list text:style-name="L1">
            <text:list-header>
              <text:p text:style-name="P8"><text:span text:style-name="T4"><text:s/></text:span><text:span text:style-name="T7">int <text:s text:c="4"/></text:span><text:span text:style-name="T11">a[4];</text:span><text:span text:style-name="T7"> <text:s text:c="3"/>// </text:span><text:span text:style-name="T8">表明</text:span><text:span text:style-name="T7">a</text:span><text:span text:style-name="T8">数组由</text:span><text:span text:style-name="T7">4</text:span><text:span text:style-name="T8">个</text:span><text:span text:style-name="T7">int</text:span><text:span text:style-name="T8">型元素组成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9" draw:text-style-name="P13" xml:id="id5" draw:id="id5" draw:layer="layout" svg:width="4.868cm" svg:height="1.481cm" svg:x="0cm" svg:y="12.912cm">
          <text:list text:style-name="L5">
            <text:list-header>
              <text:p text:style-name="P12"><text:span text:style-name="T12">定义类型</text:span></text:p>
            </text:list-header>
          </text:list>
          <draw:enhanced-geometry svg:viewBox="0 0 21600 21600" draw:text-areas="800 800 20800 20800" draw:type="round-rectangular-callout" draw:modifiers="7591 42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10" draw:text-style-name="P13" xml:id="id6" draw:id="id6" draw:layer="layout" svg:width="4.869cm" svg:height="1.482cm" svg:x="2.328cm" svg:y="16.933cm">
          <text:list text:style-name="L5">
            <text:list-header>
              <text:p text:style-name="P12"><text:span text:style-name="T12">数组名称</text:span></text:p>
            </text:list-header>
          </text:list>
          <draw:enhanced-geometry svg:viewBox="0 0 21600 21600" draw:text-areas="800 800 20800 20800" draw:type="round-rectangular-callout" draw:modifiers="7298 -8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11" draw:text-style-name="P13" xml:id="id7" draw:id="id7" draw:layer="layout" svg:width="4.868cm" svg:height="1.481cm" svg:x="5.08cm" svg:y="13.547cm">
          <text:list text:style-name="L5">
            <text:list-header>
              <text:p text:style-name="P12"><text:span text:style-name="T12">元素个数</text:span></text:p>
            </text:list-header>
          </text:list>
          <draw:enhanced-geometry svg:viewBox="0 0 21600 21600" draw:text-areas="800 800 20800 20800" draw:type="round-rectangular-callout" draw:modifiers="-372 28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5" smil:attributeName="visibility" smil:to="visible"/>
                  <anim:transitionFilter smil:dur="0.5s" smil:targetElement="id5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9" draw:layer="layout" svg:width="25.4cm" svg:height="7.429cm" svg:x="0cm" svg:y="2.328cm">
          <text:list text:style-name="L2">
            <text:list-header>
              <text:p text:style-name="P8"><text:span text:style-name="T7"><text:s text:c="6"/></text:span><text:span text:style-name="T7">int <text:s text:c="4"/>a[4]; <text:s/>// </text:span><text:span text:style-name="T8">表明</text:span><text:span text:style-name="T7">a</text:span><text:span text:style-name="T8">数组由</text:span><text:span text:style-name="T7">4</text:span><text:span text:style-name="T8">个</text:span><text:span text:style-name="T7">int</text:span><text:span text:style-name="T8">型元素组成</text:span></text:p>
            </text:list-header>
          </text:list>
          <text:list text:style-name="L1">
            <text:list-header>
              <text:p text:style-name="P8"><text:span text:style-name="T5"><text:s text:c="6"/></text:span><text:span text:style-name="T5">其元素分别为：</text:span><text:span text:style-name="T4">a[0], a[1], a[2], a[3]</text:span></text:p>
              <text:p text:style-name="P8"><text:span text:style-name="T4"><text:s text:c="6"/></text:span><text:span text:style-name="T6">其序号从</text:span><text:span text:style-name="T11">0</text:span><text:span text:style-name="T6">开始</text:span><text:span text:style-name="T5">。若存放首地址为</text:span><text:span text:style-name="T4">2000H</text:span><text:span text:style-name="T5">，则在内存中为：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8" draw:id="id8">
          <draw:custom-shape draw:name="Rectangle 6" draw:style-name="gr13" draw:text-style-name="P14" draw:layer="layout" svg:width="4.251cm" svg:height="1.27cm" svg:x="17.763cm" svg:y="11.4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14" draw:text-style-name="P14" draw:layer="layout" svg:width="3.965cm" svg:height="1.27cm" svg:x="13.798cm" svg:y="11.43cm">
            <text:list text:style-name="L1">
              <text:list-header>
                <text:p text:style-name="P15"><text:span text:style-name="T13">a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5" draw:text-style-name="P14" draw:layer="layout" svg:width="3.968cm" svg:height="1.27cm" svg:x="9.83cm" svg:y="11.43cm">
            <text:list text:style-name="L1">
              <text:list-header>
                <text:p text:style-name="P15"><text:span text:style-name="T13">a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6" draw:text-style-name="P14" draw:layer="layout" svg:width="3.96cm" svg:height="1.27cm" svg:x="5.87cm" svg:y="11.43cm">
            <text:list text:style-name="L1">
              <text:list-header>
                <text:p text:style-name="P15"><text:span text:style-name="T13">a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4" draw:text-style-name="P14" draw:layer="layout" svg:width="3.965cm" svg:height="1.27cm" svg:x="1.905cm" svg:y="11.43cm">
            <text:list text:style-name="L1">
              <text:list-header>
                <text:p text:style-name="P15"><text:span text:style-name="T13">a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1" draw:style-name="gr17" draw:text-style-name="P16" draw:layer="layout" svg:x1="1.905cm" svg:y1="11.43cm" svg:x2="22.014cm" svg:y2="11.43cm">
            <text:p/>
          </draw:line>
          <draw:line draw:name="Line 12" draw:style-name="gr17" draw:text-style-name="P16" draw:layer="layout" svg:x1="1.905cm" svg:y1="12.7cm" svg:x2="22.014cm" svg:y2="12.7cm">
            <text:p/>
          </draw:line>
          <draw:line draw:name="Line 13" draw:style-name="gr17" draw:text-style-name="P16" draw:layer="layout" svg:x1="1.905cm" svg:y1="11.43cm" svg:x2="1.905cm" svg:y2="12.7cm">
            <text:p/>
          </draw:line>
          <draw:line draw:name="Line 14" draw:style-name="gr18" draw:text-style-name="P16" draw:layer="layout" svg:x1="5.87cm" svg:y1="11.43cm" svg:x2="5.87cm" svg:y2="12.7cm">
            <text:p/>
          </draw:line>
          <draw:line draw:name="Line 15" draw:style-name="gr18" draw:text-style-name="P16" draw:layer="layout" svg:x1="9.83cm" svg:y1="11.43cm" svg:x2="9.83cm" svg:y2="12.7cm">
            <text:p/>
          </draw:line>
          <draw:line draw:name="Line 16" draw:style-name="gr18" draw:text-style-name="P16" draw:layer="layout" svg:x1="13.798cm" svg:y1="11.43cm" svg:x2="13.798cm" svg:y2="12.7cm">
            <text:p/>
          </draw:line>
          <draw:line draw:name="Line 17" draw:style-name="gr18" draw:text-style-name="P16" draw:layer="layout" svg:x1="17.763cm" svg:y1="11.43cm" svg:x2="17.763cm" svg:y2="12.7cm">
            <text:p/>
          </draw:line>
          <draw:line draw:name="Line 18" draw:style-name="gr17" draw:text-style-name="P16" draw:layer="layout" svg:x1="22.014cm" svg:y1="11.43cm" svg:x2="22.014cm" svg:y2="12.7cm">
            <text:p/>
          </draw:line>
          <draw:custom-shape draw:name="Rectangle 19" draw:style-name="gr19" draw:text-style-name="P17" draw:layer="layout" svg:width="1.98cm" svg:height="1.456cm" svg:x="21.727cm" svg:y="10.16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0" draw:text-style-name="P17" draw:layer="layout" svg:width="3.964cm" svg:height="1.456cm" svg:x="17.763cm" svg:y="10.16cm">
            <text:list text:style-name="L1">
              <text:list-header>
                <text:p text:style-name="P18"><text:span text:style-name="T13">2010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21" draw:text-style-name="P17" draw:layer="layout" svg:width="3.965cm" svg:height="1.456cm" svg:x="13.798cm" svg:y="10.16cm">
            <text:list text:style-name="L1">
              <text:list-header>
                <text:p text:style-name="P18"><text:span text:style-name="T13">200C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22" draw:text-style-name="P17" draw:layer="layout" svg:width="3.968cm" svg:height="1.456cm" svg:x="9.83cm" svg:y="10.16cm">
            <text:list text:style-name="L1">
              <text:list-header>
                <text:p text:style-name="P18"><text:span text:style-name="T13">2008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23" draw:text-style-name="P17" draw:layer="layout" svg:width="3.96cm" svg:height="1.456cm" svg:x="5.87cm" svg:y="10.16cm">
            <text:list text:style-name="L1">
              <text:list-header>
                <text:p text:style-name="P18"><text:span text:style-name="T13">2004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21" draw:text-style-name="P17" draw:layer="layout" svg:width="3.965cm" svg:height="1.456cm" svg:x="1.905cm" svg:y="10.16cm">
            <text:list text:style-name="L1">
              <text:list-header>
                <text:p text:style-name="P18"><text:span text:style-name="T13">2000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5" draw:style-name="gr24" draw:text-style-name="P16" draw:layer="layout" svg:x1="1.905cm" svg:y1="10.16cm" svg:x2="5.87cm" svg:y2="10.16cm">
            <text:p/>
          </draw:line>
          <draw:line draw:name="Line 26" draw:style-name="gr24" draw:text-style-name="P16" draw:layer="layout" svg:x1="1.905cm" svg:y1="11.616cm" svg:x2="5.87cm" svg:y2="11.616cm">
            <text:p/>
          </draw:line>
          <draw:line draw:name="Line 27" draw:style-name="gr24" draw:text-style-name="P16" draw:layer="layout" svg:x1="1.905cm" svg:y1="10.16cm" svg:x2="1.905cm" svg:y2="11.616cm">
            <text:p/>
          </draw:line>
          <draw:line draw:name="Line 28" draw:style-name="gr24" draw:text-style-name="P16" draw:layer="layout" svg:x1="23.707cm" svg:y1="10.16cm" svg:x2="23.707cm" svg:y2="11.616cm">
            <text:p/>
          </draw:line>
          <draw:line draw:name="Line 29" draw:style-name="gr24" draw:text-style-name="P16" draw:layer="layout" svg:x1="5.87cm" svg:y1="10.16cm" svg:x2="9.83cm" svg:y2="10.16cm">
            <text:p/>
          </draw:line>
          <draw:line draw:name="Line 30" draw:style-name="gr24" draw:text-style-name="P16" draw:layer="layout" svg:x1="5.87cm" svg:y1="11.616cm" svg:x2="9.83cm" svg:y2="11.616cm">
            <text:p/>
          </draw:line>
          <draw:line draw:name="Line 31" draw:style-name="gr24" draw:text-style-name="P16" draw:layer="layout" svg:x1="9.83cm" svg:y1="10.16cm" svg:x2="13.798cm" svg:y2="10.16cm">
            <text:p/>
          </draw:line>
          <draw:line draw:name="Line 32" draw:style-name="gr24" draw:text-style-name="P16" draw:layer="layout" svg:x1="9.83cm" svg:y1="11.616cm" svg:x2="13.798cm" svg:y2="11.616cm">
            <text:p/>
          </draw:line>
          <draw:line draw:name="Line 33" draw:style-name="gr24" draw:text-style-name="P16" draw:layer="layout" svg:x1="13.798cm" svg:y1="10.16cm" svg:x2="17.763cm" svg:y2="10.16cm">
            <text:p/>
          </draw:line>
          <draw:line draw:name="Line 34" draw:style-name="gr24" draw:text-style-name="P16" draw:layer="layout" svg:x1="13.798cm" svg:y1="11.616cm" svg:x2="17.763cm" svg:y2="11.616cm">
            <text:p/>
          </draw:line>
          <draw:line draw:name="Line 35" draw:style-name="gr24" draw:text-style-name="P16" draw:layer="layout" svg:x1="17.763cm" svg:y1="10.16cm" svg:x2="21.727cm" svg:y2="10.16cm">
            <text:p/>
          </draw:line>
          <draw:line draw:name="Line 36" draw:style-name="gr24" draw:text-style-name="P16" draw:layer="layout" svg:x1="17.763cm" svg:y1="11.616cm" svg:x2="21.727cm" svg:y2="11.616cm">
            <text:p/>
          </draw:line>
          <draw:line draw:name="Line 37" draw:style-name="gr24" draw:text-style-name="P16" draw:layer="layout" svg:x1="21.727cm" svg:y1="10.16cm" svg:x2="23.707cm" svg:y2="10.16cm">
            <text:p/>
          </draw:line>
          <draw:line draw:name="Line 38" draw:style-name="gr24" draw:text-style-name="P16" draw:layer="layout" svg:x1="21.727cm" svg:y1="11.616cm" svg:x2="23.707cm" svg:y2="11.616cm">
            <text:p/>
          </draw:line>
        </draw:g>
        <draw:custom-shape draw:name="Text Box 39" draw:style-name="gr5" draw:text-style-name="P9" xml:id="id9" draw:id="id9" draw:layer="layout" svg:width="25.4cm" svg:height="3.039cm" svg:x="0cm" svg:y="13.758cm">
          <text:list text:style-name="L1">
            <text:list-header>
              <text:p text:style-name="P8"><text:span text:style-name="T4">C++</text:span><text:span text:style-name="T5">不允许对数组的大小作动态的定义，</text:span><text:span text:style-name="T10">即</text:span><text:span text:style-name="T6">数组的大小不能是变量</text:span><text:span text:style-name="T10">，必须是常量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0" draw:style-name="gr25" draw:text-style-name="P13" xml:id="id10" draw:id="id10" draw:layer="layout" svg:width="5.926cm" svg:height="1.694cm" svg:x="5.927cm" svg:y="0.423cm">
          <text:list text:style-name="L5">
            <text:list-header>
              <text:p text:style-name="P12"><text:span text:style-name="T12">必须是常数</text:span></text:p>
            </text:list-header>
          </text:list>
          <draw:enhanced-geometry svg:viewBox="0 0 21600 21600" draw:text-areas="800 800 20800 20800" draw:type="round-rectangular-callout" draw:modifiers="-16 30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0" draw:layer="layout" svg:width="24.977cm" svg:height="3.413cm" svg:x="0cm" svg:y="1.482cm">
          <text:list text:style-name="L1">
            <text:list-header>
              <text:p text:style-name="P19"><text:span text:style-name="T3">如果要根据不同的数值改变数组的大小，可用常量表达式。如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20" draw:layer="layout" svg:width="17.357cm" svg:height="11.617cm" svg:x="2.54cm" svg:y="6.138cm">
          <text:list text:style-name="L4">
            <text:list-header>
              <text:p text:style-name="P19"><text:span text:style-name="T14">#define <text:s/>SIZE <text:s text:c="2"/>50</text:span></text:p>
            </text:list-header>
          </text:list>
          <text:list text:style-name="L1">
            <text:list-header>
              <text:p text:style-name="P19"><text:span text:style-name="T15">void main(void)</text:span></text:p>
              <text:p text:style-name="P19"><text:span text:style-name="T15">{ <text:s text:c="2"/>int <text:s text:c="2"/>art</text:span><text:span text:style-name="T14">[SIZE]</text:span><text:span text:style-name="T15">;</text:span></text:p>
              <text:p text:style-name="P19"><text:span text:style-name="T15"><text:s text:c="5"/></text:span><text:span text:style-name="T15">......</text:span></text:p>
              <text:p text:style-name="P19"><text:span text:style-name="T1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cm">
          <text:list text:style-name="L1">
            <text:list-header>
              <text:p text:style-name="P21"><text:span text:style-name="T16">二、一维数组元素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11" draw:id="id11" draw:layer="layout" svg:width="25.4cm" svg:height="2.667cm" svg:x="0cm" svg:y="1.482cm">
          <text:list text:style-name="L1">
            <text:list-header>
              <text:p text:style-name="P21"><text:span text:style-name="T16">数组必须先定义，具体引用时（赋值、运算、输出）其元素</text:span><text:span text:style-name="T17">等同于变量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4" xml:id="id12" draw:id="id12" draw:layer="layout" svg:width="10.16cm" svg:height="13.075cm" svg:x="4.445cm" svg:y="4.233cm">
          <text:list text:style-name="L1">
            <text:list-header>
              <text:p text:style-name="P23"><text:span text:style-name="T13">void main(void )</text:span></text:p>
              <text:p text:style-name="P23"><text:span text:style-name="T13">{ <text:s text:c="2"/>int <text:s/>i, <text:s/>a[10];</text:span></text:p>
              <text:p text:style-name="P23"><text:span text:style-name="T13"><text:s text:c="4"/></text:span><text:span text:style-name="T13">for ( i=</text:span><text:span text:style-name="T18">0</text:span><text:span text:style-name="T13">; i&lt;10; i++)</text:span></text:p>
              <text:p text:style-name="P23"><text:span text:style-name="T13"><text:s text:c="8"/></text:span><text:span text:style-name="T13">a[i]=i;</text:span></text:p>
              <text:p text:style-name="P23"><text:span text:style-name="T13"><text:s text:c="5"/></text:span><text:span text:style-name="T13">for ( i=</text:span><text:span text:style-name="T18">9</text:span><text:span text:style-name="T13">; i&gt;=0 ; i--)</text:span></text:p>
              <text:p text:style-name="P23"><text:span text:style-name="T13"><text:s text:c="8"/></text:span><text:span text:style-name="T13">cout&lt;&lt;a[i]&lt;&lt;‘\t’;</text:span></text:p>
              <text:p text:style-name="P23"><text:span text:style-name="T13"><text:s text:c="5"/></text:span><text:span text:style-name="T13">cout&lt;&lt;“\n”;</text:span></text:p>
              <text:p text:style-name="P23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27" draw:text-style-name="P22" xml:id="id28" draw:id="id28" draw:layer="layout" svg:width="21.59cm" svg:height="1.364cm" svg:x="0cm" svg:y="16.933cm">
          <text:list text:style-name="L4">
            <text:list-header>
              <text:p text:style-name="P21"><text:span text:style-name="T19"><text:s/></text:span><text:span text:style-name="T17">输出：</text:span><text:span text:style-name="T19">9_ _8_ _7_ _6_ _5_ _4_ _3_ _2_ _1_ _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9" draw:style-name="gr28" draw:text-style-name="P13" xml:id="id13" draw:id="id13" draw:layer="layout" svg:width="2.751cm" svg:height="1.481cm" svg:x="11.007cm" svg:y="5.292cm">
          <text:list text:style-name="L5">
            <text:list-header>
              <text:p text:style-name="P12"><text:span text:style-name="T12">定义</text:span></text:p>
            </text:list-header>
          </text:list>
          <draw:enhanced-geometry svg:viewBox="0 0 21600 21600" draw:text-areas="800 800 20800 20800" draw:type="round-rectangular-callout" draw:modifiers="-1765 238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0" draw:style-name="gr29" draw:text-style-name="P13" xml:id="id17" draw:id="id17" draw:layer="layout" svg:width="2.54cm" svg:height="1.482cm" svg:x="2.752cm" svg:y="9.313cm">
          <text:list text:style-name="L5">
            <text:list-header>
              <text:p text:style-name="P12"><text:span text:style-name="T12">赋值</text:span></text:p>
            </text:list-header>
          </text:list>
          <draw:enhanced-geometry svg:viewBox="0 0 21600 21600" draw:text-areas="800 800 20800 20800" draw:type="round-rectangular-callout" draw:modifiers="30638 12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1" draw:style-name="gr30" draw:text-style-name="P13" xml:id="id27" draw:id="id27" draw:layer="layout" svg:width="2.54cm" svg:height="1.481cm" svg:x="11.218cm" svg:y="14.182cm">
          <text:list text:style-name="L5">
            <text:list-header>
              <text:p text:style-name="P12"><text:span text:style-name="T12">输出</text:span></text:p>
            </text:list-header>
          </text:list>
          <draw:enhanced-geometry svg:viewBox="0 0 21600 21600" draw:text-areas="800 800 20800 20800" draw:type="round-rectangular-callout" draw:modifiers="-6300 -4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72" draw:style-name="gr5" draw:text-style-name="P22" xml:id="id18" draw:id="id18" draw:layer="layout" svg:width="5.926cm" svg:height="1.364cm" svg:x="14.817cm" svg:y="4.445cm">
          <text:list text:style-name="L1">
            <text:list-header>
              <text:p text:style-name="P21"><text:span text:style-name="T13">i=0, a[0]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5" draw:text-style-name="P22" xml:id="id20" draw:id="id20" draw:layer="layout" svg:width="5.926cm" svg:height="1.364cm" svg:x="14.817cm" svg:y="5.927cm">
          <text:list text:style-name="L1">
            <text:list-header>
              <text:p text:style-name="P21"><text:span text:style-name="T13">i=1, a[1]=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" draw:id="id15" draw:layer="layout" svg:width="1.481cm" svg:height="12.452cm" svg:x="22.013cm" svg:y="4.657cm">
          <table:table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3"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name="Text Box 99" draw:style-name="gr5" draw:text-style-name="P26" xml:id="id14" draw:id="id14" draw:layer="layout" svg:width="1.693cm" svg:height="1.178cm" svg:x="21.59cm" svg:y="3.387cm">
          <text:list text:style-name="L1">
            <text:list-header>
              <text:p text:style-name="P25"><text:span text:style-name="T20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6" draw:id="id16" draw:layer="layout" svg:width="1.904cm" svg:height="12.275cm" svg:x="23.495cm" svg:y="4.657cm">
          <table:table>
            <table:table-column table:style-name="co2"/>
            <table:table-row table:style-name="ro4">
              <table:table-cell table:style-name="ce4">
                <text:list text:style-name="L4">
                  <text:list-header>
                    <text:p text:style-name="P27"><text:span text:style-name="T21">a[0]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4">
                  <text:list-header>
                    <text:p text:style-name="P27"><text:span text:style-name="T21">a[1]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4">
                  <text:list-header>
                    <text:p text:style-name="P27"><text:span text:style-name="T21">a[2]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4">
                  <text:list-header>
                    <text:p text:style-name="P27"><text:span text:style-name="T21">a[3]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4">
                  <text:list-header>
                    <text:p text:style-name="P27"><text:span text:style-name="T21">a[4]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4">
                  <text:list-header>
                    <text:p text:style-name="P27"><text:span text:style-name="T21">a[5]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27"><text:span text:style-name="T21">a[6]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4">
                  <text:list-header>
                    <text:p text:style-name="P27"><text:span text:style-name="T21">a[7]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4">
                  <text:list-header>
                    <text:p text:style-name="P27"><text:span text:style-name="T21">a[8]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style-name="L3">
                  <text:list-header>
                    <text:p text:style-name="P27"><text:span text:style-name="T22">a[9]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45" draw:style-name="gr31" draw:text-style-name="P26" xml:id="id19" draw:id="id19" draw:layer="layout" svg:width="1.058cm" svg:height="1.178cm" svg:x="22.225cm" svg:y="4.657cm">
          <text:list text:style-name="L3">
            <text:list-header>
              <text:p text:style-name="P25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6" draw:style-name="gr32" draw:text-style-name="P26" xml:id="id21" draw:id="id21" draw:layer="layout" svg:width="1.058cm" svg:height="1.178cm" svg:x="22.225cm" svg:y="5.927cm">
          <text:list text:style-name="L3">
            <text:list-header>
              <text:p text:style-name="P25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7" draw:style-name="gr33" draw:text-style-name="P26" xml:id="id23" draw:id="id23" draw:layer="layout" svg:width="1.058cm" svg:height="1.178cm" svg:x="22.225cm" svg:y="7.197cm">
          <text:list text:style-name="L3">
            <text:list-header>
              <text:p text:style-name="P25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8" draw:style-name="gr5" draw:text-style-name="P22" xml:id="id22" draw:id="id22" draw:layer="layout" svg:width="5.926cm" svg:height="1.364cm" svg:x="14.817cm" svg:y="7.62cm">
          <text:list text:style-name="L1">
            <text:list-header>
              <text:p text:style-name="P21"><text:span text:style-name="T13">i=2, a[2]=2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55" xml:id="id24" draw:id="id24">
          <draw:custom-shape draw:name="Text Box 149" draw:style-name="gr34" draw:text-style-name="P26" draw:layer="layout" svg:width="1.058cm" svg:height="1.178cm" svg:x="22.225cm" svg:y="8.467cm">
            <text:list text:style-name="L3">
              <text:list-header>
                <text:p text:style-name="P25"><text:span text:style-name="T2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0" draw:style-name="gr35" draw:text-style-name="P26" draw:layer="layout" svg:width="1.058cm" svg:height="1.178cm" svg:x="22.225cm" svg:y="9.737cm">
            <text:list text:style-name="L3">
              <text:list-header>
                <text:p text:style-name="P25"><text:span text:style-name="T22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1" draw:style-name="gr36" draw:text-style-name="P26" draw:layer="layout" svg:width="1.058cm" svg:height="1.178cm" svg:x="22.225cm" svg:y="11.007cm">
            <text:list text:style-name="L3">
              <text:list-header>
                <text:p text:style-name="P25"><text:span text:style-name="T2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2" draw:style-name="gr37" draw:text-style-name="P26" draw:layer="layout" svg:width="1.058cm" svg:height="1.178cm" svg:x="22.225cm" svg:y="12.065cm">
            <text:list text:style-name="L3">
              <text:list-header>
                <text:p text:style-name="P25"><text:span text:style-name="T22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3" draw:style-name="gr38" draw:text-style-name="P26" draw:layer="layout" svg:width="1.058cm" svg:height="1.178cm" svg:x="22.225cm" svg:y="13.335cm">
            <text:list text:style-name="L3">
              <text:list-header>
                <text:p text:style-name="P25"><text:span text:style-name="T22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4" draw:style-name="gr39" draw:text-style-name="P26" draw:layer="layout" svg:width="1.058cm" svg:height="1.178cm" svg:x="22.225cm" svg:y="14.605cm">
            <text:list text:style-name="L3">
              <text:list-header>
                <text:p text:style-name="P25"><text:span text:style-name="T22">8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56" draw:style-name="gr40" draw:text-style-name="P26" xml:id="id26" draw:id="id26" draw:layer="layout" svg:width="1.058cm" svg:height="1.178cm" svg:x="22.225cm" svg:y="15.875cm">
          <text:list text:style-name="L4">
            <text:list-header>
              <text:p text:style-name="P25"><text:span text:style-name="T2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7" draw:style-name="gr41" draw:text-style-name="P22" xml:id="id25" draw:id="id25" draw:layer="layout" svg:width="5.926cm" svg:height="1.364cm" svg:x="14.817cm" svg:y="10.16cm">
          <text:list text:style-name="L4">
            <text:list-header>
              <text:p text:style-name="P21"><text:span text:style-name="T19">i=9, a[9]=9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cm">
          <text:list text:style-name="L1">
            <text:list-header>
              <text:p text:style-name="P8"><text:span text:style-name="T5">三、一维数组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2" draw:text-style-name="P29" xml:id="id29" draw:id="id29" draw:layer="layout" svg:width="25.4cm" svg:height="1.685cm" svg:x="0cm" svg:y="1.693cm">
          <text:list text:style-name="L4">
            <text:list-header>
              <text:p text:style-name="P28"><text:span text:style-name="T9">在定义数组的同时给数组元素赋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3" draw:text-style-name="P31" xml:id="id30" draw:id="id30" draw:layer="layout" svg:width="25.4cm" svg:height="4.421cm" svg:x="0cm" svg:y="3.81cm">
          <text:list text:style-name="L1">
            <text:list-header>
              <text:p text:style-name="P30"><text:span text:style-name="T10">注意：</text:span></text:p>
              <text:p text:style-name="P30"><text:span text:style-name="T4">1</text:span><text:span text:style-name="T5">、对数组中的一部分元素列举初值，未赋值的部分是</text:span><text:span text:style-name="T4">0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4" draw:text-style-name="P9" xml:id="id31" draw:id="id31" draw:layer="layout" svg:width="18.838cm" svg:height="1.55cm" svg:x="3.175cm" svg:y="8.043cm">
          <text:list text:style-name="L4">
            <text:list-header>
              <text:p text:style-name="P8"><text:span text:style-name="T23">int <text:s/>a[10]= {0,1, 2, 3, 4, 5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9" xml:id="id33" draw:id="id33" draw:layer="layout" svg:width="25.4cm" svg:height="3.039cm" svg:x="0cm" svg:y="11.853cm">
          <text:list text:style-name="L1">
            <text:list-header>
              <text:p text:style-name="P8"><text:span text:style-name="T4">2</text:span><text:span text:style-name="T5">、不能给数组整体赋值，只能一个一个地赋值。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5" draw:text-style-name="P9" xml:id="id34" draw:id="id34" draw:layer="layout" svg:width="22.437cm" svg:height="1.55cm" svg:x="0.635cm" svg:y="13.758cm">
          <text:list text:style-name="L6">
            <text:list-header>
              <text:p text:style-name="P8"><text:span text:style-name="T24">int <text:s/>a[10]= {0,1,2,.....,9}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46" draw:text-style-name="P32" xml:id="id35" draw:id="id35" draw:layer="layout" svg:width="4.233cm" svg:height="1.693cm" svg:x="12.7cm" svg:y="13.547cm">
          <text:list text:style-name="L5">
            <text:list-header>
              <text:p text:style-name="P10"><text:span text:style-name="T25">非法</text:span></text:p>
            </text:list-header>
          </text:list>
          <draw:enhanced-geometry svg:viewBox="0 0 21600 21600" draw:text-areas="800 800 20800 20800" draw:type="round-rectangular-callout" draw:modifiers="-3420 14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3" draw:style-name="gr47" draw:text-style-name="P9" xml:id="id36" draw:id="id36" draw:layer="layout" svg:width="21.167cm" svg:height="1.55cm" svg:x="0.635cm" svg:y="16.087cm">
          <text:list text:style-name="L4">
            <text:list-header>
              <text:p text:style-name="P8"><text:span text:style-name="T23">int <text:s/>a[10]= {0,1, 2, 3, 4, 5,6,7,8,9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48" draw:text-style-name="P9" xml:id="id32" draw:id="id32" draw:layer="layout" svg:width="19.897cm" svg:height="1.55cm" svg:x="3.175cm" svg:y="9.948cm">
          <text:list text:style-name="L4">
            <text:list-header>
              <text:p text:style-name="P8"><text:span text:style-name="T23">int <text:s/>a[10]= {0,1, 2, 3, 4, 5</text:span><text:span text:style-name="T11">, 0, 0, 0, 0</text:span><text:span text:style-name="T23">}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4.528cm" svg:x="0cm" svg:y="0.635cm">
          <text:list text:style-name="L1">
            <text:list-header>
              <text:p text:style-name="P8"><text:span text:style-name="T4">3</text:span><text:span text:style-name="T5">、可以用 <text:s text:c="2"/></text:span><text:span text:style-name="T4">int <text:s/>a[ ]= {0,1, 2, 3, 4, 5, 6, 7, 8, 9}; <text:s text:c="2"/></text:span><text:span text:style-name="T5">给数组赋值，</text:span><text:span text:style-name="T9">编译器会自动计算出内的元素项数，并将数组定义为该长度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37" draw:id="id37" draw:layer="layout" svg:width="25.4cm" svg:height="3.039cm" svg:x="0cm" svg:y="5.503cm">
          <text:list text:style-name="L1">
            <text:list-header>
              <text:p text:style-name="P8"><text:span text:style-name="T4">4</text:span><text:span text:style-name="T5">、用局部</text:span><text:span text:style-name="T4">static </text:span><text:span text:style-name="T5">或全局定义的数组不赋初值，</text:span><text:span text:style-name="T26">系统均默认其为‘</text:span><text:span text:style-name="T27">\0’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xml:id="id38" draw:id="id38" draw:layer="layout" svg:width="25.4cm" svg:height="3.039cm" svg:x="0cm" svg:y="8.89cm">
          <text:list text:style-name="L1">
            <text:list-header>
              <text:p text:style-name="P8"><text:span text:style-name="T4">static <text:s/>int <text:s/>a[10];</text:span><text:span text:style-name="T8">（即存储在静态数据区中的数组其元素默认为</text:span><text:span text:style-name="T7">0</text:span><text:span text:style-name="T8">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9" draw:text-style-name="P9" xml:id="id41" draw:id="id41" draw:layer="layout" svg:width="25.4cm" svg:height="3.039cm" svg:x="0cm" svg:y="15.028cm">
          <text:list text:style-name="L7">
            <text:list-header>
              <text:p text:style-name="P8"><text:span text:style-name="T26">数组在内存中顺序存放，第一个元素位于地址的最低端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0" draw:id="id40" draw:layer="layout" svg:width="16.933cm" svg:height="1.614cm" svg:x="5.503cm" svg:y="12.488cm">
          <table:table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row table:style-name="ro8" table:default-cell-style-name="ce6">
              <table:table-cell table:style-name="ce5"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56" draw:style-name="gr2" draw:text-style-name="P29" xml:id="id39" draw:id="id39" draw:layer="layout" svg:width="1.481cm" svg:height="1.885cm" svg:x="4.022cm" svg:y="12.277cm">
          <text:list text:style-name="L1">
            <text:list-header>
              <text:p text:style-name="P28"><text:span text:style-name="T4">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0" draw:text-style-name="P35" draw:layer="layout" svg:width="25.4cm" svg:height="5.252cm" svg:x="0cm" svg:y="0cm">
          <text:list text:style-name="L2">
            <text:list-header>
              <text:p text:style-name="P34"><text:span text:style-name="T28">求</text:span><text:span text:style-name="T29">Fibonacci</text:span><text:span text:style-name="T28">数列：</text:span><text:span text:style-name="T29">1,1,2,3,5,8,......</text:span><text:span text:style-name="T28">的前</text:span><text:span text:style-name="T29">20</text:span><text:span text:style-name="T28">个数，即</text:span></text:p>
            </text:list-header>
          </text:list>
          <text:list text:style-name="L1">
            <text:list-header>
              <text:p text:style-name="P34"><text:span text:style-name="T16"><text:s text:c="14"/></text:span><text:span text:style-name="T13">F1=1 <text:s/></text:span><text:span text:style-name="T13"><text:tab/></text:span><text:span text:style-name="T13"><text:tab/></text:span><text:span text:style-name="T13">(n=1)</text:span></text:p>
              <text:p text:style-name="P34"><text:span text:style-name="T13"><text:s text:c="14"/></text:span><text:span text:style-name="T13">F2=1</text:span><text:span text:style-name="T13"><text:tab/></text:span><text:span text:style-name="T13"><text:tab/></text:span><text:span text:style-name="T13">(n=2)</text:span></text:p>
              <text:p text:style-name="P34"><text:span text:style-name="T13"><text:s text:c="14"/></text:span><text:span text:style-name="T13">Fn=Fn-1+Fn-2</text:span><text:span text:style-name="T13"><text:tab/></text:span><text:span text:style-name="T13">(n&gt;=3)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42" draw:id="id42">
          <draw:custom-shape draw:name="Rectangle 4" draw:style-name="gr51" draw:text-style-name="P14" draw:layer="layout" svg:width="2.033cm" svg:height="1.27cm" svg:x="19.345cm" svg:y="6.98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2" draw:text-style-name="P14" draw:layer="layout" svg:width="2.032cm" svg:height="1.27cm" svg:x="17.313cm" svg:y="6.985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53" draw:text-style-name="P14" draw:layer="layout" svg:width="2.029cm" svg:height="1.27cm" svg:x="15.284cm" svg:y="6.985cm">
            <text:list text:style-name="L7">
              <text:list-header>
                <text:p text:style-name="P15"><text:span text:style-name="T30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4" draw:text-style-name="P14" draw:layer="layout" svg:width="2.033cm" svg:height="1.27cm" svg:x="13.251cm" svg:y="6.985cm">
            <text:list text:style-name="L7">
              <text:list-header>
                <text:p text:style-name="P15"><text:span text:style-name="T30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55" draw:text-style-name="P14" draw:layer="layout" svg:width="2.033cm" svg:height="1.27cm" svg:x="11.218cm" svg:y="6.985cm">
            <text:list text:style-name="L7">
              <text:list-header>
                <text:p text:style-name="P15"><text:span text:style-name="T3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6" draw:text-style-name="P14" draw:layer="layout" svg:width="2.033cm" svg:height="1.27cm" svg:x="9.185cm" svg:y="6.985cm">
            <text:list text:style-name="L7">
              <text:list-header>
                <text:p text:style-name="P15"><text:span text:style-name="T30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7" draw:text-style-name="P14" draw:layer="layout" svg:width="2.032cm" svg:height="1.27cm" svg:x="7.153cm" svg:y="6.985cm">
            <text:list text:style-name="L7">
              <text:list-header>
                <text:p text:style-name="P15"><text:span text:style-name="T3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8" draw:text-style-name="P14" draw:layer="layout" svg:width="2.029cm" svg:height="1.27cm" svg:x="5.124cm" svg:y="6.985cm">
            <text:list text:style-name="L7">
              <text:list-header>
                <text:p text:style-name="P15"><text:span text:style-name="T3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9" draw:text-style-name="P14" draw:layer="layout" svg:width="2.033cm" svg:height="1.27cm" svg:x="3.091cm" svg:y="6.985cm">
            <text:list text:style-name="L7">
              <text:list-header>
                <text:p text:style-name="P15"><text:span text:style-name="T3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60" draw:text-style-name="P14" draw:layer="layout" svg:width="2.033cm" svg:height="1.27cm" svg:x="1.058cm" svg:y="6.985cm">
            <text:list text:style-name="L7">
              <text:list-header>
                <text:p text:style-name="P15"><text:span text:style-name="T3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4" draw:style-name="gr17" draw:text-style-name="P16" draw:layer="layout" svg:x1="1.058cm" svg:y1="6.985cm" svg:x2="21.378cm" svg:y2="6.985cm">
            <text:p/>
          </draw:line>
          <draw:line draw:name="Line 15" draw:style-name="gr17" draw:text-style-name="P16" draw:layer="layout" svg:x1="1.058cm" svg:y1="8.255cm" svg:x2="21.378cm" svg:y2="8.255cm">
            <text:p/>
          </draw:line>
          <draw:line draw:name="Line 16" draw:style-name="gr17" draw:text-style-name="P16" draw:layer="layout" svg:x1="1.058cm" svg:y1="6.985cm" svg:x2="1.058cm" svg:y2="8.255cm">
            <text:p/>
          </draw:line>
          <draw:line draw:name="Line 17" draw:style-name="gr18" draw:text-style-name="P16" draw:layer="layout" svg:x1="3.091cm" svg:y1="6.985cm" svg:x2="3.091cm" svg:y2="8.255cm">
            <text:p/>
          </draw:line>
          <draw:line draw:name="Line 18" draw:style-name="gr18" draw:text-style-name="P16" draw:layer="layout" svg:x1="5.124cm" svg:y1="6.985cm" svg:x2="5.124cm" svg:y2="8.255cm">
            <text:p/>
          </draw:line>
          <draw:line draw:name="Line 19" draw:style-name="gr18" draw:text-style-name="P16" draw:layer="layout" svg:x1="7.153cm" svg:y1="6.985cm" svg:x2="7.153cm" svg:y2="8.255cm">
            <text:p/>
          </draw:line>
          <draw:line draw:name="Line 20" draw:style-name="gr18" draw:text-style-name="P16" draw:layer="layout" svg:x1="9.185cm" svg:y1="6.985cm" svg:x2="9.185cm" svg:y2="8.255cm">
            <text:p/>
          </draw:line>
          <draw:line draw:name="Line 21" draw:style-name="gr18" draw:text-style-name="P16" draw:layer="layout" svg:x1="11.218cm" svg:y1="6.985cm" svg:x2="11.218cm" svg:y2="8.255cm">
            <text:p/>
          </draw:line>
          <draw:line draw:name="Line 22" draw:style-name="gr18" draw:text-style-name="P16" draw:layer="layout" svg:x1="13.251cm" svg:y1="6.985cm" svg:x2="13.251cm" svg:y2="8.255cm">
            <text:p/>
          </draw:line>
          <draw:line draw:name="Line 23" draw:style-name="gr18" draw:text-style-name="P16" draw:layer="layout" svg:x1="15.284cm" svg:y1="6.985cm" svg:x2="15.284cm" svg:y2="8.255cm">
            <text:p/>
          </draw:line>
          <draw:line draw:name="Line 24" draw:style-name="gr18" draw:text-style-name="P16" draw:layer="layout" svg:x1="17.313cm" svg:y1="6.985cm" svg:x2="17.313cm" svg:y2="8.255cm">
            <text:p/>
          </draw:line>
          <draw:line draw:name="Line 25" draw:style-name="gr18" draw:text-style-name="P16" draw:layer="layout" svg:x1="19.345cm" svg:y1="6.985cm" svg:x2="19.345cm" svg:y2="8.255cm">
            <text:p/>
          </draw:line>
          <draw:line draw:name="Line 26" draw:style-name="gr17" draw:text-style-name="P16" draw:layer="layout" svg:x1="21.378cm" svg:y1="6.985cm" svg:x2="21.378cm" svg:y2="8.255cm">
            <text:p/>
          </draw:line>
          <draw:custom-shape draw:name="Rectangle 27" draw:style-name="gr61" draw:text-style-name="P14" draw:layer="layout" svg:width="2.033cm" svg:height="1.27cm" svg:x="19.345cm" svg:y="5.715cm">
            <text:list text:style-name="L7">
              <text:list-header>
                <text:p text:style-name="P15"><text:span text:style-name="T30">...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62" draw:text-style-name="P14" draw:layer="layout" svg:width="2.032cm" svg:height="1.27cm" svg:x="17.313cm" svg:y="5.715cm">
            <text:list text:style-name="L7">
              <text:list-header>
                <text:p text:style-name="P15"><text:span text:style-name="T30">f[7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63" draw:text-style-name="P14" draw:layer="layout" svg:width="2.029cm" svg:height="1.27cm" svg:x="15.284cm" svg:y="5.715cm">
            <text:list text:style-name="L7">
              <text:list-header>
                <text:p text:style-name="P15"><text:span text:style-name="T30">f[6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64" draw:text-style-name="P14" draw:layer="layout" svg:width="2.033cm" svg:height="1.27cm" svg:x="13.251cm" svg:y="5.715cm">
            <text:list text:style-name="L7">
              <text:list-header>
                <text:p text:style-name="P15"><text:span text:style-name="T30">f[5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65" draw:text-style-name="P14" draw:layer="layout" svg:width="2.033cm" svg:height="1.27cm" svg:x="11.218cm" svg:y="5.715cm">
            <text:list text:style-name="L7">
              <text:list-header>
                <text:p text:style-name="P15"><text:span text:style-name="T30">f[5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66" draw:text-style-name="P14" draw:layer="layout" svg:width="2.033cm" svg:height="1.27cm" svg:x="9.185cm" svg:y="5.715cm">
            <text:list text:style-name="L7">
              <text:list-header>
                <text:p text:style-name="P15"><text:span text:style-name="T30">f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67" draw:text-style-name="P14" draw:layer="layout" svg:width="2.032cm" svg:height="1.27cm" svg:x="7.153cm" svg:y="5.715cm">
            <text:list text:style-name="L7">
              <text:list-header>
                <text:p text:style-name="P15"><text:span text:style-name="T30">f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68" draw:text-style-name="P14" draw:layer="layout" svg:width="2.029cm" svg:height="1.27cm" svg:x="5.124cm" svg:y="5.715cm">
            <text:list text:style-name="L7">
              <text:list-header>
                <text:p text:style-name="P15"><text:span text:style-name="T30">f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69" draw:text-style-name="P14" draw:layer="layout" svg:width="2.033cm" svg:height="1.27cm" svg:x="3.091cm" svg:y="5.715cm">
            <text:list text:style-name="L7">
              <text:list-header>
                <text:p text:style-name="P15"><text:span text:style-name="T30">f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70" draw:text-style-name="P14" draw:layer="layout" svg:width="2.033cm" svg:height="1.27cm" svg:x="1.058cm" svg:y="5.715cm">
            <text:list text:style-name="L7">
              <text:list-header>
                <text:p text:style-name="P15"><text:span text:style-name="T30">f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7" draw:style-name="gr24" draw:text-style-name="P16" draw:layer="layout" svg:x1="1.058cm" svg:y1="5.715cm" svg:x2="3.091cm" svg:y2="5.715cm">
            <text:p/>
          </draw:line>
          <draw:line draw:name="Line 38" draw:style-name="gr24" draw:text-style-name="P16" draw:layer="layout" svg:x1="1.058cm" svg:y1="6.985cm" svg:x2="3.091cm" svg:y2="6.985cm">
            <text:p/>
          </draw:line>
          <draw:line draw:name="Line 39" draw:style-name="gr24" draw:text-style-name="P16" draw:layer="layout" svg:x1="1.058cm" svg:y1="5.715cm" svg:x2="1.058cm" svg:y2="6.985cm">
            <text:p/>
          </draw:line>
          <draw:line draw:name="Line 40" draw:style-name="gr24" draw:text-style-name="P16" draw:layer="layout" svg:x1="21.378cm" svg:y1="5.715cm" svg:x2="21.378cm" svg:y2="6.985cm">
            <text:p/>
          </draw:line>
          <draw:line draw:name="Line 41" draw:style-name="gr24" draw:text-style-name="P16" draw:layer="layout" svg:x1="3.091cm" svg:y1="5.715cm" svg:x2="5.124cm" svg:y2="5.715cm">
            <text:p/>
          </draw:line>
          <draw:line draw:name="Line 42" draw:style-name="gr24" draw:text-style-name="P16" draw:layer="layout" svg:x1="3.091cm" svg:y1="6.985cm" svg:x2="5.124cm" svg:y2="6.985cm">
            <text:p/>
          </draw:line>
          <draw:line draw:name="Line 43" draw:style-name="gr24" draw:text-style-name="P16" draw:layer="layout" svg:x1="5.124cm" svg:y1="5.715cm" svg:x2="7.153cm" svg:y2="5.715cm">
            <text:p/>
          </draw:line>
          <draw:line draw:name="Line 44" draw:style-name="gr24" draw:text-style-name="P16" draw:layer="layout" svg:x1="5.124cm" svg:y1="6.985cm" svg:x2="7.153cm" svg:y2="6.985cm">
            <text:p/>
          </draw:line>
          <draw:line draw:name="Line 45" draw:style-name="gr24" draw:text-style-name="P16" draw:layer="layout" svg:x1="7.153cm" svg:y1="5.715cm" svg:x2="9.185cm" svg:y2="5.715cm">
            <text:p/>
          </draw:line>
          <draw:line draw:name="Line 46" draw:style-name="gr24" draw:text-style-name="P16" draw:layer="layout" svg:x1="7.153cm" svg:y1="6.985cm" svg:x2="9.185cm" svg:y2="6.985cm">
            <text:p/>
          </draw:line>
          <draw:line draw:name="Line 47" draw:style-name="gr24" draw:text-style-name="P16" draw:layer="layout" svg:x1="9.185cm" svg:y1="5.715cm" svg:x2="11.218cm" svg:y2="5.715cm">
            <text:p/>
          </draw:line>
          <draw:line draw:name="Line 48" draw:style-name="gr24" draw:text-style-name="P16" draw:layer="layout" svg:x1="9.185cm" svg:y1="6.985cm" svg:x2="11.218cm" svg:y2="6.985cm">
            <text:p/>
          </draw:line>
          <draw:line draw:name="Line 49" draw:style-name="gr24" draw:text-style-name="P16" draw:layer="layout" svg:x1="11.218cm" svg:y1="5.715cm" svg:x2="13.251cm" svg:y2="5.715cm">
            <text:p/>
          </draw:line>
          <draw:line draw:name="Line 50" draw:style-name="gr24" draw:text-style-name="P16" draw:layer="layout" svg:x1="11.218cm" svg:y1="6.985cm" svg:x2="13.251cm" svg:y2="6.985cm">
            <text:p/>
          </draw:line>
          <draw:line draw:name="Line 51" draw:style-name="gr24" draw:text-style-name="P16" draw:layer="layout" svg:x1="13.251cm" svg:y1="5.715cm" svg:x2="15.284cm" svg:y2="5.715cm">
            <text:p/>
          </draw:line>
          <draw:line draw:name="Line 52" draw:style-name="gr24" draw:text-style-name="P16" draw:layer="layout" svg:x1="13.251cm" svg:y1="6.985cm" svg:x2="15.284cm" svg:y2="6.985cm">
            <text:p/>
          </draw:line>
          <draw:line draw:name="Line 53" draw:style-name="gr24" draw:text-style-name="P16" draw:layer="layout" svg:x1="15.284cm" svg:y1="5.715cm" svg:x2="17.313cm" svg:y2="5.715cm">
            <text:p/>
          </draw:line>
          <draw:line draw:name="Line 54" draw:style-name="gr24" draw:text-style-name="P16" draw:layer="layout" svg:x1="15.284cm" svg:y1="6.985cm" svg:x2="17.313cm" svg:y2="6.985cm">
            <text:p/>
          </draw:line>
          <draw:line draw:name="Line 55" draw:style-name="gr24" draw:text-style-name="P16" draw:layer="layout" svg:x1="17.313cm" svg:y1="5.715cm" svg:x2="19.345cm" svg:y2="5.715cm">
            <text:p/>
          </draw:line>
          <draw:line draw:name="Line 56" draw:style-name="gr24" draw:text-style-name="P16" draw:layer="layout" svg:x1="17.313cm" svg:y1="6.985cm" svg:x2="19.345cm" svg:y2="6.985cm">
            <text:p/>
          </draw:line>
          <draw:line draw:name="Line 57" draw:style-name="gr24" draw:text-style-name="P16" draw:layer="layout" svg:x1="19.345cm" svg:y1="5.715cm" svg:x2="21.378cm" svg:y2="5.715cm">
            <text:p/>
          </draw:line>
          <draw:line draw:name="Line 58" draw:style-name="gr24" draw:text-style-name="P16" draw:layer="layout" svg:x1="19.345cm" svg:y1="6.985cm" svg:x2="21.378cm" svg:y2="6.985cm">
            <text:p/>
          </draw:line>
        </draw:g>
        <draw:custom-shape draw:name="Text Box 59" draw:style-name="gr71" draw:text-style-name="P9" xml:id="id43" draw:id="id43" draw:layer="layout" svg:width="14.605cm" svg:height="1.55cm" svg:x="1.058cm" svg:y="8.678cm">
          <text:list text:style-name="L4">
            <text:list-header>
              <text:p text:style-name="P8"><text:span text:style-name="T23">f [i]=f [i-1]+f [i-2]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0" xml:id="id44" draw:id="id44">
          <draw:custom-shape draw:name="Text Box 61" draw:style-name="gr5" draw:text-style-name="P37" draw:layer="layout" svg:width="10.16cm" svg:height="6.494cm" svg:x="0.847cm" svg:y="10.795cm">
            <text:list text:style-name="L1">
              <text:list-header>
                <text:p text:style-name="P36"><text:span text:style-name="T20">void main (void)</text:span></text:p>
                <text:p text:style-name="P36"><text:span text:style-name="T20">{ <text:s text:c="2"/>int <text:s/>i;</text:span></text:p>
                <text:p text:style-name="P36"><text:span text:style-name="T20"><text:s text:c="5"/></text:span><text:span text:style-name="T20">int <text:s/>f [20]={1,1};</text:span></text:p>
                <text:p text:style-name="P36"><text:span text:style-name="T20"><text:s text:c="5"/></text:span><text:span text:style-name="T22">for (i=2 ; i&lt;20 ; i++ )</text:span></text:p>
              </text:list-header>
            </text:list>
            <text:list text:style-name="L3">
              <text:list-header>
                <text:p text:style-name="P36"><text:span text:style-name="T22"><text:s text:c="11"/></text:span><text:span text:style-name="T22">f [i]=f [i-1]+f [i-2];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5" draw:text-style-name="P39" draw:layer="layout" svg:width="11.006cm" svg:height="7.762cm" svg:x="12.912cm" svg:y="10.372cm">
            <text:list text:style-name="L1">
              <text:list-header>
                <text:p text:style-name="P38"><text:span text:style-name="T20">for ( i=0; i&lt;20; i++) </text:span></text:p>
                <text:p text:style-name="P38"><text:span text:style-name="T20"><text:s text:c="3"/></text:span><text:span text:style-name="T20">{ <text:s text:c="2"/>if (i%5= =0) <text:s/>cout&lt;&lt;“\n”;</text:span></text:p>
                <text:p text:style-name="P38"><text:span text:style-name="T20"><text:s text:c="9"/></text:span><text:span text:style-name="T20">cout&lt;&lt;f [i]&lt;&lt;‘\t’;</text:span></text:p>
                <text:p text:style-name="P38"><text:span text:style-name="T20"><text:s text:c="4"/></text:span><text:span text:style-name="T20">}</text:span></text:p>
                <text:p text:style-name="P38"><text:span text:style-name="T20">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18" draw:text-style-name="P16" draw:layer="layout" svg:x1="11.007cm" svg:y1="10.16cm" svg:x2="11.007cm" svg:y2="19.0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cm">
          <text:list text:style-name="L1">
            <text:list-header>
              <text:p text:style-name="P8"><text:span text:style-name="T5">下面程序的运行结果是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41" draw:layer="layout" svg:width="14.394cm" svg:height="12.058cm" svg:x="1.693cm" svg:y="1.905cm">
          <text:list text:style-name="L1">
            <text:list-header>
              <text:p text:style-name="P40"><text:span text:style-name="T13">void main(void)</text:span></text:p>
              <text:p text:style-name="P40"><text:span text:style-name="T13">{ <text:s/>int <text:s/>a[6], i;</text:span></text:p>
              <text:p text:style-name="P40"><text:span text:style-name="T13"><text:s text:c="4"/></text:span><text:span text:style-name="T13">for (i=1; i&lt;6; i++)</text:span></text:p>
              <text:p text:style-name="P40"><text:span text:style-name="T13"><text:s text:c="6"/></text:span><text:span text:style-name="T13">{ <text:s/>a[i]=9*(i-2+4*(i&gt;3))%5 ;</text:span></text:p>
              <text:p text:style-name="P40"><text:span text:style-name="T13"><text:s text:c="10"/></text:span><text:span text:style-name="T13">cout&lt;&lt;a[i]&lt;&lt;‘\t’;</text:span></text:p>
              <text:p text:style-name="P40"><text:span text:style-name="T13"><text:s text:c="7"/></text:span><text:span text:style-name="T13">}</text:span></text:p>
              <text:p text:style-name="P40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5" draw:id="id45" draw:layer="layout" svg:width="12.699cm" svg:height="2.83cm" svg:x="1.482cm" svg:y="14.817cm">
          <table:table>
            <table:table-column table:style-name="co5"/>
            <table:table-column table:style-name="co6"/>
            <table:table-column table:style-name="co6"/>
            <table:table-column table:style-name="co5"/>
            <table:table-column table:style-name="co2"/>
            <table:table-column table:style-name="co7"/>
            <table:table-row table:style-name="ro9" table:default-cell-style-name="ce9">
              <table:table-cell table:style-name="ce8">
                <text:list text:style-name="L1">
                  <text:list-header>
                    <text:p text:style-name="P33"><text:span text:style-name="T31">i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10"/>
            </table:table-row>
            <table:table-row table:style-name="ro10" table:default-cell-style-name="ce12">
              <table:table-cell table:style-name="ce11">
                <text:list text:continue-numbering="true" text:style-name="L1">
                  <text:list-header>
                    <text:p text:style-name="P33"><text:span text:style-name="T31">a[i]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4.svm" xlink:type="simple" xlink:show="embed" xlink:actuate="onLoad"/>
        </draw:frame>
        <draw:g draw:name="Group 27" xml:id="id56" draw:id="id56">
          <draw:custom-shape draw:name="Rectangle 28" draw:style-name="gr72" draw:text-style-name="P14" draw:layer="layout" svg:width="2.117cm" svg:height="1.27cm" svg:x="22.225cm" svg:y="11.853cm">
            <text:list text:style-name="L1">
              <text:list-header>
                <text:p text:style-name="P15"><text:span text:style-name="T1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72" draw:text-style-name="P14" draw:layer="layout" svg:width="2.117cm" svg:height="1.27cm" svg:x="20.108cm" svg:y="11.853cm">
            <text:list text:style-name="L1">
              <text:list-header>
                <text:p text:style-name="P15"><text:span text:style-name="T1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73" draw:text-style-name="P14" draw:layer="layout" svg:width="2.116cm" svg:height="1.27cm" svg:x="17.992cm" svg:y="11.853cm">
            <text:list text:style-name="L1">
              <text:list-header>
                <text:p text:style-name="P15"><text:span text:style-name="T1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72" draw:text-style-name="P14" draw:layer="layout" svg:width="2.117cm" svg:height="1.27cm" svg:x="15.875cm" svg:y="11.853cm">
            <text:list text:style-name="L1">
              <text:list-header>
                <text:p text:style-name="P15"><text:span text:style-name="T1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72" draw:text-style-name="P14" draw:layer="layout" svg:width="2.117cm" svg:height="1.27cm" svg:x="13.758cm" svg:y="11.853cm">
            <text:list text:style-name="L1">
              <text:list-header>
                <text:p text:style-name="P15"><text:span text:style-name="T13">-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73" draw:text-style-name="P14" draw:layer="layout" svg:width="2.116cm" svg:height="1.27cm" svg:x="11.642cm" svg:y="11.853cm">
            <text:list text:style-name="L1">
              <text:list-header>
                <text:p text:style-name="P15"><text:span text:style-name="T16">随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4" draw:style-name="gr17" draw:text-style-name="P16" draw:layer="layout" svg:x1="11.642cm" svg:y1="11.853cm" svg:x2="24.342cm" svg:y2="11.853cm">
            <text:p/>
          </draw:line>
          <draw:line draw:name="Line 35" draw:style-name="gr17" draw:text-style-name="P16" draw:layer="layout" svg:x1="11.642cm" svg:y1="13.123cm" svg:x2="24.342cm" svg:y2="13.123cm">
            <text:p/>
          </draw:line>
          <draw:line draw:name="Line 36" draw:style-name="gr17" draw:text-style-name="P16" draw:layer="layout" svg:x1="11.642cm" svg:y1="11.853cm" svg:x2="11.642cm" svg:y2="13.123cm">
            <text:p/>
          </draw:line>
          <draw:line draw:name="Line 37" draw:style-name="gr18" draw:text-style-name="P16" draw:layer="layout" svg:x1="13.758cm" svg:y1="11.853cm" svg:x2="13.758cm" svg:y2="13.123cm">
            <text:p/>
          </draw:line>
          <draw:line draw:name="Line 38" draw:style-name="gr18" draw:text-style-name="P16" draw:layer="layout" svg:x1="15.875cm" svg:y1="11.853cm" svg:x2="15.875cm" svg:y2="13.123cm">
            <text:p/>
          </draw:line>
          <draw:line draw:name="Line 39" draw:style-name="gr18" draw:text-style-name="P16" draw:layer="layout" svg:x1="17.992cm" svg:y1="11.853cm" svg:x2="17.992cm" svg:y2="13.123cm">
            <text:p/>
          </draw:line>
          <draw:line draw:name="Line 40" draw:style-name="gr18" draw:text-style-name="P16" draw:layer="layout" svg:x1="20.108cm" svg:y1="11.853cm" svg:x2="20.108cm" svg:y2="13.123cm">
            <text:p/>
          </draw:line>
          <draw:line draw:name="Line 41" draw:style-name="gr18" draw:text-style-name="P16" draw:layer="layout" svg:x1="22.225cm" svg:y1="11.853cm" svg:x2="22.225cm" svg:y2="13.123cm">
            <text:p/>
          </draw:line>
          <draw:line draw:name="Line 42" draw:style-name="gr17" draw:text-style-name="P16" draw:layer="layout" svg:x1="24.342cm" svg:y1="11.853cm" svg:x2="24.342cm" svg:y2="13.123cm">
            <text:p/>
          </draw:line>
          <draw:custom-shape draw:name="Rectangle 43" draw:style-name="gr74" draw:text-style-name="P14" draw:layer="layout" svg:width="2.117cm" svg:height="1.27cm" svg:x="22.225cm" svg:y="10.583cm">
            <text:list text:style-name="L8">
              <text:list-header>
                <text:p text:style-name="P15"><text:span text:style-name="T32">a[5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75" draw:text-style-name="P14" draw:layer="layout" svg:width="2.117cm" svg:height="1.27cm" svg:x="20.108cm" svg:y="10.583cm">
            <text:list text:style-name="L8">
              <text:list-header>
                <text:p text:style-name="P15"><text:span text:style-name="T32">a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76" draw:text-style-name="P14" draw:layer="layout" svg:width="2.116cm" svg:height="1.27cm" svg:x="17.992cm" svg:y="10.583cm">
            <text:list text:style-name="L8">
              <text:list-header>
                <text:p text:style-name="P15"><text:span text:style-name="T32">a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6" draw:style-name="gr77" draw:text-style-name="P14" draw:layer="layout" svg:width="2.117cm" svg:height="1.27cm" svg:x="15.875cm" svg:y="10.583cm">
            <text:list text:style-name="L8">
              <text:list-header>
                <text:p text:style-name="P15"><text:span text:style-name="T32">a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7" draw:style-name="gr78" draw:text-style-name="P14" draw:layer="layout" svg:width="2.117cm" svg:height="1.27cm" svg:x="13.758cm" svg:y="10.583cm">
            <text:list text:style-name="L8">
              <text:list-header>
                <text:p text:style-name="P15"><text:span text:style-name="T32">a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79" draw:text-style-name="P14" draw:layer="layout" svg:width="2.116cm" svg:height="1.27cm" svg:x="11.642cm" svg:y="10.583cm">
            <text:list text:style-name="L8">
              <text:list-header>
                <text:p text:style-name="P15"><text:span text:style-name="T32">a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24" draw:text-style-name="P16" draw:layer="layout" svg:x1="11.642cm" svg:y1="10.583cm" svg:x2="13.758cm" svg:y2="10.583cm">
            <text:p/>
          </draw:line>
          <draw:line draw:name="Line 50" draw:style-name="gr24" draw:text-style-name="P16" draw:layer="layout" svg:x1="11.642cm" svg:y1="11.853cm" svg:x2="13.758cm" svg:y2="11.853cm">
            <text:p/>
          </draw:line>
          <draw:line draw:name="Line 51" draw:style-name="gr24" draw:text-style-name="P16" draw:layer="layout" svg:x1="11.642cm" svg:y1="10.583cm" svg:x2="11.642cm" svg:y2="11.853cm">
            <text:p/>
          </draw:line>
          <draw:line draw:name="Line 52" draw:style-name="gr24" draw:text-style-name="P16" draw:layer="layout" svg:x1="24.342cm" svg:y1="10.583cm" svg:x2="24.342cm" svg:y2="11.853cm">
            <text:p/>
          </draw:line>
          <draw:line draw:name="Line 53" draw:style-name="gr24" draw:text-style-name="P16" draw:layer="layout" svg:x1="13.758cm" svg:y1="10.583cm" svg:x2="15.875cm" svg:y2="10.583cm">
            <text:p/>
          </draw:line>
          <draw:line draw:name="Line 54" draw:style-name="gr24" draw:text-style-name="P16" draw:layer="layout" svg:x1="13.758cm" svg:y1="11.853cm" svg:x2="15.875cm" svg:y2="11.853cm">
            <text:p/>
          </draw:line>
          <draw:line draw:name="Line 55" draw:style-name="gr24" draw:text-style-name="P16" draw:layer="layout" svg:x1="15.875cm" svg:y1="10.583cm" svg:x2="17.992cm" svg:y2="10.583cm">
            <text:p/>
          </draw:line>
          <draw:line draw:name="Line 56" draw:style-name="gr24" draw:text-style-name="P16" draw:layer="layout" svg:x1="15.875cm" svg:y1="11.853cm" svg:x2="17.992cm" svg:y2="11.853cm">
            <text:p/>
          </draw:line>
          <draw:line draw:name="Line 57" draw:style-name="gr24" draw:text-style-name="P16" draw:layer="layout" svg:x1="17.992cm" svg:y1="10.583cm" svg:x2="20.108cm" svg:y2="10.583cm">
            <text:p/>
          </draw:line>
          <draw:line draw:name="Line 58" draw:style-name="gr24" draw:text-style-name="P16" draw:layer="layout" svg:x1="17.992cm" svg:y1="11.853cm" svg:x2="20.108cm" svg:y2="11.853cm">
            <text:p/>
          </draw:line>
          <draw:line draw:name="Line 59" draw:style-name="gr24" draw:text-style-name="P16" draw:layer="layout" svg:x1="20.108cm" svg:y1="10.583cm" svg:x2="22.225cm" svg:y2="10.583cm">
            <text:p/>
          </draw:line>
          <draw:line draw:name="Line 60" draw:style-name="gr24" draw:text-style-name="P16" draw:layer="layout" svg:x1="20.108cm" svg:y1="11.853cm" svg:x2="22.225cm" svg:y2="11.853cm">
            <text:p/>
          </draw:line>
          <draw:line draw:name="Line 61" draw:style-name="gr24" draw:text-style-name="P16" draw:layer="layout" svg:x1="22.225cm" svg:y1="10.583cm" svg:x2="24.342cm" svg:y2="10.583cm">
            <text:p/>
          </draw:line>
          <draw:line draw:name="Line 62" draw:style-name="gr24" draw:text-style-name="P16" draw:layer="layout" svg:x1="22.225cm" svg:y1="11.853cm" svg:x2="24.342cm" svg:y2="11.853cm">
            <text:p/>
          </draw:line>
        </draw:g>
        <draw:custom-shape draw:name="Text Box 63" draw:style-name="gr80" draw:text-style-name="P9" xml:id="id57" draw:id="id57" draw:layer="layout" svg:width="8.679cm" svg:height="1.55cm" svg:x="15.663cm" svg:y="14.817cm">
          <text:list text:style-name="L2">
            <text:list-header>
              <text:p text:style-name="P8"><text:span text:style-name="T8">输出：</text:span><text:span text:style-name="T7">-4 0 4 4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5" draw:text-style-name="P42" xml:id="id46" draw:id="id46" draw:layer="layout" svg:width="1.27cm" svg:height="1.55cm" svg:x="4.022cm" svg:y="14.817cm">
          <text:list text:style-name="L1">
            <text:list-header>
              <text:p text:style-name="P10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81" draw:text-style-name="P42" xml:id="id47" draw:id="id47" draw:layer="layout" svg:width="1.27cm" svg:height="1.55cm" svg:x="4.022cm" svg:y="16.087cm">
          <text:list text:style-name="L4">
            <text:list-header>
              <text:p text:style-name="P10"><text:span text:style-name="T23">-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5" draw:text-style-name="P42" xml:id="id48" draw:id="id48" draw:layer="layout" svg:width="1.27cm" svg:height="1.55cm" svg:x="6.138cm" svg:y="14.817cm">
          <text:list text:style-name="L1">
            <text:list-header>
              <text:p text:style-name="P10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82" draw:text-style-name="P42" xml:id="id49" draw:id="id49" draw:layer="layout" svg:width="1.27cm" svg:height="1.55cm" svg:x="6.138cm" svg:y="16.087cm">
          <text:list text:style-name="L4">
            <text:list-header>
              <text:p text:style-name="P10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5" draw:text-style-name="P42" xml:id="id50" draw:id="id50" draw:layer="layout" svg:width="1.27cm" svg:height="1.55cm" svg:x="8.255cm" svg:y="14.817cm">
          <text:list text:style-name="L1">
            <text:list-header>
              <text:p text:style-name="P10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83" draw:text-style-name="P42" xml:id="id51" draw:id="id51" draw:layer="layout" svg:width="1.27cm" svg:height="1.55cm" svg:x="8.255cm" svg:y="16.087cm">
          <text:list text:style-name="L4">
            <text:list-header>
              <text:p text:style-name="P10"><text:span text:style-name="T2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5" draw:text-style-name="P42" xml:id="id52" draw:id="id52" draw:layer="layout" svg:width="1.27cm" svg:height="1.55cm" svg:x="10.372cm" svg:y="14.817cm">
          <text:list text:style-name="L1">
            <text:list-header>
              <text:p text:style-name="P10"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84" draw:text-style-name="P42" xml:id="id53" draw:id="id53" draw:layer="layout" svg:width="1.27cm" svg:height="1.55cm" svg:x="10.372cm" svg:y="16.087cm">
          <text:list text:style-name="L4">
            <text:list-header>
              <text:p text:style-name="P10"><text:span text:style-name="T2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5" draw:text-style-name="P42" xml:id="id54" draw:id="id54" draw:layer="layout" svg:width="1.27cm" svg:height="1.55cm" svg:x="12.277cm" svg:y="14.817cm">
          <text:list text:style-name="L1">
            <text:list-header>
              <text:p text:style-name="P10"><text:span text:style-name="T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85" draw:text-style-name="P42" xml:id="id55" draw:id="id55" draw:layer="layout" svg:width="1.27cm" svg:height="1.55cm" svg:x="12.277cm" svg:y="16.087cm">
          <text:list text:style-name="L4">
            <text:list-header>
              <text:p text:style-name="P10"><text:span text:style-name="T23">3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1" draw:layer="layout" svg:width="4.447cm" svg:height="1.446cm" svg:x="0.016cm" svg:y="0cm">
          <text:list text:style-name="L1">
            <text:list-header>
              <text:p text:style-name="P40"><text:span text:style-name="T16">排序算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draw:layer="layout" svg:width="25.4cm" svg:height="1.364cm" svg:x="0cm" svg:y="1.693cm">
          <text:list text:style-name="L1">
            <text:list-header>
              <text:p text:style-name="P21"><text:span text:style-name="T16">用起泡法对</text:span><text:span text:style-name="T13">6</text:span><text:span text:style-name="T16">个数排序（由小到大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6" draw:text-style-name="P22" draw:layer="layout" svg:width="25.4cm" svg:height="1.364cm" svg:x="0cm" svg:y="3.175cm">
          <text:list text:style-name="L7">
            <text:list-header>
              <text:p text:style-name="P21"><text:span text:style-name="T33">将相邻的两个数两两比较，将小的调到前头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58" draw:id="id58" draw:layer="layout" svg:width="1.48cm" svg:height="8.465cm" svg:x="0.847cm" svg:y="5.292cm">
          <table:table>
            <table:table-column table:style-name="co8"/>
            <table:table-row table:style-name="ro11">
              <table:table-cell table:style-name="ce4">
                <text:list text:style-name="L1">
                  <text:list-header>
                    <text:p text:style-name="P43"><text:span text:style-name="T34">9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34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59" draw:id="id59" draw:layer="layout" svg:width="1.481cm" svg:height="8.465cm" svg:x="2.54cm" svg:y="5.292cm">
          <table:table>
            <table:table-column table:style-name="co1"/>
            <table:table-row table:style-name="ro11">
              <table:table-cell table:style-name="ce4">
                <text:list text:style-name="L7">
                  <text:list-header>
                    <text:p text:style-name="P43"><text:span text:style-name="T30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9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0" draw:id="id60" draw:layer="layout" svg:width="1.48cm" svg:height="8.465cm" svg:x="4.022cm" svg:y="5.292cm">
          <table:table>
            <table:table-column table:style-name="co8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9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4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61" draw:id="id61" draw:layer="layout" svg:width="1.48cm" svg:height="8.465cm" svg:x="5.292cm" svg:y="5.292cm">
          <table:table>
            <table:table-column table:style-name="co8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9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1">
                  <text:list-header>
                    <text:p text:style-name="P43"><text:span text:style-name="T34">2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2" draw:id="id62" draw:layer="layout" svg:width="1.481cm" svg:height="8.465cm" svg:x="6.773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2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7">
                  <text:list-header>
                    <text:p text:style-name="P43"><text:span text:style-name="T30">9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style-name="L1">
                  <text:list-header>
                    <text:p text:style-name="P43"><text:span text:style-name="T34">0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63" draw:id="id63" draw:layer="layout" svg:width="1.481cm" svg:height="8.571cm" svg:x="8.255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g draw:name="Group 131" xml:id="id64" draw:id="id64">
          <draw:custom-shape draw:name="AutoShape 132" draw:style-name="gr87" draw:text-style-name="P44" draw:layer="layout" svg:width="0.982cm" svg:height="5.926cm" draw:transform="rotate (1.5707963267949) translate (3.175cm 14.74cm)">
            <text:p/>
            <draw:enhanced-geometry svg:viewBox="0 0 21600 21600" draw:glue-points="21600 0 0 10800 21600 21600" draw:text-areas="13800 ?f9 21600 ?f10" draw:type="left-brace" draw:modifiers="3576 1126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133" draw:style-name="gr5" draw:text-style-name="P45" draw:layer="layout" svg:width="3.81cm" svg:height="4.587cm" svg:x="4.445cm" svg:y="14.88cm">
            <text:list text:style-name="L1">
              <text:list-header>
                <text:p text:style-name="P12"><text:span text:style-name="T16">第一趟</text:span></text:p>
                <text:p text:style-name="P12"><text:span text:style-name="T16">循环</text:span><text:span text:style-name="T18">5</text:span><text:span text:style-name="T16">次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xml:id="id66" draw:id="id66" draw:layer="layout" svg:width="1.481cm" svg:height="8.465cm" svg:x="11.853cm" svg:y="5.292cm">
          <table:table>
            <table:table-column table:style-name="co1"/>
            <table:table-row table:style-name="ro11">
              <table:table-cell table:style-name="ce4">
                <text:list text:style-name="L7">
                  <text:list-header>
                    <text:p text:style-name="P43"><text:span text:style-name="T30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67" draw:id="id67" draw:layer="layout" svg:width="1.481cm" svg:height="8.465cm" svg:x="13.335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2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68" draw:id="id68" draw:layer="layout" svg:width="1.48cm" svg:height="8.465cm" svg:x="14.817cm" svg:y="5.292cm">
          <table:table>
            <table:table-column table:style-name="co8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2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8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1">
                  <text:list-header>
                    <text:p text:style-name="P43"><text:span text:style-name="T34">0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g draw:name="Group 197" xml:id="id70" draw:id="id70">
          <draw:custom-shape draw:name="AutoShape 198" draw:style-name="gr87" draw:text-style-name="P44" draw:layer="layout" svg:width="1.098cm" svg:height="4.656cm" draw:transform="rotate (1.5707963267949) translate (12.7cm 14.856cm)">
            <text:p/>
            <draw:enhanced-geometry svg:viewBox="0 0 21600 21600" draw:glue-points="21600 0 0 10800 21600 21600" draw:text-areas="13800 ?f9 21600 ?f10" draw:type="left-brace" draw:modifiers="3576 1126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199" draw:style-name="gr5" draw:text-style-name="P45" draw:layer="layout" svg:width="3.864cm" svg:height="4.587cm" svg:x="13.476cm" svg:y="15.076cm">
            <text:list text:style-name="L1">
              <text:list-header>
                <text:p text:style-name="P12"><text:span text:style-name="T16">第二趟</text:span></text:p>
                <text:p text:style-name="P12"><text:span text:style-name="T16">循环</text:span><text:span text:style-name="T18">4</text:span><text:span text:style-name="T16">次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xml:id="id65" draw:id="id65" draw:layer="layout" svg:width="1.481cm" svg:height="8.571cm" svg:x="10.583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34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34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1">
                  <text:list-header>
                    <text:p text:style-name="P43"><text:span text:style-name="T13">2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69" draw:id="id69" draw:layer="layout" svg:width="1.48cm" svg:height="8.36cm" svg:x="16.087cm" svg:y="5.292cm">
          <table:table>
            <table:table-column table:style-name="co8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71" draw:id="id71" draw:layer="layout" svg:width="1.481cm" svg:height="8.254cm" svg:x="18.838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34">5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1">
                  <text:list-header>
                    <text:p text:style-name="P43"><text:span text:style-name="T34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72" draw:id="id72" draw:layer="layout" svg:width="1.481cm" svg:height="8.36cm" svg:x="20.108cm" svg:y="5.292cm">
          <table:table>
            <table:table-column table:style-name="co1"/>
            <table:table-row table:style-name="ro11">
              <table:table-cell table:style-name="ce4">
                <text:list text:style-name="L7">
                  <text:list-header>
                    <text:p text:style-name="P43"><text:span text:style-name="T30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5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3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xml:id="id73" draw:id="id73" draw:layer="layout" svg:width="1.481cm" svg:height="8.36cm" svg:x="21.378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5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style-name="L1">
                  <text:list-header>
                    <text:p text:style-name="P43"><text:span text:style-name="T34">0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74" draw:id="id74" draw:layer="layout" svg:width="1.481cm" svg:height="8.36cm" svg:x="22.86cm" svg:y="5.292cm">
          <table:table>
            <table:table-column table:style-name="co1"/>
            <table:table-row table:style-name="ro11">
              <table:table-cell table:style-name="ce4">
                <text:list text:style-name="L1">
                  <text:list-header>
                    <text:p text:style-name="P43"><text:span text:style-name="T13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g draw:name="Group 326" xml:id="id75" draw:id="id75">
          <draw:custom-shape draw:name="AutoShape 327" draw:style-name="gr87" draw:text-style-name="P44" draw:layer="layout" svg:width="1.058cm" svg:height="3.224cm" draw:transform="rotate (1.5707963267949) translate (20.761cm 14.605cm)">
            <text:p/>
            <draw:enhanced-geometry svg:viewBox="0 0 21600 21600" draw:glue-points="21600 0 0 10800 21600 21600" draw:text-areas="13800 ?f9 21600 ?f10" draw:type="left-brace" draw:modifiers="3576 1126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328" draw:style-name="gr5" draw:text-style-name="P45" draw:layer="layout" svg:width="3.597cm" svg:height="4.587cm" svg:x="20.532cm" svg:y="14.816cm">
            <text:list text:style-name="L1">
              <text:list-header>
                <text:p text:style-name="P12"><text:span text:style-name="T16">第三趟</text:span></text:p>
                <text:p text:style-name="P12"><text:span text:style-name="T16">循环</text:span><text:span text:style-name="T18">3</text:span><text:span text:style-name="T16">次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76" draw:id="id76" draw:layer="layout" svg:width="1.481cm" svg:height="8.254cm" svg:x="1.27cm" svg:y="1.058cm">
          <table:table>
            <table:table-column table:style-name="co1"/>
            <table:table-row table:style-name="ro13">
              <table:table-cell table:style-name="ce4">
                <text:list text:style-name="L1">
                  <text:list-header>
                    <text:p text:style-name="P43"><text:span text:style-name="T34">4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1">
                  <text:list-header>
                    <text:p text:style-name="P43"><text:span text:style-name="T34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13">0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3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4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xml:id="id77" draw:id="id77" draw:layer="layout" svg:width="1.481cm" svg:height="8.36cm" svg:x="2.54cm" svg:y="1.058cm">
          <table:table>
            <table:table-column table:style-name="co1"/>
            <table:table-row table:style-name="ro13">
              <table:table-cell table:style-name="ce4">
                <text:list text:style-name="L7">
                  <text:list-header>
                    <text:p text:style-name="P43"><text:span text:style-name="T30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4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1">
                  <text:list-header>
                    <text:p text:style-name="P43"><text:span text:style-name="T34">0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xml:id="id78" draw:id="id78" draw:layer="layout" svg:width="1.481cm" svg:height="8.36cm" svg:x="3.81cm" svg:y="1.058cm">
          <table:table>
            <table:table-column table:style-name="co1"/>
            <table:table-row table:style-name="ro13">
              <table:table-cell table:style-name="ce4">
                <text:list text:style-name="L1">
                  <text:list-header>
                    <text:p text:style-name="P43"><text:span text:style-name="T13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2">
                  <text:list-header>
                    <text:p text:style-name="P43"><text:span text:style-name="T29">4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80" draw:id="id80" draw:layer="layout" svg:width="1.48cm" svg:height="8.36cm" svg:x="7.197cm" svg:y="1.058cm">
          <table:table>
            <table:table-column table:style-name="co8"/>
            <table:table-row table:style-name="ro13">
              <table:table-cell table:style-name="ce4">
                <text:list text:style-name="L1">
                  <text:list-header>
                    <text:p text:style-name="P43"><text:span text:style-name="T34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1">
                  <text:list-header>
                    <text:p text:style-name="P43"><text:span text:style-name="T34">0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2">
                  <text:list-header>
                    <text:p text:style-name="P43"><text:span text:style-name="T29">4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g draw:name="Group 86" xml:id="id79" draw:id="id79">
          <draw:custom-shape draw:name="AutoShape 87" draw:style-name="gr87" draw:text-style-name="P44" draw:layer="layout" svg:width="1.058cm" svg:height="1.694cm" draw:transform="rotate (1.5707963267949) translate (2.963cm 10.16cm)">
            <text:p/>
            <draw:enhanced-geometry svg:viewBox="0 0 21600 21600" draw:glue-points="21600 0 0 10800 21600 21600" draw:text-areas="13800 ?f9 21600 ?f10" draw:type="left-brace" draw:modifiers="3576 1126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88" draw:style-name="gr5" draw:text-style-name="P26" draw:layer="layout" svg:width="3.175cm" svg:height="3.941cm" svg:x="2.54cm" svg:y="10.583cm">
            <text:list text:style-name="L1">
              <text:list-header>
                <text:p text:style-name="P25"><text:span text:style-name="T35">第四趟</text:span></text:p>
                <text:p text:style-name="P25"><text:span text:style-name="T35">循环</text:span><text:span text:style-name="T22">2</text:span><text:span text:style-name="T35">次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xml:id="id81" draw:id="id81" draw:layer="layout" svg:width="1.481cm" svg:height="8.36cm" svg:x="8.678cm" svg:y="1.058cm">
          <table:table>
            <table:table-column table:style-name="co1"/>
            <table:table-row table:style-name="ro13">
              <table:table-cell table:style-name="ce4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7">
                  <text:list-header>
                    <text:p text:style-name="P43"><text:span text:style-name="T30">3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style-name="L2">
                  <text:list-header>
                    <text:p text:style-name="P43"><text:span text:style-name="T29">4</text:span></text:p>
                  </text:list-header>
                </text:list>
              </table:table-cell>
            </table:table-row>
            <table:table-row table:style-name="ro15">
              <table:table-cell table:style-name="ce4">
                <text:list text:continue-numbering="true" text:style-name="L2">
                  <text:list-header>
                    <text:p text:style-name="P43"><text:span text:style-name="T29">5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2">
                  <text:list-header>
                    <text:p text:style-name="P43"><text:span text:style-name="T29">8</text:span></text:p>
                  </text:list-header>
                </text:list>
              </table:table-cell>
            </table:table-row>
            <table:table-row table:style-name="ro12">
              <table:table-cell table:style-name="ce4">
                <text:list text:continue-numbering="true" text:style-name="L2">
                  <text:list-header>
                    <text:p text:style-name="P43"><text:span text:style-name="T29">9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custom-shape draw:name="Text Box 110" draw:style-name="gr5" draw:text-style-name="P26" xml:id="id82" draw:id="id82" draw:layer="layout" svg:width="3.175cm" svg:height="3.941cm" svg:x="7.832cm" svg:y="10.583cm">
          <text:list text:style-name="L1">
            <text:list-header>
              <text:p text:style-name="P25"><text:span text:style-name="T35">第五趟</text:span></text:p>
              <text:p text:style-name="P25"><text:span text:style-name="T35">循环</text:span><text:span text:style-name="T22">1</text:span><text:span text:style-name="T35">次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1" xml:id="id83" draw:id="id83">
          <draw:custom-shape draw:name="Text Box 112" draw:style-name="gr5" draw:text-style-name="P39" draw:layer="layout" svg:width="2.963cm" svg:height="1.178cm" svg:x="16.087cm" svg:y="1.058cm">
            <text:list text:style-name="L1">
              <text:list-header>
                <text:p text:style-name="P38"><text:span text:style-name="T35">总结：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13" draw:style-name="gr88" draw:text-style-name="P14" draw:layer="layout" svg:width="3.81cm" svg:height="1.243cm" svg:x="21.59cm" svg:y="2.752cm">
            <text:list text:style-name="L1">
              <text:list-header>
                <text:p text:style-name="P15"><text:span text:style-name="T34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4" draw:style-name="gr89" draw:text-style-name="P14" draw:layer="layout" svg:width="3.387cm" svg:height="1.243cm" svg:x="11.43cm" svg:y="5.239cm">
            <text:list text:style-name="L1">
              <text:list-header>
                <text:p text:style-name="P15"><text:span text:style-name="T36">次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5" draw:style-name="gr90" draw:text-style-name="P14" draw:layer="layout" svg:width="3.387cm" svg:height="1.244cm" svg:x="11.43cm" svg:y="3.995cm">
            <text:list text:style-name="L1">
              <text:list-header>
                <text:p text:style-name="P15"><text:span text:style-name="T36">趟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6" draw:style-name="gr91" draw:text-style-name="P14" draw:layer="layout" svg:width="3.387cm" svg:height="1.243cm" svg:x="11.43cm" svg:y="2.752cm">
            <text:p/>
            <draw:enhanced-geometry svg:viewBox="0 0 21600 21600" draw:type="rectangle" draw:enhanced-path="M 0 0 L 21600 0 21600 21600 0 21600 0 0 Z N"/>
          </draw:custom-shape>
          <draw:custom-shape draw:name="Rectangle 117" draw:style-name="gr92" draw:text-style-name="P14" draw:layer="layout" svg:width="3.81cm" svg:height="1.244cm" svg:x="21.59cm" svg:y="3.995cm">
            <text:list text:style-name="L1">
              <text:list-header>
                <text:p text:style-name="P15"><text:span text:style-name="T34">j</text:span><text:span text:style-name="T19">(1~n-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8" draw:style-name="gr93" draw:text-style-name="P14" draw:layer="layout" svg:width="1.058cm" svg:height="1.244cm" svg:x="20.532cm" svg:y="3.995cm">
            <text:list text:style-name="L1">
              <text:list-header>
                <text:p text:style-name="P15"><text:span text:style-name="T3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9" draw:style-name="gr94" draw:text-style-name="P14" draw:layer="layout" svg:width="1.27cm" svg:height="1.244cm" svg:x="19.262cm" svg:y="3.995cm">
            <text:list text:style-name="L1">
              <text:list-header>
                <text:p text:style-name="P15"><text:span text:style-name="T3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0" draw:style-name="gr95" draw:text-style-name="P14" draw:layer="layout" svg:width="1.482cm" svg:height="1.244cm" svg:x="17.78cm" svg:y="3.995cm">
            <text:list text:style-name="L1">
              <text:list-header>
                <text:p text:style-name="P15"><text:span text:style-name="T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1" draw:style-name="gr96" draw:text-style-name="P14" draw:layer="layout" svg:width="1.482cm" svg:height="1.244cm" svg:x="16.298cm" svg:y="3.995cm">
            <text:list text:style-name="L1">
              <text:list-header>
                <text:p text:style-name="P15"><text:span text:style-name="T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2" draw:style-name="gr97" draw:text-style-name="P14" draw:layer="layout" svg:width="1.481cm" svg:height="1.244cm" svg:x="14.817cm" svg:y="3.995cm">
            <text:list text:style-name="L1">
              <text:list-header>
                <text:p text:style-name="P15"><text:span text:style-name="T3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3" draw:style-name="gr98" draw:text-style-name="P14" draw:layer="layout" svg:width="3.81cm" svg:height="1.243cm" svg:x="21.59cm" svg:y="5.239cm">
            <text:list text:style-name="L3">
              <text:list-header>
                <text:p text:style-name="P15"><text:span text:style-name="T18">n-j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4" draw:style-name="gr99" draw:text-style-name="P14" draw:layer="layout" svg:width="1.058cm" svg:height="1.243cm" svg:x="20.532cm" svg:y="5.239cm">
            <text:list text:style-name="L1">
              <text:list-header>
                <text:p text:style-name="P15"><text:span text:style-name="T3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5" draw:style-name="gr100" draw:text-style-name="P14" draw:layer="layout" svg:width="1.27cm" svg:height="1.243cm" svg:x="19.262cm" svg:y="5.239cm">
            <text:list text:style-name="L1">
              <text:list-header>
                <text:p text:style-name="P15"><text:span text:style-name="T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6" draw:style-name="gr101" draw:text-style-name="P14" draw:layer="layout" svg:width="1.482cm" svg:height="1.243cm" svg:x="17.78cm" svg:y="5.239cm">
            <text:list text:style-name="L1">
              <text:list-header>
                <text:p text:style-name="P15"><text:span text:style-name="T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7" draw:style-name="gr102" draw:text-style-name="P14" draw:layer="layout" svg:width="1.482cm" svg:height="1.243cm" svg:x="16.298cm" svg:y="5.239cm">
            <text:list text:style-name="L1">
              <text:list-header>
                <text:p text:style-name="P15"><text:span text:style-name="T3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8" draw:style-name="gr103" draw:text-style-name="P14" draw:layer="layout" svg:width="1.481cm" svg:height="1.243cm" svg:x="14.817cm" svg:y="5.239cm">
            <text:list text:style-name="L1">
              <text:list-header>
                <text:p text:style-name="P15"><text:span text:style-name="T3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9" draw:style-name="gr104" draw:text-style-name="P14" draw:layer="layout" svg:width="6.773cm" svg:height="1.243cm" svg:x="14.817cm" svg:y="2.752cm">
            <text:list text:style-name="L1">
              <text:list-header>
                <text:p text:style-name="P15"><text:span text:style-name="T36">共有</text:span><text:span text:style-name="T34">6</text:span><text:span text:style-name="T36">个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30" draw:style-name="gr17" draw:text-style-name="P16" draw:layer="layout" svg:x1="11.43cm" svg:y1="2.752cm" svg:x2="25.4cm" svg:y2="2.752cm">
            <text:p/>
          </draw:line>
          <draw:line draw:name="Line 131" draw:style-name="gr18" draw:text-style-name="P16" draw:layer="layout" svg:x1="11.43cm" svg:y1="3.995cm" svg:x2="25.4cm" svg:y2="3.995cm">
            <text:p/>
          </draw:line>
          <draw:line draw:name="Line 132" draw:style-name="gr17" draw:text-style-name="P16" draw:layer="layout" svg:x1="11.43cm" svg:y1="6.482cm" svg:x2="25.4cm" svg:y2="6.482cm">
            <text:p/>
          </draw:line>
          <draw:line draw:name="Line 133" draw:style-name="gr17" draw:text-style-name="P16" draw:layer="layout" svg:x1="11.43cm" svg:y1="2.752cm" svg:x2="11.43cm" svg:y2="6.482cm">
            <text:p/>
          </draw:line>
          <draw:line draw:name="Line 134" draw:style-name="gr17" draw:text-style-name="P16" draw:layer="layout" svg:x1="25.4cm" svg:y1="2.752cm" svg:x2="25.4cm" svg:y2="6.482cm">
            <text:p/>
          </draw:line>
          <draw:line draw:name="Line 135" draw:style-name="gr18" draw:text-style-name="P16" draw:layer="layout" svg:x1="11.43cm" svg:y1="5.239cm" svg:x2="25.4cm" svg:y2="5.239cm">
            <text:p/>
          </draw:line>
          <draw:line draw:name="Line 136" draw:style-name="gr18" draw:text-style-name="P16" draw:layer="layout" svg:x1="17.78cm" svg:y1="3.995cm" svg:x2="17.78cm" svg:y2="6.482cm">
            <text:p/>
          </draw:line>
          <draw:line draw:name="Line 137" draw:style-name="gr18" draw:text-style-name="P16" draw:layer="layout" svg:x1="19.262cm" svg:y1="3.995cm" svg:x2="19.262cm" svg:y2="6.482cm">
            <text:p/>
          </draw:line>
          <draw:line draw:name="Line 138" draw:style-name="gr18" draw:text-style-name="P16" draw:layer="layout" svg:x1="20.532cm" svg:y1="3.995cm" svg:x2="20.532cm" svg:y2="6.482cm">
            <text:p/>
          </draw:line>
          <draw:line draw:name="Line 139" draw:style-name="gr18" draw:text-style-name="P16" draw:layer="layout" svg:x1="14.817cm" svg:y1="2.752cm" svg:x2="14.817cm" svg:y2="6.482cm">
            <text:p/>
          </draw:line>
          <draw:line draw:name="Line 140" draw:style-name="gr18" draw:text-style-name="P16" draw:layer="layout" svg:x1="21.59cm" svg:y1="2.752cm" svg:x2="21.59cm" svg:y2="6.482cm">
            <text:p/>
          </draw:line>
          <draw:line draw:name="Line 141" draw:style-name="gr18" draw:text-style-name="P16" draw:layer="layout" svg:x1="16.298cm" svg:y1="3.995cm" svg:x2="16.298cm" svg:y2="6.482cm">
            <text:p/>
          </draw:line>
        </draw:g>
        <draw:custom-shape draw:name="Text Box 142" draw:style-name="gr5" draw:text-style-name="P35" xml:id="id84" draw:id="id84" draw:layer="layout" svg:width="11.641cm" svg:height="10.752cm" svg:x="12.912cm" svg:y="7.62cm">
          <text:list text:style-name="L1">
            <text:list-header>
              <text:p text:style-name="P34"><text:span text:style-name="T13">for (j=1; j&lt;=</text:span><text:span text:style-name="T18">n-1</text:span><text:span text:style-name="T13">; j++)</text:span></text:p>
              <text:p text:style-name="P34"><text:span text:style-name="T13"><text:s text:c="3"/></text:span><text:span text:style-name="T13">for (i=1; i&lt;=</text:span><text:span text:style-name="T18">n-j</text:span><text:span text:style-name="T13"> ; i++)</text:span></text:p>
              <text:p text:style-name="P34"><text:span text:style-name="T13"><text:s text:c="6"/></text:span><text:span text:style-name="T13">{ <text:s text:c="2"/>if (a[i]&gt;a[i+1])</text:span></text:p>
              <text:p text:style-name="P34"><text:span text:style-name="T13"><text:s text:c="13"/></text:span><text:span text:style-name="T13">{ <text:s/></text:span><text:span text:style-name="T19">t=a[i];</text:span></text:p>
            </text:list-header>
          </text:list>
          <text:list text:style-name="L4">
            <text:list-header>
              <text:p text:style-name="P34"><text:span text:style-name="T19"><text:s text:c="17"/></text:span><text:span text:style-name="T19">a[i]=a[i+1];</text:span></text:p>
              <text:p text:style-name="P34"><text:span text:style-name="T19"><text:s text:c="17"/></text:span><text:span text:style-name="T19">a[i+1]=t;</text:span></text:p>
            </text:list-header>
          </text:list>
          <text:list text:style-name="L1">
            <text:list-header>
              <text:p text:style-name="P34"><text:span text:style-name="T13"><text:s text:c="14"/></text:span><text:span text:style-name="T13">}</text:span></text:p>
              <text:p text:style-name="P34"><text:span text:style-name="T13"><text:s text:c="8"/></text:span><text:span text:style-name="T13">}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.635cm">
          <text:list text:style-name="L1">
            <text:list-header>
              <text:p text:style-name="P21"><text:span text:style-name="T16">一般，元素的序号从</text:span><text:span text:style-name="T13">0</text:span><text:span text:style-name="T16">开始，因此，程序可以变动如下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47" draw:layer="layout" svg:width="17.991cm" svg:height="15.921cm" svg:x="4.022cm" svg:y="2.752cm">
          <text:list text:style-name="L1">
            <text:list-header>
              <text:p text:style-name="P46"><text:span text:style-name="T4">for (j=</text:span><text:span text:style-name="T23">0</text:span><text:span text:style-name="T4">; j</text:span><text:span text:style-name="T31">&lt;</text:span><text:span text:style-name="T23">n-1</text:span><text:span text:style-name="T4">; j++)</text:span></text:p>
              <text:p text:style-name="P46"><text:span text:style-name="T4"><text:s text:c="3"/></text:span><text:span text:style-name="T4">for (i=</text:span><text:span text:style-name="T11">0</text:span><text:span text:style-name="T4">; i</text:span><text:span text:style-name="T31">&lt;</text:span><text:span text:style-name="T11">n-1-j</text:span><text:span text:style-name="T4">; i++)</text:span></text:p>
              <text:p text:style-name="P46"><text:span text:style-name="T4"><text:s text:c="6"/></text:span><text:span text:style-name="T4">{ <text:s text:c="2"/>if (a[i]&gt;a[i+1])</text:span></text:p>
              <text:p text:style-name="P46"><text:span text:style-name="T4"><text:s text:c="13"/></text:span><text:span text:style-name="T23">{ <text:s/>t=a[i];</text:span></text:p>
            </text:list-header>
          </text:list>
          <text:list text:style-name="L4">
            <text:list-header>
              <text:p text:style-name="P46"><text:span text:style-name="T23"><text:s text:c="17"/></text:span><text:span text:style-name="T23">a[i]=a[i+1];</text:span></text:p>
              <text:p text:style-name="P46"><text:span text:style-name="T23"><text:s text:c="17"/></text:span><text:span text:style-name="T23">a[i+1]=t;</text:span></text:p>
            </text:list-header>
          </text:list>
          <text:list text:style-name="L1">
            <text:list-header>
              <text:p text:style-name="P46"><text:span text:style-name="T4"><text:s text:c="14"/></text:span><text:span text:style-name="T4">}</text:span></text:p>
              <text:p text:style-name="P46"><text:span text:style-name="T4"><text:s text:c="8"/></text:span><text:span text:style-name="T4">}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13.202cm" svg:height="1.785cm" svg:x="0.027cm" svg:y="0cm">
          <text:list text:style-name="L1">
            <text:list-header>
              <text:p text:style-name="P6"><text:span text:style-name="T3">二维数组的定义和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85" draw:id="id85" draw:layer="layout" svg:width="24.765cm" svg:height="5.234cm" svg:x="0.635cm" svg:y="2.54cm">
          <text:list text:style-name="L1">
            <text:list-header>
              <text:p text:style-name="P8"><text:span text:style-name="T5">一、定义方式：</text:span></text:p>
              <text:p text:style-name="P8"><text:span text:style-name="T5"><text:s text:c="2"/></text:span><text:span text:style-name="T9">类型说明符</text:span><text:span text:style-name="T10"> <text:s text:c="3"/></text:span><text:span text:style-name="T6">数组名</text:span><text:span text:style-name="T31">[</text:span><text:span text:style-name="T10">常量表达式</text:span><text:span text:style-name="T31">][</text:span><text:span text:style-name="T10">常量表达式</text:span><text:span text:style-name="T31">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105" draw:text-style-name="P9" xml:id="id86" draw:id="id86" draw:layer="layout" svg:width="9.313cm" svg:height="1.55cm" svg:x="4.022cm" svg:y="7.62cm">
          <text:list text:style-name="L4">
            <text:list-header>
              <text:p text:style-name="P8"><text:span text:style-name="T23">int</text:span><text:span text:style-name="T4"> <text:s text:c="4"/></text:span><text:span text:style-name="T11">a</text:span><text:span text:style-name="T4">[3][4]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5" draw:text-style-name="P49" xml:id="id92" draw:id="id92" draw:layer="layout" svg:width="24.553cm" svg:height="5.374cm" svg:x="0cm" svg:y="13.123cm">
          <text:list text:style-name="L1">
            <text:list-header>
              <text:p text:style-name="P48"><text:span text:style-name="T5">其元素分别为：</text:span><text:span text:style-name="T23">a[0][0], a[0][1], a[0][2], a[0][3]</text:span><text:span text:style-name="T4">, </text:span></text:p>
              <text:p text:style-name="P48"><text:span text:style-name="T4"><text:tab/></text:span><text:span text:style-name="T4"><text:tab/></text:span><text:span text:style-name="T4"><text:tab/></text:span><text:span text:style-name="T4">a[1][0], a[1][1], <text:s text:c="2"/>a[1][2], a[1][3],</text:span></text:p>
              <text:p text:style-name="P48"><text:span text:style-name="T4"><text:s/></text:span><text:span text:style-name="T4"><text:tab/></text:span><text:span text:style-name="T4"><text:tab/></text:span><text:span text:style-name="T4"><text:tab/></text:span><text:span text:style-name="T37">a[2][0], a[2][1], a[2][2], a[2][3]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106" draw:text-style-name="P9" xml:id="id91" draw:id="id91" draw:layer="layout" svg:width="19.05cm" svg:height="1.55cm" svg:x="2.54cm" svg:y="11.218cm">
          <text:list text:style-name="L4">
            <text:list-header>
              <text:p text:style-name="P8"><text:span text:style-name="T9">表明</text:span><text:span text:style-name="T23">a</text:span><text:span text:style-name="T9">数组由</text:span><text:span text:style-name="T23">3×4</text:span><text:span text:style-name="T9">个</text:span><text:span text:style-name="T23">int</text:span><text:span text:style-name="T9">型元素组成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5" draw:style-name="gr107" draw:text-style-name="P50" xml:id="id87" draw:id="id87" draw:layer="layout" svg:width="4.022cm" svg:height="1.482cm" svg:x="1.27cm" svg:y="9.313cm">
          <text:list text:style-name="L5">
            <text:list-header>
              <text:p text:style-name="P25"><text:span text:style-name="T38">定义类型</text:span></text:p>
            </text:list-header>
          </text:list>
          <draw:enhanced-geometry svg:viewBox="0 0 21600 21600" draw:text-areas="800 800 20800 20800" draw:type="round-rectangular-callout" draw:modifiers="16792 -9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6" draw:style-name="gr108" draw:text-style-name="P50" xml:id="id88" draw:id="id88" draw:layer="layout" svg:width="3.175cm" svg:height="1.482cm" svg:x="6.138cm" svg:y="9.525cm">
          <text:list text:style-name="L5">
            <text:list-header>
              <text:p text:style-name="P25"><text:span text:style-name="T38">数组名</text:span></text:p>
            </text:list-header>
          </text:list>
          <draw:enhanced-geometry svg:viewBox="0 0 21600 21600" draw:text-areas="800 800 20800 20800" draw:type="round-rectangular-callout" draw:modifiers="5610 -9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7" draw:style-name="gr109" draw:text-style-name="P50" xml:id="id89" draw:id="id89" draw:layer="layout" svg:width="2.328cm" svg:height="1.482cm" svg:x="5.292cm" svg:y="6.35cm">
          <text:list text:style-name="L5">
            <text:list-header>
              <text:p text:style-name="P25"><text:span text:style-name="T38">行数</text:span></text:p>
            </text:list-header>
          </text:list>
          <draw:enhanced-geometry svg:viewBox="0 0 21600 21600" draw:text-areas="800 800 20800 20800" draw:type="round-rectangular-callout" draw:modifiers="25445 24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8" draw:style-name="gr110" draw:text-style-name="P50" xml:id="id90" draw:id="id90" draw:layer="layout" svg:width="2.328cm" svg:height="1.482cm" svg:x="9.102cm" svg:y="6.138cm">
          <text:list text:style-name="L5">
            <text:list-header>
              <text:p text:style-name="P25"><text:span text:style-name="T38">列数</text:span></text:p>
            </text:list-header>
          </text:list>
          <draw:enhanced-geometry svg:viewBox="0 0 21600 21600" draw:text-areas="800 800 20800 20800" draw:type="round-rectangular-callout" draw:modifiers="3109 29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5" smil:attributeName="visibility" smil:to="visible"/>
                  <anim:transitionFilter smil:dur="0.5s" smil:targetElement="id8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1" draw:text-style-name="P9" xml:id="id93" draw:id="id93" draw:layer="layout" svg:width="25.4cm" svg:height="3.039cm" svg:x="0cm" svg:y="7.197cm">
          <text:list text:style-name="L1">
            <text:list-header>
              <text:p text:style-name="P8"><text:span text:style-name="T10">其行列的序号均</text:span><text:span text:style-name="T6">从</text:span><text:span text:style-name="T11">0</text:span><text:span text:style-name="T6">开始</text:span><text:span text:style-name="T5">。若存放首地址为</text:span><text:span text:style-name="T4">2000H</text:span><text:span text:style-name="T5">，则在内存中为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4" draw:id="id94" draw:layer="layout" svg:width="25.399cm" svg:height="1.754cm" svg:x="0cm" svg:y="12.065cm">
          <table:table>
            <table:table-column table:style-name="co6"/>
            <table:table-column table:style-name="co5"/>
            <table:table-column table:style-name="co6"/>
            <table:table-column table:style-name="co6"/>
            <table:table-column table:style-name="co5"/>
            <table:table-column table:style-name="co7"/>
            <table:table-column table:style-name="co2"/>
            <table:table-column table:style-name="co5"/>
            <table:table-column table:style-name="co6"/>
            <table:table-column table:style-name="co6"/>
            <table:table-column table:style-name="co5"/>
            <table:table-column table:style-name="co6"/>
            <table:table-row table:style-name="ro16" table:default-cell-style-name="ce15">
              <table:table-cell table:style-name="ce14">
                <text:list text:style-name="L4">
                  <text:list-header>
                    <text:p text:style-name="P51"><text:span text:style-name="T39">a[0][0]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1"><text:span text:style-name="T39">a[0][1]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1"><text:span text:style-name="T39">a[0][2]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1"><text:span text:style-name="T39">a[0][3]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51"><text:span text:style-name="T40">a[1][0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0">a[1][1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0">a[1][2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0">a[1][3]</text:span></text:p>
                  </text:list-header>
                </text:list>
              </table:table-cell>
              <table:table-cell>
                <text:list text:style-name="L3">
                  <text:list-header>
                    <text:p text:style-name="P51"><text:span text:style-name="T41">a[2][0]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1"><text:span text:style-name="T41">a[2][1]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1"><text:span text:style-name="T41">a[2][2]</text:span></text:p>
                  </text:list-header>
                </text:list>
              </table:table-cell>
              <table:table-cell table:style-name="ce16">
                <text:list text:continue-numbering="true" text:style-name="L3">
                  <text:list-header>
                    <text:p text:style-name="P51"><text:span text:style-name="T41">a[2][3]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xml:id="id95" draw:id="id95" draw:layer="layout" svg:width="25.399cm" svg:height="1.269cm" svg:x="0cm" svg:y="10.795cm">
          <table:table>
            <table:table-column table:style-name="co9"/>
            <table:table-column table:style-name="co2"/>
            <table:table-column table:style-name="co6"/>
            <table:table-column table:style-name="co6"/>
            <table:table-column table:style-name="co5"/>
            <table:table-column table:style-name="co7"/>
            <table:table-column table:style-name="co4"/>
            <table:table-column table:style-name="co9"/>
            <table:table-column table:style-name="co6"/>
            <table:table-column table:style-name="co6"/>
            <table:table-column table:style-name="co5"/>
            <table:table-column table:style-name="co6"/>
            <table:table-row table:style-name="ro15" table:default-cell-style-name="ce4">
              <table:table-cell>
                <text:list text:style-name="L1">
                  <text:list-header>
                    <text:p text:style-name="P51"><text:span text:style-name="T42">2000H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51"><text:span text:style-name="T42">2008H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51"><text:span text:style-name="T42">2010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2">2014H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51"><text:span text:style-name="T42">201c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2">2020H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51"><text:span text:style-name="T42">2028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1"><text:span text:style-name="T42">202cH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custom-shape draw:name="Text Box 70" draw:style-name="gr5" draw:text-style-name="P9" xml:id="id96" draw:id="id96" draw:layer="layout" svg:width="25.4cm" svg:height="3.039cm" svg:x="0cm" svg:y="14.393cm">
          <text:list text:style-name="L1">
            <text:list-header>
              <text:p text:style-name="P8"><text:span text:style-name="T5">即在内存中，多维数组依然是</text:span><text:span text:style-name="T6">直线顺序</text:span><text:span text:style-name="T5">排列的，</text:span><text:span text:style-name="T8">第一个元素位于最低地址处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5" draw:text-style-name="P49" draw:layer="layout" svg:width="24.553cm" svg:height="5.374cm" svg:x="0cm" svg:y="0.635cm">
          <text:list text:style-name="L1">
            <text:list-header>
              <text:p text:style-name="P48"><text:span text:style-name="T5">其元素分别为：</text:span><text:span text:style-name="T23">a[0][0], a[0][1], a[0][2], a[0][3]</text:span><text:span text:style-name="T4">, </text:span></text:p>
              <text:p text:style-name="P48"><text:span text:style-name="T4"><text:tab/></text:span><text:span text:style-name="T4"><text:tab/></text:span><text:span text:style-name="T4"><text:tab/></text:span><text:span text:style-name="T4">a[1][0], a[1][1], <text:s text:c="2"/>a[1][2], a[1][3],</text:span></text:p>
              <text:p text:style-name="P48"><text:span text:style-name="T4"><text:s/></text:span><text:span text:style-name="T4"><text:tab/></text:span><text:span text:style-name="T4"><text:tab/></text:span><text:span text:style-name="T4"><text:tab/></text:span><text:span text:style-name="T11">a[2][0], a[2][1], a[2][2], a[2][3]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3" smil:attributeName="visibility" smil:to="visible"/>
                  <anim:transitionFilter smil:dur="0.5s" smil:targetElement="id9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cm">
          <text:list text:style-name="L1">
            <text:list-header>
              <text:p text:style-name="P8"><text:span text:style-name="T5">二、二维数组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2" draw:text-style-name="P22" draw:layer="layout" svg:width="11.853cm" svg:height="6.576cm" svg:x="0cm" svg:y="2.752cm">
          <text:list text:style-name="L1">
            <text:list-header>
              <text:p text:style-name="P21"><text:span text:style-name="T36">与一维数组一样，二维数组必须先定义，其维数必须是常量。具体引用时（赋值、运算、输出）其</text:span><text:span text:style-name="T43">元素等同于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53" xml:id="id97" draw:id="id97" draw:layer="layout" svg:width="12.489cm" svg:height="16.38cm" svg:x="11.853cm" svg:y="1.27cm">
          <text:list text:style-name="L1">
            <text:list-header>
              <text:p text:style-name="P52"><text:span text:style-name="T20">void main(void)</text:span></text:p>
              <text:p text:style-name="P52"><text:span text:style-name="T20">{ <text:s text:c="2"/>int <text:s/>a[2][3], i, j;</text:span></text:p>
              <text:p text:style-name="P52"><text:span text:style-name="T20"><text:s text:c="5"/></text:span><text:span text:style-name="T20">cout&lt;&lt;“Input 2*3 numbers\n”;</text:span></text:p>
              <text:p text:style-name="P52"><text:span text:style-name="T20"><text:s text:c="5"/></text:span><text:span text:style-name="T21">for (i=0; i&lt;2; i++) /* </text:span><text:span text:style-name="T44">输入 </text:span><text:span text:style-name="T44">*</text:span><text:span text:style-name="T21">/</text:span></text:p>
            </text:list-header>
          </text:list>
          <text:list text:style-name="L4">
            <text:list-header>
              <text:p text:style-name="P52"><text:span text:style-name="T21"><text:s text:c="9"/></text:span><text:span text:style-name="T21">for(j=0; j&lt;3; j++)</text:span></text:p>
              <text:p text:style-name="P52"><text:span text:style-name="T21"><text:s text:c="13"/></text:span><text:span text:style-name="T21">cin&gt;&gt;a[i][j]</text:span><text:span text:style-name="T20">;</text:span></text:p>
            </text:list-header>
          </text:list>
          <text:list text:style-name="L1">
            <text:list-header>
              <text:p text:style-name="P52"><text:span text:style-name="T20"><text:s text:c="5"/></text:span><text:span text:style-name="T20">for (i=0; i&lt;2; i++) <text:s/>/* </text:span><text:span text:style-name="T35">输出 </text:span><text:span text:style-name="T35">*</text:span><text:span text:style-name="T20">/</text:span></text:p>
              <text:p text:style-name="P52"><text:span text:style-name="T20"><text:s text:c="8"/></text:span><text:span text:style-name="T20">{ for(j=0; j&lt;3; j++)</text:span></text:p>
              <text:p text:style-name="P52"><text:span text:style-name="T20"><text:s text:c="13"/></text:span><text:span text:style-name="T20">cout&lt;&lt;a[i][j]&lt;&lt;‘\t’; </text:span></text:p>
              <text:p text:style-name="P52"><text:span text:style-name="T20"><text:s text:c="10"/></text:span><text:span text:style-name="T20">cout&lt;&lt;“\n”;</text:span></text:p>
              <text:p text:style-name="P52"><text:span text:style-name="T20"><text:s text:c="8"/></text:span><text:span text:style-name="T20">}</text:span></text:p>
              <text:p text:style-name="P52"><text:span text:style-name="T20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2" xml:id="id101" draw:id="id101" draw:layer="layout" svg:width="11.143cm" svg:height="2.667cm" svg:x="0cm" svg:y="10.583cm">
          <text:list text:style-name="L1">
            <text:list-header>
              <text:p text:style-name="P21"><text:span text:style-name="T16">输入：</text:span><text:span text:style-name="T13">1 <text:s/>2 <text:s/>3 <text:s/>4 <text:s/>5 <text:s/>6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3" draw:text-style-name="P22" xml:id="id102" draw:id="id102" draw:layer="layout" svg:width="11.853cm" svg:height="3.284cm" svg:x="0cm" svg:y="12.912cm">
          <text:list text:style-name="L2">
            <text:list-header>
              <text:p text:style-name="P21"><text:span text:style-name="T28">输出： </text:span><text:span text:style-name="T29">_ _ _1_ _ _2_ _ _3</text:span></text:p>
              <text:p text:style-name="P21"><text:span text:style-name="T29"><text:s text:c="13"/></text:span><text:span text:style-name="T29">_ _ _4_ _ _5_ _ _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4" draw:text-style-name="P13" xml:id="id98" draw:id="id98" draw:layer="layout" svg:width="2.54cm" svg:height="1.482cm" svg:x="18.415cm" svg:y="1.27cm">
          <text:list text:style-name="L5">
            <text:list-header>
              <text:p text:style-name="P12"><text:span text:style-name="T12">定义</text:span></text:p>
            </text:list-header>
          </text:list>
          <draw:enhanced-geometry svg:viewBox="0 0 21600 21600" draw:text-areas="800 800 20800 20800" draw:type="round-rectangular-callout" draw:modifiers="-18075 23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15" draw:text-style-name="P13" xml:id="id99" draw:id="id99" draw:layer="layout" svg:width="2.54cm" svg:height="1.482cm" svg:x="19.685cm" svg:y="7.62cm">
          <text:list text:style-name="L5">
            <text:list-header>
              <text:p text:style-name="P12"><text:span text:style-name="T12">赋值</text:span></text:p>
            </text:list-header>
          </text:list>
          <draw:enhanced-geometry svg:viewBox="0 0 21600 21600" draw:text-areas="800 800 20800 20800" draw:type="round-rectangular-callout" draw:modifiers="-8175 16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116" draw:text-style-name="P13" xml:id="id100" draw:id="id100" draw:layer="layout" svg:width="2.54cm" svg:height="1.481cm" svg:x="18.415cm" svg:y="14.182cm">
          <text:list text:style-name="L5">
            <text:list-header>
              <text:p text:style-name="P12"><text:span text:style-name="T12">输出</text:span></text:p>
            </text:list-header>
          </text:list>
          <draw:enhanced-geometry svg:viewBox="0 0 21600 21600" draw:text-areas="800 800 20800 20800" draw:type="round-rectangular-callout" draw:modifiers="-2213 -14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97" smil:attributeName="visibility" smil:to="visible"/>
                  <anim:transitionFilter smil:dur="0.5s" smil:targetElement="id9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01" smil:attributeName="visibility" smil:to="visible"/>
                  <anim:transitionFilter smil:dur="0.5s" smil:targetElement="id10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423cm">
          <text:list text:style-name="L1">
            <text:list-header>
              <text:p text:style-name="P8"><text:span text:style-name="T5">三、二维数组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25.4cm" svg:height="3.039cm" svg:x="0cm" svg:y="2.963cm">
          <text:list text:style-name="L1">
            <text:list-header>
              <text:p text:style-name="P8"><text:span text:style-name="T5">在定义数组的同时给数组元素赋值。即在编译阶段给数组所在的内存赋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7" draw:text-style-name="P9" xml:id="id103" draw:id="id103" draw:layer="layout" svg:width="25.4cm" svg:height="1.55cm" svg:x="0cm" svg:y="6.985cm">
          <text:list text:style-name="L3">
            <text:list-header>
              <text:p text:style-name="P8"><text:span text:style-name="T11">1</text:span><text:span text:style-name="T6">、分行赋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9" xml:id="id104" draw:id="id104" draw:layer="layout" svg:width="25.4cm" svg:height="1.55cm" svg:x="0cm" svg:y="9.525cm">
          <text:list text:style-name="L1">
            <text:list-header>
              <text:p text:style-name="P8"><text:span text:style-name="T4">int <text:s/>a[3][4]={{1,2,3,4},{5,6,7,8},{9,10,11,12}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8" draw:text-style-name="P9" xml:id="id105" draw:id="id105" draw:layer="layout" svg:width="25.4cm" svg:height="1.55cm" svg:x="0cm" svg:y="11.853cm">
          <text:list text:style-name="L3">
            <text:list-header>
              <text:p text:style-name="P8"><text:span text:style-name="T11">2</text:span><text:span text:style-name="T6">、顺序赋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9" xml:id="id106" draw:id="id106" draw:layer="layout" svg:width="25.4cm" svg:height="1.55cm" svg:x="0cm" svg:y="14.182cm">
          <text:list text:style-name="L1">
            <text:list-header>
              <text:p text:style-name="P8"><text:span text:style-name="T4">int <text:s/>a[3][4]={1,2,3,4,5,6,7,8,9,10,11,12}; </text:span><text:span text:style-name="T7">//</text:span><text:span text:style-name="T8">依次赋值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03" smil:attributeName="visibility" smil:to="visible"/>
                  <anim:transitionFilter smil:dur="0.5s" smil:targetElement="id10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04" smil:attributeName="visibility" smil:to="visible"/>
                  <anim:transitionFilter smil:dur="0.5s" smil:targetElement="id10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05" smil:attributeName="visibility" smil:to="visible"/>
                  <anim:transitionFilter smil:dur="0.5s" smil:targetElement="id10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06" smil:attributeName="visibility" smil:to="visible"/>
                  <anim:transitionFilter smil:dur="0.5s" smil:targetElement="id10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9" draw:text-style-name="P9" draw:layer="layout" svg:width="18.838cm" svg:height="1.55cm" svg:x="0cm" svg:y="0.635cm">
          <text:list text:style-name="L3">
            <text:list-header>
              <text:p text:style-name="P8"><text:span text:style-name="T11">3</text:span><text:span text:style-name="T6">、部分赋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55" xml:id="id107" draw:id="id107" draw:layer="layout" svg:width="25.4cm" svg:height="3.392cm" svg:x="0cm" svg:y="2.54cm">
          <text:list text:style-name="L1">
            <text:list-header>
              <text:p text:style-name="P54"><text:span text:style-name="T4">int <text:s/>a[3][4]={{1},{5},{9}}; </text:span></text:p>
              <text:p text:style-name="P54"><text:span text:style-name="T4"><text:s text:c="4"/></text:span><text:span text:style-name="T23">/* a[0][0]=1, a[1][0]=5, a[2][0]=9 <text:s/></text:span><text:span text:style-name="T9">其余元素为</text:span><text:span text:style-name="T23">0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55" xml:id="id109" draw:id="id109" draw:layer="layout" svg:width="25.4cm" svg:height="3.592cm" svg:x="0cm" svg:y="13.123cm">
          <text:list text:style-name="L1">
            <text:list-header>
              <text:p text:style-name="P54"><text:span text:style-name="T4">int <text:s/>a[3][4]={{0,1},{5}};</text:span></text:p>
            </text:list-header>
          </text:list>
          <text:list text:style-name="L2">
            <text:list-header>
              <text:p text:style-name="P54"><text:span text:style-name="T7"><text:s/></text:span><text:span text:style-name="T7">/* a[0][0]=0, a[0][1]=1, a[1][0]=5 <text:s/>*/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08" draw:id="id108" draw:layer="layout" svg:width="5.926cm" svg:height="4.844cm" svg:x="2.328cm" svg:y="7.197cm">
          <table:table>
            <table:table-column table:style-name="co1"/>
            <table:table-column table:style-name="co1"/>
            <table:table-column table:style-name="co8"/>
            <table:table-column table:style-name="co1"/>
            <table:table-row table:style-name="ro8" table:default-cell-style-name="ce18">
              <table:table-cell table:style-name="ce17">
                <text:list text:style-name="L7">
                  <text:list-header>
                    <text:p text:style-name="P33"><text:span text:style-name="T2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  <table:table-row table:style-name="ro8" table:default-cell-style-name="ce21">
              <table:table-cell table:style-name="ce20">
                <text:list text:style-name="L7">
                  <text:list-header>
                    <text:p text:style-name="P33"><text:span text:style-name="T27">5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  <table:table-row table:style-name="ro8" table:default-cell-style-name="ce24">
              <table:table-cell table:style-name="ce23">
                <text:list text:style-name="L7">
                  <text:list-header>
                    <text:p text:style-name="P33"><text:span text:style-name="T27">9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xml:id="id110" draw:id="id110" draw:layer="layout" svg:width="5.926cm" svg:height="4.844cm" svg:x="13.335cm" svg:y="6.985cm">
          <table:table>
            <table:table-column table:style-name="co1"/>
            <table:table-column table:style-name="co8"/>
            <table:table-column table:style-name="co1"/>
            <table:table-column table:style-name="co1"/>
            <table:table-row table:style-name="ro8" table:default-cell-style-name="ce18">
              <table:table-cell table:style-name="ce17">
                <text:list text:style-name="L7">
                  <text:list-header>
                    <text:p text:style-name="P33"><text:span text:style-name="T27">0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33"><text:span text:style-name="T2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  <table:table-row table:style-name="ro8" table:default-cell-style-name="ce21">
              <table:table-cell table:style-name="ce20">
                <text:list text:style-name="L7">
                  <text:list-header>
                    <text:p text:style-name="P33"><text:span text:style-name="T27">5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  <table:table-row table:style-name="ro8" table:default-cell-style-name="ce24">
              <table:table-cell table:style-name="ce23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33"><text:span text:style-name="T4">0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07" smil:attributeName="visibility" smil:to="visible"/>
                  <anim:transitionFilter smil:dur="0.5s" smil:targetElement="id10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8" smil:attributeName="visibility" smil:to="visible"/>
                  <anim:transitionFilter smil:dur="0.5s" smil:targetElement="id10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9" smil:attributeName="visibility" smil:to="visible"/>
                  <anim:transitionFilter smil:dur="0.5s" smil:targetElement="id10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0" smil:attributeName="visibility" smil:to="visible"/>
                  <anim:transitionFilter smil:dur="0.5s" smil:targetElement="id11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0" draw:text-style-name="P9" draw:layer="layout" svg:width="25.4cm" svg:height="3.039cm" svg:x="0cm" svg:y="0cm">
          <text:list text:style-name="L3">
            <text:list-header>
              <text:p text:style-name="P8"><text:span text:style-name="T11">4</text:span><text:span text:style-name="T6">、</text:span><text:span text:style-name="T9">分行或全部赋值时，</text:span><text:span text:style-name="T6">可以省略第一维，第二维不可省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111" draw:id="id111" draw:layer="layout" svg:width="25.4cm" svg:height="1.55cm" svg:x="0cm" svg:y="3.598cm">
          <text:list text:style-name="L1">
            <text:list-header>
              <text:p text:style-name="P8"><text:span text:style-name="T4">int <text:s/>a[ ][4]={{1,2},{5,6,7,8,}{9,10,11,12}}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xml:id="id112" draw:id="id112" draw:layer="layout" svg:width="25.4cm" svg:height="3.039cm" svg:x="0cm" svg:y="5.715cm">
          <text:list text:style-name="L1">
            <text:list-header>
              <text:p text:style-name="P8"><text:span text:style-name="T4">5</text:span><text:span text:style-name="T5">、不能给数组整体赋值，只能一个一个地赋值。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9" xml:id="id114" draw:id="id114" draw:layer="layout" svg:width="25.4cm" svg:height="3.039cm" svg:x="0cm" svg:y="10.795cm">
          <text:list text:style-name="L1">
            <text:list-header>
              <text:p text:style-name="P8"><text:span text:style-name="T4">6</text:span><text:span text:style-name="T5">、用</text:span><text:span text:style-name="T4">static </text:span><text:span text:style-name="T5">定义的数组不赋初值，系统均默认其为‘</text:span><text:span text:style-name="T4">\0’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9" xml:id="id115" draw:id="id115" draw:layer="layout" svg:width="10.16cm" svg:height="1.55cm" svg:x="2.328cm" svg:y="13.758cm">
          <text:list text:style-name="L1">
            <text:list-header>
              <text:p text:style-name="P8"><text:span text:style-name="T4">static <text:s/>int <text:s/>a[2][3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1" draw:text-style-name="P9" xml:id="id113" draw:id="id113" draw:layer="layout" svg:width="24.13cm" svg:height="1.55cm" svg:x="1.27cm" svg:y="8.255cm">
          <text:list text:style-name="L6">
            <text:list-header>
              <text:p text:style-name="P8"><text:span text:style-name="T24">int <text:s/>a[2][3]={1,2,3,.....,12}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57" draw:layer="layout" svg:width="14.182cm" svg:height="19.536cm" svg:x="0cm" svg:y="0cm">
          <text:list text:style-name="L1">
            <text:list-header>
              <text:p text:style-name="P56"><text:span text:style-name="T13">voi</text:span><text:span text:style-name="T13">d </text:span><text:span text:style-name="T13">mai</text:span><text:span text:style-name="T13">n(v</text:span><text:span text:style-name="T13">oid)</text:span></text:p>
              <text:p text:style-name="P56"><text:span text:style-name="T13">{ <text:s text:c="2"/>i</text:span><text:span text:style-name="T13">nt <text:s/></text:span><text:span text:style-name="T13">a[3]</text:span><text:span text:style-name="T13">[3], </text:span><text:span text:style-name="T13">i, j;</text:span></text:p>
              <text:p text:style-name="P56"><text:span text:style-name="T13"><text:s text:c="5"/></text:span><text:span text:style-name="T13">for </text:span><text:span text:style-name="T13">(i=0</text:span><text:span text:style-name="T13">; </text:span><text:span text:style-name="T13">i&lt;3; </text:span><text:span text:style-name="T13">i++)</text:span></text:p>
              <text:p text:style-name="P56"><text:span text:style-name="T13"><text:s text:c="5"/></text:span><text:span text:style-name="T13">{ </text:span><text:span text:style-name="T13">for </text:span><text:span text:style-name="T13">(j=0</text:span><text:span text:style-name="T13">; </text:span><text:span text:style-name="T13">j&lt;3; </text:span><text:span text:style-name="T13">j++)</text:span></text:p>
              <text:p text:style-name="P56"><text:span text:style-name="T13"><text:s text:c="8"/></text:span><text:span text:style-name="T13"><text:s text:c="3"/></text:span><text:span text:style-name="T18">if </text:span><text:span text:style-name="T18">(i= </text:span><text:span text:style-name="T18">=2)</text:span></text:p>
            </text:list-header>
          </text:list>
          <text:list text:style-name="L3">
            <text:list-header>
              <text:p text:style-name="P56"><text:span text:style-name="T18"><text:s text:c="8"/></text:span><text:span text:style-name="T18"><text:s text:c="7"/></text:span><text:span text:style-name="T18">a[i]</text:span><text:span text:style-name="T18">[j]=</text:span><text:span text:style-name="T18">a[i-</text:span><text:span text:style-name="T18">1]</text:span><text:span text:style-name="T18">[a[i-</text:span><text:span text:style-name="T18">1]</text:span><text:span text:style-name="T18">[j]]</text:span><text:span text:style-name="T18">+1;</text:span></text:p>
            </text:list-header>
          </text:list>
          <text:list text:style-name="L1">
            <text:list-header>
              <text:p text:style-name="P56"><text:span text:style-name="T13"><text:s text:c="8"/></text:span><text:span text:style-name="T13"><text:s text:c="3"/></text:span><text:span text:style-name="T13">else <text:s/></text:span></text:p>
              <text:p text:style-name="P56"><text:span text:style-name="T13"><text:s text:c="8"/></text:span><text:span text:style-name="T13"><text:s text:c="7"/></text:span><text:span text:style-name="T13">a[i]</text:span><text:span text:style-name="T13">[j]=</text:span><text:span text:style-name="T13">j;</text:span></text:p>
              <text:p text:style-name="P56"><text:span text:style-name="T13"><text:s text:c="8"/></text:span><text:span text:style-name="T13"><text:s/></text:span><text:span text:style-name="T13">cout</text:span><text:span text:style-name="T13">&lt;&lt;a</text:span><text:span text:style-name="T13">[i]</text:span><text:span text:style-name="T13">[j]&lt;</text:span><text:span text:style-name="T13">&lt;‘\</text:span><text:span text:style-name="T13">t’;</text:span></text:p>
              <text:p text:style-name="P56"><text:span text:style-name="T13"><text:s text:c="8"/></text:span><text:span text:style-name="T13">}</text:span></text:p>
              <text:p text:style-name="P56"><text:span text:style-name="T13"><text:s text:c="5"/></text:span><text:span text:style-name="T13">cout</text:span><text:span text:style-name="T13">&lt;&lt;“</text:span><text:span text:style-name="T13">\n”;</text:span></text:p>
              <text:p text:style-name="P56"><text:span text:style-name="T13"><text:s text:c="2"/></text:span><text:span text:style-name="T13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2" draw:text-style-name="P39" xml:id="id116" draw:id="id116" draw:layer="layout" svg:width="12.912cm" svg:height="1.178cm" svg:x="12.488cm" svg:y="2.117cm">
          <text:list text:style-name="L1">
            <text:list-header>
              <text:p text:style-name="P38"><text:span text:style-name="T45">i=0 <text:s text:c="2"/>a[0][0]=0 <text:s/>a[0][1]=1 <text:s/>a[0][2]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3" draw:text-style-name="P39" xml:id="id118" draw:id="id118" draw:layer="layout" svg:width="12.912cm" svg:height="1.178cm" svg:x="12.488cm" svg:y="4.022cm">
          <text:list text:style-name="L1">
            <text:list-header>
              <text:p text:style-name="P38"><text:span text:style-name="T45">i=1 <text:s text:c="2"/>a[1][0]=0 <text:s/>a[1][1]=1 <text:s/>a[1][2]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4" draw:text-style-name="P39" xml:id="id121" draw:id="id121" draw:layer="layout" svg:width="13.335cm" svg:height="1.178cm" svg:x="12.065cm" svg:y="9.525cm">
          <text:list text:style-name="L3">
            <text:list-header>
              <text:p text:style-name="P38"><text:span text:style-name="T22">a[2][0]=a[1]</text:span><text:span text:style-name="T21">[a[1][0]]</text:span><text:span text:style-name="T22">+1=a[1]</text:span><text:span text:style-name="T21">[0]</text:span><text:span text:style-name="T22">+1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25" draw:text-style-name="P39" xml:id="id120" draw:id="id120" draw:layer="layout" svg:width="3.81cm" svg:height="1.178cm" svg:x="15.452cm" svg:y="7.832cm">
          <text:list text:style-name="L2">
            <text:list-header>
              <text:p text:style-name="P38"><text:span text:style-name="T46">i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6" draw:text-style-name="P39" xml:id="id122" draw:id="id122" draw:layer="layout" svg:width="13.335cm" svg:height="1.178cm" svg:x="12.065cm" svg:y="11.007cm">
          <text:list text:style-name="L3">
            <text:list-header>
              <text:p text:style-name="P38"><text:span text:style-name="T22">a[2][1]=a[1]</text:span><text:span text:style-name="T21">[a[1][1]]</text:span><text:span text:style-name="T22">+1=a[1]</text:span><text:span text:style-name="T21">[1]</text:span><text:span text:style-name="T22">+1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7" draw:text-style-name="P39" xml:id="id123" draw:id="id123" draw:layer="layout" svg:width="13.335cm" svg:height="1.178cm" svg:x="12.065cm" svg:y="12.488cm">
          <text:list text:style-name="L3">
            <text:list-header>
              <text:p text:style-name="P38"><text:span text:style-name="T22">a[2][2]=a[1][a[1][2]]+1=a[1][2]+1=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8" draw:text-style-name="P39" xml:id="id117" draw:id="id117" draw:layer="layout" svg:width="11.43cm" svg:height="2.295cm" svg:x="10.795cm" svg:y="14.182cm">
          <text:list text:style-name="L2">
            <text:list-header>
              <text:p text:style-name="P38"><text:span text:style-name="T47">输出：</text:span><text:span text:style-name="T46">_ _ _0_ _ _1_ _ _ 2 <text:s text:c="1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29" draw:text-style-name="P39" xml:id="id119" draw:id="id119" draw:layer="layout" svg:width="11.43cm" svg:height="1.178cm" svg:x="13.335cm" svg:y="15.663cm">
          <text:list text:style-name="L2">
            <text:list-header>
              <text:p text:style-name="P38"><text:span text:style-name="T46">_ _ _0_ _ _1_ _ _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0" draw:text-style-name="P39" xml:id="id124" draw:id="id124" draw:layer="layout" svg:width="9.313cm" svg:height="1.178cm" svg:x="13.335cm" svg:y="16.933cm">
          <text:list text:style-name="L3">
            <text:list-header>
              <text:p text:style-name="P38"><text:span text:style-name="T22">_ _ _1_ _ _2_ _ _ 3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6" smil:attributeName="visibility" smil:to="visible"/>
                  <anim:transitionFilter smil:dur="0.5s" smil:targetElement="id1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8" smil:attributeName="visibility" smil:to="visible"/>
                  <anim:transitionFilter smil:dur="0.5s" smil:targetElement="id11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1" draw:text-style-name="P59" draw:layer="layout" svg:width="25.4cm" svg:height="3.509cm" svg:x="0cm" svg:y="0cm">
          <text:list text:style-name="L1">
            <text:list-header>
              <text:p text:style-name="P58"><text:span text:style-name="T48">有一个</text:span><text:span text:style-name="T49">3×4</text:span><text:span text:style-name="T48">的矩阵，要求编程序求出其中值最大的那个元素的值，以及其所在的行号和列号。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2" draw:text-style-name="P59" xml:id="id125" draw:id="id125" draw:layer="layout" svg:width="25.4cm" svg:height="11.629cm" svg:x="0cm" svg:y="4.657cm">
          <text:list text:style-name="L1">
            <text:list-header>
              <text:p text:style-name="P58"><text:span text:style-name="T48">先考虑解此问题的思路。从若干个数中求最大者的方法很多，我们现在采用</text:span><text:span text:style-name="T5">“</text:span><text:span text:style-name="T48">打擂台</text:span><text:span text:style-name="T5">”</text:span><text:span text:style-name="T48">算法。如果有若干人比武，先有一人站在台上，再上去一人与其交手，败者下台，胜者留台上。第三个人再上台与在台上者比，同样是败者下台，胜者留台上。如此比下去直到所有人都上台比过为止。最后留在台上的就是胜者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25" smil:attributeName="visibility" smil:to="visible"/>
                  <anim:transitionFilter smil:dur="0.5s" smil:targetElement="id12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3" draw:text-style-name="P61" draw:layer="layout" svg:width="25.4cm" svg:height="14.478cm" svg:x="0cm" svg:y="0.847cm">
          <text:list text:style-name="L1">
            <text:list-header>
              <text:p text:style-name="P60"><text:span text:style-name="T50">程序模拟这个方法，开始时把</text:span><text:span text:style-name="T51">a[0][0]</text:span><text:span text:style-name="T50">的值赋给变量</text:span><text:span text:style-name="T51">max</text:span><text:span text:style-name="T50">，</text:span><text:span text:style-name="T52">max</text:span><text:span text:style-name="T50">就是开始时的擂主，然后让下一个元素与它比较，将二者中值大者保存在</text:span><text:span text:style-name="T51">max</text:span><text:span text:style-name="T50">中，然后再让下一个元素与新的</text:span><text:span text:style-name="T51">max</text:span><text:span text:style-name="T50">比，直到最后一个元素比完为止。</text:span><text:span text:style-name="T51">max</text:span><text:span text:style-name="T50">最后的值就是数组所有元素中的最大值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63" draw:layer="layout" svg:width="25.4cm" svg:height="17.445cm" svg:x="0cm" svg:y="0.635cm">
          <text:list text:style-name="L1">
            <text:list-header>
              <text:p text:style-name="P62"><text:span text:style-name="T4">max=a[0]</text:span><text:span text:style-name="T4">[0]; <text:s/></text:span><text:span text:style-name="T7">//</text:span><text:span text:style-name="T8">使</text:span><text:span text:style-name="T7">max</text:span><text:span text:style-name="T8">开始时取</text:span><text:span text:style-name="T7">a[0]</text:span><text:span text:style-name="T7">[0]</text:span><text:span text:style-name="T8">的值</text:span></text:p>
              <text:p text:style-name="P62"><text:span text:style-name="T5"><text:s text:c="2"/></text:span><text:span text:style-name="T4">for </text:span><text:span text:style-name="T4">(i=0;i&lt;=2;i++) <text:s text:c="2"/></text:span><text:span text:style-name="T7">//</text:span><text:span text:style-name="T8">从第</text:span><text:span text:style-name="T7">0</text:span><text:span text:style-name="T8">行到</text:span><text:span text:style-name="T8">第</text:span><text:span text:style-name="T7">2</text:span><text:span text:style-name="T8">行</text:span></text:p>
              <text:p text:style-name="P62"><text:span text:style-name="T5"><text:s text:c="4"/></text:span><text:span text:style-name="T4">for </text:span><text:span text:style-name="T4">(j=0;j&lt;=3;j+</text:span><text:span text:style-name="T4">+) </text:span><text:span text:style-name="T7">//</text:span><text:span text:style-name="T8">从第</text:span><text:span text:style-name="T7">0</text:span><text:span text:style-name="T8">列</text:span><text:span text:style-name="T8">到第</text:span><text:span text:style-name="T7">3</text:span><text:span text:style-name="T8">列</text:span></text:p>
              <text:p text:style-name="P62"><text:span text:style-name="T5"><text:s text:c="6"/></text:span><text:span text:style-name="T4">if (a[i]</text:span><text:span text:style-name="T4">[j]&gt;max)</text:span><text:span text:style-name="T7">//</text:span><text:span text:style-name="T8">如果</text:span><text:span text:style-name="T8">某元素大于</text:span><text:span text:style-name="T7">max</text:span></text:p>
              <text:p text:style-name="P62"><text:span text:style-name="T4"><text:s text:c="5"/></text:span><text:span text:style-name="T4">{</text:span></text:p>
              <text:p text:style-name="P62"><text:span text:style-name="T4"><text:s text:c="11"/></text:span><text:span text:style-name="T4">max=a[i]</text:span><text:span text:style-name="T4">[j]; </text:span><text:span text:style-name="T7">//max</text:span><text:span text:style-name="T8">将取</text:span><text:span text:style-name="T8">该元素的值</text:span></text:p>
              <text:p text:style-name="P62"><text:span text:style-name="T5"><text:s text:c="12"/></text:span><text:span text:style-name="T4">row=i; <text:s text:c="2"/></text:span><text:span text:style-name="T4"><text:s/></text:span><text:span text:style-name="T7">//</text:span><text:span text:style-name="T8">记下该元素</text:span><text:span text:style-name="T8">的行号</text:span><text:span text:style-name="T7">i</text:span></text:p>
              <text:p text:style-name="P62"><text:span text:style-name="T4"><text:s text:c="12"/></text:span><text:span text:style-name="T4">colum=j; <text:s/></text:span><text:span text:style-name="T7">//</text:span><text:span text:style-name="T8">记</text:span><text:span text:style-name="T8">下该元素的列</text:span><text:span text:style-name="T8">号</text:span><text:span text:style-name="T7">j</text:span></text:p>
              <text:p text:style-name="P62"><text:span text:style-name="T4"><text:s text:c="6"/></text:span><text:span text:style-name="T4">} </text:span></text:p>
              <text:p text:style-name="P62"><text:span text:style-name="T4"><text:s/></text:span><text:span text:style-name="T4">cout&lt;&lt;row&lt;&lt;‘\</text:span><text:span text:style-name="T4">t’&lt;&lt;colum&lt;&lt;‘\</text:span><text:span text:style-name="T4">t’&lt;&lt;max&lt;&lt;end</text:span><text:span text:style-name="T4">l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19.896cm" svg:height="1.364cm" svg:x="1.482cm" svg:y="0cm">
          <text:list text:style-name="L1">
            <text:list-header>
              <text:p text:style-name="P21"><text:span text:style-name="T16">将数组行列式互换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87" draw:text-style-name="P44" draw:layer="layout" svg:width="4.233cm" svg:height="3.81cm" svg:x="1.27cm" svg:y="2.117cm">
          <text:p/>
          <draw:enhanced-geometry svg:viewBox="0 0 21600 21600" draw:glue-points="10800 0 0 10800 10800 21600 21600 10800" draw:path-stretchpoint-x="10800" draw:text-areas="?f8 ?f9 ?f10 ?f11" draw:type="bracket-pair" draw:modifiers="1675" draw:enhanced-path="M ?f0 0 X 0 ?f1 L 0 ?f2 Y ?f0 21600 F N M ?f3 21600 X 21600 ?f2 L 21600 ?f1 Y ?f3 0 F N M ?f0 0 X 0 ?f1 L 0 ?f2 Y ?f0 21600 L ?f3 21600 X 21600 ?f2 L 21600 ?f1 Y ?f3 0 Z S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134" draw:text-style-name="P66" draw:layer="layout" svg:width="3.599cm" svg:height="11.172cm" svg:x="1.693cm" svg:y="1.905cm">
          <text:list text:style-name="L1">
            <text:list-header>
              <text:p text:style-name="P64"><text:span text:style-name="T45">1</text:span><text:span text:style-name="T45"><text:tab/></text:span><text:span text:style-name="T45">2</text:span><text:span text:style-name="T45"><text:tab/></text:span><text:span text:style-name="T45">3</text:span></text:p>
            </text:list-header>
          </text:list>
          <text:list text:style-name="L9">
            <text:list-item>
              <text:p text:style-name="P65"><text:span text:style-name="T20">5</text:span><text:span text:style-name="T20"><text:tab/></text:span><text:span text:style-name="T20">6</text:span></text:p>
            </text:list-item>
          </text:list>
          <text:list text:style-name="L8">
            <text:list-header>
              <text:p text:style-name="P64"><text:span text:style-name="T53">7</text:span><text:span text:style-name="T53"><text:tab/></text:span><text:span text:style-name="T53">8</text:span><text:span text:style-name="T53"><text:tab/></text:span><text:span text:style-name="T5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35" draw:text-style-name="P67" draw:layer="layout" svg:width="3.81cm" svg:height="0.635cm" svg:x="6.138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6" draw:style-name="gr87" draw:text-style-name="P44" draw:layer="layout" svg:width="4.233cm" svg:height="3.81cm" svg:x="10.372cm" svg:y="2.117cm">
          <text:p/>
          <draw:enhanced-geometry svg:viewBox="0 0 21600 21600" draw:glue-points="10800 0 0 10800 10800 21600 21600 10800" draw:path-stretchpoint-x="10800" draw:text-areas="?f8 ?f9 ?f10 ?f11" draw:type="bracket-pair" draw:modifiers="1675" draw:enhanced-path="M ?f0 0 X 0 ?f1 L 0 ?f2 Y ?f0 21600 F N M ?f3 21600 X 21600 ?f2 L 21600 ?f1 Y ?f3 0 F N M ?f0 0 X 0 ?f1 L 0 ?f2 Y ?f0 21600 L ?f3 21600 X 21600 ?f2 L 21600 ?f1 Y ?f3 0 Z S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136" draw:text-style-name="P66" draw:layer="layout" svg:width="3.598cm" svg:height="11.172cm" svg:x="10.795cm" svg:y="1.905cm">
          <text:list text:style-name="L1">
            <text:list-header>
              <text:p text:style-name="P64"><text:span text:style-name="T45">1</text:span><text:span text:style-name="T20"><text:tab/></text:span><text:span text:style-name="T20">4</text:span><text:span text:style-name="T20"><text:tab/></text:span><text:span text:style-name="T53">7</text:span></text:p>
              <text:p text:style-name="P64"><text:span text:style-name="T45">2</text:span><text:span text:style-name="T20"><text:tab/></text:span><text:span text:style-name="T20">5</text:span><text:span text:style-name="T20"><text:tab/></text:span><text:span text:style-name="T53">8</text:span></text:p>
              <text:p text:style-name="P64"><text:span text:style-name="T45">3</text:span><text:span text:style-name="T20"><text:tab/></text:span><text:span text:style-name="T20">6</text:span><text:span text:style-name="T20"><text:tab/></text:span><text:span text:style-name="T5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22" xml:id="id126" draw:id="id126" draw:layer="layout" svg:width="8.89cm" svg:height="10.964cm" svg:x="1.905cm" svg:y="7.62cm">
          <text:list text:style-name="L1">
            <text:list-header>
              <text:p text:style-name="P21"><text:span text:style-name="T13">for (i=0; i&lt;3; i++)</text:span></text:p>
              <text:p text:style-name="P21"><text:span text:style-name="T13"><text:s text:c="5"/></text:span><text:span text:style-name="T13">for (j=0; j&lt;3; j++)</text:span></text:p>
              <text:p text:style-name="P21"><text:span text:style-name="T13"><text:s text:c="7"/></text:span><text:span text:style-name="T13">{ <text:s/>t=a[i][j];</text:span></text:p>
              <text:p text:style-name="P21"><text:span text:style-name="T13"><text:s text:c="11"/></text:span><text:span text:style-name="T13">a[i][j]=a[j][i];</text:span></text:p>
              <text:p text:style-name="P21"><text:span text:style-name="T13"><text:s text:c="11"/></text:span><text:span text:style-name="T13">a[j][i]=t;</text:span></text:p>
              <text:p text:style-name="P21"><text:span text:style-name="T13"><text:s text:c="8"/></text:span><text:span text:style-name="T13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22" xml:id="id127" draw:id="id127" draw:layer="layout" svg:width="8.89cm" svg:height="10.964cm" svg:x="12.488cm" svg:y="7.62cm">
          <text:list text:style-name="L1">
            <text:list-header>
              <text:p text:style-name="P21"><text:span text:style-name="T13">for (i=0; i&lt;3; i++)</text:span></text:p>
              <text:p text:style-name="P21"><text:span text:style-name="T13"><text:s text:c="5"/></text:span><text:span text:style-name="T13">for (j=0; </text:span><text:span text:style-name="T30">j&lt;i</text:span><text:span text:style-name="T13">; j++)</text:span></text:p>
              <text:p text:style-name="P21"><text:span text:style-name="T13"><text:s text:c="7"/></text:span><text:span text:style-name="T13">{ <text:s/>t=a[i][j];</text:span></text:p>
              <text:p text:style-name="P21"><text:span text:style-name="T13"><text:s text:c="11"/></text:span><text:span text:style-name="T13">a[i][j]=a[j][i];</text:span></text:p>
              <text:p text:style-name="P21"><text:span text:style-name="T13"><text:s text:c="11"/></text:span><text:span text:style-name="T13">a[j][i]=t;</text:span></text:p>
              <text:p text:style-name="P21"><text:span text:style-name="T13"><text:s text:c="8"/></text:span><text:span text:style-name="T13">}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targetElement="id12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7" smil:attributeName="visibility" smil:to="visible"/>
                  <anim:transitionFilter smil:dur="0.5s" smil:targetElement="id127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7" draw:text-style-name="P70" draw:layer="layout" svg:width="11.219cm" svg:height="12.884cm" svg:x="0.423cm" svg:y="0cm">
          <text:list text:style-name="L1">
            <text:list-header>
              <text:p text:style-name="P68"><text:span text:style-name="T16">打印杨辉三角形</text:span></text:p>
              <text:p text:style-name="P68"><text:span text:style-name="T13">1</text:span></text:p>
            </text:list-header>
          </text:list>
          <text:list text:style-name="L10">
            <text:list-item>
              <text:p text:style-name="P69"><text:span text:style-name="T13"><text:s/></text:span><text:span text:style-name="T13">1</text:span></text:p>
            </text:list-item>
          </text:list>
          <text:list text:style-name="L1">
            <text:list-header>
              <text:p text:style-name="P68"><text:span text:style-name="T13">1</text:span><text:span text:style-name="T13"><text:tab/></text:span><text:span text:style-name="T13"> 2</text:span><text:span text:style-name="T13"><text:tab/></text:span><text:span text:style-name="T13"> <text:s text:c="2"/>1</text:span></text:p>
              <text:p text:style-name="P68"><text:span text:style-name="T13">1</text:span><text:span text:style-name="T13"><text:tab/></text:span><text:span text:style-name="T13"> 3</text:span><text:span text:style-name="T13"><text:tab/></text:span><text:span text:style-name="T13"> <text:s text:c="2"/>3 <text:s text:c="5"/>1</text:span></text:p>
              <text:p text:style-name="P68"><text:span text:style-name="T13">1</text:span><text:span text:style-name="T13"><text:tab/></text:span><text:span text:style-name="T13"> 4</text:span><text:span text:style-name="T13"><text:tab/></text:span><text:span text:style-name="T13"> <text:s text:c="2"/>6 <text:s text:c="5"/>4 <text:s text:c="5"/>1</text:span></text:p>
              <text:p text:style-name="P68"><text:span text:style-name="T13">1 <text:s text:c="4"/>5 <text:s text:c="3"/>10 <text:s text:c="2"/>10 <text:s text:c="4"/>5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8" draw:text-style-name="P9" xml:id="id128" draw:id="id128" draw:layer="layout" svg:width="12.911cm" svg:height="1.55cm" svg:x="1.482cm" svg:y="13.97cm">
          <text:list text:style-name="L4">
            <text:list-header>
              <text:p text:style-name="P8"><text:span text:style-name="T23">a[i][j]=a[i-1][j-1]+a[i-1][j]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8" smil:attributeName="visibility" smil:to="visible"/>
                  <anim:transitionFilter smil:dur="0.5s" smil:targetElement="id128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3.283cm" svg:height="12.525cm" svg:x="0.847cm" svg:y="0.635cm">
          <text:list text:style-name="L1">
            <text:list-header>
              <text:p text:style-name="P8"><text:span text:style-name="T4">void </text:span><text:span text:style-name="T4">main(voi</text:span><text:span text:style-name="T4">d)</text:span></text:p>
              <text:p text:style-name="P8"><text:span text:style-name="T4">{</text:span><text:span text:style-name="T4"><text:tab/></text:span><text:span text:style-name="T4">static int </text:span><text:span text:style-name="T4">n[2],i,j,k;</text:span></text:p>
              <text:p text:style-name="P8"><text:span text:style-name="T4"><text:tab/></text:span><text:span text:style-name="T4">for(i=0;i&lt;</text:span><text:span text:style-name="T4">2;i++)</text:span></text:p>
              <text:p text:style-name="P8"><text:span text:style-name="T4"><text:tab/></text:span><text:span text:style-name="T4"><text:tab/></text:span><text:span text:style-name="T4">n[j+</text:span><text:span text:style-name="T4">+]=n[i]</text:span><text:span text:style-name="T4">+i+1;</text:span></text:p>
              <text:p text:style-name="P8"><text:span text:style-name="T4"><text:tab/></text:span><text:span text:style-name="T4">cout&lt;&lt;n[</text:span><text:span text:style-name="T4">k]&lt;&lt;'\</text:span><text:span text:style-name="T4">t'&lt;&lt;n[k+</text:span><text:span text:style-name="T4">+]&lt;&lt;endl</text:span><text:span text:style-name="T4">;</text:span></text:p>
              <text:p text:style-name="P8"><text:span text:style-name="T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9" draw:text-style-name="P9" xml:id="id129" draw:id="id129" draw:layer="layout" svg:width="5.715cm" svg:height="1.55cm" svg:x="4.022cm" svg:y="14.393cm">
          <text:list text:style-name="L4">
            <text:list-header>
              <text:p text:style-name="P8"><text:span text:style-name="T23">2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29" smil:attributeName="visibility" smil:to="visible"/>
                  <anim:transitionFilter smil:dur="0.5s" smil:targetElement="id12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2.667cm" svg:x="0cm" svg:y="0cm">
          <text:list text:style-name="L1">
            <text:list-header>
              <text:p text:style-name="P21"><text:span text:style-name="T16">以下程序用于从键盘上输入若干个学生的成绩，统计出平均成绩，并输出低于平均成绩的学生成绩。</text:span><text:span text:style-name="T17">输入负数结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7" draw:layer="layout" svg:width="11.218cm" svg:height="14.468cm" svg:x="0cm" svg:y="2.963cm">
          <text:list text:style-name="L1">
            <text:list-header>
              <text:p text:style-name="P36"><text:span text:style-name="T20">void <text:s/>main()</text:span></text:p>
              <text:p text:style-name="P36"><text:span text:style-name="T20">{ <text:s/>float <text:s/>x[100],sum=0, ave,a;</text:span></text:p>
              <text:p text:style-name="P36"><text:span text:style-name="T20"><text:s text:c="3"/></text:span><text:span text:style-name="T20">int n=0,i;</text:span></text:p>
              <text:p text:style-name="P36"><text:span text:style-name="T20"><text:s text:c="4"/></text:span><text:span text:style-name="T20">cout&lt;&lt;“Input score\n”;</text:span></text:p>
              <text:p text:style-name="P36"><text:span text:style-name="T20"><text:s text:c="4"/></text:span><text:span text:style-name="T20">_________;</text:span></text:p>
              <text:p text:style-name="P36"><text:span text:style-name="T20"><text:s text:c="3"/></text:span><text:span text:style-name="T20">while(__________)</text:span></text:p>
              <text:p text:style-name="P36"><text:span text:style-name="T20"><text:s text:c="3"/></text:span><text:span text:style-name="T20">{ <text:s text:c="2"/>x[n]=a;</text:span></text:p>
              <text:p text:style-name="P36"><text:span text:style-name="T20"><text:s text:c="9"/></text:span><text:span text:style-name="T20">_______;</text:span></text:p>
              <text:p text:style-name="P36"><text:span text:style-name="T20"><text:s text:c="8"/></text:span><text:span text:style-name="T20">_________</text:span></text:p>
              <text:p text:style-name="P36"><text:span text:style-name="T20"><text:s text:c="7"/></text:span><text:span text:style-name="T20">cin&gt;&gt;a;</text:span></text:p>
              <text:p text:style-name="P36"><text:span text:style-name="T20"><text:s text:c="4"/></text:span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40" draw:text-style-name="P37" draw:layer="layout" svg:width="13.97cm" svg:height="8.94cm" svg:x="11.43cm" svg:y="5.715cm">
          <text:list text:style-name="L4">
            <text:list-header>
              <text:p text:style-name="P36"><text:span text:style-name="T21">ave=sum/n;</text:span></text:p>
              <text:p text:style-name="P36"><text:span text:style-name="T21">cout&lt;&lt;“ave=“&lt;&lt;ave&lt;&lt;endl;</text:span></text:p>
              <text:p text:style-name="P36"><text:span text:style-name="T21">for( i=0; _____;i++)</text:span></text:p>
              <text:p text:style-name="P36"><text:span text:style-name="T21"><text:s text:c="4"/></text:span><text:span text:style-name="T21">if(__________)</text:span></text:p>
              <text:p text:style-name="P36"><text:span text:style-name="T21"><text:s text:c="8"/></text:span><text:span text:style-name="T21">cout&lt;&lt;“x[“&lt;&lt;i&lt;&lt;“]”&lt;&lt;x[i]&lt;&lt;endl;</text:span></text:p>
              <text:p text:style-name="P36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1" draw:text-style-name="P26" xml:id="id133" draw:id="id133" draw:layer="layout" svg:width="3.175cm" svg:height="1.178cm" svg:x="1.058cm" svg:y="8.255cm">
          <text:list text:style-name="L4">
            <text:list-header>
              <text:p text:style-name="P25"><text:span text:style-name="T21">cin&gt;&gt;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42" draw:text-style-name="P26" xml:id="id130" draw:id="id130" draw:layer="layout" svg:width="3.175cm" svg:height="1.178cm" svg:x="3.175cm" svg:y="9.525cm">
          <text:list text:style-name="L4">
            <text:list-header>
              <text:p text:style-name="P25"><text:span text:style-name="T21">a&gt;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43" draw:text-style-name="P26" xml:id="id131" draw:id="id131" draw:layer="layout" svg:width="3.175cm" svg:height="1.178cm" svg:x="1.482cm" svg:y="12.065cm">
          <text:list text:style-name="L4">
            <text:list-header>
              <text:p text:style-name="P25"><text:span text:style-name="T21">sum+=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44" draw:text-style-name="P26" xml:id="id132" draw:id="id132" draw:layer="layout" svg:width="3.175cm" svg:height="1.178cm" svg:x="1.693cm" svg:y="13.547cm">
          <text:list text:style-name="L4">
            <text:list-header>
              <text:p text:style-name="P25"><text:span text:style-name="T21">n+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45" draw:text-style-name="P26" xml:id="id134" draw:id="id134" draw:layer="layout" svg:width="3.175cm" svg:height="1.178cm" svg:x="14.182cm" svg:y="8.255cm">
          <text:list text:style-name="L3">
            <text:list-header>
              <text:p text:style-name="P25"><text:span text:style-name="T22">i&lt;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46" draw:text-style-name="P26" xml:id="id135" draw:id="id135" draw:layer="layout" svg:width="3.175cm" svg:height="1.178cm" svg:x="13.547cm" svg:y="9.525cm">
          <text:list text:style-name="L3">
            <text:list-header>
              <text:p text:style-name="P25"><text:span text:style-name="T22">x[i]&lt;av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1" smil:attributeName="visibility" smil:to="visible"/>
                  <anim:transitionFilter smil:dur="0.5s" smil:targetElement="id13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2" smil:attributeName="visibility" smil:to="visible"/>
                  <anim:transitionFilter smil:dur="0.5s" smil:targetElement="id13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4" smil:attributeName="visibility" smil:to="visible"/>
                  <anim:transitionFilter smil:dur="0.5s" smil:targetElement="id13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5" smil:attributeName="visibility" smil:to="visible"/>
                  <anim:transitionFilter smil:dur="0.5s" smil:targetElement="id13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3.918cm" svg:height="1.55cm" svg:x="0cm" svg:y="0.423cm">
          <text:list text:style-name="L1">
            <text:list-header>
              <text:p text:style-name="P8"><text:span text:style-name="T5">输入一个十进制数，输出它对应的八进制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72" xml:id="id136" draw:id="id136" draw:layer="layout" svg:width="12.828cm" svg:height="15.254cm" svg:x="11.43cm" svg:y="3.387cm">
          <text:list text:style-name="L1">
            <text:list-header>
              <text:p text:style-name="P71"><text:span text:style-name="T13">725/2=362 <text:s text:c="7"/></text:span><text:span text:style-name="T16">余数</text:span><text:span text:style-name="T13">=1=K</text:span><text:span text:style-name="T54">0</text:span></text:p>
              <text:p text:style-name="P71"><text:span text:style-name="T13">362/2=181 <text:s text:c="7"/></text:span><text:span text:style-name="T16">余数</text:span><text:span text:style-name="T13">=0=K</text:span><text:span text:style-name="T54">1</text:span></text:p>
              <text:p text:style-name="P71"><text:span text:style-name="T13">181/2=90 <text:s text:c="9"/></text:span><text:span text:style-name="T16">余数</text:span><text:span text:style-name="T13">=1=K</text:span><text:span text:style-name="T54">2</text:span></text:p>
              <text:p text:style-name="P71"><text:span text:style-name="T13">90/2=45 <text:s text:c="11"/></text:span><text:span text:style-name="T16">余数</text:span><text:span text:style-name="T13">=0=K</text:span><text:span text:style-name="T54">3</text:span></text:p>
              <text:p text:style-name="P71"><text:span text:style-name="T13">45/2=22 <text:s text:c="11"/></text:span><text:span text:style-name="T16">余数</text:span><text:span text:style-name="T13">=1=K</text:span><text:span text:style-name="T54">4</text:span></text:p>
              <text:p text:style-name="P71"><text:span text:style-name="T13">22/2=11 <text:s text:c="11"/></text:span><text:span text:style-name="T16">余数</text:span><text:span text:style-name="T13">=0=K</text:span><text:span text:style-name="T54">5</text:span></text:p>
              <text:p text:style-name="P71"><text:span text:style-name="T13">11/2=5 <text:s text:c="13"/></text:span><text:span text:style-name="T16">余数</text:span><text:span text:style-name="T13">=1=K</text:span><text:span text:style-name="T54">6</text:span></text:p>
              <text:p text:style-name="P71"><text:span text:style-name="T13">5/2=2 <text:s text:c="15"/></text:span><text:span text:style-name="T16">余数</text:span><text:span text:style-name="T13">=1=K</text:span><text:span text:style-name="T54">7</text:span></text:p>
              <text:p text:style-name="P71"><text:span text:style-name="T13">2/2=1 <text:s text:c="15"/></text:span><text:span text:style-name="T16">余数</text:span><text:span text:style-name="T13">=0=K</text:span><text:span text:style-name="T54">8</text:span></text:p>
              <text:p text:style-name="P71"><text:span text:style-name="T13">1/2=0 <text:s text:c="15"/></text:span><text:span text:style-name="T16">余数</text:span><text:span text:style-name="T13">=1=K</text:span><text:span text:style-name="T5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47" draw:text-style-name="P74" xml:id="id137" draw:id="id137" draw:layer="layout" svg:width="1.195cm" svg:height="13.216cm" svg:x="23.495cm" svg:y="3.387cm">
          <text:list text:style-name="L11">
            <text:list-header>
              <text:p text:style-name="P73"><text:span text:style-name="T55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5" draw:style-name="gr148" draw:text-style-name="P9" xml:id="id138" draw:id="id138" draw:layer="layout" svg:width="8.678cm" svg:height="6.017cm" svg:x="0.847cm" svg:y="2.963cm">
          <text:list text:style-name="L7">
            <text:list-header>
              <text:p text:style-name="P8"><text:span text:style-name="T26">不断地除</text:span><text:span text:style-name="T27">8</text:span><text:span text:style-name="T26">，求其余数，直到被除数为</text:span><text:span text:style-name="T27">0</text:span><text:span text:style-name="T26">，最后余数倒序排列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6" smil:attributeName="visibility" smil:to="visible"/>
                  <anim:transitionFilter smil:dur="0.5s" smil:targetElement="id13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7" smil:attributeName="visibility" smil:to="visible"/>
                  <anim:transitionFilter smil:dur="0.5s" smil:targetElement="id13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76" draw:layer="layout" svg:width="11.218cm" svg:height="18.414cm" svg:x="1.27cm" svg:y="0cm">
          <text:list text:style-name="L1">
            <text:list-header>
              <text:p text:style-name="P75"><text:span text:style-name="T13">void main(void)</text:span></text:p>
              <text:p text:style-name="P75"><text:span text:style-name="T13">{ <text:s text:c="4"/>int x , i, n ;</text:span></text:p>
              <text:p text:style-name="P75"><text:span text:style-name="T13"><text:s text:c="6"/></text:span><text:span text:style-name="T13">int a[100];</text:span></text:p>
              <text:p text:style-name="P75"><text:span text:style-name="T13"><text:s text:c="6"/></text:span><text:span text:style-name="T13">cin&gt;&gt;x;</text:span></text:p>
              <text:p text:style-name="P75"><text:span text:style-name="T13"><text:s text:c="5"/></text:span><text:span text:style-name="T13">i=0;</text:span></text:p>
              <text:p text:style-name="P75"><text:span text:style-name="T13"><text:s text:c="4"/></text:span><text:span text:style-name="T13">while(x)</text:span></text:p>
              <text:p text:style-name="P75"><text:span text:style-name="T13"><text:s text:c="3"/></text:span><text:span text:style-name="T13">{ <text:s/></text:span></text:p>
              <text:p text:style-name="P75"><text:span text:style-name="T13"><text:s text:c="8"/></text:span><text:span text:style-name="T30">a[i]=x%8;</text:span></text:p>
              <text:p text:style-name="P75"><text:span text:style-name="T13"><text:s text:c="8"/></text:span><text:span text:style-name="T30">x=x/8;</text:span></text:p>
              <text:p text:style-name="P75"><text:span text:style-name="T13"><text:s text:c="8"/></text:span><text:span text:style-name="T13">i++;</text:span></text:p>
              <text:p text:style-name="P75"><text:span text:style-name="T13"><text:s text:c="4"/></text:span><text:span text:style-name="T13">}</text:span></text:p>
              <text:p text:style-name="P75"><text:span text:style-name="T13"><text:s text:c="3"/></text:span><text:span text:style-name="T13">n=i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76" draw:layer="layout" svg:width="9.102cm" svg:height="6.014cm" svg:x="14.393cm" svg:y="1.905cm">
          <text:list text:style-name="L1">
            <text:list-header>
              <text:p text:style-name="P75"><text:span text:style-name="T13">for(i=n-1;i&gt;=0;i--)</text:span></text:p>
              <text:p text:style-name="P75"><text:span text:style-name="T13"><text:s text:c="6"/></text:span><text:span text:style-name="T13">cout&lt;&lt;a[i];</text:span></text:p>
              <text:p text:style-name="P75"><text:span text:style-name="T13">cout&lt;&lt;endl;</text:span></text:p>
              <text:p text:style-name="P75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49" draw:text-style-name="P13" xml:id="id139" draw:id="id139" draw:layer="layout" svg:width="5.927cm" svg:height="3.175cm" svg:x="10.16cm" svg:y="10.795cm">
          <text:list text:style-name="L5">
            <text:list-header>
              <text:p text:style-name="P12"><text:span text:style-name="T12">将余数依次存入数组中</text:span></text:p>
            </text:list-header>
          </text:list>
          <draw:enhanced-geometry svg:viewBox="0 0 21600 21600" draw:text-areas="800 800 20800 20800" draw:type="round-rectangular-callout" draw:modifiers="-5368 53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0" draw:text-style-name="P59" draw:layer="layout" svg:width="25.4cm" svg:height="3.509cm" svg:x="0cm" svg:y="0cm">
          <text:list text:style-name="L1">
            <text:list-header>
              <text:p text:style-name="P58"><text:span text:style-name="T48">已有一个已排好序的数组</text:span><text:span text:style-name="T49">,</text:span><text:span text:style-name="T48">今输入一个数</text:span><text:span text:style-name="T49">,</text:span><text:span text:style-name="T48">要求按原来排序的规律将它插入数组中。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874cm" svg:height="1.614cm" svg:x="3.81cm" svg:y="3.81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8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28"/>
            </table:table-row>
          </table:table>
          <draw:image xlink:href="Pictures/TablePreview29.svm" xlink:type="simple" xlink:show="embed" xlink:actuate="onLoad"/>
        </draw:frame>
        <draw:custom-shape draw:name="Text Box 34" draw:style-name="gr2" draw:text-style-name="P29" xml:id="id140" draw:id="id140" draw:layer="layout" svg:width="13.335cm" svg:height="1.885cm" svg:x="1.27cm" svg:y="5.927cm">
          <text:list text:style-name="L1">
            <text:list-header>
              <text:p text:style-name="P28"><text:span text:style-name="T5">输入：</text:span><text:span text:style-name="T4">cin&gt;&gt;x; <text:s text:c="2"/></text:span><text:span text:style-name="T27"><text:s/>2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41" draw:id="id141" draw:layer="layout" svg:width="15.874cm" svg:height="1.614cm" svg:x="3.81cm" svg:y="8.043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8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33"><text:span text:style-name="T27">25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xml:id="id142" draw:id="id142" draw:layer="layout" svg:width="15.874cm" svg:height="2.027cm" svg:x="3.81cm" svg:y="10.795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17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28"/>
            </table:table-row>
          </table:table>
          <draw:image xlink:href="Pictures/TablePreview31.svm" xlink:type="simple" xlink:show="embed" xlink:actuate="onLoad"/>
        </draw:frame>
        <draw:polyline draw:name="Line 81" draw:style-name="gr151" draw:text-style-name="P16" xml:id="id150" draw:id="id150" draw:layer="layout" svg:width="1.057cm" svg:height="1.693cm" svg:x="11.642cm" svg:y="12.488cm" svg:viewBox="0 0 1058 1694" draw:points="0,1694 1058,0">
          <text:p/>
        </draw:polyline>
        <draw:custom-shape draw:name="Text Box 82" draw:style-name="gr152" draw:text-style-name="P29" xml:id="id143" draw:id="id143" draw:layer="layout" svg:width="1.905cm" svg:height="1.984cm" svg:x="10.583cm" svg:y="14.182cm">
          <text:list text:style-name="L1">
            <text:list-header>
              <text:p text:style-name="P2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2" draw:text-style-name="P29" xml:id="id144" draw:id="id144" draw:layer="layout" svg:width="1.481cm" svg:height="1.885cm" svg:x="9.102cm" svg:y="14.817cm">
          <text:list text:style-name="L1">
            <text:list-header>
              <text:p text:style-name="P28"><text:span text:style-name="T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153" draw:text-style-name="P77" xml:id="id151" draw:id="id151" draw:layer="layout" svg:width="1.27cm" svg:height="1.625cm" svg:x="12.065cm" svg:y="11.007cm">
          <text:list text:style-name="L7">
            <text:list-header>
              <text:p text:style-name="P28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52" draw:text-style-name="P29" xml:id="id146" draw:id="id146" draw:layer="layout" svg:width="1.905cm" svg:height="1.984cm" svg:x="14.817cm" svg:y="14.182cm">
          <text:list text:style-name="L1">
            <text:list-header>
              <text:p text:style-name="P2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2" draw:text-style-name="P29" xml:id="id147" draw:id="id147" draw:layer="layout" svg:width="1.481cm" svg:height="1.885cm" svg:x="13.547cm" svg:y="14.817cm">
          <text:list text:style-name="L1">
            <text:list-header>
              <text:p text:style-name="P28"><text:span text:style-name="T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54" draw:text-style-name="P77" xml:id="id145" draw:id="id145" draw:layer="layout" svg:width="1.27cm" svg:height="1.625cm" svg:x="10.795cm" svg:y="14.393cm">
          <text:list text:style-name="L7">
            <text:list-header>
              <text:p text:style-name="P28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88" draw:style-name="gr155" draw:text-style-name="P16" xml:id="id148" draw:id="id148" draw:layer="layout" svg:width="1.481cm" svg:height="1.693cm" svg:x="13.335cm" svg:y="12.488cm" svg:viewBox="0 0 1482 1694" draw:points="0,0 1482,1694">
          <text:p/>
        </draw:polyline>
        <draw:custom-shape draw:name="Text Box 90" draw:style-name="gr156" draw:text-style-name="P77" xml:id="id149" draw:id="id149" draw:layer="layout" svg:width="1.27cm" svg:height="1.625cm" svg:x="15.028cm" svg:y="14.393cm">
          <text:list text:style-name="L1">
            <text:list-header>
              <text:p text:style-name="P28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91" draw:style-name="gr157" draw:text-style-name="P16" xml:id="id152" draw:id="id152" draw:layer="layout" svg:width="2.116cm" svg:height="0cm" svg:x="12.487cm" svg:y="15.24cm" svg:viewBox="0 0 2117 0" draw:points="2117,0 0,0">
          <text:p/>
        </draw:polyline>
        <draw:custom-shape draw:name="Text Box 93" draw:style-name="gr156" draw:text-style-name="P77" xml:id="id153" draw:id="id153" draw:layer="layout" svg:width="1.27cm" svg:height="1.625cm" svg:x="10.795cm" svg:y="14.393cm">
          <text:list text:style-name="L1">
            <text:list-header>
              <text:p text:style-name="P28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0" smil:attributeName="visibility" smil:to="visible"/>
                  <anim:transitionFilter smil:dur="0.5s" smil:targetElement="id1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1" smil:attributeName="visibility" smil:to="visible"/>
                  <anim:transitionFilter smil:dur="0.5s" smil:targetElement="id14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2" smil:attributeName="visibility" smil:to="visible"/>
                  <anim:transitionFilter smil:dur="0.5s" smil:targetElement="id14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3" smil:attributeName="visibility" smil:to="visible"/>
                  <anim:transitionFilter smil:dur="0.5s" smil:targetElement="id14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4" smil:attributeName="visibility" smil:to="visible"/>
                  <anim:transitionFilter smil:dur="0.5s" smil:targetElement="id1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5" smil:attributeName="visibility" smil:to="visible"/>
                  <anim:transitionFilter smil:dur="0.5s" smil:targetElement="id14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6" smil:attributeName="visibility" smil:to="visible"/>
                  <anim:transitionFilter smil:dur="0.5s" smil:targetElement="id14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7" smil:attributeName="visibility" smil:to="visible"/>
                  <anim:transitionFilter smil:dur="0.5s" smil:targetElement="id14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8" smil:attributeName="visibility" smil:to="visible"/>
                  <anim:transitionFilter smil:dur="0.5s" smil:targetElement="id14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9" smil:attributeName="visibility" smil:to="visible"/>
                  <anim:transitionFilter smil:dur="0.5s" smil:targetElement="id1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0" smil:attributeName="visibility" smil:to="visible"/>
                  <anim:transitionFilter smil:dur="0.5s" smil:targetElement="id15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1" smil:attributeName="visibility" smil:to="visible"/>
                  <anim:transitionFilter smil:dur="0.5s" smil:targetElement="id15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2" smil:attributeName="visibility" smil:to="visible"/>
                  <anim:transitionFilter smil:dur="0.5s" smil:targetElement="id15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3" smil:attributeName="visibility" smil:to="visible"/>
                  <anim:transitionFilter smil:dur="0.5s" smil:targetElement="id15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4" draw:id="id154" draw:layer="layout" svg:width="15.874cm" svg:height="2.027cm" svg:x="3.81cm" svg:y="1.482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17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28"/>
            </table:table-row>
          </table:table>
          <draw:image xlink:href="Pictures/TablePreview32.svm" xlink:type="simple" xlink:show="embed" xlink:actuate="onLoad"/>
        </draw:frame>
        <draw:polyline draw:name="Line 22" draw:style-name="gr158" draw:text-style-name="P16" xml:id="id162" draw:id="id162" draw:layer="layout" svg:width="1.057cm" svg:height="1.692cm" svg:x="11.642cm" svg:y="3.174cm" svg:viewBox="0 0 1058 1693" draw:points="0,1693 1058,0">
          <text:p/>
        </draw:polyline>
        <draw:custom-shape draw:name="Text Box 23" draw:style-name="gr152" draw:text-style-name="P29" xml:id="id155" draw:id="id155" draw:layer="layout" svg:width="1.905cm" svg:height="1.985cm" svg:x="10.583cm" svg:y="4.868cm">
          <text:list text:style-name="L1">
            <text:list-header>
              <text:p text:style-name="P2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29" xml:id="id156" draw:id="id156" draw:layer="layout" svg:width="1.481cm" svg:height="1.885cm" svg:x="9.102cm" svg:y="5.503cm">
          <text:list text:style-name="L1">
            <text:list-header>
              <text:p text:style-name="P28"><text:span text:style-name="T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9" draw:text-style-name="P77" xml:id="id163" draw:id="id163" draw:layer="layout" svg:width="1.27cm" svg:height="1.625cm" svg:x="12.065cm" svg:y="1.693cm">
          <text:list text:style-name="L7">
            <text:list-header>
              <text:p text:style-name="P28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2" draw:text-style-name="P29" xml:id="id158" draw:id="id158" draw:layer="layout" svg:width="1.905cm" svg:height="1.985cm" svg:x="14.817cm" svg:y="4.868cm">
          <text:list text:style-name="L1">
            <text:list-header>
              <text:p text:style-name="P2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" draw:text-style-name="P29" xml:id="id159" draw:id="id159" draw:layer="layout" svg:width="1.481cm" svg:height="1.885cm" svg:x="13.547cm" svg:y="5.503cm">
          <text:list text:style-name="L1">
            <text:list-header>
              <text:p text:style-name="P28"><text:span text:style-name="T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60" draw:text-style-name="P77" xml:id="id157" draw:id="id157" draw:layer="layout" svg:width="1.27cm" svg:height="1.625cm" svg:x="10.795cm" svg:y="5.08cm">
          <text:list text:style-name="L7">
            <text:list-header>
              <text:p text:style-name="P28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29" draw:style-name="gr161" draw:text-style-name="P16" xml:id="id160" draw:id="id160" draw:layer="layout" svg:width="1.481cm" svg:height="1.692cm" svg:x="13.335cm" svg:y="3.175cm" svg:viewBox="0 0 1482 1693" draw:points="0,0 1482,1693">
          <text:p/>
        </draw:polyline>
        <draw:custom-shape draw:name="Text Box 30" draw:style-name="gr156" draw:text-style-name="P77" xml:id="id161" draw:id="id161" draw:layer="layout" svg:width="1.27cm" svg:height="1.625cm" svg:x="15.028cm" svg:y="5.08cm">
          <text:list text:style-name="L1">
            <text:list-header>
              <text:p text:style-name="P28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31" draw:style-name="gr162" draw:text-style-name="P16" xml:id="id164" draw:id="id164" draw:layer="layout" svg:width="2.116cm" svg:height="0cm" svg:x="12.487cm" svg:y="5.927cm" svg:viewBox="0 0 2117 0" draw:points="2117,0 0,0">
          <text:p/>
        </draw:polyline>
        <draw:custom-shape draw:name="Text Box 32" draw:style-name="gr156" draw:text-style-name="P77" xml:id="id165" draw:id="id165" draw:layer="layout" svg:width="1.27cm" svg:height="1.625cm" svg:x="10.795cm" svg:y="5.08cm">
          <text:list text:style-name="L1">
            <text:list-header>
              <text:p text:style-name="P28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66" draw:id="id166" draw:layer="layout" svg:width="15.874cm" svg:height="2.027cm" svg:x="3.81cm" svg:y="10.795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17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33"><text:span text:style-name="T27">25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28"/>
            </table:table-row>
          </table:table>
          <draw:image xlink:href="Pictures/TablePreview33.svm" xlink:type="simple" xlink:show="embed" xlink:actuate="onLoad"/>
        </draw:frame>
        <draw:polyline draw:name="Line 115" draw:style-name="gr163" draw:text-style-name="P16" xml:id="id174" draw:id="id174" draw:layer="layout" svg:width="1.057cm" svg:height="1.693cm" svg:x="13.547cm" svg:y="12.488cm" svg:viewBox="0 0 1058 1694" draw:points="0,1694 1058,0">
          <text:p/>
        </draw:polyline>
        <draw:custom-shape draw:name="Text Box 116" draw:style-name="gr152" draw:text-style-name="P29" xml:id="id167" draw:id="id167" draw:layer="layout" svg:width="1.905cm" svg:height="1.984cm" svg:x="12.488cm" svg:y="14.182cm">
          <text:list text:style-name="L1">
            <text:list-header>
              <text:p text:style-name="P2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7" draw:style-name="gr2" draw:text-style-name="P29" xml:id="id168" draw:id="id168" draw:layer="layout" svg:width="1.481cm" svg:height="1.885cm" svg:x="11.007cm" svg:y="14.817cm">
          <text:list text:style-name="L1">
            <text:list-header>
              <text:p text:style-name="P28"><text:span text:style-name="T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8" draw:style-name="gr164" draw:text-style-name="P77" xml:id="id175" draw:id="id175" draw:layer="layout" svg:width="1.27cm" svg:height="1.625cm" svg:x="14.182cm" svg:y="11.007cm">
          <text:list text:style-name="L7">
            <text:list-header>
              <text:p text:style-name="P28"><text:span text:style-name="T27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9" draw:style-name="gr152" draw:text-style-name="P29" xml:id="id170" draw:id="id170" draw:layer="layout" svg:width="1.905cm" svg:height="1.885cm" svg:x="16.722cm" svg:y="14.182cm">
          <text:list text:style-name="L1">
            <text:list-header>
              <text:p text:style-name="P28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0" draw:style-name="gr2" draw:text-style-name="P29" xml:id="id171" draw:id="id171" draw:layer="layout" svg:width="1.481cm" svg:height="1.885cm" svg:x="15.452cm" svg:y="14.817cm">
          <text:list text:style-name="L1">
            <text:list-header>
              <text:p text:style-name="P28"><text:span text:style-name="T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1" draw:style-name="gr165" draw:text-style-name="P77" xml:id="id169" draw:id="id169" draw:layer="layout" svg:width="1.27cm" svg:height="1.625cm" svg:x="12.7cm" svg:y="14.393cm">
          <text:list text:style-name="L7">
            <text:list-header>
              <text:p text:style-name="P28"><text:span text:style-name="T27">3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2" draw:style-name="gr166" draw:text-style-name="P16" xml:id="id172" draw:id="id172" draw:layer="layout" svg:width="1.481cm" svg:height="1.693cm" svg:x="15.24cm" svg:y="12.488cm" svg:viewBox="0 0 1482 1694" draw:points="0,0 1482,1694">
          <text:p/>
        </draw:polyline>
        <draw:custom-shape draw:name="Text Box 123" draw:style-name="gr156" draw:text-style-name="P77" xml:id="id173" draw:id="id173" draw:layer="layout" svg:width="1.27cm" svg:height="1.625cm" svg:x="16.933cm" svg:y="14.393cm">
          <text:list text:style-name="L1">
            <text:list-header>
              <text:p text:style-name="P28"><text:span text:style-name="T4">56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4" draw:style-name="gr167" draw:text-style-name="P16" xml:id="id176" draw:id="id176" draw:layer="layout" svg:width="2.116cm" svg:height="0cm" svg:x="14.392cm" svg:y="15.24cm" svg:viewBox="0 0 2117 0" draw:points="2117,0 0,0">
          <text:p/>
        </draw:polyline>
        <draw:custom-shape draw:name="Text Box 125" draw:style-name="gr156" draw:text-style-name="P77" xml:id="id177" draw:id="id177" draw:layer="layout" svg:width="1.27cm" svg:height="1.625cm" svg:x="12.7cm" svg:y="14.393cm">
          <text:list text:style-name="L1">
            <text:list-header>
              <text:p text:style-name="P28"><text:span text:style-name="T4">5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4" smil:attributeName="visibility" smil:to="visible"/>
                  <anim:transitionFilter smil:dur="0.5s" smil:targetElement="id1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5" smil:attributeName="visibility" smil:to="visible"/>
                  <anim:transitionFilter smil:dur="0.5s" smil:targetElement="id15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6" smil:attributeName="visibility" smil:to="visible"/>
                  <anim:transitionFilter smil:dur="0.5s" smil:targetElement="id15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7" smil:attributeName="visibility" smil:to="visible"/>
                  <anim:transitionFilter smil:dur="0.5s" smil:targetElement="id1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8" smil:attributeName="visibility" smil:to="visible"/>
                  <anim:transitionFilter smil:dur="0.5s" smil:targetElement="id1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9" smil:attributeName="visibility" smil:to="visible"/>
                  <anim:transitionFilter smil:dur="0.5s" smil:targetElement="id15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0" smil:attributeName="visibility" smil:to="visible"/>
                  <anim:transitionFilter smil:dur="0.5s" smil:targetElement="id1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1" smil:attributeName="visibility" smil:to="visible"/>
                  <anim:transitionFilter smil:dur="0.5s" smil:targetElement="id16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2" smil:attributeName="visibility" smil:to="visible"/>
                  <anim:transitionFilter smil:dur="0.5s" smil:targetElement="id16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3" smil:attributeName="visibility" smil:to="visible"/>
                  <anim:transitionFilter smil:dur="0.5s" smil:targetElement="id16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4" smil:attributeName="visibility" smil:to="visible"/>
                  <anim:transitionFilter smil:dur="0.5s" smil:targetElement="id1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5" smil:attributeName="visibility" smil:to="visible"/>
                  <anim:transitionFilter smil:dur="0.5s" smil:targetElement="id1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6" smil:attributeName="visibility" smil:to="visible"/>
                  <anim:transitionFilter smil:dur="0.5s" smil:targetElement="id1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7" smil:attributeName="visibility" smil:to="visible"/>
                  <anim:transitionFilter smil:dur="0.5s" smil:targetElement="id1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8" smil:attributeName="visibility" smil:to="visible"/>
                  <anim:transitionFilter smil:dur="0.5s" smil:targetElement="id1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9" smil:attributeName="visibility" smil:to="visible"/>
                  <anim:transitionFilter smil:dur="0.5s" smil:targetElement="id1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0" smil:attributeName="visibility" smil:to="visible"/>
                  <anim:transitionFilter smil:dur="0.5s" smil:targetElement="id17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1" smil:attributeName="visibility" smil:to="visible"/>
                  <anim:transitionFilter smil:dur="0.5s" smil:targetElement="id17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2" smil:attributeName="visibility" smil:to="visible"/>
                  <anim:transitionFilter smil:dur="0.5s" smil:targetElement="id17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3" smil:attributeName="visibility" smil:to="visible"/>
                  <anim:transitionFilter smil:dur="0.5s" smil:targetElement="id1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4" smil:attributeName="visibility" smil:to="visible"/>
                  <anim:transitionFilter smil:dur="0.5s" smil:targetElement="id17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5" smil:attributeName="visibility" smil:to="visible"/>
                  <anim:transitionFilter smil:dur="0.5s" smil:targetElement="id17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6" smil:attributeName="visibility" smil:to="visible"/>
                  <anim:transitionFilter smil:dur="0.5s" smil:targetElement="id1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7" smil:attributeName="visibility" smil:to="visible"/>
                  <anim:transitionFilter smil:dur="0.5s" smil:targetElement="id17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9" xml:id="id178" draw:id="id178" draw:layer="layout" svg:width="12.488cm" svg:height="15.834cm" svg:x="0cm" svg:y="1.482cm">
          <text:list text:style-name="L1">
            <text:list-header>
              <text:p text:style-name="P78"><text:span text:style-name="T13">void main(void)</text:span></text:p>
              <text:p text:style-name="P78"><text:span text:style-name="T13">{ int a[6]={1,4,7,10,12};</text:span></text:p>
              <text:p text:style-name="P78"><text:span text:style-name="T13"><text:s text:c="2"/></text:span><text:span text:style-name="T13">int x;</text:span></text:p>
              <text:p text:style-name="P78"><text:span text:style-name="T13"><text:s text:c="2"/></text:span><text:span text:style-name="T13">for(int i=0;i&lt;5;i++)</text:span></text:p>
              <text:p text:style-name="P78"><text:span text:style-name="T13"><text:s text:c="6"/></text:span><text:span text:style-name="T13">cout&lt;&lt;a[i]&lt;&lt;'\t';</text:span></text:p>
              <text:p text:style-name="P78"><text:span text:style-name="T13"><text:s text:c="2"/></text:span><text:span text:style-name="T13">cout&lt;&lt;endl;</text:span></text:p>
              <text:p text:style-name="P78"><text:span text:style-name="T13"><text:s text:c="2"/></text:span><text:span text:style-name="T13">cout&lt;&lt;"Input x: <text:s/>";</text:span></text:p>
              <text:p text:style-name="P78"><text:span text:style-name="T13"><text:s text:c="2"/></text:span><text:span text:style-name="T13">cin&gt;&gt;x;</text:span></text:p>
              <text:p text:style-name="P78"><text:span text:style-name="T13"><text:s text:c="2"/></text:span><text:span text:style-name="T13">for(i=0;i&lt;5;i++)</text:span></text:p>
              <text:p text:style-name="P78"><text:span text:style-name="T13"><text:s/></text:span><text:span text:style-name="T13">{ <text:s text:c="3"/>if(a[i]&gt;x)</text:span></text:p>
              <text:p text:style-name="P78"><text:span text:style-name="T13"><text:tab/></text:span><text:span text:style-name="T13"> <text:s/></text:span><text:span text:style-name="T13">break;</text:span></text:p>
              <text:p text:style-name="P78"><text:span text:style-name="T13"><text:s text:c="2"/>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68" draw:text-style-name="P79" xml:id="id180" draw:id="id180" draw:layer="layout" svg:width="13.124cm" svg:height="11.91cm" svg:x="11.853cm" svg:y="2.117cm">
          <text:list text:style-name="L2">
            <text:list-header>
              <text:p text:style-name="P78"><text:span text:style-name="T29"><text:tab/></text:span><text:span text:style-name="T29">for(int </text:span><text:span text:style-name="T30">j=i</text:span><text:span text:style-name="T29">;j&lt;=5;j++)</text:span></text:p>
              <text:p text:style-name="P78"><text:span text:style-name="T29"><text:tab/></text:span><text:span text:style-name="T29">{</text:span><text:span text:style-name="T29"><text:tab/></text:span><text:span text:style-name="T29">int y=a[j];</text:span></text:p>
              <text:p text:style-name="P78"><text:span text:style-name="T29"><text:tab/></text:span><text:span text:style-name="T29"><text:tab/></text:span><text:span text:style-name="T29">a[j]=x;</text:span></text:p>
              <text:p text:style-name="P78"><text:span text:style-name="T29"><text:tab/></text:span><text:span text:style-name="T29"><text:tab/></text:span><text:span text:style-name="T29">x=y;</text:span></text:p>
              <text:p text:style-name="P78"><text:span text:style-name="T29"><text:tab/></text:span><text:span text:style-name="T29">}</text:span></text:p>
              <text:p text:style-name="P78"><text:span text:style-name="T29"><text:tab/></text:span><text:span text:style-name="T29">for( i=0;i&lt;6;i++)</text:span></text:p>
              <text:p text:style-name="P78"><text:span text:style-name="T29"><text:tab/></text:span><text:span text:style-name="T29"><text:tab/></text:span><text:span text:style-name="T29">cout&lt;&lt;a[i]&lt;&lt;'\t';</text:span></text:p>
              <text:p text:style-name="P78"><text:span text:style-name="T29"><text:tab/></text:span><text:span text:style-name="T29">cout&lt;&lt;endl;</text:span></text:p>
              <text:p text:style-name="P78"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" draw:style-name="gr169" draw:text-style-name="P16" xml:id="id179" draw:id="id179" draw:layer="layout" svg:width="0cm" svg:height="15.451cm" svg:x="11.642cm" svg:y="1.693cm" svg:viewBox="0 0 0 15452" draw:points="0,0 0,15452">
          <text:p/>
        </draw:polyline>
        <draw:custom-shape draw:name="AutoShape 5" draw:style-name="gr170" draw:text-style-name="P13" xml:id="id181" draw:id="id181" draw:layer="layout" svg:width="5.715cm" svg:height="1.694cm" svg:x="7.197cm" svg:y="10.583cm">
          <text:list text:style-name="L5">
            <text:list-header>
              <text:p text:style-name="P12"><text:span text:style-name="T12">输入一个数</text:span></text:p>
            </text:list-header>
          </text:list>
          <draw:enhanced-geometry svg:viewBox="0 0 21600 21600" draw:text-areas="800 800 20800 20800" draw:type="round-rectangular-callout" draw:modifiers="-7367 112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71" draw:text-style-name="P13" xml:id="id182" draw:id="id182" draw:layer="layout" svg:width="4.657cm" svg:height="1.693cm" svg:x="6.985cm" svg:y="13.335cm">
          <text:list text:style-name="L5">
            <text:list-header>
              <text:p text:style-name="P12"><text:span text:style-name="T12">从头比较</text:span></text:p>
            </text:list-header>
          </text:list>
          <draw:enhanced-geometry svg:viewBox="0 0 21600 21600" draw:text-areas="800 800 20800 20800" draw:type="round-rectangular-callout" draw:modifiers="-4664 -2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72" draw:text-style-name="P13" xml:id="id183" draw:id="id183" draw:layer="layout" svg:width="8.044cm" svg:height="1.482cm" svg:x="6.773cm" svg:y="15.663cm">
          <text:list text:style-name="L5">
            <text:list-header>
              <text:p text:style-name="P12"><text:span text:style-name="T12">大于这个数退出</text:span></text:p>
            </text:list-header>
          </text:list>
          <draw:enhanced-geometry svg:viewBox="0 0 21600 21600" draw:text-areas="800 800 20800 20800" draw:type="round-rectangular-callout" draw:modifiers="-2072 -2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73" draw:text-style-name="P13" xml:id="id184" draw:id="id184" draw:layer="layout" svg:width="6.562cm" svg:height="1.482cm" svg:x="9.525cm" svg:y="4.868cm">
          <text:list text:style-name="L5">
            <text:list-header>
              <text:p text:style-name="P12"><text:span text:style-name="T12">将这个数插入</text:span></text:p>
            </text:list-header>
          </text:list>
          <draw:enhanced-geometry svg:viewBox="0 0 21600 21600" draw:text-areas="800 800 20800 20800" draw:type="round-rectangular-callout" draw:modifiers="24489 -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78" smil:attributeName="visibility" smil:to="visible"/>
                  <anim:transitionFilter smil:dur="0.5s" smil:targetElement="id17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9" smil:attributeName="visibility" smil:to="visible"/>
                  <anim:transitionFilter smil:dur="0.5s" smil:targetElement="id17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0" smil:attributeName="visibility" smil:to="visible"/>
                  <anim:transitionFilter smil:dur="0.5s" smil:targetElement="id18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1" smil:attributeName="visibility" smil:to="visible"/>
                  <anim:transitionFilter smil:dur="0.5s" smil:targetElement="id18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2" smil:attributeName="visibility" smil:to="visible"/>
                  <anim:transitionFilter smil:dur="0.5s" smil:targetElement="id18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3" smil:attributeName="visibility" smil:to="visible"/>
                  <anim:transitionFilter smil:dur="0.5s" smil:targetElement="id18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4" smil:attributeName="visibility" smil:to="visible"/>
                  <anim:transitionFilter smil:dur="0.5s" smil:targetElement="id18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874cm" svg:height="1.614cm" svg:x="5.08cm" svg:y="2.963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8" table:default-cell-style-name="ce27">
              <table:table-cell table:style-name="ce26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28"/>
            </table:table-row>
          </table:table>
          <draw:image xlink:href="Pictures/TablePreview34.svm" xlink:type="simple" xlink:show="embed" xlink:actuate="onLoad"/>
        </draw:frame>
        <draw:custom-shape draw:name="Text Box 22" draw:style-name="gr2" draw:text-style-name="P29" draw:layer="layout" svg:width="1.059cm" svg:height="1.885cm" svg:x="3.598cm" svg:y="2.752cm">
          <text:list text:style-name="L1">
            <text:list-header>
              <text:p text:style-name="P28"><text:span text:style-name="T4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874cm" svg:height="2.115cm" svg:x="5.08cm" svg:y="6.562cm">
          <table:table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row table:style-name="ro18" table:default-cell-style-name="ce27">
              <table:table-cell table:style-name="ce26"/>
              <table:table-cell/>
              <table:table-cell/>
              <table:table-cell/>
              <table:table-cell/>
              <table:table-cell/>
              <table:table-cell/>
              <table:table-cell table:style-name="ce28"/>
            </table:table-row>
          </table:table>
          <draw:image xlink:href="Pictures/TablePreview35.svm" xlink:type="simple" xlink:show="embed" xlink:actuate="onLoad"/>
        </draw:frame>
        <draw:custom-shape draw:name="Text Box 43" draw:style-name="gr2" draw:text-style-name="P81" draw:layer="layout" svg:width="1.27cm" svg:height="1.885cm" svg:x="3.598cm" svg:y="6.35cm">
          <text:list text:style-name="L1">
            <text:list-header>
              <text:p text:style-name="P80"><text:span text:style-name="T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2" draw:text-style-name="P29" draw:layer="layout" svg:width="13.335cm" svg:height="1.885cm" svg:x="1.058cm" svg:y="9.737cm">
          <text:list text:style-name="L1">
            <text:list-header>
              <text:p text:style-name="P28"><text:span text:style-name="T5">输入：</text:span><text:span text:style-name="T4">cin&gt;&gt;x; <text:s text:c="2"/></text:span><text:span text:style-name="T27"><text:s/>25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5" draw:style-name="gr174" draw:text-style-name="P16" xml:id="id185" draw:id="id185" draw:layer="layout" svg:width="0cm" svg:height="1.692cm" svg:x="6.138cm" svg:y="4.657cm" svg:viewBox="0 0 0 1693" draw:points="0,0 0,1693">
          <text:p/>
        </draw:polyline>
        <draw:custom-shape draw:name="Text Box 46" draw:style-name="gr156" draw:text-style-name="P82" xml:id="id186" draw:id="id186" draw:layer="layout" svg:width="1.27cm" svg:height="1.625cm" svg:x="5.503cm" svg:y="6.773cm">
          <text:list text:style-name="L1">
            <text:list-header>
              <text:p text:style-name="P80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7" draw:style-name="gr175" draw:text-style-name="P16" xml:id="id187" draw:id="id187" draw:layer="layout" svg:width="0cm" svg:height="1.692cm" svg:x="8.043cm" svg:y="4.657cm" svg:viewBox="0 0 0 1693" draw:points="0,0 0,1693">
          <text:p/>
        </draw:polyline>
        <draw:custom-shape draw:name="Text Box 48" draw:style-name="gr156" draw:text-style-name="P82" xml:id="id188" draw:id="id188" draw:layer="layout" svg:width="1.27cm" svg:height="1.625cm" svg:x="7.408cm" svg:y="6.773cm">
          <text:list text:style-name="L1">
            <text:list-header>
              <text:p text:style-name="P80"><text:span text:style-name="T4">6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9" draw:style-name="gr176" draw:text-style-name="P16" xml:id="id189" draw:id="id189" draw:layer="layout" svg:width="0cm" svg:height="1.692cm" svg:x="10.16cm" svg:y="4.657cm" svg:viewBox="0 0 0 1693" draw:points="0,0 0,1693">
          <text:p/>
        </draw:polyline>
        <draw:custom-shape draw:name="Text Box 50" draw:style-name="gr156" draw:text-style-name="P82" xml:id="id190" draw:id="id190" draw:layer="layout" svg:width="1.27cm" svg:height="1.625cm" svg:x="9.525cm" svg:y="6.773cm">
          <text:list text:style-name="L1">
            <text:list-header>
              <text:p text:style-name="P80"><text:span text:style-name="T4">9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1" draw:style-name="gr177" draw:text-style-name="P16" xml:id="id191" draw:id="id191" draw:layer="layout" svg:width="0cm" svg:height="1.692cm" svg:x="11.853cm" svg:y="4.657cm" svg:viewBox="0 0 0 1693" draw:points="0,0 0,1693">
          <text:p/>
        </draw:polyline>
        <draw:custom-shape draw:name="Text Box 52" draw:style-name="gr156" draw:text-style-name="P82" xml:id="id192" draw:id="id192" draw:layer="layout" svg:width="1.27cm" svg:height="1.625cm" svg:x="11.218cm" svg:y="6.773cm">
          <text:list text:style-name="L1">
            <text:list-header>
              <text:p text:style-name="P80"><text:span text:style-name="T4">1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3" draw:style-name="gr178" draw:text-style-name="P16" xml:id="id193" draw:id="id193" draw:layer="layout" svg:width="2.327cm" svg:height="1.904cm" svg:x="11.007cm" svg:y="8.254cm" svg:viewBox="0 0 2328 1905" draw:points="0,1905 2328,0">
          <text:p/>
        </draw:polyline>
        <draw:custom-shape draw:name="Text Box 54" draw:style-name="gr179" draw:text-style-name="P82" xml:id="id194" draw:id="id194" draw:layer="layout" svg:width="1.27cm" svg:height="1.625cm" svg:x="13.335cm" svg:y="6.773cm">
          <text:list text:style-name="L7">
            <text:list-header>
              <text:p text:style-name="P80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5" draw:style-name="gr180" draw:text-style-name="P16" xml:id="id195" draw:id="id195" draw:layer="layout" svg:width="2.116cm" svg:height="1.692cm" svg:x="13.97cm" svg:y="4.657cm" svg:viewBox="0 0 2117 1693" draw:points="0,0 2117,1693">
          <text:p/>
        </draw:polyline>
        <draw:custom-shape draw:name="Text Box 56" draw:style-name="gr156" draw:text-style-name="P82" xml:id="id196" draw:id="id196" draw:layer="layout" svg:width="1.27cm" svg:height="1.625cm" svg:x="15.452cm" svg:y="6.773cm">
          <text:list text:style-name="L1">
            <text:list-header>
              <text:p text:style-name="P80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7" draw:style-name="gr181" draw:text-style-name="P16" xml:id="id197" draw:id="id197" draw:layer="layout" svg:width="2.116cm" svg:height="1.692cm" svg:x="15.875cm" svg:y="4.657cm" svg:viewBox="0 0 2117 1693" draw:points="0,0 2117,1693">
          <text:p/>
        </draw:polyline>
        <draw:custom-shape draw:name="Text Box 58" draw:style-name="gr156" draw:text-style-name="P82" xml:id="id198" draw:id="id198" draw:layer="layout" svg:width="1.27cm" svg:height="1.625cm" svg:x="17.357cm" svg:y="6.773cm">
          <text:list text:style-name="L1">
            <text:list-header>
              <text:p text:style-name="P80"><text:span text:style-name="T4">56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9" draw:style-name="gr182" draw:text-style-name="P16" xml:id="id199" draw:id="id199" draw:layer="layout" svg:width="2.116cm" svg:height="1.692cm" svg:x="17.78cm" svg:y="4.657cm" svg:viewBox="0 0 2117 1693" draw:points="0,0 2117,1693">
          <text:p/>
        </draw:polyline>
        <draw:custom-shape draw:name="Text Box 60" draw:style-name="gr156" draw:text-style-name="P82" xml:id="id200" draw:id="id200" draw:layer="layout" svg:width="1.27cm" svg:height="1.625cm" svg:x="19.262cm" svg:y="6.773cm">
          <text:list text:style-name="L1">
            <text:list-header>
              <text:p text:style-name="P80"><text:span text:style-name="T4">78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85" smil:attributeName="visibility" smil:to="visible"/>
                  <anim:transitionFilter smil:dur="0.5s" smil:targetElement="id18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86" smil:attributeName="visibility" smil:to="visible"/>
                  <anim:transitionFilter smil:dur="0.5s" smil:targetElement="id18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87" smil:attributeName="visibility" smil:to="visible"/>
                  <anim:transitionFilter smil:dur="0.5s" smil:targetElement="id18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88" smil:attributeName="visibility" smil:to="visible"/>
                  <anim:transitionFilter smil:dur="0.5s" smil:targetElement="id18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89" smil:attributeName="visibility" smil:to="visible"/>
                  <anim:transitionFilter smil:dur="0.5s" smil:targetElement="id18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0" smil:attributeName="visibility" smil:to="visible"/>
                  <anim:transitionFilter smil:dur="0.5s" smil:targetElement="id19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1" smil:attributeName="visibility" smil:to="visible"/>
                  <anim:transitionFilter smil:dur="0.5s" smil:targetElement="id19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2" smil:attributeName="visibility" smil:to="visible"/>
                  <anim:transitionFilter smil:dur="0.5s" smil:targetElement="id19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3" smil:attributeName="visibility" smil:to="visible"/>
                  <anim:transitionFilter smil:dur="0.5s" smil:targetElement="id19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4" smil:attributeName="visibility" smil:to="visible"/>
                  <anim:transitionFilter smil:dur="0.5s" smil:targetElement="id19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5" smil:attributeName="visibility" smil:to="visible"/>
                  <anim:transitionFilter smil:dur="0.5s" smil:targetElement="id19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9" smil:attributeName="visibility" smil:to="visible"/>
                  <anim:transitionFilter smil:dur="0.5s" smil:targetElement="id19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9" draw:layer="layout" svg:width="11.642cm" svg:height="18.45cm" svg:x="0cm" svg:y="0cm">
          <text:list text:style-name="L1">
            <text:list-header>
              <text:p text:style-name="P78"><text:span text:style-name="T13">void main(void)</text:span></text:p>
              <text:p text:style-name="P78"><text:span text:style-name="T13">{ int a[6]={1,4,7,10,12};</text:span></text:p>
              <text:p text:style-name="P78"><text:span text:style-name="T13"><text:s text:c="2"/></text:span><text:span text:style-name="T13">int b[6];</text:span></text:p>
              <text:p text:style-name="P78"><text:span text:style-name="T13"><text:s text:c="2"/></text:span><text:span text:style-name="T13">int x;</text:span></text:p>
              <text:p text:style-name="P78"><text:span text:style-name="T13"><text:s text:c="2"/></text:span><text:span text:style-name="T13">for(int i=0;i&lt;5;i++)</text:span></text:p>
              <text:p text:style-name="P78"><text:span text:style-name="T13"><text:tab/></text:span><text:span text:style-name="T13">cout&lt;&lt;a[i]&lt;&lt;'\t';</text:span></text:p>
              <text:p text:style-name="P78"><text:span text:style-name="T13"><text:s text:c="2"/></text:span><text:span text:style-name="T13">cout&lt;&lt;endl;</text:span></text:p>
              <text:p text:style-name="P78"><text:span text:style-name="T13"><text:s text:c="2"/></text:span><text:span text:style-name="T13">cout&lt;&lt;"Input x: <text:s/>";</text:span></text:p>
              <text:p text:style-name="P78"><text:span text:style-name="T13"><text:s text:c="2"/></text:span><text:span text:style-name="T13">cin&gt;&gt;x;</text:span></text:p>
              <text:p text:style-name="P78"><text:span text:style-name="T13"><text:s text:c="2"/></text:span><text:span text:style-name="T13">for(i=0;i&lt;5;i++)</text:span></text:p>
              <text:p text:style-name="P78"><text:span text:style-name="T13"><text:tab/></text:span><text:span text:style-name="T13">if(a[i]&lt;x)</text:span></text:p>
              <text:p text:style-name="P78"><text:span text:style-name="T13"><text:tab/></text:span><text:span text:style-name="T13"><text:tab/></text:span><text:span text:style-name="T13">b[i]=a[i];</text:span></text:p>
              <text:p text:style-name="P78"><text:span text:style-name="T13"><text:tab/></text:span><text:span text:style-name="T13">else</text:span></text:p>
              <text:p text:style-name="P78"><text:span text:style-name="T13"><text:tab/></text:span><text:span text:style-name="T13"><text:tab/></text:span><text:span text:style-name="T13">break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3" draw:text-style-name="P79" draw:layer="layout" svg:width="11.43cm" svg:height="11.096cm" svg:x="13.335cm" svg:y="0cm">
          <text:list text:style-name="L7">
            <text:list-header>
              <text:p text:style-name="P78"><text:span text:style-name="T30">b[</text:span><text:span text:style-name="T30">i]</text:span><text:span text:style-name="T30">=x</text:span><text:span text:style-name="T30">;</text:span></text:p>
            </text:list-header>
          </text:list>
          <text:list text:style-name="L2">
            <text:list-header>
              <text:p text:style-name="P78"><text:span text:style-name="T29">fo</text:span><text:span text:style-name="T29">r(i</text:span><text:span text:style-name="T29">nt </text:span><text:span text:style-name="T29">j=</text:span><text:span text:style-name="T29">i;j</text:span><text:span text:style-name="T29">&lt;5</text:span><text:span text:style-name="T29">;j</text:span><text:span text:style-name="T29">+</text:span><text:span text:style-name="T29">+)</text:span></text:p>
              <text:p text:style-name="P78"><text:span text:style-name="T29"><text:tab/></text:span><text:span text:style-name="T29">b[</text:span><text:span text:style-name="T29">j+</text:span><text:span text:style-name="T29">1]</text:span><text:span text:style-name="T29">=a</text:span><text:span text:style-name="T29">[j]</text:span><text:span text:style-name="T29">;</text:span></text:p>
              <text:p text:style-name="P78"><text:span text:style-name="T29">fo</text:span><text:span text:style-name="T29">r(i</text:span><text:span text:style-name="T29">=0</text:span><text:span text:style-name="T29">;i</text:span><text:span text:style-name="T29">&lt;6</text:span><text:span text:style-name="T29">;i</text:span><text:span text:style-name="T29">+</text:span><text:span text:style-name="T29">+)</text:span></text:p>
              <text:p text:style-name="P78"><text:span text:style-name="T29"><text:tab/></text:span><text:span text:style-name="T29">co</text:span><text:span text:style-name="T29">ut</text:span><text:span text:style-name="T29">&lt;</text:span><text:span text:style-name="T29">&lt;</text:span><text:span text:style-name="T29">b[</text:span><text:span text:style-name="T29">i]</text:span><text:span text:style-name="T29">&lt;</text:span><text:span text:style-name="T29">&lt;'\</text:span><text:span text:style-name="T29">t';</text:span></text:p>
              <text:p text:style-name="P78"><text:span text:style-name="T29">co</text:span><text:span text:style-name="T29">ut</text:span><text:span text:style-name="T29">&lt;</text:span><text:span text:style-name="T29">&lt;e</text:span><text:span text:style-name="T29">n</text:span><text:span text:style-name="T29">dl</text:span><text:span text:style-name="T29">;</text:span></text:p>
              <text:p text:style-name="P78"><text:span text:style-name="T29">}</text:span></text:p>
              <text:p text:style-name="P40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" draw:style-name="gr169" draw:text-style-name="P16" xml:id="id201" draw:id="id201" draw:layer="layout" svg:width="0cm" svg:height="19.049cm" svg:x="12.7cm" svg:y="0cm" svg:viewBox="0 0 0 19050" draw:points="0,0 0,19050">
          <text:p/>
        </draw:polyline>
        <draw:custom-shape draw:name="AutoShape 6" draw:style-name="gr184" draw:text-style-name="P13" xml:id="id202" draw:id="id202" draw:layer="layout" svg:width="8.043cm" svg:height="1.481cm" svg:x="8.255cm" svg:y="12.277cm">
          <text:list text:style-name="L5">
            <text:list-header>
              <text:p text:style-name="P12"><text:span text:style-name="T12">小于这个数赋值</text:span></text:p>
            </text:list-header>
          </text:list>
          <draw:enhanced-geometry svg:viewBox="0 0 21600 21600" draw:text-areas="800 800 20800 20800" draw:type="round-rectangular-callout" draw:modifiers="1966 33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85" draw:text-style-name="P13" xml:id="id203" draw:id="id203" draw:layer="layout" svg:width="8.043cm" svg:height="1.482cm" svg:x="9.525cm" svg:y="16.933cm">
          <text:list text:style-name="L5">
            <text:list-header>
              <text:p text:style-name="P12"><text:span text:style-name="T12">大于这个数退出</text:span></text:p>
            </text:list-header>
          </text:list>
          <draw:enhanced-geometry svg:viewBox="0 0 21600 21600" draw:text-areas="800 800 20800 20800" draw:type="round-rectangular-callout" draw:modifiers="-2842 13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86" draw:text-style-name="P13" xml:id="id204" draw:id="id204" draw:layer="layout" svg:width="6.561cm" svg:height="1.482cm" svg:x="7.197cm" svg:y="2.963cm">
          <text:list text:style-name="L5">
            <text:list-header>
              <text:p text:style-name="P12"><text:span text:style-name="T12">重新开始赋值</text:span></text:p>
            </text:list-header>
          </text:list>
          <draw:enhanced-geometry svg:viewBox="0 0 21600 21600" draw:text-areas="800 800 20800 20800" draw:type="round-rectangular-callout" draw:modifiers="25389 6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1" smil:attributeName="visibility" smil:to="visible"/>
                  <anim:transitionFilter smil:dur="0.5s" smil:targetElement="id20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02" smil:attributeName="visibility" smil:to="visible"/>
                  <anim:transitionFilter smil:dur="0.5s" smil:targetElement="id20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03" smil:attributeName="visibility" smil:to="visible"/>
                  <anim:transitionFilter smil:dur="0.5s" smil:targetElement="id20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04" smil:attributeName="visibility" smil:to="visible"/>
                  <anim:transitionFilter smil:dur="0.5s" smil:targetElement="id20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874cm" svg:height="2.115cm" svg:x="5.292cm" svg:y="5.292cm">
          <table:table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row table:style-name="ro18" table:default-cell-style-name="ce6">
              <table:table-cell table:style-name="ce5">
                <text:list text:style-name="L1">
                  <text:list-header>
                    <text:p text:style-name="P33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5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78</text:span></text:p>
                  </text:list-header>
                </text:list>
              </table:table-cell>
              <table:table-cell table:style-name="ce7"/>
            </table:table-row>
          </table:table>
          <draw:image xlink:href="Pictures/TablePreview36.svm" xlink:type="simple" xlink:show="embed" xlink:actuate="onLoad"/>
        </draw:frame>
        <draw:custom-shape draw:name="Text Box 22" draw:style-name="gr2" draw:text-style-name="P29" draw:layer="layout" svg:width="1.058cm" svg:height="1.885cm" svg:x="3.81cm" svg:y="5.08cm">
          <text:list text:style-name="L1">
            <text:list-header>
              <text:p text:style-name="P28"><text:span text:style-name="T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29" draw:layer="layout" svg:width="13.335cm" svg:height="1.885cm" svg:x="1.058cm" svg:y="9.737cm">
          <text:list text:style-name="L1">
            <text:list-header>
              <text:p text:style-name="P28"><text:span text:style-name="T5">输</text:span><text:span text:style-name="T5">入：</text:span><text:span text:style-name="T4">cin</text:span><text:span text:style-name="T4">&gt;&gt;x</text:span><text:span text:style-name="T4">; <text:s text:c="2"/></text:span><text:span text:style-name="T27"><text:s/></text:span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87" draw:text-style-name="P77" xml:id="id206" draw:id="id206" draw:layer="layout" svg:width="1.27cm" svg:height="1.625cm" svg:x="19.473cm" svg:y="5.503cm">
          <text:list text:style-name="L7">
            <text:list-header>
              <text:p text:style-name="P28"><text:span text:style-name="T27">7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188" draw:text-style-name="P67" xml:id="id205" draw:id="id205" draw:layer="layout" svg:width="2.964cm" svg:height="1.482cm" svg:x="17.568cm" svg:y="3.598cm">
          <text:list text:style-name="L1">
            <text:list-header>
              <text:p text:style-name="P83"><text:span text:style-name="T16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AutoShape 30" draw:style-name="gr188" draw:text-style-name="P67" xml:id="id207" draw:id="id207" draw:layer="layout" svg:width="2.964cm" svg:height="1.482cm" svg:x="15.663cm" svg:y="3.598cm">
          <text:list text:style-name="L1">
            <text:list-header>
              <text:p text:style-name="P83"><text:span text:style-name="T16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31" draw:style-name="gr189" draw:text-style-name="P77" xml:id="id208" draw:id="id208" draw:layer="layout" svg:width="1.27cm" svg:height="1.625cm" svg:x="17.568cm" svg:y="5.503cm">
          <text:list text:style-name="L7">
            <text:list-header>
              <text:p text:style-name="P28"><text:span text:style-name="T27"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2" draw:style-name="gr188" draw:text-style-name="P67" xml:id="id209" draw:id="id209" draw:layer="layout" svg:width="2.964cm" svg:height="1.482cm" svg:x="13.758cm" svg:y="3.598cm">
          <text:list text:style-name="L1">
            <text:list-header>
              <text:p text:style-name="P83"><text:span text:style-name="T16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33" draw:style-name="gr190" draw:text-style-name="P77" xml:id="id210" draw:id="id210" draw:layer="layout" svg:width="1.27cm" svg:height="1.625cm" svg:x="15.663cm" svg:y="5.503cm">
          <text:list text:style-name="L7">
            <text:list-header>
              <text:p text:style-name="P28"><text:span text:style-name="T27">3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34" draw:style-name="gr191" draw:text-style-name="P16" xml:id="id211" draw:id="id211" draw:layer="layout" svg:width="3.386cm" svg:height="2.751cm" svg:x="10.583cm" svg:y="7.408cm" svg:viewBox="0 0 3387 2752" draw:points="0,2752 3387,0">
          <text:p/>
        </draw:polyline>
        <draw:custom-shape draw:name="Text Box 35" draw:style-name="gr192" draw:text-style-name="P77" xml:id="id212" draw:id="id212" draw:layer="layout" svg:width="1.27cm" svg:height="1.625cm" svg:x="13.547cm" svg:y="5.503cm">
          <text:list text:style-name="L7">
            <text:list-header>
              <text:p text:style-name="P28"><text:span text:style-name="T27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" draw:text-style-name="P29" xml:id="id213" draw:id="id213" draw:layer="layout" svg:width="10.583cm" svg:height="1.885cm" svg:x="6.562cm" svg:y="11.853cm">
          <text:list text:style-name="L1">
            <text:list-header>
              <text:p text:style-name="P28"><text:span text:style-name="T4">for(</text:span><text:span text:style-name="T27">i=n-1</text:span><text:span text:style-name="T4">;i&gt;=0;i--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193" draw:text-style-name="P85" xml:id="id214" draw:id="id214" draw:layer="layout" svg:width="8.122cm" svg:height="2.089cm" svg:x="7.638cm" svg:y="14.221cm">
          <text:list text:style-name="L2">
            <text:list-header>
              <text:p text:style-name="P84"><text:span text:style-name="T56">从后向前循环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5" smil:attributeName="visibility" smil:to="visible"/>
                  <anim:transitionFilter smil:dur="0.5s" smil:targetElement="id2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6" smil:attributeName="visibility" smil:to="visible"/>
                  <anim:transitionFilter smil:dur="0.5s" smil:targetElement="id2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7" smil:attributeName="visibility" smil:to="visible"/>
                  <anim:transitionFilter smil:dur="0.5s" smil:targetElement="id2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1" smil:attributeName="visibility" smil:to="visible"/>
                  <anim:transitionFilter smil:dur="0.5s" smil:targetElement="id21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2" smil:attributeName="visibility" smil:to="visible"/>
                  <anim:transitionFilter smil:dur="0.5s" smil:targetElement="id2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3" smil:attributeName="visibility" smil:to="visible"/>
                  <anim:transitionFilter smil:dur="0.5s" smil:targetElement="id21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4" smil:attributeName="visibility" smil:to="visible"/>
                  <anim:transitionFilter smil:dur="0.5s" smil:targetElement="id21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9" draw:layer="layout" svg:width="11.218cm" svg:height="18.45cm" svg:x="0cm" svg:y="0cm">
          <text:list text:style-name="L1">
            <text:list-header>
              <text:p text:style-name="P78"><text:span text:style-name="T13">voi</text:span><text:span text:style-name="T13">d </text:span><text:span text:style-name="T13">mai</text:span><text:span text:style-name="T13">n(v</text:span><text:span text:style-name="T13">oid)</text:span></text:p>
              <text:p text:style-name="P78"><text:span text:style-name="T13">{ int </text:span><text:span text:style-name="T13">a[6]</text:span><text:span text:style-name="T13">={2,</text:span><text:span text:style-name="T13">5,8,</text:span><text:span text:style-name="T13">10,1</text:span><text:span text:style-name="T13">2};</text:span></text:p>
              <text:p text:style-name="P78"><text:span text:style-name="T13"><text:s text:c="2"/></text:span><text:span text:style-name="T13">int </text:span><text:span text:style-name="T13">x;</text:span></text:p>
              <text:p text:style-name="P78"><text:span text:style-name="T13"><text:s text:c="2"/></text:span><text:span text:style-name="T13">for(</text:span><text:span text:style-name="T13">int </text:span><text:span text:style-name="T13">i=0;</text:span><text:span text:style-name="T13">i&lt;5;</text:span><text:span text:style-name="T13">i++)</text:span></text:p>
              <text:p text:style-name="P78"><text:span text:style-name="T13"><text:tab/></text:span><text:span text:style-name="T13">cout</text:span><text:span text:style-name="T13">&lt;&lt;a</text:span><text:span text:style-name="T13">[i]&lt;</text:span><text:span text:style-name="T13">&lt;'\</text:span><text:span text:style-name="T13">t';</text:span></text:p>
              <text:p text:style-name="P78"><text:span text:style-name="T13"><text:s text:c="2"/></text:span><text:span text:style-name="T13">cout</text:span><text:span text:style-name="T13">&lt;&lt;e</text:span><text:span text:style-name="T13">ndl;</text:span></text:p>
              <text:p text:style-name="P78"><text:span text:style-name="T13"><text:s text:c="2"/></text:span><text:span text:style-name="T13">cout</text:span><text:span text:style-name="T13">&lt;&lt;"</text:span><text:span text:style-name="T13">Inp</text:span><text:span text:style-name="T13">ut </text:span><text:span text:style-name="T13">x: </text:span><text:span text:style-name="T13">";</text:span></text:p>
              <text:p text:style-name="P78"><text:span text:style-name="T13"><text:s text:c="2"/></text:span><text:span text:style-name="T13">cin&gt;</text:span><text:span text:style-name="T13">&gt;x;</text:span></text:p>
              <text:p text:style-name="P78"><text:span text:style-name="T13"><text:s text:c="2"/></text:span><text:span text:style-name="T13">for(</text:span><text:span text:style-name="T30">i=4;</text:span><text:span text:style-name="T30">i&gt;0;</text:span><text:span text:style-name="T30">i--</text:span><text:span text:style-name="T13">)</text:span></text:p>
              <text:p text:style-name="P78"><text:span text:style-name="T13"><text:s/></text:span><text:span text:style-name="T13">{ <text:s text:c="3"/>i</text:span><text:span text:style-name="T13">f(a[i</text:span><text:span text:style-name="T13">]&gt;x)</text:span></text:p>
              <text:p text:style-name="P78"><text:span text:style-name="T13"><text:tab/></text:span><text:span text:style-name="T13">a[i+</text:span><text:span text:style-name="T13">1]=</text:span><text:span text:style-name="T13">a[i];</text:span></text:p>
              <text:p text:style-name="P78"><text:span text:style-name="T13"><text:s text:c="7"/></text:span><text:span text:style-name="T13">else</text:span></text:p>
              <text:p text:style-name="P78"><text:span text:style-name="T13"><text:tab/></text:span><text:span text:style-name="T13">bre</text:span><text:span text:style-name="T13">ak;</text:span></text:p>
              <text:p text:style-name="P78"><text:span text:style-name="T13"><text:s text:c="2"/>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4" draw:text-style-name="P79" draw:layer="layout" svg:width="11.007cm" svg:height="6.678cm" svg:x="13.758cm" svg:y="0.635cm">
          <text:list text:style-name="L2">
            <text:list-header>
              <text:p text:style-name="P78"><text:span text:style-name="T29"><text:s text:c="3"/></text:span><text:span text:style-name="T30">a[i+1]=x;</text:span></text:p>
              <text:p text:style-name="P78"><text:span text:style-name="T29"><text:s text:c="3"/></text:span><text:span text:style-name="T29">for(i=0;i&lt;6;i++)</text:span></text:p>
              <text:p text:style-name="P78"><text:span text:style-name="T29"><text:tab/></text:span><text:span text:style-name="T29">cout&lt;&lt;a[i]&lt;&lt;'\t';</text:span></text:p>
              <text:p text:style-name="P78"><text:span text:style-name="T29"><text:s text:c="4"/></text:span><text:span text:style-name="T29">cout&lt;&lt;endl;</text:span></text:p>
              <text:p text:style-name="P78"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" draw:style-name="gr169" draw:text-style-name="P16" xml:id="id215" draw:id="id215" draw:layer="layout" svg:width="0cm" svg:height="19.049cm" svg:x="12.065cm" svg:y="0cm" svg:viewBox="0 0 0 19050" draw:points="0,0 0,19050">
          <text:p/>
        </draw:polyline>
        <draw:custom-shape draw:name="AutoShape 5" draw:style-name="gr195" draw:text-style-name="P13" xml:id="id216" draw:id="id216" draw:layer="layout" svg:width="11.007cm" svg:height="1.693cm" svg:x="8.043cm" svg:y="10.372cm">
          <text:list text:style-name="L5">
            <text:list-header>
              <text:p text:style-name="P12"><text:span text:style-name="T12">关键！从后面开始循环</text:span></text:p>
            </text:list-header>
          </text:list>
          <draw:enhanced-geometry svg:viewBox="0 0 21600 21600" draw:text-areas="800 800 20800 20800" draw:type="round-rectangular-callout" draw:modifiers="-2094 12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96" draw:text-style-name="P13" xml:id="id217" draw:id="id217" draw:layer="layout" svg:width="6.985cm" svg:height="1.694cm" svg:x="8.678cm" svg:y="13.123cm">
          <text:list text:style-name="L5">
            <text:list-header>
              <text:p text:style-name="P12"><text:span text:style-name="T12">从前向后移数</text:span></text:p>
            </text:list-header>
          </text:list>
          <draw:enhanced-geometry svg:viewBox="0 0 21600 21600" draw:text-areas="800 800 20800 20800" draw:type="round-rectangular-callout" draw:modifiers="-2727 8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97" draw:text-style-name="P13" xml:id="id218" draw:id="id218" draw:layer="layout" svg:width="7.831cm" svg:height="1.693cm" svg:x="7.832cm" svg:y="16.51cm">
          <text:list text:style-name="L5">
            <text:list-header>
              <text:p text:style-name="P12"><text:span text:style-name="T12">不大于退出循环</text:span></text:p>
            </text:list-header>
          </text:list>
          <draw:enhanced-geometry svg:viewBox="0 0 21600 21600" draw:text-areas="800 800 20800 20800" draw:type="round-rectangular-callout" draw:modifiers="-5631 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98" draw:text-style-name="P13" xml:id="id219" draw:id="id219" draw:layer="layout" svg:width="3.599cm" svg:height="1.693cm" svg:x="20.108cm" svg:y="0.635cm">
          <text:list text:style-name="L5">
            <text:list-header>
              <text:p text:style-name="P12"><text:span text:style-name="T12">赋值</text:span></text:p>
            </text:list-header>
          </text:list>
          <draw:enhanced-geometry svg:viewBox="0 0 21600 21600" draw:text-areas="800 800 20800 20800" draw:type="round-rectangular-callout" draw:modifiers="-7385 10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5" smil:attributeName="visibility" smil:to="visible"/>
                  <anim:transitionFilter smil:dur="0.5s" smil:targetElement="id21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6" smil:attributeName="visibility" smil:to="visible"/>
                  <anim:transitionFilter smil:dur="0.5s" smil:targetElement="id2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7" smil:attributeName="visibility" smil:to="visible"/>
                  <anim:transitionFilter smil:dur="0.5s" smil:targetElement="id21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8" smil:attributeName="visibility" smil:to="visible"/>
                  <anim:transitionFilter smil:dur="0.5s" smil:targetElement="id21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19" smil:attributeName="visibility" smil:to="visible"/>
                  <anim:transitionFilter smil:dur="0.5s" smil:targetElement="id219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99" draw:text-style-name="P9" draw:layer="layout" svg:width="24.13cm" svg:height="1.55cm" svg:x="0cm" svg:y="0.635cm">
          <text:list text:style-name="L1">
            <text:list-header>
              <text:p text:style-name="P8"><text:span text:style-name="T48">用筛选取法求出</text:span><text:span text:style-name="T4">2~200</text:span><text:span text:style-name="T48">之间的所有素数。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87" draw:layer="layout" svg:width="25.4cm" svg:height="7.641cm" svg:x="0cm" svg:y="2.328cm">
          <text:list text:style-name="L1">
            <text:list-header>
              <text:p text:style-name="P86"><text:span text:style-name="T5">筛法：首</text:span><text:span text:style-name="T5">先将</text:span><text:span text:style-name="T4">1</text:span><text:span text:style-name="T5">～</text:span><text:span text:style-name="T4">n</text:span><text:span text:style-name="T5">个数为</text:span><text:span text:style-name="T5">数组置初</text:span><text:span text:style-name="T5">值。</text:span><text:span text:style-name="T4">2</text:span><text:span text:style-name="T5">的</text:span><text:span text:style-name="T5">倍数不是</text:span><text:span text:style-name="T5">素数，置</text:span><text:span text:style-name="T4">0</text:span><text:span text:style-name="T5">； </text:span><text:span text:style-name="T4">3</text:span><text:span text:style-name="T5">的</text:span><text:span text:style-name="T5">倍数不是</text:span><text:span text:style-name="T5">素数，置</text:span><text:span text:style-name="T4">0</text:span><text:span text:style-name="T5">；</text:span><text:span text:style-name="T4">5</text:span><text:span text:style-name="T5">的</text:span><text:span text:style-name="T5">倍数不是</text:span><text:span text:style-name="T5">素数，置</text:span><text:span text:style-name="T4">0</text:span><text:span text:style-name="T5">；</text:span><text:span text:style-name="T4">....</text:span><text:span text:style-name="T5">，</text:span><text:span text:style-name="T5">依次类推，</text:span><text:span text:style-name="T5">最后将数</text:span><text:span text:style-name="T5">组中不是</text:span><text:span text:style-name="T4">0</text:span><text:span text:style-name="T5">的元素</text:span><text:span text:style-name="T5">输出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20" draw:id="id220" draw:layer="layout" svg:width="25.399cm" svg:height="1.834cm" svg:x="0cm" svg:y="10.583cm">
          <table:table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6"/>
            <table:table-column table:style-name="co12"/>
            <table:table-column table:style-name="co12"/>
            <table:table-column table:style-name="co15"/>
            <table:table-column table:style-name="co12"/>
            <table:table-column table:style-name="co12"/>
            <table:table-column table:style-name="co12"/>
            <table:table-row table:style-name="ro19" table:default-cell-style-name="ce30">
              <table:table-cell table:style-name="ce29">
                <text:list text:style-name="L1">
                  <text:list-header>
                    <text:p text:style-name="P43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19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43"><text:span text:style-name="T13">20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xml:id="id221" draw:id="id221" draw:layer="layout" svg:width="25.399cm" svg:height="1.834cm" svg:x="0cm" svg:y="13.123cm">
          <table:table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6"/>
            <table:table-column table:style-name="co12"/>
            <table:table-column table:style-name="co12"/>
            <table:table-column table:style-name="co15"/>
            <table:table-column table:style-name="co12"/>
            <table:table-column table:style-name="co12"/>
            <table:table-column table:style-name="co12"/>
            <table:table-row table:style-name="ro19" table:default-cell-style-name="ce30">
              <table:table-cell table:style-name="ce29">
                <text:list text:style-name="L1">
                  <text:list-header>
                    <text:p text:style-name="P43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9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9</text:span></text:p>
                  </text:list-header>
                </text:list>
              </table:table-cell>
              <table:table-cell table:style-name="ce31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xml:id="id222" draw:id="id222" draw:layer="layout" svg:width="25.399cm" svg:height="1.833cm" svg:x="0cm" svg:y="15.875cm">
          <table:table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6"/>
            <table:table-column table:style-name="co12"/>
            <table:table-column table:style-name="co12"/>
            <table:table-column table:style-name="co15"/>
            <table:table-column table:style-name="co12"/>
            <table:table-column table:style-name="co12"/>
            <table:table-column table:style-name="co12"/>
            <table:table-row table:style-name="ro20" table:default-cell-style-name="ce30">
              <table:table-cell table:style-name="ce29">
                <text:list text:style-name="L1">
                  <text:list-header>
                    <text:p text:style-name="P43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43"><text:span text:style-name="T29">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43"><text:span text:style-name="T29">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3"><text:span text:style-name="T13">19</text:span></text:p>
                  </text:list-header>
                </text:list>
              </table:table-cell>
              <table:table-cell table:style-name="ce31">
                <text:list text:style-name="L7">
                  <text:list-header>
                    <text:p text:style-name="P43"><text:span text:style-name="T30">0</text:span></text:p>
                  </text:list-header>
                </text:list>
              </table:table-cell>
            </table:table-row>
          </table:table>
          <draw:image xlink:href="Pictures/TablePreview39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0" smil:attributeName="visibility" smil:to="visible"/>
                  <anim:transitionFilter smil:dur="0.5s" smil:targetElement="id2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1" smil:attributeName="visibility" smil:to="visible"/>
                  <anim:transitionFilter smil:dur="0.5s" smil:targetElement="id2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2" smil:attributeName="visibility" smil:to="visible"/>
                  <anim:transitionFilter smil:dur="0.5s" smil:targetElement="id22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89" draw:layer="layout" svg:width="9.544cm" svg:height="1.615cm" svg:x="0.017cm" svg:y="0.847cm">
          <text:list text:style-name="L1">
            <text:list-header>
              <text:p text:style-name="P88"><text:span text:style-name="T5">数组作为函数参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25.4cm" svg:height="1.55cm" svg:x="0cm" svg:y="3.81cm">
          <text:list text:style-name="L1">
            <text:list-header>
              <text:p text:style-name="P8"><text:span text:style-name="T5">一、数组元素作函数参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1" xml:id="id223" draw:id="id223" draw:layer="layout" svg:width="25.4cm" svg:height="3.581cm" svg:x="0cm" svg:y="6.773cm">
          <text:list text:style-name="L1">
            <text:list-header>
              <text:p text:style-name="P90"><text:span text:style-name="T5">数组元素作函数实参，用法与一般变量作实参相同，是“</text:span><text:span text:style-name="T10">值传递</text:span><text:span text:style-name="T5">”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3" smil:attributeName="visibility" smil:to="visible"/>
                  <anim:transitionFilter smil:dur="0.5s" smil:targetElement="id223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3" draw:layer="layout" svg:width="24.977cm" svg:height="10.639cm" svg:x="0cm" svg:y="0.423cm">
          <text:list text:style-name="L1">
            <text:list-header>
              <text:p text:style-name="P92"><text:span text:style-name="T5">有两个数据系列分别为：</text:span></text:p>
              <text:p text:style-name="P92"><text:span text:style-name="T4">int a[8]={26,1007,956,705,574,371,416,517};</text:span></text:p>
              <text:p text:style-name="P92"><text:span text:style-name="T4">int b[8]={994,631,772,201,262,763,1000,781};</text:span></text:p>
              <text:p text:style-name="P92"><text:span text:style-name="T5">求第三个数据系列 </text:span><text:span text:style-name="T4">c </text:span><text:span text:style-name="T5">，要求</text:span><text:span text:style-name="T4">c</text:span><text:span text:style-name="T5">中的数据是</text:span><text:span text:style-name="T4">a b</text:span><text:span text:style-name="T5">中对应数的最大公约数。 <text:s text:c="6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4" xml:id="id224" draw:id="id224" draw:layer="layout" svg:width="24.902cm" svg:height="5.761cm" svg:x="0cm" svg:y="11.324cm">
          <text:list text:style-name="L1">
            <text:list-header>
              <text:p text:style-name="P83"><text:span text:style-name="T13">int a[8]={</text:span><text:span text:style-name="T57">26</text:span><text:span text:style-name="T13">, <text:s/>1007, <text:s/></text:span><text:span text:style-name="T29">956</text:span><text:span text:style-name="T13">, <text:s/></text:span><text:span text:style-name="T58">705</text:span><text:span text:style-name="T13">, <text:s text:c="2"/>574, <text:s/></text:span><text:span text:style-name="T30">371</text:span><text:span text:style-name="T13">, <text:s/>416, <text:s text:c="5"/></text:span><text:span text:style-name="T29">517</text:span><text:span text:style-name="T13">};</text:span></text:p>
              <text:p text:style-name="P83"><text:span text:style-name="T13">int b[8]={</text:span><text:span text:style-name="T57">994</text:span><text:span text:style-name="T13">, 631, <text:s/></text:span><text:span text:style-name="T29">772</text:span><text:span text:style-name="T13">, <text:s text:c="2"/></text:span><text:span text:style-name="T58">201</text:span><text:span text:style-name="T13">, <text:s text:c="2"/>262, <text:s text:c="2"/></text:span><text:span text:style-name="T30">763</text:span><text:span text:style-name="T13">, <text:s/>1000, <text:s/></text:span><text:span text:style-name="T29"><text:s/>781</text:span><text:span text:style-name="T13">};</text:span></text:p>
              <text:p text:style-name="P83"><text:span text:style-name="T13"><text:s text:c="8"/></text:span><text:span text:style-name="T13">c[8]={</text:span><text:span text:style-name="T57">2</text:span><text:span text:style-name="T13">, <text:s text:c="3"/>1, <text:s text:c="6"/></text:span><text:span text:style-name="T29">4</text:span><text:span text:style-name="T13">, <text:s text:c="5"/></text:span><text:span text:style-name="T58"><text:s/>3</text:span><text:span text:style-name="T13"> , <text:s text:c="4"/>2 <text:s text:c="4"/>, <text:s/></text:span><text:span text:style-name="T30">7</text:span><text:span text:style-name="T13"> <text:s text:c="2"/>, <text:s text:c="2"/>8, <text:s text:c="7"/></text:span><text:span text:style-name="T29">11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1s" smil:targetElement="id22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00" draw:text-style-name="P95" draw:layer="layout" svg:width="19.05cm" svg:height="6.887cm" svg:x="0cm" svg:y="0cm">
          <text:list text:style-name="L2">
            <text:list-header>
              <text:p text:style-name="P94"><text:span text:style-name="T46">int gys(int m,int n)</text:span></text:p>
              <text:p text:style-name="P94"><text:span text:style-name="T46">{ <text:s/>int r;</text:span></text:p>
              <text:p text:style-name="P94"><text:span text:style-name="T46"><text:s text:c="3"/></text:span><text:span text:style-name="T46">if(m&lt;n) <text:s/>{ <text:s text:c="2"/>r=m; <text:s text:c="2"/>m=n; <text:s text:c="4"/>n=r; <text:s text:c="2"/>}</text:span></text:p>
              <text:p text:style-name="P94"><text:span text:style-name="T46"><text:s text:c="3"/></text:span><text:span text:style-name="T46">while(r=m%n) <text:s text:c="2"/>{ <text:s text:c="2"/>m=n; <text:s text:c="2"/>n=r; <text:s text:c="2"/>}</text:span></text:p>
              <text:p text:style-name="P94"><text:span text:style-name="T46"><text:s text:c="4"/></text:span><text:span text:style-name="T46">return n;</text:span></text:p>
              <text:p text:style-name="P94"><text:span text:style-name="T4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79" draw:layer="layout" svg:width="22.86cm" svg:height="13.218cm" svg:x="1.905cm" svg:y="5.861cm">
          <text:list text:style-name="L1">
            <text:list-header>
              <text:p text:style-name="P78"><text:span text:style-name="T13">void main(void)</text:span></text:p>
              <text:p text:style-name="P78"><text:span text:style-name="T13">{ <text:s text:c="2"/>int a[8]={26,1007,956,705,574,371,416,517};</text:span></text:p>
              <text:p text:style-name="P78"><text:span text:style-name="T13"><text:s text:c="5"/></text:span><text:span text:style-name="T13">int b[8]={994,631,772,201,262,763,1000,781};</text:span></text:p>
              <text:p text:style-name="P78"><text:span text:style-name="T13"><text:s text:c="4"/></text:span><text:span text:style-name="T13">int c[8];</text:span></text:p>
              <text:p text:style-name="P78"><text:span text:style-name="T13"><text:s text:c="4"/></text:span><text:span text:style-name="T13">for(int i=0;i&lt;8;i++)</text:span></text:p>
              <text:p text:style-name="P78"><text:span text:style-name="T13"><text:s text:c="8"/></text:span><text:span text:style-name="T30"><text:s/></text:span><text:span text:style-name="T30">c[i]=gys(a[i],b[i]);</text:span><text:span text:style-name="T13"><text:tab/></text:span><text:span text:style-name="T13">//</text:span><text:span text:style-name="T16">对应元素的公约数</text:span></text:p>
              <text:p text:style-name="P78"><text:span text:style-name="T16"><text:s text:c="4"/></text:span><text:span text:style-name="T13">for(i=0;i&lt;8;i++)</text:span></text:p>
              <text:p text:style-name="P78"><text:span text:style-name="T13"><text:tab/></text:span><text:span text:style-name="T13">cout&lt;&lt;c[i]&lt;&lt;'\t';</text:span></text:p>
              <text:p text:style-name="P78"><text:span text:style-name="T13"><text:s text:c="4"/></text:span><text:span text:style-name="T13">cout&lt;&lt;endl;</text:span></text:p>
              <text:p text:style-name="P7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01" draw:text-style-name="P13" xml:id="id225" draw:id="id225" draw:layer="layout" svg:width="9.102cm" svg:height="2.964cm" svg:x="13.335cm" svg:y="0.423cm">
          <text:list text:style-name="L5">
            <text:list-header>
              <text:p text:style-name="P12"><text:span text:style-name="T12">求</text:span><text:span text:style-name="T59">m,n</text:span><text:span text:style-name="T12">的最大公约数</text:span><text:span text:style-name="T59">,</text:span><text:span text:style-name="T12">作为函数值返回</text:span></text:p>
            </text:list-header>
          </text:list>
          <draw:enhanced-geometry svg:viewBox="0 0 21600 21600" draw:text-areas="800 800 20800 20800" draw:type="round-rectangular-callout" draw:modifiers="-6070 5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02" draw:text-style-name="P13" xml:id="id226" draw:id="id226" draw:layer="layout" svg:width="9.525cm" svg:height="2.963cm" svg:x="12.912cm" svg:y="11.43cm">
          <text:list text:style-name="L5">
            <text:list-header>
              <text:p text:style-name="P12"><text:span text:style-name="T12">循环求对应数组元素的最大公约数</text:span></text:p>
            </text:list-header>
          </text:list>
          <draw:enhanced-geometry svg:viewBox="0 0 21600 21600" draw:text-areas="800 800 20800 20800" draw:type="round-rectangular-callout" draw:modifiers="-3470 9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5" smil:attributeName="visibility" smil:to="visible"/>
                  <anim:transitionFilter smil:dur="0.5s" smil:targetElement="id22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6" smil:attributeName="visibility" smil:to="visible"/>
                  <anim:transitionFilter smil:dur="0.5s" smil:targetElement="id226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4.765cm" svg:height="1.55cm" svg:x="0cm" svg:y="0cm">
          <text:list text:style-name="L1">
            <text:list-header>
              <text:p text:style-name="P8"><text:span text:style-name="T5">二、用数组名作函数参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228" draw:id="id228" draw:layer="layout" svg:width="25.4cm" svg:height="4.118cm" svg:x="0cm" svg:y="6.35cm">
          <text:list text:style-name="L1">
            <text:list-header>
              <text:p text:style-name="P8"><text:span text:style-name="T5">用数组名作函数参数，</text:span><text:span text:style-name="T6">实参与形参都应用数组名</text:span><text:span text:style-name="T5">。</text:span></text:p>
              <text:p text:style-name="P8"><text:span text:style-name="T5">这时，</text:span><text:span text:style-name="T60">函数传递的是数组在内存中的地址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9" xml:id="id227" draw:id="id227" draw:layer="layout" svg:width="25.4cm" svg:height="3.413cm" svg:x="0cm" svg:y="2.328cm">
          <text:list text:style-name="L1">
            <text:list-header>
              <text:p text:style-name="P8"><text:span text:style-name="T5">在</text:span><text:span text:style-name="T4">C++</text:span><text:span text:style-name="T5">中，数组名被认为是</text:span><text:span text:style-name="T61">数组在内存中存放的首地址</text:span><text:span text:style-name="T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" draw:text-style-name="P9" xml:id="id229" draw:id="id229" draw:layer="layout" svg:width="25.4cm" svg:height="3.785cm" svg:x="0cm" svg:y="12.726cm">
          <text:list text:style-name="L1">
            <text:list-header>
              <text:p text:style-name="P8"><text:span text:style-name="T5">实参中的数组地址传到形参中，实参形参</text:span><text:span text:style-name="T62">共用同一段内存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7" smil:attributeName="visibility" smil:to="visible"/>
                  <anim:transitionFilter smil:dur="0.5s" smil:targetElement="id22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8" smil:attributeName="visibility" smil:to="visible"/>
                  <anim:transitionFilter smil:dur="0.5s" smil:targetElement="id22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9" smil:attributeName="visibility" smil:to="visible"/>
                  <anim:transitionFilter smil:dur="0.5s" smil:targetElement="id229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7" draw:layer="layout" svg:width="18.203cm" svg:height="17.489cm" svg:x="0cm" svg:y="0.172cm">
          <text:list text:style-name="L1">
            <text:list-header>
              <text:p text:style-name="P96"><text:span text:style-name="T4">void <text:s/></text:span><text:span text:style-name="T4">fun(int </text:span><text:span text:style-name="T4">a[2])</text:span></text:p>
              <text:p text:style-name="P96"><text:span text:style-name="T4">{ <text:s/>for(int </text:span><text:span text:style-name="T4">i=0;i&lt;2;i</text:span><text:span text:style-name="T4">++)</text:span></text:p>
              <text:p text:style-name="P96"><text:span text:style-name="T4"><text:s text:c="7"/></text:span><text:span text:style-name="T4">a[i]=a[i]*</text:span><text:span text:style-name="T4">a[i];</text:span></text:p>
              <text:p text:style-name="P96"><text:span text:style-name="T4"><text:s text:c="2"/></text:span><text:span text:style-name="T4">}</text:span></text:p>
              <text:p text:style-name="P96"><text:span text:style-name="T4">void </text:span><text:span text:style-name="T4">main(voi</text:span><text:span text:style-name="T4">d)</text:span></text:p>
              <text:p text:style-name="P96"><text:span text:style-name="T4">{ <text:s text:c="2"/>int </text:span><text:span text:style-name="T4">b[2]={2,4</text:span><text:span text:style-name="T4">};</text:span></text:p>
              <text:p text:style-name="P96"><text:span text:style-name="T4"><text:s text:c="5"/></text:span><text:span text:style-name="T4">cout&lt;&lt;b[</text:span><text:span text:style-name="T4">0]&lt;&lt;‘\</text:span><text:span text:style-name="T4">t’&lt;&lt;b[1]&lt;</text:span><text:span text:style-name="T4">&lt;endl;</text:span></text:p>
            </text:list-header>
          </text:list>
          <text:list text:style-name="L4">
            <text:list-header>
              <text:p text:style-name="P96"><text:span text:style-name="T23"><text:s text:c="5"/></text:span><text:span text:style-name="T23">fun(b);</text:span></text:p>
            </text:list-header>
          </text:list>
          <text:list text:style-name="L1">
            <text:list-header>
              <text:p text:style-name="P96"><text:span text:style-name="T4"><text:s text:c="4"/></text:span><text:span text:style-name="T4">cout&lt;&lt;b[</text:span><text:span text:style-name="T4">0]&lt;&lt;‘\</text:span><text:span text:style-name="T4">t’&lt;&lt;b[1]&lt;</text:span><text:span text:style-name="T4">&lt;endl;</text:span></text:p>
              <text:p text:style-name="P96"><text:span text:style-name="T4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30" draw:id="id230" draw:layer="layout" svg:width="5.926cm" svg:height="1.41cm" svg:x="17.145cm" svg:y="7.832cm">
          <table:table>
            <table:table-column table:style-name="co17"/>
            <table:table-column table:style-name="co18"/>
            <table:table-row table:style-name="ro21">
              <table:table-cell table:style-name="ce32">
                <text:list text:style-name="L1">
                  <text:list-header>
                    <text:p text:style-name="P43"><text:span text:style-name="T63">2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43"><text:span text:style-name="T63">4</text:span></text:p>
                  </text:list-header>
                </text:list>
              </table:table-cell>
            </table:table-row>
          </table:table>
          <draw:image xlink:href="Pictures/TablePreview40.svm" xlink:type="simple" xlink:show="embed" xlink:actuate="onLoad"/>
        </draw:frame>
        <draw:custom-shape draw:name="Text Box 12" draw:style-name="gr5" draw:text-style-name="P26" xml:id="id231" draw:id="id231" draw:layer="layout" svg:width="1.482cm" svg:height="1.178cm" svg:x="15.875cm" svg:y="9.102cm">
          <text:list text:style-name="L1">
            <text:list-header>
              <text:p text:style-name="P25"><text:span text:style-name="T2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" draw:text-style-name="P26" xml:id="id232" draw:id="id232" draw:layer="layout" svg:width="2.964cm" svg:height="1.178cm" svg:x="16.933cm" svg:y="9.313cm">
          <text:list text:style-name="L1">
            <text:list-header>
              <text:p text:style-name="P25"><text:span text:style-name="T20">2000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" draw:text-style-name="P26" xml:id="id233" draw:id="id233" draw:layer="layout" svg:width="2.964cm" svg:height="1.178cm" svg:x="20.108cm" svg:y="9.313cm">
          <text:list text:style-name="L1">
            <text:list-header>
              <text:p text:style-name="P25"><text:span text:style-name="T20">2004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3" draw:text-style-name="P45" xml:id="id234" draw:id="id234" draw:layer="layout" svg:width="5.927cm" svg:height="1.364cm" svg:x="17.145cm" svg:y="11.007cm">
          <text:list text:style-name="L4">
            <text:list-header>
              <text:p text:style-name="P12"><text:span text:style-name="T19">b</text:span><text:span text:style-name="T17">就是</text:span><text:span text:style-name="T19">2000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204" draw:text-style-name="P98" xml:id="id236" draw:id="id236" draw:layer="layout" svg:width="0.635cm" svg:height="1.905cm" svg:x="16.298cm" svg:y="7.197cm">
          <text:list text:style-name="L1">
            <text:list-header>
              <text:p text:style-name="P83"><text:span text:style-name="T16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8" draw:style-name="gr205" draw:text-style-name="P26" xml:id="id237" draw:id="id237" draw:layer="layout" svg:width="1.482cm" svg:height="1.178cm" svg:x="15.875cm" svg:y="5.927cm">
          <text:list text:style-name="L4">
            <text:list-header>
              <text:p text:style-name="P25"><text:span text:style-name="T2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06" draw:text-style-name="P45" xml:id="id238" draw:id="id238" draw:layer="layout" svg:width="14.658cm" svg:height="2.667cm" svg:x="10.742cm" svg:y="4.233cm">
          <text:list text:style-name="L4">
            <text:list-header>
              <text:p text:style-name="P12"><text:span text:style-name="T19">a</text:span><text:span text:style-name="T17">同样为数组首地址，也是</text:span><text:span text:style-name="T19">2000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07" draw:text-style-name="P26" xml:id="id239" draw:id="id239" draw:layer="layout" svg:width="2.963cm" svg:height="1.178cm" svg:x="17.145cm" svg:y="6.35cm">
          <text:list text:style-name="L4">
            <text:list-header>
              <text:p text:style-name="P25"><text:span text:style-name="T21">2000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08" draw:text-style-name="P45" xml:id="id240" draw:id="id240" draw:layer="layout" svg:width="13.97cm" svg:height="1.364cm" svg:x="10.583cm" svg:y="2.328cm">
          <text:list text:style-name="L3">
            <text:list-header>
              <text:p text:style-name="P12"><text:span text:style-name="T43">数组</text:span><text:span text:style-name="T18">b</text:span><text:span text:style-name="T43">和数组</text:span><text:span text:style-name="T18">a</text:span><text:span text:style-name="T43">占据同一段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09" draw:text-style-name="P99" xml:id="id241" draw:id="id241" draw:layer="layout" svg:width="1.693cm" svg:height="1.178cm" svg:x="17.78cm" svg:y="8.043cm">
          <text:list text:style-name="L3">
            <text:list-header>
              <text:p text:style-name="P25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0" draw:text-style-name="P99" xml:id="id242" draw:id="id242" draw:layer="layout" svg:width="1.694cm" svg:height="1.178cm" svg:x="20.743cm" svg:y="8.043cm">
          <text:list text:style-name="L3">
            <text:list-header>
              <text:p text:style-name="P25"><text:span text:style-name="T22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1" draw:text-style-name="P22" xml:id="id235" draw:id="id235" draw:layer="layout" svg:width="6.138cm" svg:height="1.364cm" svg:x="17.145cm" svg:y="13.123cm">
          <text:list text:style-name="L3">
            <text:list-header>
              <text:p text:style-name="P21"><text:span text:style-name="T43">输出： </text:span><text:span text:style-name="T18">2 <text:s text:c="4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2" draw:text-style-name="P22" xml:id="id244" draw:id="id244" draw:layer="layout" svg:width="3.81cm" svg:height="1.364cm" svg:x="20.32cm" svg:y="15.028cm">
          <text:list text:style-name="L3">
            <text:list-header>
              <text:p text:style-name="P21"><text:span text:style-name="T18">4 <text:s text:c="4"/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13" draw:text-style-name="P100" xml:id="id243" draw:id="id243" draw:layer="layout" svg:width="1.058cm" svg:height="3.485cm" svg:x="15.875cm" svg:y="5.715cm">
          <text:list text:style-name="L1">
            <text:list-header>
              <text:p text:style-name="P83"><text:span text:style-name="T13"/></text:p>
              <text:p text:style-name="P83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2" smil:attributeName="visibility" smil:to="visible"/>
                  <anim:transitionFilter smil:dur="0.5s" smil:targetElement="id2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3" smil:attributeName="visibility" smil:to="visible"/>
                  <anim:transitionFilter smil:dur="0.5s" smil:targetElement="id2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4" smil:attributeName="visibility" smil:to="visible"/>
                  <anim:transitionFilter smil:dur="0.5s" smil:targetElement="id2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5" smil:attributeName="visibility" smil:to="visible"/>
                  <anim:transitionFilter smil:dur="0.5s" smil:targetElement="id2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6" smil:attributeName="visibility" smil:to="visible"/>
                  <anim:transitionFilter smil:dur="0.5s" smil:targetElement="id2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7" smil:attributeName="visibility" smil:to="visible"/>
                  <anim:transitionFilter smil:dur="0.5s" smil:targetElement="id2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8" smil:attributeName="visibility" smil:to="visible"/>
                  <anim:transitionFilter smil:dur="0.5s" smil:targetElement="id2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9" smil:attributeName="visibility" smil:to="visible"/>
                  <anim:transitionFilter smil:dur="0.5s" smil:targetElement="id2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0" smil:attributeName="visibility" smil:to="visible"/>
                  <anim:transitionFilter smil:dur="0.5s" smil:targetElement="id2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1" smil:attributeName="visibility" smil:to="visible"/>
                  <anim:transitionFilter smil:dur="0.5s" smil:targetElement="id2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2" smil:attributeName="visibility" smil:to="visible"/>
                  <anim:transitionFilter smil:dur="0.5s" smil:targetElement="id2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43" smil:attributeName="visibility" smil:to="visible"/>
                  <anim:transitionFilter smil:dur="0.5s" smil:targetElement="id24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4" smil:attributeName="visibility" smil:to="visible"/>
                  <anim:transitionFilter smil:dur="0.5s" smil:targetElement="id24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02" draw:layer="layout" svg:width="18.203cm" svg:height="18.476cm" svg:x="0cm" svg:y="0.172cm">
          <text:list text:style-name="L1">
            <text:list-header>
              <text:p text:style-name="P101"><text:span text:style-name="T13">void <text:s/>sort(int x[ ], int n)</text:span></text:p>
              <text:p text:style-name="P101"><text:span text:style-name="T13">{ <text:s/>int t,i,j; <text:s/></text:span></text:p>
              <text:p text:style-name="P101"><text:span text:style-name="T13"><text:s text:c="3"/></text:span><text:span text:style-name="T13">for( i=0;i&lt;n-1;i++)</text:span></text:p>
              <text:p text:style-name="P101"><text:span text:style-name="T13"><text:s text:c="8"/></text:span><text:span text:style-name="T13">for(j=0;j&lt;n-i-1;j++)</text:span></text:p>
              <text:p text:style-name="P101"><text:span text:style-name="T13"><text:s text:c="12"/></text:span><text:span text:style-name="T13">if(x[j]&gt;x[j+1])</text:span></text:p>
              <text:p text:style-name="P101"><text:span text:style-name="T13"><text:s text:c="14"/></text:span><text:span text:style-name="T13">{ <text:s/>t=x[j]; x[j]=x[j+1]; x[j+1]=t;}</text:span></text:p>
              <text:p text:style-name="P101"><text:span text:style-name="T13"><text:s text:c="2"/></text:span><text:span text:style-name="T13">} </text:span></text:p>
              <text:p text:style-name="P101"><text:span text:style-name="T13">void main(void)</text:span></text:p>
              <text:p text:style-name="P101"><text:span text:style-name="T13">{ <text:s text:c="2"/>int a[5]={20,4,16,8,10};</text:span></text:p>
            </text:list-header>
          </text:list>
          <text:list text:style-name="L4">
            <text:list-header>
              <text:p text:style-name="P101"><text:span text:style-name="T19"><text:s text:c="5"/></text:span><text:span text:style-name="T19">sort(a, 5 );</text:span></text:p>
            </text:list-header>
          </text:list>
          <text:list text:style-name="L1">
            <text:list-header>
              <text:p text:style-name="P101"><text:span text:style-name="T13"><text:s text:c="4"/></text:span><text:span text:style-name="T13">for(int i=0;i&lt;5;i++)</text:span></text:p>
              <text:p text:style-name="P101"><text:span text:style-name="T13"><text:s text:c="8"/></text:span><text:span text:style-name="T13">cout&lt;&lt;a[i]&lt;&lt;'\t';</text:span></text:p>
              <text:p text:style-name="P101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921cm" svg:height="2.116cm" svg:x="14.301cm" svg:y="3.126cm">
          <table:table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1"/>
            <table:table-row table:style-name="ro22" table:default-cell-style-name="ce6">
              <table:table-cell table:style-name="ce5">
                <text:list text:style-name="L1">
                  <text:list-header>
                    <text:p text:style-name="P33"><text:span text:style-name="T4">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1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33"><text:span text:style-name="T4">10</text:span></text:p>
                  </text:list-header>
                </text:list>
              </table:table-cell>
            </table:table-row>
          </table:table>
          <draw:image xlink:href="Pictures/TablePreview41.svm" xlink:type="simple" xlink:show="embed" xlink:actuate="onLoad"/>
        </draw:frame>
        <draw:custom-shape draw:name="Text Box 25" draw:style-name="gr2" draw:text-style-name="P29" draw:layer="layout" svg:width="1.059cm" svg:height="1.885cm" svg:x="13.101cm" svg:y="3.726cm">
          <text:list text:style-name="L1">
            <text:list-header>
              <text:p text:style-name="P28"><text:span text:style-name="T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4" draw:text-style-name="P29" xml:id="id245" draw:id="id245" draw:layer="layout" svg:width="1.058cm" svg:height="1.885cm" svg:x="13.3cm" svg:y="1.724cm">
          <text:list text:style-name="L7">
            <text:list-header>
              <text:p text:style-name="P28"><text:span text:style-name="T27">x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8" xml:id="id246" draw:id="id246">
          <draw:custom-shape draw:name="Text Box 26" draw:style-name="gr215" draw:text-style-name="P82" draw:layer="layout" svg:width="1.27cm" svg:height="1.625cm" svg:x="20.699cm" svg:y="3.325cm">
            <text:list text:style-name="L7">
              <text:list-header>
                <text:p text:style-name="P80"><text:span text:style-name="T27">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216" draw:text-style-name="P82" draw:layer="layout" svg:width="1.27cm" svg:height="1.625cm" svg:x="18.702cm" svg:y="3.325cm">
            <text:list text:style-name="L7">
              <text:list-header>
                <text:p text:style-name="P80"><text:span text:style-name="T27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217" draw:text-style-name="P82" draw:layer="layout" svg:width="1.27cm" svg:height="1.625cm" svg:x="16.501cm" svg:y="3.325cm">
            <text:list text:style-name="L7">
              <text:list-header>
                <text:p text:style-name="P80"><text:span text:style-name="T27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218" draw:text-style-name="P82" draw:layer="layout" svg:width="1.27cm" svg:height="1.625cm" svg:x="14.702cm" svg:y="3.325cm">
            <text:list text:style-name="L7">
              <text:list-header>
                <text:p text:style-name="P80"><text:span text:style-name="T2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219" draw:text-style-name="P82" draw:layer="layout" svg:width="1.27cm" svg:height="1.625cm" svg:x="22.503cm" svg:y="3.325cm">
            <text:list text:style-name="L7">
              <text:list-header>
                <text:p text:style-name="P80"><text:span text:style-name="T27">2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45" smil:attributeName="visibility" smil:to="visible"/>
                  <anim:transitionFilter smil:dur="1s" smil:targetElement="id24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46" smil:attributeName="visibility" smil:to="visible"/>
                  <anim:transitionFilter smil:dur="1s" smil:targetElement="id2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wipe" presentation:preset-sub-type="from-bottom">
                  <anim:transitionFilter smil:dur="2s" smil:targetElement="id245" smil:type="barWipe" smil:subtype="topToBottom" smil:mode="out" smil:direction="reverse"/>
                  <anim:set smil:begin="1.999s" smil:dur="0.001s" smil:fill="hold" smil:targetElement="id24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0" draw:text-style-name="P9" draw:layer="layout" svg:width="25.4cm" svg:height="3.039cm" svg:x="0cm" svg:y="0.635cm">
          <text:list text:style-name="L1">
            <text:list-header>
              <text:p text:style-name="P8"><text:span text:style-name="T10">有一个一维数组，内放</text:span><text:span text:style-name="T31">10</text:span><text:span text:style-name="T10">个学生成绩，求平均成绩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7" xml:id="id247" draw:id="id247" draw:layer="layout" svg:width="14.393cm" svg:height="7.823cm" svg:x="11.007cm" svg:y="6.138cm">
          <text:list text:style-name="L1">
            <text:list-header>
              <text:p text:style-name="P36"><text:span text:style-name="T20">void main(void)</text:span></text:p>
              <text:p text:style-name="P36"><text:span text:style-name="T20">{ <text:s/>static <text:s/>float <text:s/></text:span><text:span text:style-name="T21">score</text:span><text:span text:style-name="T20">[10]={ 100, 90, <text:s/>...};</text:span></text:p>
              <text:p text:style-name="P36"><text:span text:style-name="T20"><text:s text:c="4"/></text:span><text:span text:style-name="T20">float <text:s/>aver;</text:span></text:p>
              <text:p text:style-name="P36"><text:span text:style-name="T20"><text:s text:c="4"/></text:span><text:span text:style-name="T64">aver=average(</text:span><text:span text:style-name="T46">score</text:span><text:span text:style-name="T64">)</text:span><text:span text:style-name="T20">;</text:span></text:p>
              <text:p text:style-name="P36"><text:span text:style-name="T20"><text:s text:c="4"/></text:span><text:span text:style-name="T20">cout&lt;&lt;“aver=“&lt;&lt;aver&lt;&lt;‘\n’;</text:span></text:p>
              <text:p text:style-name="P36"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1" draw:text-style-name="P37" xml:id="id248" draw:id="id248" draw:layer="layout" svg:width="10.583cm" svg:height="11.598cm" svg:x="0cm" svg:y="5.503cm">
          <text:list text:style-name="L2">
            <text:list-header>
              <text:p text:style-name="P36"><text:span text:style-name="T46">float average (float </text:span><text:span text:style-name="T64">array</text:span><text:span text:style-name="T46">[ ])</text:span></text:p>
              <text:p text:style-name="P36"><text:span text:style-name="T46">{ <text:s/>int i; <text:s/></text:span></text:p>
              <text:p text:style-name="P36"><text:span text:style-name="T46"><text:s text:c="5"/></text:span><text:span text:style-name="T46">float <text:s/>aver, <text:s/>sum=array[0];</text:span></text:p>
              <text:p text:style-name="P36"><text:span text:style-name="T46"><text:s text:c="5"/></text:span><text:span text:style-name="T46">for (i=1; i&lt;10; i++)</text:span></text:p>
              <text:p text:style-name="P36"><text:span text:style-name="T46"><text:s text:c="11"/></text:span><text:span text:style-name="T46">sum=sum+array[i];</text:span></text:p>
              <text:p text:style-name="P36"><text:span text:style-name="T46"><text:s text:c="6"/></text:span><text:span text:style-name="T46">aver=sum/10; <text:s/></text:span></text:p>
              <text:p text:style-name="P36"><text:span text:style-name="T46"><text:s text:c="6"/></text:span><text:span text:style-name="T46">return <text:s text:c="2"/>aver;</text:span></text:p>
              <text:p text:style-name="P36"><text:span text:style-name="T4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222" draw:text-style-name="P104" xml:id="id249" draw:id="id249" draw:layer="layout" svg:width="4.021cm" svg:height="2.527cm" svg:x="20.532cm" svg:y="9.102cm">
          <text:list text:style-name="L5">
            <text:list-header>
              <text:p text:style-name="P103"><text:span text:style-name="T38">数组名作</text:span></text:p>
              <text:p text:style-name="P103"><text:span text:style-name="T38">函数实参</text:span></text:p>
            </text:list-header>
          </text:list>
          <draw:enhanced-geometry svg:viewBox="0 0 21600 21600" draw:text-areas="800 800 20800 20800" draw:type="round-rectangular-callout" draw:modifiers="-7293.08801591248 14132.2784810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223" draw:text-style-name="P104" xml:id="id250" draw:id="id250" draw:layer="layout" svg:width="4.022cm" svg:height="2.527cm" svg:x="4.233cm" svg:y="2.328cm">
          <text:list text:style-name="L5">
            <text:list-header>
              <text:p text:style-name="P103"><text:span text:style-name="T38">数组名作</text:span></text:p>
              <text:p text:style-name="P103"><text:span text:style-name="T38">函数形参</text:span></text:p>
            </text:list-header>
          </text:list>
          <draw:enhanced-geometry svg:viewBox="0 0 21600 21600" draw:text-areas="800 800 20800 20800" draw:type="round-rectangular-callout" draw:modifiers="19441.610738255 29221.5189873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47" smil:attributeName="visibility" smil:to="visible"/>
                  <anim:transitionFilter smil:dur="0.5s" smil:targetElement="id24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48" smil:attributeName="visibility" smil:to="visible"/>
                  <anim:transitionFilter smil:dur="0.5s" smil:targetElement="id24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9" smil:attributeName="visibility" smil:to="visible"/>
                  <anim:transitionFilter smil:dur="0.5s" smil:targetElement="id2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0" smil:attributeName="visibility" smil:to="visible"/>
                  <anim:transitionFilter smil:dur="0.5s" smil:targetElement="id25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16.925cm" svg:height="1.55cm" svg:x="0.432cm" svg:y="0.635cm">
          <text:list text:style-name="L1">
            <text:list-header>
              <text:p text:style-name="P8"><text:span text:style-name="T5">注意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1" xml:id="id251" draw:id="id251" draw:layer="layout" svg:width="24.765cm" svg:height="3.581cm" svg:x="0.635cm" svg:y="3.598cm">
          <text:list text:style-name="L1">
            <text:list-header>
              <text:p text:style-name="P90"><text:span text:style-name="T4">1</text:span><text:span text:style-name="T5">、用数组名作函数参数，应在主调函数和被调函数中分别定义数组，且类型一致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1" xml:id="id252" draw:id="id252" draw:layer="layout" svg:width="24.765cm" svg:height="3.581cm" svg:x="0.635cm" svg:y="8.467cm">
          <text:list text:style-name="L1">
            <text:list-header>
              <text:p text:style-name="P90"><text:span text:style-name="T4">2</text:span><text:span text:style-name="T5">、需指定实参数组大小，</text:span><text:span text:style-name="T9">形参数组的大小可不指定</text:span><text:span text:style-name="T5">。</text:span><text:span text:style-name="T6">数组名作实参实际上是传递数组的首地址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24" draw:text-style-name="P16" draw:layer="layout" svg:x1="2.752cm" svg:y1="12.929cm" svg:x2="4.996cm" svg:y2="12.929cm">
          <text:p/>
        </draw:line>
        <draw:line draw:name="Line 41" draw:style-name="gr24" draw:text-style-name="P16" draw:layer="layout" svg:x1="2.752cm" svg:y1="14.199cm" svg:x2="4.996cm" svg:y2="14.199cm">
          <text:p/>
        </draw:line>
        <draw:line draw:name="Line 42" draw:style-name="gr24" draw:text-style-name="P16" draw:layer="layout" svg:x1="2.752cm" svg:y1="12.929cm" svg:x2="2.752cm" svg:y2="14.199cm">
          <text:p/>
        </draw:line>
        <draw:line draw:name="Line 43" draw:style-name="gr24" draw:text-style-name="P16" draw:layer="layout" svg:x1="25.188cm" svg:y1="12.929cm" svg:x2="25.188cm" svg:y2="14.199cm">
          <text:p/>
        </draw:line>
        <draw:line draw:name="Line 44" draw:style-name="gr24" draw:text-style-name="P16" draw:layer="layout" svg:x1="4.996cm" svg:y1="12.929cm" svg:x2="7.241cm" svg:y2="12.929cm">
          <text:p/>
        </draw:line>
        <draw:line draw:name="Line 45" draw:style-name="gr24" draw:text-style-name="P16" draw:layer="layout" svg:x1="4.996cm" svg:y1="14.199cm" svg:x2="7.241cm" svg:y2="14.199cm">
          <text:p/>
        </draw:line>
        <draw:line draw:name="Line 46" draw:style-name="gr24" draw:text-style-name="P16" draw:layer="layout" svg:x1="7.241cm" svg:y1="12.929cm" svg:x2="9.481cm" svg:y2="12.929cm">
          <text:p/>
        </draw:line>
        <draw:line draw:name="Line 47" draw:style-name="gr24" draw:text-style-name="P16" draw:layer="layout" svg:x1="7.241cm" svg:y1="14.199cm" svg:x2="9.481cm" svg:y2="14.199cm">
          <text:p/>
        </draw:line>
        <draw:line draw:name="Line 48" draw:style-name="gr24" draw:text-style-name="P16" draw:layer="layout" svg:x1="9.481cm" svg:y1="12.929cm" svg:x2="11.725cm" svg:y2="12.929cm">
          <text:p/>
        </draw:line>
        <draw:line draw:name="Line 49" draw:style-name="gr24" draw:text-style-name="P16" draw:layer="layout" svg:x1="9.481cm" svg:y1="14.199cm" svg:x2="11.725cm" svg:y2="14.199cm">
          <text:p/>
        </draw:line>
        <draw:line draw:name="Line 50" draw:style-name="gr24" draw:text-style-name="P16" draw:layer="layout" svg:x1="11.725cm" svg:y1="12.929cm" svg:x2="14.182cm" svg:y2="12.929cm">
          <text:p/>
        </draw:line>
        <draw:line draw:name="Line 51" draw:style-name="gr24" draw:text-style-name="P16" draw:layer="layout" svg:x1="11.725cm" svg:y1="14.199cm" svg:x2="14.182cm" svg:y2="14.199cm">
          <text:p/>
        </draw:line>
        <draw:line draw:name="Line 52" draw:style-name="gr24" draw:text-style-name="P16" draw:layer="layout" svg:x1="14.182cm" svg:y1="12.929cm" svg:x2="16.215cm" svg:y2="12.929cm">
          <text:p/>
        </draw:line>
        <draw:line draw:name="Line 53" draw:style-name="gr24" draw:text-style-name="P16" draw:layer="layout" svg:x1="14.182cm" svg:y1="14.199cm" svg:x2="16.215cm" svg:y2="14.199cm">
          <text:p/>
        </draw:line>
        <draw:line draw:name="Line 54" draw:style-name="gr24" draw:text-style-name="P16" draw:layer="layout" svg:x1="16.215cm" svg:y1="12.929cm" svg:x2="18.459cm" svg:y2="12.929cm">
          <text:p/>
        </draw:line>
        <draw:line draw:name="Line 55" draw:style-name="gr24" draw:text-style-name="P16" draw:layer="layout" svg:x1="16.215cm" svg:y1="14.199cm" svg:x2="18.459cm" svg:y2="14.199cm">
          <text:p/>
        </draw:line>
        <draw:line draw:name="Line 56" draw:style-name="gr24" draw:text-style-name="P16" draw:layer="layout" svg:x1="18.459cm" svg:y1="12.929cm" svg:x2="20.699cm" svg:y2="12.929cm">
          <text:p/>
        </draw:line>
        <draw:line draw:name="Line 57" draw:style-name="gr24" draw:text-style-name="P16" draw:layer="layout" svg:x1="18.459cm" svg:y1="14.199cm" svg:x2="20.699cm" svg:y2="14.199cm">
          <text:p/>
        </draw:line>
        <draw:line draw:name="Line 58" draw:style-name="gr24" draw:text-style-name="P16" draw:layer="layout" svg:x1="20.699cm" svg:y1="12.929cm" svg:x2="22.944cm" svg:y2="12.929cm">
          <text:p/>
        </draw:line>
        <draw:line draw:name="Line 59" draw:style-name="gr24" draw:text-style-name="P16" draw:layer="layout" svg:x1="20.699cm" svg:y1="14.199cm" svg:x2="22.944cm" svg:y2="14.199cm">
          <text:p/>
        </draw:line>
        <draw:line draw:name="Line 60" draw:style-name="gr24" draw:text-style-name="P16" draw:layer="layout" svg:x1="22.944cm" svg:y1="12.929cm" svg:x2="25.188cm" svg:y2="12.929cm">
          <text:p/>
        </draw:line>
        <draw:line draw:name="Line 61" draw:style-name="gr24" draw:text-style-name="P16" draw:layer="layout" svg:x1="22.944cm" svg:y1="14.199cm" svg:x2="25.188cm" svg:y2="14.199cm">
          <text:p/>
        </draw:line>
        <draw:line draw:name="Line 72" draw:style-name="gr24" draw:text-style-name="P16" draw:layer="layout" svg:x1="2.963cm" svg:y1="15.893cm" svg:x2="5.208cm" svg:y2="15.893cm">
          <text:p/>
        </draw:line>
        <draw:line draw:name="Line 73" draw:style-name="gr24" draw:text-style-name="P16" draw:layer="layout" svg:x1="2.963cm" svg:y1="17.163cm" svg:x2="5.208cm" svg:y2="17.163cm">
          <text:p/>
        </draw:line>
        <draw:line draw:name="Line 74" draw:style-name="gr24" draw:text-style-name="P16" draw:layer="layout" svg:x1="2.963cm" svg:y1="15.893cm" svg:x2="2.963cm" svg:y2="17.163cm">
          <text:p/>
        </draw:line>
        <draw:line draw:name="Line 75" draw:style-name="gr24" draw:text-style-name="P16" draw:layer="layout" svg:x1="25.4cm" svg:y1="15.893cm" svg:x2="25.4cm" svg:y2="17.163cm">
          <text:p/>
        </draw:line>
        <draw:line draw:name="Line 76" draw:style-name="gr24" draw:text-style-name="P16" draw:layer="layout" svg:x1="5.208cm" svg:y1="15.893cm" svg:x2="7.452cm" svg:y2="15.893cm">
          <text:p/>
        </draw:line>
        <draw:line draw:name="Line 77" draw:style-name="gr24" draw:text-style-name="P16" draw:layer="layout" svg:x1="5.208cm" svg:y1="17.163cm" svg:x2="7.452cm" svg:y2="17.163cm">
          <text:p/>
        </draw:line>
        <draw:line draw:name="Line 78" draw:style-name="gr24" draw:text-style-name="P16" draw:layer="layout" svg:x1="7.452cm" svg:y1="15.893cm" svg:x2="9.693cm" svg:y2="15.893cm">
          <text:p/>
        </draw:line>
        <draw:line draw:name="Line 79" draw:style-name="gr24" draw:text-style-name="P16" draw:layer="layout" svg:x1="7.452cm" svg:y1="17.163cm" svg:x2="9.693cm" svg:y2="17.163cm">
          <text:p/>
        </draw:line>
        <draw:line draw:name="Line 80" draw:style-name="gr24" draw:text-style-name="P16" draw:layer="layout" svg:x1="9.693cm" svg:y1="15.893cm" svg:x2="11.937cm" svg:y2="15.893cm">
          <text:p/>
        </draw:line>
        <draw:line draw:name="Line 81" draw:style-name="gr24" draw:text-style-name="P16" draw:layer="layout" svg:x1="9.693cm" svg:y1="17.163cm" svg:x2="11.937cm" svg:y2="17.163cm">
          <text:p/>
        </draw:line>
        <draw:line draw:name="Line 82" draw:style-name="gr24" draw:text-style-name="P16" draw:layer="layout" svg:x1="11.937cm" svg:y1="15.893cm" svg:x2="14.393cm" svg:y2="15.893cm">
          <text:p/>
        </draw:line>
        <draw:line draw:name="Line 83" draw:style-name="gr24" draw:text-style-name="P16" draw:layer="layout" svg:x1="11.937cm" svg:y1="17.163cm" svg:x2="14.393cm" svg:y2="17.163cm">
          <text:p/>
        </draw:line>
        <draw:line draw:name="Line 84" draw:style-name="gr24" draw:text-style-name="P16" draw:layer="layout" svg:x1="14.393cm" svg:y1="15.893cm" svg:x2="16.426cm" svg:y2="15.893cm">
          <text:p/>
        </draw:line>
        <draw:line draw:name="Line 85" draw:style-name="gr24" draw:text-style-name="P16" draw:layer="layout" svg:x1="14.393cm" svg:y1="17.163cm" svg:x2="16.426cm" svg:y2="17.163cm">
          <text:p/>
        </draw:line>
        <draw:line draw:name="Line 86" draw:style-name="gr24" draw:text-style-name="P16" draw:layer="layout" svg:x1="16.426cm" svg:y1="15.893cm" svg:x2="18.671cm" svg:y2="15.893cm">
          <text:p/>
        </draw:line>
        <draw:line draw:name="Line 87" draw:style-name="gr24" draw:text-style-name="P16" draw:layer="layout" svg:x1="16.426cm" svg:y1="17.163cm" svg:x2="18.671cm" svg:y2="17.163cm">
          <text:p/>
        </draw:line>
        <draw:line draw:name="Line 88" draw:style-name="gr24" draw:text-style-name="P16" draw:layer="layout" svg:x1="18.671cm" svg:y1="15.893cm" svg:x2="20.911cm" svg:y2="15.893cm">
          <text:p/>
        </draw:line>
        <draw:line draw:name="Line 89" draw:style-name="gr24" draw:text-style-name="P16" draw:layer="layout" svg:x1="18.671cm" svg:y1="17.163cm" svg:x2="20.911cm" svg:y2="17.163cm">
          <text:p/>
        </draw:line>
        <draw:line draw:name="Line 90" draw:style-name="gr24" draw:text-style-name="P16" draw:layer="layout" svg:x1="20.911cm" svg:y1="15.893cm" svg:x2="23.155cm" svg:y2="15.893cm">
          <text:p/>
        </draw:line>
        <draw:line draw:name="Line 91" draw:style-name="gr24" draw:text-style-name="P16" draw:layer="layout" svg:x1="20.911cm" svg:y1="17.163cm" svg:x2="23.155cm" svg:y2="17.163cm">
          <text:p/>
        </draw:line>
        <draw:line draw:name="Line 92" draw:style-name="gr24" draw:text-style-name="P16" draw:layer="layout" svg:x1="23.155cm" svg:y1="15.893cm" svg:x2="25.4cm" svg:y2="15.893cm">
          <text:p/>
        </draw:line>
        <draw:line draw:name="Line 93" draw:style-name="gr24" draw:text-style-name="P16" draw:layer="layout" svg:x1="23.155cm" svg:y1="17.163cm" svg:x2="25.4cm" svg:y2="17.163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51" smil:attributeName="visibility" smil:to="visible"/>
                  <anim:transitionFilter smil:dur="0.5s" smil:targetElement="id25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52" smil:attributeName="visibility" smil:to="visible"/>
                  <anim:transitionFilter smil:dur="0.5s" smil:targetElement="id25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4.554cm" svg:height="7.506cm" svg:x="0.423cm" svg:y="0.423cm">
          <text:list text:style-name="L1">
            <text:list-header>
              <text:p text:style-name="P8"><text:span text:style-name="T4">3</text:span><text:span text:style-name="T5">、</text:span><text:span text:style-name="T4">C++</text:span><text:span text:style-name="T5">语言规定，</text:span><text:span text:style-name="T65">数组名代表数组在内存中存储的首地址</text:span><text:span text:style-name="T5">，这样，数组名作函数实参，实际上传递的是数组在内存中的首地址。</text:span><text:span text:style-name="T6">实参和形参共占一段内存单元</text:span><text:span text:style-name="T5">，</text:span><text:span text:style-name="T9">形参数组中的值发生变化，也相当于实参数组中的值发生变化</text:span><text:span text:style-name="T5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253" draw:id="id253">
          <draw:custom-shape draw:name="Rectangle 4" draw:style-name="gr224" draw:text-style-name="P14" draw:layer="layout" svg:width="2.39cm" svg:height="1.482cm" svg:x="21.936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225" draw:text-style-name="P14" draw:layer="layout" svg:width="2.391cm" svg:height="1.482cm" svg:x="19.544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226" draw:text-style-name="P14" draw:layer="layout" svg:width="2.386cm" svg:height="1.482cm" svg:x="17.157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24" draw:text-style-name="P14" draw:layer="layout" svg:width="2.39cm" svg:height="1.482cm" svg:x="14.766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225" draw:text-style-name="P14" draw:layer="layout" svg:width="2.391cm" svg:height="1.482cm" svg:x="12.375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25" draw:text-style-name="P14" draw:layer="layout" svg:width="2.391cm" svg:height="1.482cm" svg:x="9.983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224" draw:text-style-name="P14" draw:layer="layout" svg:width="2.39cm" svg:height="1.482cm" svg:x="7.592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26" draw:text-style-name="P14" draw:layer="layout" svg:width="2.386cm" svg:height="1.482cm" svg:x="5.205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225" draw:text-style-name="P14" draw:layer="layout" svg:width="2.391cm" svg:height="1.482cm" svg:x="2.813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224" draw:text-style-name="P14" draw:layer="layout" svg:width="2.39cm" svg:height="1.482cm" svg:x="0.423cm" svg:y="11.218cm">
            <text:p/>
            <draw:enhanced-geometry svg:viewBox="0 0 21600 21600" draw:type="rectangle" draw:enhanced-path="M 0 0 L 21600 0 21600 21600 0 21600 0 0 Z N"/>
          </draw:custom-shape>
          <draw:line draw:name="Line 14" draw:style-name="gr17" draw:text-style-name="P16" draw:layer="layout" svg:x1="0.423cm" svg:y1="11.218cm" svg:x2="24.327cm" svg:y2="11.218cm">
            <text:p/>
          </draw:line>
          <draw:line draw:name="Line 15" draw:style-name="gr17" draw:text-style-name="P16" draw:layer="layout" svg:x1="0.423cm" svg:y1="12.7cm" svg:x2="24.327cm" svg:y2="12.7cm">
            <text:p/>
          </draw:line>
          <draw:line draw:name="Line 16" draw:style-name="gr17" draw:text-style-name="P16" draw:layer="layout" svg:x1="0.423cm" svg:y1="11.218cm" svg:x2="0.423cm" svg:y2="12.7cm">
            <text:p/>
          </draw:line>
          <draw:line draw:name="Line 17" draw:style-name="gr18" draw:text-style-name="P16" draw:layer="layout" svg:x1="2.813cm" svg:y1="11.218cm" svg:x2="2.813cm" svg:y2="12.7cm">
            <text:p/>
          </draw:line>
          <draw:line draw:name="Line 18" draw:style-name="gr18" draw:text-style-name="P16" draw:layer="layout" svg:x1="5.205cm" svg:y1="11.218cm" svg:x2="5.205cm" svg:y2="12.7cm">
            <text:p/>
          </draw:line>
          <draw:line draw:name="Line 19" draw:style-name="gr18" draw:text-style-name="P16" draw:layer="layout" svg:x1="7.592cm" svg:y1="11.218cm" svg:x2="7.592cm" svg:y2="12.7cm">
            <text:p/>
          </draw:line>
          <draw:line draw:name="Line 20" draw:style-name="gr18" draw:text-style-name="P16" draw:layer="layout" svg:x1="9.983cm" svg:y1="11.218cm" svg:x2="9.983cm" svg:y2="12.7cm">
            <text:p/>
          </draw:line>
          <draw:line draw:name="Line 21" draw:style-name="gr18" draw:text-style-name="P16" draw:layer="layout" svg:x1="12.375cm" svg:y1="11.218cm" svg:x2="12.375cm" svg:y2="12.7cm">
            <text:p/>
          </draw:line>
          <draw:line draw:name="Line 22" draw:style-name="gr18" draw:text-style-name="P16" draw:layer="layout" svg:x1="14.766cm" svg:y1="11.218cm" svg:x2="14.766cm" svg:y2="12.7cm">
            <text:p/>
          </draw:line>
          <draw:line draw:name="Line 23" draw:style-name="gr18" draw:text-style-name="P16" draw:layer="layout" svg:x1="17.157cm" svg:y1="11.218cm" svg:x2="17.157cm" svg:y2="12.7cm">
            <text:p/>
          </draw:line>
          <draw:line draw:name="Line 24" draw:style-name="gr18" draw:text-style-name="P16" draw:layer="layout" svg:x1="19.544cm" svg:y1="11.218cm" svg:x2="19.544cm" svg:y2="12.7cm">
            <text:p/>
          </draw:line>
          <draw:line draw:name="Line 25" draw:style-name="gr18" draw:text-style-name="P16" draw:layer="layout" svg:x1="21.936cm" svg:y1="11.218cm" svg:x2="21.936cm" svg:y2="12.7cm">
            <text:p/>
          </draw:line>
          <draw:line draw:name="Line 26" draw:style-name="gr17" draw:text-style-name="P16" draw:layer="layout" svg:x1="24.327cm" svg:y1="11.218cm" svg:x2="24.327cm" svg:y2="12.7cm">
            <text:p/>
          </draw:line>
          <draw:custom-shape draw:name="Rectangle 27" draw:style-name="gr227" draw:text-style-name="P105" draw:layer="layout" svg:width="2.39cm" svg:height="1.27cm" svg:x="21.936cm" svg:y="9.948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228" draw:text-style-name="P105" draw:layer="layout" svg:width="2.391cm" svg:height="1.27cm" svg:x="19.544cm" svg:y="9.948cm">
            <text:list text:style-name="L8">
              <text:list-header>
                <text:p text:style-name="P106"><text:span text:style-name="T66">score[8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229" draw:text-style-name="P105" draw:layer="layout" svg:width="2.386cm" svg:height="1.27cm" svg:x="17.157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30" draw:text-style-name="P105" draw:layer="layout" svg:width="2.39cm" svg:height="1.27cm" svg:x="14.766cm" svg:y="9.948cm">
            <text:list text:style-name="L8">
              <text:list-header>
                <text:p text:style-name="P106"><text:span text:style-name="T66">score[6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231" draw:text-style-name="P105" draw:layer="layout" svg:width="2.166cm" svg:height="1.27cm" svg:x="12.6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32" draw:text-style-name="P105" draw:layer="layout" svg:width="2.617cm" svg:height="1.27cm" svg:x="9.983cm" svg:y="9.948cm">
            <text:list text:style-name="L8">
              <text:list-header>
                <text:p text:style-name="P106"><text:span text:style-name="T66">score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233" draw:text-style-name="P105" draw:layer="layout" svg:width="2.39cm" svg:height="1.27cm" svg:x="7.592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34" draw:text-style-name="P105" draw:layer="layout" svg:width="2.386cm" svg:height="1.27cm" svg:x="5.205cm" svg:y="9.948cm">
            <text:list text:style-name="L8">
              <text:list-header>
                <text:p text:style-name="P106"><text:span text:style-name="T66">score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235" draw:text-style-name="P105" draw:layer="layout" svg:width="2.391cm" svg:height="1.27cm" svg:x="2.813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36" draw:text-style-name="P105" draw:layer="layout" svg:width="2.39cm" svg:height="1.27cm" svg:x="0.423cm" svg:y="9.948cm">
            <text:list text:style-name="L8">
              <text:list-header>
                <text:p text:style-name="P106"><text:span text:style-name="T66">score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237" draw:text-style-name="P105" draw:layer="layout" svg:width="2.391cm" svg:height="1.27cm" svg:x="22.161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38" draw:text-style-name="P105" draw:layer="layout" svg:width="2.39cm" svg:height="1.27cm" svg:x="19.77cm" svg:y="12.912cm">
            <text:list text:style-name="L1">
              <text:list-header>
                <text:p text:style-name="P106"><text:span text:style-name="T40">array[8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239" draw:text-style-name="P105" draw:layer="layout" svg:width="2.386cm" svg:height="1.27cm" svg:x="17.383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40" draw:text-style-name="P105" draw:layer="layout" svg:width="2.391cm" svg:height="1.27cm" svg:x="14.991cm" svg:y="12.912cm">
            <text:list text:style-name="L1">
              <text:list-header>
                <text:p text:style-name="P106"><text:span text:style-name="T40">array[6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241" draw:text-style-name="P105" draw:layer="layout" svg:width="2.166cm" svg:height="1.27cm" svg:x="12.825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42" draw:text-style-name="P105" draw:layer="layout" svg:width="2.616cm" svg:height="1.27cm" svg:x="10.209cm" svg:y="12.912cm">
            <text:list text:style-name="L1">
              <text:list-header>
                <text:p text:style-name="P106"><text:span text:style-name="T40">array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243" draw:text-style-name="P105" draw:layer="layout" svg:width="2.39cm" svg:height="1.27cm" svg:x="7.818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44" draw:text-style-name="P105" draw:layer="layout" svg:width="2.387cm" svg:height="1.27cm" svg:x="5.43cm" svg:y="12.912cm">
            <text:list text:style-name="L1">
              <text:list-header>
                <text:p text:style-name="P106"><text:span text:style-name="T40">array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245" draw:text-style-name="P105" draw:layer="layout" svg:width="2.39cm" svg:height="1.27cm" svg:x="3.039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246" draw:text-style-name="P105" draw:layer="layout" svg:width="2.391cm" svg:height="1.27cm" svg:x="0.647cm" svg:y="12.912cm">
            <text:list text:style-name="L1">
              <text:list-header>
                <text:p text:style-name="P106"><text:span text:style-name="T40">array[0]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AutoShape 47" draw:style-name="gr247" draw:text-style-name="P108" xml:id="id254" draw:id="id254" draw:layer="layout" svg:width="2.54cm" svg:height="1.408cm" svg:x="2.752cm" svg:y="8.255cm">
          <text:list text:style-name="L5">
            <text:list-header>
              <text:p text:style-name="P107"><text:span text:style-name="T59">score</text:span></text:p>
            </text:list-header>
          </text:list>
          <draw:enhanced-geometry svg:viewBox="0 0 21600 21600" draw:text-areas="800 800 20800 20800" draw:type="round-rectangular-callout" draw:modifiers="-2210.15348288076 51048.9709013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8" draw:style-name="gr248" draw:text-style-name="P108" xml:id="id255" draw:id="id255" draw:layer="layout" svg:width="3.175cm" svg:height="1.408cm" svg:x="3.175cm" svg:y="14.182cm">
          <text:list text:style-name="L5">
            <text:list-header>
              <text:p text:style-name="P107"><text:span text:style-name="T59">array</text:span></text:p>
            </text:list-header>
          </text:list>
          <draw:enhanced-geometry svg:viewBox="0 0 21600 21600" draw:text-areas="800 800 20800 20800" draw:type="round-rectangular-callout" draw:modifiers="-4645.08816120907 -28943.0801987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3" smil:attributeName="visibility" smil:to="visible"/>
                  <anim:transitionFilter smil:dur="0.5s" smil:targetElement="id25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4" smil:attributeName="visibility" smil:to="visible"/>
                  <anim:transitionFilter smil:dur="0.5s" smil:targetElement="id2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5" smil:attributeName="visibility" smil:to="visible"/>
                  <anim:transitionFilter smil:dur="0.5s" smil:targetElement="id25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39" draw:layer="layout" svg:width="24.765cm" svg:height="1.178cm" svg:x="0cm" svg:y="0cm">
          <text:list text:style-name="L1">
            <text:list-header>
              <text:p text:style-name="P38"><text:span text:style-name="T35">程序中的函数</text:span><text:span text:style-name="T20">p( )</text:span><text:span text:style-name="T35">用于计算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249" draw:text-style-name="P16" draw:layer="layout" svg:width="7.832cm" svg:height="3.149cm" svg:x="10.795cm" svg:y="0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name="Text Box 8" draw:style-name="gr5" draw:text-style-name="P39" draw:layer="layout" svg:width="12.277cm" svg:height="1.178cm" svg:x="0cm" svg:y="1.905cm">
          <text:list text:style-name="L1">
            <text:list-header>
              <text:p text:style-name="P38"><text:span text:style-name="T35">主函数利用函数完成计算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9" draw:style-name="gr249" draw:text-style-name="P16" draw:layer="layout" svg:width="7.528cm" svg:height="3.148cm" svg:x="1.693cm" svg:y="3.38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name="Object 10" draw:style-name="gr249" draw:text-style-name="P16" draw:layer="layout" svg:width="8.435cm" svg:height="3.148cm" svg:x="11.642cm" svg:y="3.38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name="Text Box 11" draw:style-name="gr5" draw:text-style-name="P37" draw:layer="layout" svg:width="14.605cm" svg:height="7.823cm" svg:x="0.423cm" svg:y="10.795cm">
          <text:list text:style-name="L1">
            <text:list-header>
              <text:p text:style-name="P36"><text:span text:style-name="T20">int p(int a, int x[], int b, int y[], int n)</text:span></text:p>
              <text:p text:style-name="P36"><text:span text:style-name="T20">{ <text:s/>int i, s;</text:span></text:p>
              <text:p text:style-name="P36"><text:span text:style-name="T20"><text:s text:c="2"/></text:span><text:span text:style-name="T20">for(________; i&lt;n; i++)</text:span></text:p>
              <text:p text:style-name="P36"><text:span text:style-name="T20"><text:s text:c="2"/></text:span><text:span text:style-name="T20">s+=_____________;</text:span></text:p>
              <text:p text:style-name="P36"><text:span text:style-name="T20"><text:s text:c="3"/></text:span><text:span text:style-name="T20">return s;</text:span></text:p>
              <text:p text:style-name="P36"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50" draw:text-style-name="P37" draw:layer="layout" svg:width="13.97cm" svg:height="3.836cm" svg:x="0.847cm" svg:y="6.562cm">
          <text:list text:style-name="L4">
            <text:list-header>
              <text:p text:style-name="P36"><text:span text:style-name="T21">int d[]={2,3,5,4,9,10,8};</text:span></text:p>
              <text:p text:style-name="P36"><text:span text:style-name="T21">int v[]={7,6,3,2,5,1,8,9,3,4};</text:span></text:p>
              <text:p text:style-name="P36"><text:span text:style-name="T21">int w[]={1,2,3,4,5,6,7,8,9,10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51" draw:text-style-name="P39" draw:layer="layout" svg:width="12.912cm" svg:height="6.116cm" svg:x="11.853cm" svg:y="12.488cm">
          <text:list text:style-name="L4">
            <text:list-header>
              <text:p text:style-name="P38"><text:span text:style-name="T21">void main(void)</text:span></text:p>
              <text:p text:style-name="P38"><text:span text:style-name="T21">{cout&lt;&lt;“\ns1=“&lt;&lt;_____________;</text:span></text:p>
              <text:p text:style-name="P38"><text:span text:style-name="T21">cout&lt;&lt;“\ns2=“&lt;&lt;______________;</text:span></text:p>
              <text:p text:style-name="P38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52" draw:text-style-name="P26" xml:id="id256" draw:id="id256" draw:layer="layout" svg:width="5.08cm" svg:height="1.178cm" svg:x="2.54cm" svg:y="14.605cm">
          <text:list text:style-name="L3">
            <text:list-header>
              <text:p text:style-name="P25"><text:span text:style-name="T22">a*x[i]+b*y[i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53" draw:text-style-name="P26" xml:id="id257" draw:id="id257" draw:layer="layout" svg:width="3.175cm" svg:height="1.178cm" svg:x="2.54cm" svg:y="13.335cm">
          <text:list text:style-name="L3">
            <text:list-header>
              <text:p text:style-name="P25"><text:span text:style-name="T22">i=0,s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54" draw:text-style-name="P26" xml:id="id258" draw:id="id258" draw:layer="layout" svg:width="4.625cm" svg:height="1.178cm" svg:x="18.627cm" svg:y="13.97cm">
          <text:list text:style-name="L3">
            <text:list-header>
              <text:p text:style-name="P25"><text:span text:style-name="T22">p(1,d,2,v,8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55" draw:text-style-name="P26" xml:id="id259" draw:id="id259" draw:layer="layout" svg:width="4.625cm" svg:height="2.295cm" svg:x="18.627cm" svg:y="15.663cm">
          <text:list text:style-name="L3">
            <text:list-header>
              <text:p text:style-name="P25"><text:span text:style-name="T22">p(3,v,4,w,10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6" smil:attributeName="visibility" smil:to="visible"/>
                  <anim:transitionFilter smil:dur="0.5s" smil:targetElement="id25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7" smil:attributeName="visibility" smil:to="visible"/>
                  <anim:transitionFilter smil:dur="0.5s" smil:targetElement="id25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8" smil:attributeName="visibility" smil:to="visible"/>
                  <anim:transitionFilter smil:dur="0.5s" smil:targetElement="id25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9" smil:attributeName="visibility" smil:to="visible"/>
                  <anim:transitionFilter smil:dur="0.5s" smil:targetElement="id25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56" draw:text-style-name="P76" draw:layer="layout" svg:width="15.875cm" svg:height="18.167cm" svg:x="0.423cm" svg:y="0.423cm">
          <text:list text:style-name="L3">
            <text:list-header>
              <text:p text:style-name="P75"><text:span text:style-name="T18">int a[10], i;</text:span></text:p>
            </text:list-header>
          </text:list>
          <text:list text:style-name="L1">
            <text:list-header>
              <text:p text:style-name="P75"><text:span text:style-name="T13">void sub1(void)</text:span></text:p>
              <text:p text:style-name="P75"><text:span text:style-name="T13">{ <text:s text:c="2"/>for(i=0;i&lt;10;i++) <text:s/>a[i]=i+i; <text:s/>}</text:span></text:p>
            </text:list-header>
          </text:list>
          <text:list text:style-name="L3">
            <text:list-header>
              <text:p text:style-name="P75"><text:span text:style-name="T18">void sub2(void)</text:span></text:p>
              <text:p text:style-name="P75"><text:span text:style-name="T18">{ <text:s/>int a[10], max,i;</text:span></text:p>
              <text:p text:style-name="P75"><text:span text:style-name="T18"><text:s text:c="4"/></text:span><text:span text:style-name="T18">max=5; for(i=0;i&lt;max;i++) <text:s/>a[i]=i;</text:span></text:p>
              <text:p text:style-name="P75"><text:span text:style-name="T18">}</text:span></text:p>
            </text:list-header>
          </text:list>
          <text:list text:style-name="L1">
            <text:list-header>
              <text:p text:style-name="P75"><text:span text:style-name="T13">void sub3(int a[])</text:span></text:p>
              <text:p text:style-name="P75"><text:span text:style-name="T13">{ int i;</text:span></text:p>
              <text:p text:style-name="P75"><text:span text:style-name="T13"><text:s text:c="2"/></text:span><text:span text:style-name="T13">for(i=0;i&lt;10;i++) <text:s text:c="3"/>cout&lt;&lt;a[i]&lt;&lt;‘\t’;</text:span></text:p>
              <text:p text:style-name="P75"><text:span text:style-name="T13"><text:s text:c="2"/></text:span><text:span text:style-name="T13">cout&lt;&lt;endl;</text:span><text:span text:style-name="T13"><text:line-break/>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57" draw:text-style-name="P76" draw:layer="layout" svg:width="6.985cm" svg:height="9.114cm" svg:x="17.357cm" svg:y="1.905cm">
          <text:list text:style-name="L4">
            <text:list-header>
              <text:p text:style-name="P75"><text:span text:style-name="T19">void main(void)</text:span></text:p>
              <text:p text:style-name="P75"><text:span text:style-name="T19">{ <text:s text:c="3"/>sub1();</text:span></text:p>
              <text:p text:style-name="P75"><text:span text:style-name="T19"><text:s text:c="6"/></text:span><text:span text:style-name="T19">sub3(a);</text:span></text:p>
              <text:p text:style-name="P75"><text:span text:style-name="T19"><text:s text:c="6"/></text:span><text:span text:style-name="T19">sub2();</text:span></text:p>
              <text:p text:style-name="P75"><text:span text:style-name="T19"><text:s text:c="6"/></text:span><text:span text:style-name="T19">sub3(a);</text:span></text:p>
              <text:p text:style-name="P75"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58" draw:text-style-name="P22" xml:id="id260" draw:id="id260" draw:layer="layout" svg:width="13.97cm" svg:height="1.364cm" svg:x="9.525cm" svg:y="15.452cm">
          <text:list text:style-name="L4">
            <text:list-header>
              <text:p text:style-name="P21"><text:span text:style-name="T17">输出：</text:span><text:span text:style-name="T19">0 2 4 6 8 10 12 14 16 18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59" draw:text-style-name="P22" xml:id="id261" draw:id="id261" draw:layer="layout" svg:width="11.642cm" svg:height="1.364cm" svg:x="12.488cm" svg:y="16.722cm">
          <text:list text:style-name="L4">
            <text:list-header>
              <text:p text:style-name="P21"><text:span text:style-name="T19">0 2 4 6 8 10 12 14 16 18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0" smil:attributeName="visibility" smil:to="visible"/>
                  <anim:transitionFilter smil:dur="0.5s" smil:targetElement="id2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1" smil:attributeName="visibility" smil:to="visible"/>
                  <anim:transitionFilter smil:dur="0.5s" smil:targetElement="id26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87" draw:layer="layout" svg:width="23.667cm" svg:height="15.444cm" svg:x="0.635cm" svg:y="0.723cm">
          <text:list text:style-name="L1">
            <text:list-header>
              <text:p text:style-name="P86"><text:span text:style-name="T5">编写程序，在被调函数中删去一维数组中所有相同的数，使之只剩一个，数组中的数已按由小到大的顺序排列，被调函数返回删除后数组中数据的个数。</text:span></text:p>
              <text:p text:style-name="P86"><text:span text:style-name="T5">例如：</text:span></text:p>
              <text:p text:style-name="P86"><text:span text:style-name="T5">原数组：</text:span><text:span text:style-name="T4">2 2 2 3 4 4 5 6 6 6 6 7 7 8 9 9 10 10 10</text:span></text:p>
              <text:p text:style-name="P86"><text:span text:style-name="T5">删除后：</text:span><text:span text:style-name="T4">2 3 4 5 6 7 8 9 10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635cm">
          <text:list text:style-name="L1">
            <text:list-header>
              <text:p text:style-name="P8"><text:span text:style-name="T5">用多维数组名作函数参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262" draw:id="id262" draw:layer="layout" svg:width="24.977cm" svg:height="1.364cm" svg:x="0.423cm" svg:y="2.963cm">
          <text:list text:style-name="L1">
            <text:list-header>
              <text:p text:style-name="P21"><text:span text:style-name="T16">同样，实参向形参传递的是数组的首地址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2" xml:id="id263" draw:id="id263" draw:layer="layout" svg:width="24.977cm" svg:height="2.667cm" svg:x="0.423cm" svg:y="5.292cm">
          <text:list text:style-name="L1">
            <text:list-header>
              <text:p text:style-name="P21"><text:span text:style-name="T16">如果实参、形参是二维数组，</text:span><text:span text:style-name="T17">则形参可以省略第一维</text:span><text:span text:style-name="T16">，不可省略第二维，且</text:span><text:span text:style-name="T43">第二维必须与实参中的维数相等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0" draw:text-style-name="P9" xml:id="id265" draw:id="id265" draw:layer="layout" svg:width="8.044cm" svg:height="1.55cm" svg:x="11.218cm" svg:y="9.525cm">
          <text:list text:style-name="L4">
            <text:list-header>
              <text:p text:style-name="P8"><text:span text:style-name="T23">int <text:s/>array[ ][1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9" xml:id="id264" draw:id="id264" draw:layer="layout" svg:width="8.043cm" svg:height="1.55cm" svg:x="1.27cm" svg:y="9.525cm">
          <text:list text:style-name="L1">
            <text:list-header>
              <text:p text:style-name="P8"><text:span text:style-name="T4">int <text:s/>score[5][1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1" draw:text-style-name="P9" xml:id="id267" draw:id="id267" draw:layer="layout" svg:width="7.832cm" svg:height="3.039cm" svg:x="11.218cm" svg:y="12.065cm">
          <text:list text:style-name="L4">
            <text:list-header>
              <text:p text:style-name="P8"><text:span text:style-name="T23">int <text:s/>array[3][1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9" xml:id="id266" draw:id="id266" draw:layer="layout" svg:width="7.832cm" svg:height="1.55cm" svg:x="1.058cm" svg:y="12.065cm">
          <text:list text:style-name="L1">
            <text:list-header>
              <text:p text:style-name="P8"><text:span text:style-name="T4">int <text:s/>score[5][1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2" draw:text-style-name="P9" xml:id="id269" draw:id="id269" draw:layer="layout" svg:width="7.832cm" svg:height="1.55cm" svg:x="11.218cm" svg:y="14.393cm">
          <text:list text:style-name="L4">
            <text:list-header>
              <text:p text:style-name="P8"><text:span text:style-name="T23">int <text:s/>array[ <text:s/>]</text:span><text:span text:style-name="T11">[8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" draw:text-style-name="P9" xml:id="id268" draw:id="id268" draw:layer="layout" svg:width="7.832cm" svg:height="1.55cm" svg:x="1.058cm" svg:y="14.393cm">
          <text:list text:style-name="L1">
            <text:list-header>
              <text:p text:style-name="P8"><text:span text:style-name="T4">int <text:s/>score[5][1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263" draw:text-style-name="P50" xml:id="id270" draw:id="id270" draw:layer="layout" svg:width="2.54cm" svg:height="1.481cm" svg:x="19.262cm" svg:y="14.182cm">
          <text:list text:style-name="L5">
            <text:list-header>
              <text:p text:style-name="P25"><text:span text:style-name="T38">错误</text:span></text:p>
            </text:list-header>
          </text:list>
          <draw:enhanced-geometry svg:viewBox="0 0 21600 21600" draw:text-areas="800 800 20800 20800" draw:type="round-rectangular-callout" draw:modifiers="-8288 20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2" smil:attributeName="visibility" smil:to="visible"/>
                  <anim:transitionFilter smil:dur="0.5s" smil:targetElement="id26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3" smil:attributeName="visibility" smil:to="visible"/>
                  <anim:transitionFilter smil:dur="0.5s" smil:targetElement="id26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4" smil:attributeName="visibility" smil:to="visible"/>
                  <anim:transitionFilter smil:dur="0.5s" smil:targetElement="id26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5" smil:attributeName="visibility" smil:to="visible"/>
                  <anim:transitionFilter smil:dur="0.5s" smil:targetElement="id26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6" smil:attributeName="visibility" smil:to="visible"/>
                  <anim:transitionFilter smil:dur="0.5s" smil:targetElement="id26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7" smil:attributeName="visibility" smil:to="visible"/>
                  <anim:transitionFilter smil:dur="0.5s" smil:targetElement="id26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8" smil:attributeName="visibility" smil:to="visible"/>
                  <anim:transitionFilter smil:dur="0.5s" smil:targetElement="id26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69" smil:attributeName="visibility" smil:to="visible"/>
                  <anim:transitionFilter smil:dur="0.5s" smil:targetElement="id26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0" smil:attributeName="visibility" smil:to="visible"/>
                  <anim:transitionFilter smil:dur="0.5s" smil:targetElement="id270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64" draw:text-style-name="P9" draw:layer="layout" svg:width="22.437cm" svg:height="1.55cm" svg:x="0cm" svg:y="0cm">
          <text:list text:style-name="L1">
            <text:list-header>
              <text:p text:style-name="P8"><text:span text:style-name="T10">有一个</text:span><text:span text:style-name="T31">3×4</text:span><text:span text:style-name="T10">的矩阵，求其中的最大元素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9" draw:layer="layout" svg:width="11.218cm" svg:height="14.346cm" svg:x="0cm" svg:y="2.328cm">
          <text:list text:style-name="L1">
            <text:list-header>
              <text:p text:style-name="P38"><text:span text:style-name="T20">int max_value (int array[ ]</text:span><text:span text:style-name="T22">[4]</text:span><text:span text:style-name="T20">)</text:span></text:p>
              <text:p text:style-name="P38"><text:span text:style-name="T20">{ <text:s text:c="2"/>int <text:s/>i, j, k, max;</text:span></text:p>
              <text:p text:style-name="P38"><text:span text:style-name="T20"><text:s text:c="5"/></text:span><text:span text:style-name="T20">max=array[0][0];</text:span></text:p>
              <text:p text:style-name="P38"><text:span text:style-name="T20"><text:s text:c="4"/></text:span><text:span text:style-name="T20">for (i=0; i&lt;3; i++)</text:span></text:p>
              <text:p text:style-name="P38"><text:span text:style-name="T20"><text:s text:c="8"/></text:span><text:span text:style-name="T20">for (j=0; j&lt;4; j++)</text:span></text:p>
              <text:p text:style-name="P38"><text:span text:style-name="T20"><text:s text:c="13"/></text:span><text:span text:style-name="T20">if (array[i][j]&gt;max)</text:span></text:p>
              <text:p text:style-name="P38"><text:span text:style-name="T20"><text:s text:c="20"/></text:span><text:span text:style-name="T20">max=array[i][j];</text:span></text:p>
              <text:p text:style-name="P38"><text:span text:style-name="T20"><text:s text:c="5"/></text:span><text:span text:style-name="T20">return (</text:span><text:span text:style-name="T22">max</text:span><text:span text:style-name="T20">);</text:span></text:p>
              <text:p text:style-name="P38"><text:span text:style-name="T20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65" draw:text-style-name="P39" draw:layer="layout" svg:width="14.605cm" svg:height="8.879cm" svg:x="10.795cm" svg:y="3.598cm">
          <text:list text:style-name="L4">
            <text:list-header>
              <text:p text:style-name="P38"><text:span text:style-name="T21">void main (void)</text:span></text:p>
              <text:p text:style-name="P38"><text:span text:style-name="T21">{ static <text:s/>int <text:s/>a[3]</text:span><text:span text:style-name="T22">[4]</text:span><text:span text:style-name="T21">={{1,3,5,7},</text:span></text:p>
              <text:p text:style-name="P38"><text:span text:style-name="T21"><text:s text:c="9"/></text:span><text:span text:style-name="T21">{2,4,6,8},{15,17,34,12}};</text:span></text:p>
              <text:p text:style-name="P38"><text:span text:style-name="T21"><text:s/></text:span><text:span text:style-name="T21">cout&lt;&lt;“max <text:s/>is ”&lt;&lt;max_value(</text:span><text:span text:style-name="T22">a</text:span><text:span text:style-name="T21">)&lt;&lt;‘\t’;</text:span></text:p>
              <text:p text:style-name="P38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66" draw:text-style-name="P13" xml:id="id271" draw:id="id271" draw:layer="layout" svg:width="2.54cm" svg:height="1.482cm" svg:x="21.802cm" svg:y="10.583cm">
          <text:list text:style-name="L5">
            <text:list-header>
              <text:p text:style-name="P12"><text:span text:style-name="T12">实参</text:span></text:p>
            </text:list-header>
          </text:list>
          <draw:enhanced-geometry svg:viewBox="0 0 21600 21600" draw:text-areas="800 800 20800 20800" draw:type="round-rectangular-callout" draw:modifiers="6600 -17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267" draw:text-style-name="P13" xml:id="id272" draw:id="id272" draw:layer="layout" svg:width="2.54cm" svg:height="1.481cm" svg:x="7.62cm" svg:y="4.022cm">
          <text:list text:style-name="L5">
            <text:list-header>
              <text:p text:style-name="P12"><text:span text:style-name="T12">形参</text:span></text:p>
            </text:list-header>
          </text:list>
          <draw:enhanced-geometry svg:viewBox="0 0 21600 21600" draw:text-areas="800 800 20800 20800" draw:type="round-rectangular-callout" draw:modifiers="-3450 -10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268" draw:text-style-name="P13" xml:id="id273" draw:id="id273" draw:layer="layout" svg:width="3.598cm" svg:height="1.482cm" svg:x="4.022cm" svg:y="15.875cm">
          <text:list text:style-name="L5">
            <text:list-header>
              <text:p text:style-name="P12"><text:span text:style-name="T12">函数值</text:span></text:p>
            </text:list-header>
          </text:list>
          <draw:enhanced-geometry svg:viewBox="0 0 21600 21600" draw:text-areas="800 800 20800 20800" draw:type="round-rectangular-callout" draw:modifiers="3282 -17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269" draw:text-style-name="P13" xml:id="id274" draw:id="id274" draw:layer="layout" svg:width="15.028cm" svg:height="1.482cm" svg:x="8.89cm" svg:y="15.028cm">
          <text:list text:style-name="L5">
            <text:list-header>
              <text:p text:style-name="P12"><text:span text:style-name="T12">数组</text:span><text:span text:style-name="T59">a</text:span><text:span text:style-name="T12">与数组</text:span><text:span text:style-name="T59">array</text:span><text:span text:style-name="T12">共用一段内存</text:span></text:p>
            </text:list-header>
          </text:list>
          <draw:enhanced-geometry svg:viewBox="0 0 21600 21600" draw:text-areas="800 800 20800 20800" draw:type="round-rectangular-callout" draw:modifiers="4608 5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1" smil:attributeName="visibility" smil:to="visible"/>
                  <anim:transitionFilter smil:dur="0.5s" smil:targetElement="id27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2" smil:attributeName="visibility" smil:to="visible"/>
                  <anim:transitionFilter smil:dur="0.5s" smil:targetElement="id27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3" smil:attributeName="visibility" smil:to="visible"/>
                  <anim:transitionFilter smil:dur="0.5s" smil:targetElement="id27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4" smil:attributeName="visibility" smil:to="visible"/>
                  <anim:transitionFilter smil:dur="0.5s" smil:targetElement="id27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89" draw:layer="layout" svg:width="5.023cm" svg:height="1.615cm" svg:x="0.011cm" svg:y="0cm">
          <text:list text:style-name="L1">
            <text:list-header>
              <text:p text:style-name="P88"><text:span text:style-name="T5">字符数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25.4cm" svg:height="3.039cm" svg:x="0cm" svg:y="2.117cm">
          <text:list text:style-name="L1">
            <text:list-header>
              <text:p text:style-name="P8"><text:span text:style-name="T5">用来存放字符数据的数组是字符数组，</text:span><text:span text:style-name="T9">字符数组中的一个元素存放一个字符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draw:layer="layout" svg:width="25.4cm" svg:height="1.55cm" svg:x="0cm" svg:y="6.138cm">
          <text:list text:style-name="L1">
            <text:list-header>
              <text:p text:style-name="P8"><text:span text:style-name="T5">一、字符数组的定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9" xml:id="id275" draw:id="id275" draw:layer="layout" svg:width="17.569cm" svg:height="1.55cm" svg:x="1.058cm" svg:y="8.89cm">
          <text:list text:style-name="L1">
            <text:list-header>
              <text:p text:style-name="P8"><text:span text:style-name="T4">char <text:s text:c="6"/></text:span><text:span text:style-name="T5">数组名</text:span><text:span text:style-name="T4">[</text:span><text:span text:style-name="T5">常量表达式</text:span><text:span text:style-name="T4">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9" xml:id="id276" draw:id="id276" draw:layer="layout" svg:width="21.379cm" svg:height="1.55cm" svg:x="1.058cm" svg:y="12.277cm">
          <text:list text:style-name="L1">
            <text:list-header>
              <text:p text:style-name="P8"><text:span text:style-name="T4">char <text:s text:c="4"/>c[4]; <text:s text:c="3"/>/*</text:span><text:span text:style-name="T5">每个元素占一个字节 </text:span><text:span text:style-name="T5">*</text:span><text:span text:style-name="T4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270" draw:text-style-name="P9" xml:id="id280" draw:id="id280" draw:layer="layout" svg:width="17.78cm" svg:height="1.55cm" svg:x="1.058cm" svg:y="15.663cm">
          <text:list text:style-name="L4">
            <text:list-header>
              <text:p text:style-name="P8"><text:span text:style-name="T23">c[0]=‘I’; <text:s/>c[1]=‘m’; <text:s text:c="2"/>c[2]=‘_’</text:span><text:span text:style-name="T9">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2" draw:style-name="gr271" draw:text-style-name="P13" xml:id="id277" draw:id="id277" draw:layer="layout" svg:width="2.329cm" svg:height="1.482cm" svg:x="1.058cm" svg:y="10.583cm">
          <text:list text:style-name="L5">
            <text:list-header>
              <text:p text:style-name="P12"><text:span text:style-name="T12">类型</text:span></text:p>
            </text:list-header>
          </text:list>
          <draw:enhanced-geometry svg:viewBox="0 0 21600 21600" draw:text-areas="800 800 20800 20800" draw:type="round-rectangular-callout" draw:modifiers="7650 33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3" draw:style-name="gr272" draw:text-style-name="P13" xml:id="id278" draw:id="id278" draw:layer="layout" svg:width="3.81cm" svg:height="1.482cm" svg:x="3.81cm" svg:y="10.795cm">
          <text:list text:style-name="L5">
            <text:list-header>
              <text:p text:style-name="P12"><text:span text:style-name="T12">数组名</text:span></text:p>
            </text:list-header>
          </text:list>
          <draw:enhanced-geometry svg:viewBox="0 0 21600 21600" draw:text-areas="800 800 20800 20800" draw:type="round-rectangular-callout" draw:modifiers="6025 32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4" draw:style-name="gr273" draw:text-style-name="P13" xml:id="id279" draw:id="id279" draw:layer="layout" svg:width="4.445cm" svg:height="1.482cm" svg:x="6.138cm" svg:y="13.97cm">
          <text:list text:style-name="L5">
            <text:list-header>
              <text:p text:style-name="P12"><text:span text:style-name="T12">数组大小</text:span></text:p>
            </text:list-header>
          </text:list>
          <draw:enhanced-geometry svg:viewBox="0 0 21600 21600" draw:text-areas="800 800 20800 20800" draw:type="round-rectangular-callout" draw:modifiers="-236 -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5" smil:attributeName="visibility" smil:to="visible"/>
                  <anim:transitionFilter smil:dur="0.5s" smil:targetElement="id27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6" smil:attributeName="visibility" smil:to="visible"/>
                  <anim:transitionFilter smil:dur="0.5s" smil:targetElement="id27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7" smil:attributeName="visibility" smil:to="visible"/>
                  <anim:transitionFilter smil:dur="0.5s" smil:targetElement="id27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8" smil:attributeName="visibility" smil:to="visible"/>
                  <anim:transitionFilter smil:dur="0.5s" smil:targetElement="id27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9" smil:attributeName="visibility" smil:to="visible"/>
                  <anim:transitionFilter smil:dur="0.5s" smil:targetElement="id27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0" smil:attributeName="visibility" smil:to="visible"/>
                  <anim:transitionFilter smil:dur="0.5s" smil:targetElement="id28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2.265cm" svg:height="1.55cm" svg:x="0cm" svg:y="0.635cm">
          <text:list text:style-name="L1">
            <text:list-header>
              <text:p text:style-name="P8"><text:span text:style-name="T5">二、字符数组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281" draw:id="id281" draw:layer="layout" svg:width="25.4cm" svg:height="1.364cm" svg:x="0cm" svg:y="2.752cm">
          <text:list text:style-name="L1">
            <text:list-header>
              <text:p text:style-name="P21"><text:span text:style-name="T16">与数值数组的初始化相同，取其相应字符的</text:span><text:span text:style-name="T19">ASCII</text:span><text:span text:style-name="T16">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xml:id="id282" draw:id="id282" draw:layer="layout" svg:width="24.765cm" svg:height="3.039cm" svg:x="0.635cm" svg:y="5.292cm">
          <text:list text:style-name="L1">
            <text:list-header>
              <text:p text:style-name="P8"><text:span text:style-name="T4">char <text:s/>c[10]={‘I’, ‘ ’, ‘a’, ‘m’, ‘ ’, ‘a’, ‘ ’ , ‘b’, ‘o’, ‘y’}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283" draw:id="id283">
          <draw:g draw:name="Group 6">
            <draw:custom-shape draw:name="Rectangle 7" draw:style-name="gr274" draw:text-style-name="P14" draw:layer="layout" svg:width="3.828cm" svg:height="1.244cm" svg:x="18.871cm" svg:y="9.737cm">
              <text:list text:style-name="L1">
                <text:list-header>
                  <text:p text:style-name="P15"><text:span text:style-name="T16">随机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275" draw:text-style-name="P14" draw:layer="layout" svg:width="1.611cm" svg:height="1.244cm" svg:x="17.259cm" svg:y="9.737cm">
              <text:list text:style-name="L1">
                <text:list-header>
                  <text:p text:style-name="P15"><text:span text:style-name="T13">‘</text:span><text:span text:style-name="T13">y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276" draw:text-style-name="P14" draw:layer="layout" svg:width="1.61cm" svg:height="1.244cm" svg:x="15.648cm" svg:y="9.737cm">
              <text:list text:style-name="L1">
                <text:list-header>
                  <text:p text:style-name="P15"><text:span text:style-name="T13">‘</text:span><text:span text:style-name="T13">o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275" draw:text-style-name="P14" draw:layer="layout" svg:width="1.611cm" svg:height="1.244cm" svg:x="14.037cm" svg:y="9.737cm">
              <text:list text:style-name="L1">
                <text:list-header>
                  <text:p text:style-name="P15"><text:span text:style-name="T13">‘</text:span><text:span text:style-name="T13">b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275" draw:text-style-name="P14" draw:layer="layout" svg:width="1.611cm" svg:height="1.244cm" svg:x="12.425cm" svg:y="9.737cm">
              <text:list text:style-name="L1">
                <text:list-header>
                  <text:p text:style-name="P15"><text:span text:style-name="T13">‘ 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277" draw:text-style-name="P14" draw:layer="layout" svg:width="1.616cm" svg:height="1.244cm" svg:x="10.808cm" svg:y="9.737cm">
              <text:list text:style-name="L1">
                <text:list-header>
                  <text:p text:style-name="P15"><text:span text:style-name="T13">‘</text:span><text:span text:style-name="T13">a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277" draw:text-style-name="P14" draw:layer="layout" svg:width="1.616cm" svg:height="1.244cm" svg:x="9.192cm" svg:y="9.737cm">
              <text:list text:style-name="L1">
                <text:list-header>
                  <text:p text:style-name="P15"><text:span text:style-name="T13">‘ 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276" draw:text-style-name="P14" draw:layer="layout" svg:width="1.61cm" svg:height="1.244cm" svg:x="7.581cm" svg:y="9.737cm">
              <text:list text:style-name="L1">
                <text:list-header>
                  <text:p text:style-name="P15"><text:span text:style-name="T13">‘</text:span><text:span text:style-name="T13">m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275" draw:text-style-name="P14" draw:layer="layout" svg:width="1.611cm" svg:height="1.244cm" svg:x="5.97cm" svg:y="9.737cm">
              <text:list text:style-name="L1">
                <text:list-header>
                  <text:p text:style-name="P15"><text:span text:style-name="T13">‘</text:span><text:span text:style-name="T13">a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6" draw:style-name="gr275" draw:text-style-name="P14" draw:layer="layout" svg:width="1.611cm" svg:height="1.244cm" svg:x="4.358cm" svg:y="9.737cm">
              <text:list text:style-name="L1">
                <text:list-header>
                  <text:p text:style-name="P15"><text:span text:style-name="T13">‘ 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7" draw:style-name="gr276" draw:text-style-name="P14" draw:layer="layout" svg:width="1.61cm" svg:height="1.244cm" svg:x="2.747cm" svg:y="9.737cm">
              <text:list text:style-name="L1">
                <text:list-header>
                  <text:p text:style-name="P15"><text:span text:style-name="T13">‘</text:span><text:span text:style-name="T13">I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18" draw:style-name="gr17" draw:text-style-name="P16" draw:layer="layout" svg:x1="2.747cm" svg:y1="9.737cm" svg:x2="22.698cm" svg:y2="9.737cm">
              <text:p/>
            </draw:line>
            <draw:line draw:name="Line 19" draw:style-name="gr17" draw:text-style-name="P16" draw:layer="layout" svg:x1="2.747cm" svg:y1="10.981cm" svg:x2="22.698cm" svg:y2="10.981cm">
              <text:p/>
            </draw:line>
            <draw:line draw:name="Line 20" draw:style-name="gr17" draw:text-style-name="P16" draw:layer="layout" svg:x1="2.747cm" svg:y1="9.737cm" svg:x2="2.747cm" svg:y2="10.981cm">
              <text:p/>
            </draw:line>
            <draw:line draw:name="Line 21" draw:style-name="gr18" draw:text-style-name="P16" draw:layer="layout" svg:x1="4.358cm" svg:y1="9.737cm" svg:x2="4.358cm" svg:y2="10.981cm">
              <text:p/>
            </draw:line>
            <draw:line draw:name="Line 22" draw:style-name="gr18" draw:text-style-name="P16" draw:layer="layout" svg:x1="5.97cm" svg:y1="9.737cm" svg:x2="5.97cm" svg:y2="10.981cm">
              <text:p/>
            </draw:line>
            <draw:line draw:name="Line 23" draw:style-name="gr18" draw:text-style-name="P16" draw:layer="layout" svg:x1="7.581cm" svg:y1="9.737cm" svg:x2="7.581cm" svg:y2="10.981cm">
              <text:p/>
            </draw:line>
            <draw:line draw:name="Line 24" draw:style-name="gr18" draw:text-style-name="P16" draw:layer="layout" svg:x1="9.192cm" svg:y1="9.737cm" svg:x2="9.192cm" svg:y2="10.981cm">
              <text:p/>
            </draw:line>
            <draw:line draw:name="Line 25" draw:style-name="gr18" draw:text-style-name="P16" draw:layer="layout" svg:x1="10.808cm" svg:y1="9.737cm" svg:x2="10.808cm" svg:y2="10.981cm">
              <text:p/>
            </draw:line>
            <draw:line draw:name="Line 26" draw:style-name="gr18" draw:text-style-name="P16" draw:layer="layout" svg:x1="12.425cm" svg:y1="9.737cm" svg:x2="12.425cm" svg:y2="10.981cm">
              <text:p/>
            </draw:line>
            <draw:line draw:name="Line 27" draw:style-name="gr18" draw:text-style-name="P16" draw:layer="layout" svg:x1="14.037cm" svg:y1="9.737cm" svg:x2="14.037cm" svg:y2="10.981cm">
              <text:p/>
            </draw:line>
            <draw:line draw:name="Line 28" draw:style-name="gr18" draw:text-style-name="P16" draw:layer="layout" svg:x1="15.648cm" svg:y1="9.737cm" svg:x2="15.648cm" svg:y2="10.981cm">
              <text:p/>
            </draw:line>
            <draw:line draw:name="Line 29" draw:style-name="gr18" draw:text-style-name="P16" draw:layer="layout" svg:x1="17.259cm" svg:y1="9.737cm" svg:x2="17.259cm" svg:y2="10.981cm">
              <text:p/>
            </draw:line>
            <draw:line draw:name="Line 30" draw:style-name="gr18" draw:text-style-name="P16" draw:layer="layout" svg:x1="18.871cm" svg:y1="9.737cm" svg:x2="18.871cm" svg:y2="10.981cm">
              <text:p/>
            </draw:line>
            <draw:line draw:name="Line 31" draw:style-name="gr17" draw:text-style-name="P16" draw:layer="layout" svg:x1="22.699cm" svg:y1="9.737cm" svg:x2="22.699cm" svg:y2="10.981cm">
              <text:p/>
            </draw:line>
            <draw:custom-shape draw:name="Text Box 32" draw:style-name="gr5" draw:text-style-name="P110" draw:layer="layout" svg:width="0.984cm" svg:height="1.364cm" svg:x="1.27cm" svg:y="9.737cm">
              <text:list text:style-name="L1">
                <text:list-header>
                  <text:p text:style-name="P109"><text:span text:style-name="T13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33">
            <draw:custom-shape draw:name="Text Box 34" draw:style-name="gr5" draw:text-style-name="P22" draw:layer="layout" svg:width="1.723cm" svg:height="1.364cm" svg:x="2.747cm" svg:y="8.467cm">
              <text:list text:style-name="L1">
                <text:list-header>
                  <text:p text:style-name="P21"><text:span text:style-name="T13">c[0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5" draw:style-name="gr5" draw:text-style-name="P22" draw:layer="layout" svg:width="1.724cm" svg:height="1.364cm" svg:x="17.279cm" svg:y="8.467cm">
              <text:list text:style-name="L1">
                <text:list-header>
                  <text:p text:style-name="P21"><text:span text:style-name="T13">c[9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1" smil:attributeName="visibility" smil:to="visible"/>
                  <anim:transitionFilter smil:dur="0.5s" smil:targetElement="id28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2" smil:attributeName="visibility" smil:to="visible"/>
                  <anim:transitionFilter smil:dur="0.5s" smil:targetElement="id28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3" smil:attributeName="visibility" smil:to="visible"/>
                  <anim:transitionFilter smil:dur="0.5s" smil:targetElement="id28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xml:id="id285" draw:id="id285" draw:layer="layout" svg:width="25.4cm" svg:height="2.667cm" svg:x="0cm" svg:y="6.138cm">
          <text:list text:style-name="L1">
            <text:list-header>
              <text:p text:style-name="P21"><text:span text:style-name="T16">如果字符个数大于数组长度，做错误处理；如果数值个数小于数组长度，后面的字节全部为‘</text:span><text:span text:style-name="T13">\0’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286" draw:id="id286" draw:layer="layout" svg:width="25.4cm" svg:height="1.364cm" svg:x="0cm" svg:y="9.737cm">
          <text:list text:style-name="L1">
            <text:list-header>
              <text:p text:style-name="P21"><text:span text:style-name="T16">如果省略数组长度，则字符数即为数组长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2" xml:id="id287" draw:id="id287" draw:layer="layout" svg:width="25.4cm" svg:height="1.364cm" svg:x="0cm" svg:y="12.488cm">
          <text:list text:style-name="L1">
            <text:list-header>
              <text:p text:style-name="P21"><text:span text:style-name="T13">static <text:s text:c="2"/>char <text:s/>c[ ]={‘I’, ‘ ’, ‘a’, ‘m’, ‘ ’, ‘a’, ‘ ’ , ‘g’, ‘i’, ‘r’,’l’}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2" xml:id="id288" draw:id="id288" draw:layer="layout" svg:width="25.4cm" svg:height="2.667cm" svg:x="0cm" svg:y="15.028cm">
          <text:list text:style-name="L1">
            <text:list-header>
              <text:p text:style-name="P21"><text:span text:style-name="T16">同理，也可定义和初始化一个二维或多维的字符数组。分层或省略最后一维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9" draw:layer="layout" svg:width="16.299cm" svg:height="1.55cm" svg:x="1.058cm" svg:y="1.482cm">
          <text:list text:style-name="L1">
            <text:list-header>
              <text:p text:style-name="P8"><text:span text:style-name="T4">char <text:s text:c="2"/>st1[ ]={65, 66, 68}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84" draw:id="id284" draw:layer="layout" svg:width="6.772cm" svg:height="1.245cm" svg:x="4.657cm" svg:y="4.233cm">
          <table:table>
            <table:table-column table:style-name="co19"/>
            <table:table-column table:style-name="co20"/>
            <table:table-column table:style-name="co20"/>
            <table:table-row table:style-name="ro23">
              <table:table-cell table:style-name="ce34">
                <text:list text:style-name="L1">
                  <text:list-header>
                    <text:p text:style-name="P43"><text:span text:style-name="T13">‘</text:span><text:span text:style-name="T13">A’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43"><text:span text:style-name="T13">‘</text:span><text:span text:style-name="T13">B’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43"><text:span text:style-name="T13">‘</text:span><text:span text:style-name="T13">D’</text:span></text:p>
                  </text:list-header>
                </text:list>
              </table:table-cell>
            </table:table-row>
          </table:table>
          <draw:image xlink:href="Pictures/TablePreview42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4" smil:attributeName="visibility" smil:to="visible"/>
                  <anim:transitionFilter smil:dur="0.5s" smil:targetElement="id28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0-width/2;x" smil:keyTimes="0;1" smil:additive="base"/>
                  <anim:animate smil:dur="0.5s" smil:fill="hold" smil:targetElement="id28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6" smil:attributeName="visibility" smil:to="visible"/>
                  <anim:transitionFilter smil:dur="0.5s" smil:targetElement="id28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7" smil:attributeName="visibility" smil:to="visible"/>
                  <anim:transitionFilter smil:dur="0.5s" smil:targetElement="id28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88" smil:attributeName="visibility" smil:to="visible"/>
                  <anim:transitionFilter smil:dur="0.5s" smil:targetElement="id28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847cm">
          <text:list text:style-name="L1">
            <text:list-header>
              <text:p text:style-name="P8"><text:span text:style-name="T5">三、字符数组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289" draw:id="id289" draw:layer="layout" svg:width="24.13cm" svg:height="12.884cm" svg:x="0cm" svg:y="3.387cm">
          <text:list text:style-name="L1">
            <text:list-header>
              <text:p text:style-name="P21"><text:span text:style-name="T13">void main(void)</text:span></text:p>
              <text:p text:style-name="P21"><text:span text:style-name="T13">{ char <text:s/>c[10]={‘I’, ‘ ’, ‘a’, ‘m’, ‘ ’, ‘a’, ‘ ’ , ‘b’, ‘o’, ‘y’}; <text:s/></text:span></text:p>
              <text:p text:style-name="P21"><text:span text:style-name="T13"><text:s text:c="8"/></text:span><text:span text:style-name="T13">int <text:s/>i;</text:span></text:p>
              <text:p text:style-name="P21"><text:span text:style-name="T13"><text:s text:c="8"/></text:span><text:span text:style-name="T13">for (i=0; i&lt;10; i++)</text:span></text:p>
              <text:p text:style-name="P21"><text:span text:style-name="T13"><text:s text:c="14"/></text:span><text:span text:style-name="T13">cout&lt;&lt;c[i];</text:span></text:p>
              <text:p text:style-name="P21"><text:span text:style-name="T13"><text:s text:c="9"/></text:span><text:span text:style-name="T13">cout&lt;&lt;“\n”;</text:span></text:p>
              <text:p text:style-name="P21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78" draw:text-style-name="P13" xml:id="id290" draw:id="id290" draw:layer="layout" svg:width="2.54cm" svg:height="1.482cm" svg:x="4.868cm" svg:y="6.985cm">
          <text:list text:style-name="L5">
            <text:list-header>
              <text:p text:style-name="P12"><text:span text:style-name="T12">定义</text:span></text:p>
            </text:list-header>
          </text:list>
          <draw:enhanced-geometry svg:viewBox="0 0 21600 21600" draw:text-areas="800 800 20800 20800" draw:type="round-rectangular-callout" draw:modifiers="263 -8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79" draw:text-style-name="P13" xml:id="id291" draw:id="id291" draw:layer="layout" svg:width="2.328cm" svg:height="1.481cm" svg:x="8.467cm" svg:y="12.912cm">
          <text:list text:style-name="L5">
            <text:list-header>
              <text:p text:style-name="P12"><text:span text:style-name="T12">输出</text:span></text:p>
            </text:list-header>
          </text:list>
          <draw:enhanced-geometry svg:viewBox="0 0 21600 21600" draw:text-areas="800 800 20800 20800" draw:type="round-rectangular-callout" draw:modifiers="-10391 -10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9" smil:attributeName="visibility" smil:to="visible"/>
                  <anim:transitionFilter smil:dur="0.5s" smil:targetElement="id28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90" smil:attributeName="visibility" smil:to="visible"/>
                  <anim:transitionFilter smil:dur="0.5s" smil:targetElement="id29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91" smil:attributeName="visibility" smil:to="visible"/>
                  <anim:transitionFilter smil:dur="0.5s" smil:targetElement="id291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635cm">
          <text:list text:style-name="L1">
            <text:list-header>
              <text:p text:style-name="P8"><text:span text:style-name="T5">四、字符串和字符串结束标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292" draw:id="id292" draw:layer="layout" svg:width="24.765cm" svg:height="5.234cm" svg:x="0.635cm" svg:y="2.963cm">
          <text:list text:style-name="L1">
            <text:list-header>
              <text:p text:style-name="P8"><text:span text:style-name="T4">C++</text:span><text:span text:style-name="T5">语言将字符串作为字符数组来处理。</text:span></text:p>
              <text:p text:style-name="P8"><text:span text:style-name="T5">字符串常量：“</text:span><text:span text:style-name="T4">CHINA”</text:span><text:span text:style-name="T5">，</text:span><text:span text:style-name="T9">在机内被处理成一个无名的字符型一维数组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93" draw:id="id293" draw:layer="layout" svg:width="11.694cm" svg:height="1.415cm" svg:x="7.408cm" svg:y="9.525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1"/>
            <table:table-column table:style-name="co21"/>
            <table:table-row table:style-name="ro10" table:default-cell-style-name="ce38">
              <table:table-cell table:style-name="ce37">
                <text:list text:style-name="L1">
                  <text:list-header>
                    <text:p text:style-name="P33"><text:span text:style-name="T4">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3"><text:span text:style-name="T4">A</text:span></text:p>
                  </text:list-header>
                </text:list>
              </table:table-cell>
              <table:table-cell table:style-name="ce39">
                <text:list text:style-name="L7">
                  <text:list-header>
                    <text:p text:style-name="P33"><text:span text:style-name="T27">‘</text:span><text:span text:style-name="T27">\0’</text:span></text:p>
                  </text:list-header>
                </text:list>
              </table:table-cell>
            </table:table-row>
          </table:table>
          <draw:image xlink:href="Pictures/TablePreview43.svm" xlink:type="simple" xlink:show="embed" xlink:actuate="onLoad"/>
        </draw:frame>
        <draw:custom-shape draw:name="Text Box 20" draw:style-name="gr280" draw:text-style-name="P9" xml:id="id294" draw:id="id294" draw:layer="layout" svg:width="24.977cm" svg:height="6.391cm" svg:x="0.423cm" svg:y="11.853cm">
          <text:list text:style-name="L2">
            <text:list-header>
              <text:p text:style-name="P8"><text:span text:style-name="T7">C++</text:span><text:span text:style-name="T8">语言中约定用‘</text:span><text:span text:style-name="T7">\0’</text:span><text:span text:style-name="T8">作为字符串的结束标志，它占内存空间，但不计入串长度。</text:span><text:span text:style-name="T10">有了结束标志‘</text:span><text:span text:style-name="T31">\0’</text:span><text:span text:style-name="T10">后，程序往往</text:span><text:span text:style-name="T67">依据它判断字符串是否结束</text:span><text:span text:style-name="T10">，而不是根据定义时设定的长度</text:span><text:span text:style-name="T5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2" smil:attributeName="visibility" smil:to="visible"/>
                  <anim:transitionFilter smil:dur="0.5s" smil:targetElement="id29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3" smil:attributeName="visibility" smil:to="visible"/>
                  <anim:transitionFilter smil:dur="0.5s" smil:targetElement="id29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4" smil:attributeName="visibility" smil:to="visible"/>
                  <anim:transitionFilter smil:dur="0.5s" smil:targetElement="id29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xml:id="id295" draw:id="id295" draw:layer="layout" svg:width="18.838cm" svg:height="1.55cm" svg:x="0cm" svg:y="0.635cm">
          <text:list text:style-name="L1">
            <text:list-header>
              <text:p text:style-name="P8"><text:span text:style-name="T5">字符串与字符数组的区别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296" draw:id="id296" draw:layer="layout" svg:width="25.4cm" svg:height="1.55cm" svg:x="0cm" svg:y="2.963cm">
          <text:list text:style-name="L1">
            <text:list-header>
              <text:p text:style-name="P8"><text:span text:style-name="T4">char <text:s/>a[ ]={‘C’,’H’,’I’,’N’,’A’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81" draw:text-style-name="P9" xml:id="id299" draw:id="id299" draw:layer="layout" svg:width="16.933cm" svg:height="1.55cm" svg:x="0.847cm" svg:y="9.525cm">
          <text:list text:style-name="L4">
            <text:list-header>
              <text:p text:style-name="P8"><text:span text:style-name="T23">char <text:s/>c[ ]=“CHINA”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298" draw:id="id298">
          <draw:custom-shape draw:name="Rectangle 6" draw:style-name="gr282" draw:text-style-name="P14" draw:layer="layout" svg:width="2.152cm" svg:height="1.243cm" svg:x="14.146cm" svg:y="7.408cm">
            <text:list text:style-name="L1">
              <text:list-header>
                <text:p text:style-name="P15"><text:span text:style-name="T16">随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83" draw:text-style-name="P14" draw:layer="layout" svg:width="2.139cm" svg:height="1.243cm" svg:x="12.007cm" svg:y="7.408cm">
            <text:list text:style-name="L1">
              <text:list-header>
                <text:p text:style-name="P15"><text:span text:style-name="T16">随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282" draw:text-style-name="P14" draw:layer="layout" svg:width="2.152cm" svg:height="1.243cm" svg:x="9.855cm" svg:y="7.408cm">
            <text:list text:style-name="L1">
              <text:list-header>
                <text:p text:style-name="P15"><text:span text:style-name="T13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84" draw:text-style-name="P14" draw:layer="layout" svg:width="2.143cm" svg:height="1.243cm" svg:x="7.712cm" svg:y="7.408cm">
            <text:list text:style-name="L1">
              <text:list-header>
                <text:p text:style-name="P15"><text:span text:style-name="T13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82" draw:text-style-name="P14" draw:layer="layout" svg:width="2.152cm" svg:height="1.243cm" svg:x="5.56cm" svg:y="7.408cm">
            <text:list text:style-name="L1">
              <text:list-header>
                <text:p text:style-name="P15"><text:span text:style-name="T13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285" draw:text-style-name="P14" draw:layer="layout" svg:width="2.138cm" svg:height="1.243cm" svg:x="3.422cm" svg:y="7.408cm">
            <text:list text:style-name="L1">
              <text:list-header>
                <text:p text:style-name="P15"><text:span text:style-name="T13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282" draw:text-style-name="P14" draw:layer="layout" svg:width="2.152cm" svg:height="1.243cm" svg:x="1.27cm" svg:y="7.408cm">
            <text:list text:style-name="L1">
              <text:list-header>
                <text:p text:style-name="P15"><text:span text:style-name="T13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3" draw:style-name="gr17" draw:text-style-name="P16" draw:layer="layout" svg:x1="1.27cm" svg:y1="7.408cm" svg:x2="16.298cm" svg:y2="7.408cm">
            <text:p/>
          </draw:line>
          <draw:line draw:name="Line 14" draw:style-name="gr17" draw:text-style-name="P16" draw:layer="layout" svg:x1="1.27cm" svg:y1="8.651cm" svg:x2="16.298cm" svg:y2="8.651cm">
            <text:p/>
          </draw:line>
          <draw:line draw:name="Line 15" draw:style-name="gr17" draw:text-style-name="P16" draw:layer="layout" svg:x1="1.27cm" svg:y1="7.408cm" svg:x2="1.27cm" svg:y2="8.651cm">
            <text:p/>
          </draw:line>
          <draw:line draw:name="Line 16" draw:style-name="gr18" draw:text-style-name="P16" draw:layer="layout" svg:x1="3.422cm" svg:y1="7.408cm" svg:x2="3.422cm" svg:y2="8.651cm">
            <text:p/>
          </draw:line>
          <draw:line draw:name="Line 17" draw:style-name="gr18" draw:text-style-name="P16" draw:layer="layout" svg:x1="5.56cm" svg:y1="7.408cm" svg:x2="5.56cm" svg:y2="8.651cm">
            <text:p/>
          </draw:line>
          <draw:line draw:name="Line 18" draw:style-name="gr18" draw:text-style-name="P16" draw:layer="layout" svg:x1="7.712cm" svg:y1="7.408cm" svg:x2="7.712cm" svg:y2="8.651cm">
            <text:p/>
          </draw:line>
          <draw:line draw:name="Line 19" draw:style-name="gr18" draw:text-style-name="P16" draw:layer="layout" svg:x1="9.855cm" svg:y1="7.408cm" svg:x2="9.855cm" svg:y2="8.651cm">
            <text:p/>
          </draw:line>
          <draw:line draw:name="Line 20" draw:style-name="gr18" draw:text-style-name="P16" draw:layer="layout" svg:x1="12.007cm" svg:y1="7.408cm" svg:x2="12.007cm" svg:y2="8.651cm">
            <text:p/>
          </draw:line>
          <draw:line draw:name="Line 21" draw:style-name="gr18" draw:text-style-name="P16" draw:layer="layout" svg:x1="14.146cm" svg:y1="7.408cm" svg:x2="14.146cm" svg:y2="8.651cm">
            <text:p/>
          </draw:line>
          <draw:line draw:name="Line 22" draw:style-name="gr17" draw:text-style-name="P16" draw:layer="layout" svg:x1="16.298cm" svg:y1="7.408cm" svg:x2="16.298cm" svg:y2="8.651cm">
            <text:p/>
          </draw:line>
          <draw:custom-shape draw:name="Text Box 23" draw:style-name="gr286" draw:text-style-name="P22" draw:layer="layout" svg:width="7.197cm" svg:height="1.364cm" svg:x="16.721cm" svg:y="7.408cm">
            <text:list text:style-name="L3">
              <text:list-header>
                <text:p text:style-name="P21"><text:span text:style-name="T43">长度占</text:span><text:span text:style-name="T18">5</text:span><text:span text:style-name="T43">个字节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 xml:id="id301" draw:id="id301">
          <draw:custom-shape draw:name="Rectangle 25" draw:style-name="gr287" draw:text-style-name="P14" draw:layer="layout" svg:width="2.152cm" svg:height="1.27cm" svg:x="14.146cm" svg:y="13.97cm">
            <text:list text:style-name="L4">
              <text:list-header>
                <text:p text:style-name="P15"><text:span text:style-name="T17">随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288" draw:text-style-name="P14" draw:layer="layout" svg:width="2.139cm" svg:height="1.27cm" svg:x="12.007cm" svg:y="13.97cm">
            <text:list text:style-name="L4">
              <text:list-header>
                <text:p text:style-name="P15"><text:span text:style-name="T19">‘</text:span><text:span text:style-name="T19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289" draw:text-style-name="P14" draw:layer="layout" svg:width="2.152cm" svg:height="1.27cm" svg:x="9.855cm" svg:y="13.97cm">
            <text:list text:style-name="L4">
              <text:list-header>
                <text:p text:style-name="P15"><text:span text:style-name="T19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290" draw:text-style-name="P14" draw:layer="layout" svg:width="2.143cm" svg:height="1.27cm" svg:x="7.712cm" svg:y="13.97cm">
            <text:list text:style-name="L4">
              <text:list-header>
                <text:p text:style-name="P15"><text:span text:style-name="T19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291" draw:text-style-name="P14" draw:layer="layout" svg:width="2.152cm" svg:height="1.27cm" svg:x="5.56cm" svg:y="13.97cm">
            <text:list text:style-name="L4">
              <text:list-header>
                <text:p text:style-name="P15"><text:span text:style-name="T19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292" draw:text-style-name="P14" draw:layer="layout" svg:width="2.138cm" svg:height="1.27cm" svg:x="3.422cm" svg:y="13.97cm">
            <text:list text:style-name="L4">
              <text:list-header>
                <text:p text:style-name="P15"><text:span text:style-name="T19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293" draw:text-style-name="P14" draw:layer="layout" svg:width="2.152cm" svg:height="1.27cm" svg:x="1.27cm" svg:y="13.97cm">
            <text:list text:style-name="L4">
              <text:list-header>
                <text:p text:style-name="P15"><text:span text:style-name="T19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2" draw:style-name="gr17" draw:text-style-name="P16" draw:layer="layout" svg:x1="1.27cm" svg:y1="13.97cm" svg:x2="16.298cm" svg:y2="13.97cm">
            <text:p/>
          </draw:line>
          <draw:line draw:name="Line 33" draw:style-name="gr17" draw:text-style-name="P16" draw:layer="layout" svg:x1="1.27cm" svg:y1="15.24cm" svg:x2="16.298cm" svg:y2="15.24cm">
            <text:p/>
          </draw:line>
          <draw:line draw:name="Line 34" draw:style-name="gr17" draw:text-style-name="P16" draw:layer="layout" svg:x1="1.27cm" svg:y1="13.97cm" svg:x2="1.27cm" svg:y2="15.24cm">
            <text:p/>
          </draw:line>
          <draw:line draw:name="Line 35" draw:style-name="gr18" draw:text-style-name="P16" draw:layer="layout" svg:x1="3.422cm" svg:y1="13.97cm" svg:x2="3.422cm" svg:y2="15.24cm">
            <text:p/>
          </draw:line>
          <draw:line draw:name="Line 36" draw:style-name="gr18" draw:text-style-name="P16" draw:layer="layout" svg:x1="5.56cm" svg:y1="13.97cm" svg:x2="5.56cm" svg:y2="15.24cm">
            <text:p/>
          </draw:line>
          <draw:line draw:name="Line 37" draw:style-name="gr18" draw:text-style-name="P16" draw:layer="layout" svg:x1="7.712cm" svg:y1="13.97cm" svg:x2="7.712cm" svg:y2="15.24cm">
            <text:p/>
          </draw:line>
          <draw:line draw:name="Line 38" draw:style-name="gr18" draw:text-style-name="P16" draw:layer="layout" svg:x1="9.855cm" svg:y1="13.97cm" svg:x2="9.855cm" svg:y2="15.24cm">
            <text:p/>
          </draw:line>
          <draw:line draw:name="Line 39" draw:style-name="gr18" draw:text-style-name="P16" draw:layer="layout" svg:x1="12.007cm" svg:y1="13.97cm" svg:x2="12.007cm" svg:y2="15.24cm">
            <text:p/>
          </draw:line>
          <draw:line draw:name="Line 40" draw:style-name="gr18" draw:text-style-name="P16" draw:layer="layout" svg:x1="14.146cm" svg:y1="13.97cm" svg:x2="14.146cm" svg:y2="15.24cm">
            <text:p/>
          </draw:line>
          <draw:line draw:name="Line 41" draw:style-name="gr17" draw:text-style-name="P16" draw:layer="layout" svg:x1="16.298cm" svg:y1="13.97cm" svg:x2="16.298cm" svg:y2="15.24cm">
            <text:p/>
          </draw:line>
          <draw:custom-shape draw:name="Text Box 42" draw:style-name="gr294" draw:text-style-name="P22" draw:layer="layout" svg:width="7.197cm" svg:height="1.364cm" svg:x="16.721cm" svg:y="13.97cm">
            <text:list text:style-name="L3">
              <text:list-header>
                <text:p text:style-name="P21"><text:span text:style-name="T43">长度占</text:span><text:span text:style-name="T18">6</text:span><text:span text:style-name="T43">个字节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43" draw:style-name="gr295" draw:text-style-name="P13" xml:id="id297" draw:id="id297" draw:layer="layout" svg:width="4.445cm" svg:height="1.481cm" svg:x="2.54cm" svg:y="4.657cm">
          <text:list text:style-name="L5">
            <text:list-header>
              <text:p text:style-name="P12"><text:span text:style-name="T12">字符数组</text:span></text:p>
            </text:list-header>
          </text:list>
          <draw:enhanced-geometry svg:viewBox="0 0 21600 21600" draw:text-areas="800 800 20800 20800" draw:type="round-rectangular-callout" draw:modifiers="3686 -7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4" draw:style-name="gr296" draw:text-style-name="P13" xml:id="id300" draw:id="id300" draw:layer="layout" svg:width="3.387cm" svg:height="1.482cm" svg:x="3.598cm" svg:y="11.43cm">
          <text:list text:style-name="L5">
            <text:list-header>
              <text:p text:style-name="P12"><text:span text:style-name="T12">字符串</text:span></text:p>
            </text:list-header>
          </text:list>
          <draw:enhanced-geometry svg:viewBox="0 0 21600 21600" draw:text-areas="800 800 20800 20800" draw:type="round-rectangular-callout" draw:modifiers="3488 -8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5" smil:attributeName="visibility" smil:to="visible"/>
                  <anim:transitionFilter smil:dur="0.5s" smil:targetElement="id29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6" smil:attributeName="visibility" smil:to="visible"/>
                  <anim:transitionFilter smil:dur="0.5s" smil:targetElement="id29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97" smil:attributeName="visibility" smil:to="visible"/>
                  <anim:transitionFilter smil:dur="0.5s" smil:targetElement="id29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8" smil:attributeName="visibility" smil:to="visible"/>
                  <anim:transitionFilter smil:dur="0.5s" smil:targetElement="id29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9" smil:attributeName="visibility" smil:to="visible"/>
                  <anim:transitionFilter smil:dur="0.5s" smil:targetElement="id29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00" smil:attributeName="visibility" smil:to="visible"/>
                  <anim:transitionFilter smil:dur="0.5s" smil:targetElement="id30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1" smil:attributeName="visibility" smil:to="visible"/>
                  <anim:transitionFilter smil:dur="0.5s" smil:targetElement="id30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97" draw:text-style-name="P22" draw:layer="layout" svg:width="20.108cm" svg:height="1.364cm" svg:x="0cm" svg:y="0.423cm">
          <text:list text:style-name="L4">
            <text:list-header>
              <text:p text:style-name="P21"><text:span text:style-name="T17">可以用字符串的形式为字符数组赋初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302" draw:id="id302" draw:layer="layout" svg:width="23.918cm" svg:height="2.667cm" svg:x="0cm" svg:y="2.328cm">
          <text:list text:style-name="L1">
            <text:list-header>
              <text:p text:style-name="P21"><text:span text:style-name="T13">char <text:s/>c[ ]={“I am a boy”}; <text:s/>/*</text:span><text:span text:style-name="T33">长度</text:span><text:span text:style-name="T30">11</text:span><text:span text:style-name="T33">字节，以‘</text:span><text:span text:style-name="T30">\0’</text:span><text:span text:style-name="T33">结尾</text:span><text:span text:style-name="T16"> <text:s/></text:span><text:span text:style-name="T16">*</text:span><text:span text:style-name="T13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98" draw:text-style-name="P22" xml:id="id303" draw:id="id303" draw:layer="layout" svg:width="25.4cm" svg:height="3.284cm" svg:x="0cm" svg:y="4.022cm">
          <text:list text:style-name="L4">
            <text:list-header>
              <text:p text:style-name="P21"><text:span text:style-name="T19">char <text:s/>a[ ]={‘I’, ‘ ’, ‘a’, ‘m’, ‘ ’, ‘a’, ‘ ’ , ‘b’, ‘o’, ‘y’};</text:span></text:p>
              <text:p text:style-name="P21"><text:span text:style-name="T19"><text:s text:c="19"/></text:span><text:span text:style-name="T19">/* </text:span><text:span text:style-name="T17">长度</text:span><text:span text:style-name="T19">10</text:span><text:span text:style-name="T17">字节 <text:s/></text:span><text:span text:style-name="T17">*</text:span><text:span text:style-name="T19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2" xml:id="id304" draw:id="id304" draw:layer="layout" svg:width="25.4cm" svg:height="1.364cm" svg:x="0cm" svg:y="7.832cm">
          <text:list text:style-name="L1">
            <text:list-header>
              <text:p text:style-name="P21"><text:span text:style-name="T16">如果数组定义的长度大于字符串的长度，后面均为‘</text:span><text:span text:style-name="T13">\0’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22" xml:id="id305" draw:id="id305" draw:layer="layout" svg:width="16.933cm" svg:height="1.364cm" svg:x="0cm" svg:y="9.737cm">
          <text:list text:style-name="L1">
            <text:list-header>
              <text:p text:style-name="P21"><text:span text:style-name="T13">char <text:s/>c[10]=“CHINA”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 xml:id="id306" draw:id="id306">
          <draw:custom-shape draw:name="Rectangle 8" draw:style-name="gr299" draw:text-style-name="P14" draw:layer="layout" svg:width="1.693cm" svg:height="1.27cm" svg:x="17.78cm" svg:y="12.488cm">
            <text:list text:style-name="L1">
              <text:list-header>
                <text:p text:style-name="P15"><text:span text:style-name="T13">‘</text:span><text:span text:style-name="T13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99" draw:text-style-name="P14" draw:layer="layout" svg:width="1.693cm" svg:height="1.27cm" svg:x="16.087cm" svg:y="12.488cm">
            <text:list text:style-name="L1">
              <text:list-header>
                <text:p text:style-name="P15"><text:span text:style-name="T13">‘</text:span><text:span text:style-name="T13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300" draw:text-style-name="P14" draw:layer="layout" svg:width="1.694cm" svg:height="1.27cm" svg:x="14.393cm" svg:y="12.488cm">
            <text:list text:style-name="L1">
              <text:list-header>
                <text:p text:style-name="P15"><text:span text:style-name="T13">‘</text:span><text:span text:style-name="T13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299" draw:text-style-name="P14" draw:layer="layout" svg:width="1.693cm" svg:height="1.27cm" svg:x="12.7cm" svg:y="12.488cm">
            <text:list text:style-name="L1">
              <text:list-header>
                <text:p text:style-name="P15"><text:span text:style-name="T13">‘</text:span><text:span text:style-name="T13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299" draw:text-style-name="P14" draw:layer="layout" svg:width="1.693cm" svg:height="1.27cm" svg:x="11.007cm" svg:y="12.488cm">
            <text:list text:style-name="L1">
              <text:list-header>
                <text:p text:style-name="P15"><text:span text:style-name="T13">‘</text:span><text:span text:style-name="T13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00" draw:text-style-name="P14" draw:layer="layout" svg:width="1.694cm" svg:height="1.27cm" svg:x="9.313cm" svg:y="12.488cm">
            <text:list text:style-name="L1">
              <text:list-header>
                <text:p text:style-name="P15"><text:span text:style-name="T13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01" draw:text-style-name="P14" draw:layer="layout" svg:width="1.905cm" svg:height="1.27cm" svg:x="7.408cm" svg:y="12.488cm">
            <text:list text:style-name="L1">
              <text:list-header>
                <text:p text:style-name="P15"><text:span text:style-name="T13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302" draw:text-style-name="P14" draw:layer="layout" svg:width="1.481cm" svg:height="1.27cm" svg:x="5.927cm" svg:y="12.488cm">
            <text:list text:style-name="L1">
              <text:list-header>
                <text:p text:style-name="P15"><text:span text:style-name="T13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00" draw:text-style-name="P14" draw:layer="layout" svg:width="1.694cm" svg:height="1.27cm" svg:x="4.233cm" svg:y="12.488cm">
            <text:list text:style-name="L1">
              <text:list-header>
                <text:p text:style-name="P15"><text:span text:style-name="T13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299" draw:text-style-name="P14" draw:layer="layout" svg:width="1.693cm" svg:height="1.27cm" svg:x="2.54cm" svg:y="12.488cm">
            <text:list text:style-name="L1">
              <text:list-header>
                <text:p text:style-name="P15"><text:span text:style-name="T13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8" draw:style-name="gr17" draw:text-style-name="P16" draw:layer="layout" svg:x1="2.54cm" svg:y1="12.488cm" svg:x2="19.473cm" svg:y2="12.488cm">
            <text:p/>
          </draw:line>
          <draw:line draw:name="Line 19" draw:style-name="gr17" draw:text-style-name="P16" draw:layer="layout" svg:x1="2.54cm" svg:y1="13.758cm" svg:x2="19.473cm" svg:y2="13.758cm">
            <text:p/>
          </draw:line>
          <draw:line draw:name="Line 20" draw:style-name="gr17" draw:text-style-name="P16" draw:layer="layout" svg:x1="2.54cm" svg:y1="12.488cm" svg:x2="2.54cm" svg:y2="13.758cm">
            <text:p/>
          </draw:line>
          <draw:line draw:name="Line 21" draw:style-name="gr18" draw:text-style-name="P16" draw:layer="layout" svg:x1="4.233cm" svg:y1="12.488cm" svg:x2="4.233cm" svg:y2="13.758cm">
            <text:p/>
          </draw:line>
          <draw:line draw:name="Line 22" draw:style-name="gr18" draw:text-style-name="P16" draw:layer="layout" svg:x1="5.927cm" svg:y1="12.488cm" svg:x2="5.927cm" svg:y2="13.758cm">
            <text:p/>
          </draw:line>
          <draw:line draw:name="Line 23" draw:style-name="gr18" draw:text-style-name="P16" draw:layer="layout" svg:x1="7.408cm" svg:y1="12.488cm" svg:x2="7.408cm" svg:y2="13.758cm">
            <text:p/>
          </draw:line>
          <draw:line draw:name="Line 24" draw:style-name="gr18" draw:text-style-name="P16" draw:layer="layout" svg:x1="9.313cm" svg:y1="12.488cm" svg:x2="9.313cm" svg:y2="13.758cm">
            <text:p/>
          </draw:line>
          <draw:line draw:name="Line 25" draw:style-name="gr18" draw:text-style-name="P16" draw:layer="layout" svg:x1="11.007cm" svg:y1="12.488cm" svg:x2="11.007cm" svg:y2="13.758cm">
            <text:p/>
          </draw:line>
          <draw:line draw:name="Line 26" draw:style-name="gr18" draw:text-style-name="P16" draw:layer="layout" svg:x1="12.7cm" svg:y1="12.488cm" svg:x2="12.7cm" svg:y2="13.758cm">
            <text:p/>
          </draw:line>
          <draw:line draw:name="Line 27" draw:style-name="gr18" draw:text-style-name="P16" draw:layer="layout" svg:x1="14.393cm" svg:y1="12.488cm" svg:x2="14.393cm" svg:y2="13.758cm">
            <text:p/>
          </draw:line>
          <draw:line draw:name="Line 28" draw:style-name="gr18" draw:text-style-name="P16" draw:layer="layout" svg:x1="16.087cm" svg:y1="12.488cm" svg:x2="16.087cm" svg:y2="13.758cm">
            <text:p/>
          </draw:line>
          <draw:line draw:name="Line 29" draw:style-name="gr18" draw:text-style-name="P16" draw:layer="layout" svg:x1="17.78cm" svg:y1="12.488cm" svg:x2="17.78cm" svg:y2="13.758cm">
            <text:p/>
          </draw:line>
          <draw:line draw:name="Line 30" draw:style-name="gr17" draw:text-style-name="P16" draw:layer="layout" svg:x1="19.473cm" svg:y1="12.488cm" svg:x2="19.473cm" svg:y2="13.758cm">
            <text:p/>
          </draw:line>
          <draw:custom-shape draw:name="Text Box 31" draw:style-name="gr5" draw:text-style-name="P26" draw:layer="layout" svg:width="1.481cm" svg:height="1.178cm" svg:x="0.847cm" svg:y="12.488cm">
            <text:list text:style-name="L1">
              <text:list-header>
                <text:p text:style-name="P25"><text:span text:style-name="T2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2" draw:style-name="gr303" draw:text-style-name="P9" xml:id="id307" draw:id="id307" draw:layer="layout" svg:width="24.13cm" svg:height="3.039cm" svg:x="0cm" svg:y="15.24cm">
          <text:list text:style-name="L1">
            <text:list-header>
              <text:p text:style-name="P8"><text:span text:style-name="T31">‘</text:span><text:span text:style-name="T31">\0’</text:span><text:span text:style-name="T10">的</text:span><text:span text:style-name="T31">ASCII</text:span><text:span text:style-name="T10">为</text:span><text:span text:style-name="T31">0</text:span><text:span text:style-name="T10">，</text:span><text:span text:style-name="T9">而‘ ’</text:span><text:span text:style-name="T23">(</text:span><text:span text:style-name="T9">空格</text:span><text:span text:style-name="T23">)</text:span><text:span text:style-name="T9">的</text:span><text:span text:style-name="T23">ASCII</text:span><text:span text:style-name="T9">为</text:span><text:span text:style-name="T23">32</text:span><text:span text:style-name="T10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2" smil:attributeName="visibility" smil:to="visible"/>
                  <anim:transitionFilter smil:dur="0.5s" smil:targetElement="id30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3" smil:attributeName="visibility" smil:to="visible"/>
                  <anim:transitionFilter smil:dur="0.5s" smil:targetElement="id30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4" smil:attributeName="visibility" smil:to="visible"/>
                  <anim:transitionFilter smil:dur="0.5s" smil:targetElement="id30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5" smil:attributeName="visibility" smil:to="visible"/>
                  <anim:transitionFilter smil:dur="0.5s" smil:targetElement="id30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6" smil:attributeName="visibility" smil:to="visible"/>
                  <anim:transitionFilter smil:dur="0.5s" smil:targetElement="id30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7" smil:attributeName="visibility" smil:to="visible"/>
                  <anim:transitionFilter smil:dur="0.5s" smil:targetElement="id30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3.283cm" svg:height="1.55cm" svg:x="0.635cm" svg:y="1.905cm">
          <text:list text:style-name="L1">
            <text:list-header>
              <text:p text:style-name="P8"><text:span text:style-name="T4">char <text:s/>w[ ]={‘T’, ‘u’, ‘r’, ‘b’, ‘o’, ‘\0’}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08" draw:id="id308" draw:layer="layout" svg:width="9.524cm" svg:height="1.245cm" svg:x="7.832cm" svg:y="12.912cm">
          <table:table>
            <table:table-column table:style-name="co25"/>
            <table:table-column table:style-name="co26"/>
            <table:table-column table:style-name="co25"/>
            <table:table-column table:style-name="co26"/>
            <table:table-column table:style-name="co25"/>
            <table:table-column table:style-name="co26"/>
            <table:table-row table:style-name="ro23" table:default-cell-style-name="ce35">
              <table:table-cell table:style-name="ce34">
                <text:list text:style-name="L1">
                  <text:list-header>
                    <text:p text:style-name="P43"><text:span text:style-name="T13">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u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o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43"><text:span text:style-name="T13">‘</text:span><text:span text:style-name="T13">\0’</text:span></text:p>
                  </text:list-header>
                </text:list>
              </table:table-cell>
            </table:table-row>
          </table:table>
          <draw:image xlink:href="Pictures/TablePreview44.svm" xlink:type="simple" xlink:show="embed" xlink:actuate="onLoad"/>
        </draw:frame>
        <draw:custom-shape draw:name="Text Box 19" draw:style-name="gr304" draw:text-style-name="P9" xml:id="id309" draw:id="id309" draw:layer="layout" svg:width="23.283cm" svg:height="1.55cm" svg:x="0.635cm" svg:y="3.81cm">
          <text:list text:style-name="L1">
            <text:list-header>
              <text:p text:style-name="P8"><text:span text:style-name="T31">char <text:s/>w[ ]={“Turbo\0”}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10" draw:id="id310" draw:layer="layout" svg:width="9.524cm" svg:height="1.245cm" svg:x="7.832cm" svg:y="14.393cm">
          <table:table>
            <table:table-column table:style-name="co25"/>
            <table:table-column table:style-name="co26"/>
            <table:table-column table:style-name="co25"/>
            <table:table-column table:style-name="co26"/>
            <table:table-column table:style-name="co25"/>
            <table:table-column table:style-name="co26"/>
            <table:table-row table:style-name="ro23" table:default-cell-style-name="ce35">
              <table:table-cell table:style-name="ce34">
                <text:list text:style-name="L1">
                  <text:list-header>
                    <text:p text:style-name="P43"><text:span text:style-name="T34">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34">u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34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34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34">o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43"><text:span text:style-name="T34">‘</text:span><text:span text:style-name="T34">\0’</text:span></text:p>
                  </text:list-header>
                </text:list>
              </table:table-cell>
            </table:table-row>
          </table:table>
          <draw:image xlink:href="Pictures/TablePreview45.svm" xlink:type="simple" xlink:show="embed" xlink:actuate="onLoad"/>
        </draw:frame>
        <draw:custom-shape draw:name="Text Box 36" draw:style-name="gr5" draw:text-style-name="P9" xml:id="id311" draw:id="id311" draw:layer="layout" svg:width="23.283cm" svg:height="1.55cm" svg:x="0.635cm" svg:y="5.715cm">
          <text:list text:style-name="L1">
            <text:list-header>
              <text:p text:style-name="P8"><text:span text:style-name="T4">char <text:s/>w[ ]=“Turbo\0”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12" draw:id="id312" draw:layer="layout" svg:width="9.524cm" svg:height="1.245cm" svg:x="7.832cm" svg:y="15.875cm">
          <table:table>
            <table:table-column table:style-name="co25"/>
            <table:table-column table:style-name="co26"/>
            <table:table-column table:style-name="co25"/>
            <table:table-column table:style-name="co26"/>
            <table:table-column table:style-name="co25"/>
            <table:table-column table:style-name="co26"/>
            <table:table-row table:style-name="ro23" table:default-cell-style-name="ce35">
              <table:table-cell table:style-name="ce34">
                <text:list text:style-name="L1">
                  <text:list-header>
                    <text:p text:style-name="P43"><text:span text:style-name="T13">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u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o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43"><text:span text:style-name="T13">‘</text:span><text:span text:style-name="T13">\0’</text:span></text:p>
                  </text:list-header>
                </text:list>
              </table:table-cell>
            </table:table-row>
          </table:table>
          <draw:image xlink:href="Pictures/TablePreview46.svm" xlink:type="simple" xlink:show="embed" xlink:actuate="onLoad"/>
        </draw:frame>
        <draw:custom-shape draw:name="Text Box 53" draw:style-name="gr305" draw:text-style-name="P9" xml:id="id313" draw:id="id313" draw:layer="layout" svg:width="23.283cm" svg:height="1.55cm" svg:x="0.635cm" svg:y="7.62cm">
          <text:list text:style-name="L4">
            <text:list-header>
              <text:p text:style-name="P8"><text:span text:style-name="T23">char <text:s/>w[ ]=‘Turbo\0’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4" draw:style-name="gr306" draw:text-style-name="P13" xml:id="id314" draw:id="id314" draw:layer="layout" svg:width="3.387cm" svg:height="1.482cm" svg:x="6.985cm" svg:y="9.948cm">
          <text:list text:style-name="L5">
            <text:list-header>
              <text:p text:style-name="P12"><text:span text:style-name="T12">非法</text:span></text:p>
            </text:list-header>
          </text:list>
          <draw:enhanced-geometry svg:viewBox="0 0 21600 21600" draw:text-areas="800 800 20800 20800" draw:type="round-rectangular-callout" draw:modifiers="366 -1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8" smil:attributeName="visibility" smil:to="visible"/>
                  <anim:transitionFilter smil:dur="0.5s" smil:targetElement="id30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9" smil:attributeName="visibility" smil:to="visible"/>
                  <anim:transitionFilter smil:dur="0.5s" smil:targetElement="id30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0" smil:attributeName="visibility" smil:to="visible"/>
                  <anim:transitionFilter smil:dur="0.5s" smil:targetElement="id31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1" smil:attributeName="visibility" smil:to="visible"/>
                  <anim:transitionFilter smil:dur="0.5s" smil:targetElement="id3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2" smil:attributeName="visibility" smil:to="visible"/>
                  <anim:transitionFilter smil:dur="0.5s" smil:targetElement="id3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3" smil:attributeName="visibility" smil:to="visible"/>
                  <anim:transitionFilter smil:dur="0.5s" smil:targetElement="id31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14" smil:attributeName="visibility" smil:to="visible"/>
                  <anim:transitionFilter smil:dur="0.5s" smil:targetElement="id31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0.32cm" svg:height="1.364cm" svg:x="0cm" svg:y="0.635cm">
          <text:list text:style-name="L1">
            <text:list-header>
              <text:p text:style-name="P21"><text:span text:style-name="T13">char <text:s/>a[2][5]={“abcd”, “ABCD”}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15" draw:id="id315" draw:layer="layout" svg:width="9.524cm" svg:height="2.68cm" svg:x="4.868cm" svg:y="3.387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4" table:default-cell-style-name="ce41">
              <table:table-cell table:style-name="ce40">
                <text:list text:style-name="L1">
                  <text:list-header>
                    <text:p text:style-name="P43"><text:span text:style-name="T13">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d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43"><text:span text:style-name="T13">‘</text:span><text:span text:style-name="T13">\0’</text:span></text:p>
                  </text:list-header>
                </text:list>
              </table:table-cell>
            </table:table-row>
            <table:table-row table:style-name="ro25" table:default-cell-style-name="ce44">
              <table:table-cell table:style-name="ce43">
                <text:list text:continue-numbering="true" text:style-name="L1">
                  <text:list-header>
                    <text:p text:style-name="P43"><text:span text:style-name="T13">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D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43"><text:span text:style-name="T13">‘</text:span><text:span text:style-name="T13">\0’</text:span></text:p>
                  </text:list-header>
                </text:list>
              </table:table-cell>
            </table:table-row>
          </table:table>
          <draw:image xlink:href="Pictures/TablePreview47.svm" xlink:type="simple" xlink:show="embed" xlink:actuate="onLoad"/>
        </draw:frame>
        <draw:g draw:name="Group 23" xml:id="id316" draw:id="id316">
          <draw:custom-shape draw:name="Text Box 24" draw:style-name="gr5" draw:text-style-name="P22" draw:layer="layout" svg:width="20.473cm" svg:height="1.364cm" svg:x="1.098cm" svg:y="7.523cm">
            <text:list text:style-name="L1">
              <text:list-header>
                <text:p text:style-name="P21"><text:span text:style-name="T16">在</text:span><text:span text:style-name="T33">语句中</text:span><text:span text:style-name="T16">字符数组不能用赋值语句</text:span><text:span text:style-name="T33">整体赋值</text:span><text:span text:style-name="T16">。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5" draw:text-style-name="P22" draw:layer="layout" svg:width="11.535cm" svg:height="3.284cm" svg:x="4.558cm" svg:y="9.217cm">
            <text:list text:style-name="L1">
              <text:list-header>
                <text:p text:style-name="P21"><text:span text:style-name="T13">char <text:s/>str[12];</text:span></text:p>
                <text:p text:style-name="P21"><text:span text:style-name="T13">str=“The String”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07" draw:text-style-name="P22" xml:id="id318" draw:id="id318" draw:layer="layout" svg:width="25.4cm" svg:height="2.667cm" svg:x="0cm" svg:y="15.028cm">
          <text:list text:style-name="L4">
            <text:list-header>
              <text:p text:style-name="P21"><text:span text:style-name="T19">str</text:span><text:span text:style-name="T33">为字符数组在内存中存储的地址，一经定义，便成为常量，不可再赋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08" draw:text-style-name="P22" xml:id="id319" draw:id="id319" draw:layer="layout" svg:width="12.7cm" svg:height="1.364cm" svg:x="12.065cm" svg:y="9.313cm">
          <text:list text:style-name="L4">
            <text:list-header>
              <text:p text:style-name="P21"><text:span text:style-name="T19">char str[12]=“The String”</text:span><text:span text:style-name="T17">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8" draw:style-name="gr309" draw:text-style-name="P13" xml:id="id317" draw:id="id317" draw:layer="layout" svg:width="10.371cm" svg:height="1.482cm" svg:x="0.847cm" svg:y="13.123cm">
          <text:list text:style-name="L5">
            <text:list-header>
              <text:p text:style-name="P12"><text:span text:style-name="T12">非法，在语句中赋值</text:span></text:p>
            </text:list-header>
          </text:list>
          <draw:enhanced-geometry svg:viewBox="0 0 21600 21600" draw:text-areas="800 800 20800 20800" draw:type="round-rectangular-callout" draw:modifiers="7613 -10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9" draw:style-name="gr310" draw:text-style-name="P13" xml:id="id320" draw:id="id320" draw:layer="layout" svg:width="8.467cm" svg:height="3.175cm" svg:x="12.7cm" svg:y="11.43cm">
          <text:list text:style-name="L5">
            <text:list-header>
              <text:p text:style-name="P12"><text:span text:style-name="T12">定义数组，开辟空间时赋初值</text:span></text:p>
            </text:list-header>
          </text:list>
          <draw:enhanced-geometry svg:viewBox="0 0 21600 21600" draw:text-areas="800 800 20800 20800" draw:type="round-rectangular-callout" draw:modifiers="4871 -55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5" smil:attributeName="visibility" smil:to="visible"/>
                  <anim:transitionFilter smil:dur="0.5s" smil:targetElement="id31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6" smil:attributeName="visibility" smil:to="visible"/>
                  <anim:transitionFilter smil:dur="0.5s" smil:targetElement="id31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17" smil:attributeName="visibility" smil:to="visible"/>
                  <anim:transitionFilter smil:dur="0.5s" smil:targetElement="id3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8" smil:attributeName="visibility" smil:to="visible"/>
                  <anim:transitionFilter smil:dur="0.5s" smil:targetElement="id31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9" smil:attributeName="visibility" smil:to="visible"/>
                  <anim:transitionFilter smil:dur="0.5s" smil:targetElement="id3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0" smil:attributeName="visibility" smil:to="visible"/>
                  <anim:transitionFilter smil:dur="0.5s" smil:targetElement="id320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9" draw:layer="layout" svg:width="11.43cm" svg:height="1.615cm" svg:x="0cm" svg:y="0.635cm">
          <text:list text:style-name="L1">
            <text:list-header>
              <text:p text:style-name="P88"><text:span text:style-name="T5">字符数组的输入输出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1" draw:text-style-name="P112" draw:layer="layout" svg:width="24.342cm" svg:height="16.283cm" svg:x="0cm" svg:y="2.328cm">
          <text:list text:style-name="L1">
            <text:list-header>
              <text:p text:style-name="P111"><text:span text:style-name="T68">逐个字符的输入输出。这种输入输出的方法，通常是使用循环语句来实现的。如：</text:span></text:p>
              <text:p text:style-name="P111"><text:span text:style-name="T16"><text:tab/></text:span><text:span text:style-name="T19">char <text:s/>str[10]</text:span><text:span text:style-name="T13">;</text:span></text:p>
              <text:p text:style-name="P111"><text:span text:style-name="T13"><text:tab/></text:span><text:span text:style-name="T13">cout&lt;&lt;“</text:span><text:span text:style-name="T16">输入十个字符：”</text:span><text:span text:style-name="T13">;</text:span><text:span text:style-name="T13"><text:tab/></text:span></text:p>
              <text:p text:style-name="P111"><text:span text:style-name="T13"><text:tab/></text:span><text:span text:style-name="T13">for(int i=0;i&lt;10;i++)</text:span></text:p>
              <text:p text:style-name="P111"><text:span text:style-name="T13"><text:tab/></text:span><text:span text:style-name="T13"> <text:s text:c="5"/></text:span><text:span text:style-name="T19">cin&gt;&gt;str[i]</text:span><text:span text:style-name="T13">;</text:span><text:span text:style-name="T13"><text:tab/></text:span><text:span text:style-name="T13"><text:tab/></text:span><text:span text:style-name="T13">//A</text:span></text:p>
              <text:p text:style-name="P111"><text:span text:style-name="T13"><text:s text:c="15"/></text:span><text:span text:style-name="T13">......</text:span></text:p>
              <text:p text:style-name="P111"><text:span text:style-name="T13">A</text:span><text:span text:style-name="T16">行将输入的十个字符依次送给数组</text:span><text:span text:style-name="T13">str</text:span><text:span text:style-name="T16">中的各个元素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312" draw:text-style-name="P13" xml:id="id321" draw:id="id321" draw:layer="layout" svg:width="3.387cm" svg:height="1.481cm" svg:x="8.89cm" svg:y="5.927cm">
          <text:list text:style-name="L5">
            <text:list-header>
              <text:p text:style-name="P12"><text:span text:style-name="T12">定义</text:span></text:p>
            </text:list-header>
          </text:list>
          <draw:enhanced-geometry svg:viewBox="0 0 21600 21600" draw:text-areas="800 800 20800 20800" draw:type="round-rectangular-callout" draw:modifiers="-5203 14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313" draw:text-style-name="P13" xml:id="id322" draw:id="id322" draw:layer="layout" svg:width="3.387cm" svg:height="1.482cm" svg:x="8.255cm" svg:y="14.393cm">
          <text:list text:style-name="L5">
            <text:list-header>
              <text:p text:style-name="P12"><text:span text:style-name="T12">赋值</text:span></text:p>
            </text:list-header>
          </text:list>
          <draw:enhanced-geometry svg:viewBox="0 0 21600 21600" draw:text-areas="800 800 20800 20800" draw:type="round-rectangular-callout" draw:modifiers="-4275 -10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1" smil:attributeName="visibility" smil:to="visible"/>
                  <anim:transitionFilter smil:dur="0.5s" smil:targetElement="id32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2" smil:attributeName="visibility" smil:to="visible"/>
                  <anim:transitionFilter smil:dur="0.5s" smil:targetElement="id322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14" draw:text-style-name="P114" draw:layer="layout" svg:width="25.4cm" svg:height="5.133cm" svg:x="0cm" svg:y="0cm">
          <text:list text:style-name="L1">
            <text:list-header>
              <text:p text:style-name="P113"><text:span text:style-name="T48">把字符数组作为字符串输入输出。对于一维字符数组的输入，在</text:span><text:span text:style-name="T49">cin</text:span><text:span text:style-name="T48">中仅给出</text:span><text:span text:style-name="T69">数组名</text:span><text:span text:style-name="T48">；输出时，在</text:span><text:span text:style-name="T49">cout</text:span><text:span text:style-name="T48">中也只给出</text:span><text:span text:style-name="T69">数组名</text:span><text:span text:style-name="T48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116" draw:layer="layout" svg:width="15.452cm" svg:height="12.331cm" svg:x="1.058cm" svg:y="5.08cm">
          <text:list text:style-name="L1">
            <text:list-header>
              <text:p text:style-name="P115"><text:span text:style-name="T13">void main (void )</text:span></text:p>
              <text:p text:style-name="P115"><text:span text:style-name="T13">{char <text:s/>s1[50],s2[60];</text:span></text:p>
              <text:p text:style-name="P115"><text:span text:style-name="T13">cout &lt;&lt; “</text:span><text:span text:style-name="T16">输入二个字符串</text:span><text:span text:style-name="T13">:”;</text:span></text:p>
              <text:p text:style-name="P115"><text:span text:style-name="T13">cin &gt;&gt; <text:s/></text:span><text:span text:style-name="T30">s1</text:span><text:span text:style-name="T13">;</text:span></text:p>
              <text:p text:style-name="P115"><text:span text:style-name="T13">cin &gt;&gt; </text:span><text:span text:style-name="T30">s2</text:span><text:span text:style-name="T13">;</text:span></text:p>
              <text:p text:style-name="P115"><text:span text:style-name="T13">cout &lt;&lt; “\n s1 = “ &lt;&lt; </text:span><text:span text:style-name="T30"><text:s/>s1</text:span><text:span text:style-name="T13">;</text:span></text:p>
              <text:p text:style-name="P115"><text:span text:style-name="T13">cout &lt;&lt; “\n s2 = “ &lt;&lt; s2 &lt;&lt; “\n”;</text:span></text:p>
              <text:p text:style-name="P115"><text:span text:style-name="T13"> 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15" draw:text-style-name="P41" xml:id="id323" draw:id="id323" draw:layer="layout" svg:width="10.371cm" svg:height="3.248cm" svg:x="13.547cm" svg:y="4.868cm">
          <text:list text:style-name="L4">
            <text:list-header>
              <text:p text:style-name="P40"><text:span text:style-name="T17">输入：</text:span><text:span text:style-name="T19">abcd&lt;CR&gt;</text:span></text:p>
              <text:p text:style-name="P40"><text:span text:style-name="T19"><text:tab/></text:span><text:span text:style-name="T19">string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16" draw:text-style-name="P117" xml:id="id327" draw:id="id327" draw:layer="layout" svg:width="9.948cm" svg:height="5.946cm" svg:x="15.452cm" svg:y="9.525cm">
          <text:list text:style-name="L5">
            <text:list-header>
              <text:p text:style-name="P86"><text:span text:style-name="T70">cin</text:span><text:span text:style-name="T25">只能输入一个单词，不能输入一行单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317" draw:text-style-name="P13" xml:id="id324" draw:id="id324" draw:layer="layout" svg:width="3.387cm" svg:height="1.482cm" svg:x="6.985cm" svg:y="9.948cm">
          <text:list text:style-name="L5">
            <text:list-header>
              <text:p text:style-name="P12"><text:span text:style-name="T12">数组名</text:span></text:p>
            </text:list-header>
          </text:list>
          <draw:enhanced-geometry svg:viewBox="0 0 21600 21600" draw:text-areas="800 800 20800 20800" draw:type="round-rectangular-callout" draw:modifiers="-7734 10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318" draw:text-style-name="P13" xml:id="id325" draw:id="id325" draw:layer="layout" svg:width="3.387cm" svg:height="1.481cm" svg:x="10.583cm" svg:y="11.007cm">
          <text:list text:style-name="L5">
            <text:list-header>
              <text:p text:style-name="P12"><text:span text:style-name="T12">数组名</text:span></text:p>
            </text:list-header>
          </text:list>
          <draw:enhanced-geometry svg:viewBox="0 0 21600 21600" draw:text-areas="800 800 20800 20800" draw:type="round-rectangular-callout" draw:modifiers="4584 30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319" draw:text-style-name="P13" xml:id="id326" draw:id="id326" draw:layer="layout" svg:width="7.408cm" svg:height="1.482cm" svg:x="5.292cm" svg:y="16.51cm">
          <text:list text:style-name="L5">
            <text:list-header>
              <text:p text:style-name="P12"><text:span text:style-name="T12">输出到‘</text:span><text:span text:style-name="T59">\0’</text:span><text:span text:style-name="T12">为止</text:span></text:p>
            </text:list-header>
          </text:list>
          <draw:enhanced-geometry svg:viewBox="0 0 21600 21600" draw:text-areas="800 800 20800 20800" draw:type="round-rectangular-callout" draw:modifiers="16097 -11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323" smil:attributeName="visibility" smil:to="visible"/>
                  <anim:transitionFilter smil:dur="0.5s" smil:targetElement="id323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4" smil:attributeName="visibility" smil:to="visible"/>
                  <anim:transitionFilter smil:dur="0.5s" smil:targetElement="id32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5" smil:attributeName="visibility" smil:to="visible"/>
                  <anim:transitionFilter smil:dur="0.5s" smil:targetElement="id32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6" smil:attributeName="visibility" smil:to="visible"/>
                  <anim:transitionFilter smil:dur="0.5s" smil:targetElement="id32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327" smil:attributeName="visibility" smil:to="visible"/>
                  <anim:transitionFilter smil:dur="0.5s" smil:targetElement="id32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91" draw:layer="layout" svg:width="25.4cm" svg:height="7.301cm" svg:x="0cm" svg:y="0cm">
          <text:list text:style-name="L1">
            <text:list-header>
              <text:p text:style-name="P90"><text:span text:style-name="T5">当要把</text:span><text:span text:style-name="T9">输入的一行</text:span><text:span text:style-name="T5">作为一个字符串送到字符数组中时，则要使用函数</text:span><text:span text:style-name="T4">cin.getline( )</text:span><text:span text:style-name="T5">。这个函数的第一个参数为字符数组名，第二个参数为允许输入的最大字符个数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20" draw:text-style-name="P119" xml:id="id328" draw:id="id328" draw:layer="layout" svg:width="18.839cm" svg:height="3.413cm" svg:x="2.963cm" svg:y="7.408cm">
          <text:list text:style-name="L4">
            <text:list-header>
              <text:p text:style-name="P118"><text:span text:style-name="T14">cin.getline(</text:span><text:span text:style-name="T71">数组名</text:span><text:span text:style-name="T14">, </text:span><text:span text:style-name="T71">数组空间数</text:span><text:span text:style-name="T14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121" xml:id="id329" draw:id="id329" draw:layer="layout" svg:width="15.029cm" svg:height="5.762cm" svg:x="3.598cm" svg:y="12.065cm">
          <text:list text:style-name="L1">
            <text:list-header>
              <text:p text:style-name="P120"><text:span text:style-name="T15">char <text:s/></text:span><text:span text:style-name="T14">s1</text:span><text:span text:style-name="T15">[80];</text:span></text:p>
              <text:p text:style-name="P120"><text:span text:style-name="T15">.......</text:span></text:p>
              <text:p text:style-name="P120"><text:span text:style-name="T15">cin.getline(</text:span><text:span text:style-name="T14">s1</text:span><text:span text:style-name="T15">, 8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321" draw:text-style-name="P13" xml:id="id330" draw:id="id330" draw:layer="layout" svg:width="7.408cm" svg:height="1.482cm" svg:x="2.752cm" svg:y="9.948cm">
          <text:list text:style-name="L5">
            <text:list-header>
              <text:p text:style-name="P12"><text:span text:style-name="T12">首先开辟空间</text:span></text:p>
            </text:list-header>
          </text:list>
          <draw:enhanced-geometry svg:viewBox="0 0 21600 21600" draw:text-areas="800 800 20800 20800" draw:type="round-rectangular-callout" draw:modifiers="11854 36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322" draw:text-style-name="P32" xml:id="id331" draw:id="id331" draw:layer="layout" svg:width="8.255cm" svg:height="1.905cm" svg:x="8.89cm" svg:y="13.97cm">
          <text:list text:style-name="L5">
            <text:list-header>
              <text:p text:style-name="P10"><text:span text:style-name="T25">参数是数组名</text:span></text:p>
            </text:list-header>
          </text:list>
          <draw:enhanced-geometry svg:viewBox="0 0 21600 21600" draw:text-areas="800 800 20800 20800" draw:type="round-rectangular-callout" draw:modifiers="4177 302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8" smil:attributeName="visibility" smil:to="visible"/>
                  <anim:transitionFilter smil:dur="0.5s" smil:targetElement="id32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9" smil:attributeName="visibility" smil:to="visible"/>
                  <anim:transitionFilter smil:dur="0.5s" smil:targetElement="id32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30" smil:attributeName="visibility" smil:to="visible"/>
                  <anim:transitionFilter smil:dur="0.5s" smil:targetElement="id33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31" smil:attributeName="visibility" smil:to="visible"/>
                  <anim:transitionFilter smil:dur="0.5s" smil:targetElement="id33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23" draw:layer="layout" svg:width="21.59cm" svg:height="10.456cm" svg:x="0.635cm" svg:y="1.27cm">
          <text:list text:style-name="L1">
            <text:list-header>
              <text:p text:style-name="P122"><text:span text:style-name="T13">void main (void )</text:span></text:p>
              <text:p text:style-name="P122"><text:span text:style-name="T13">{ <text:s text:c="2"/></text:span><text:span text:style-name="T19">char s3[81]</text:span><text:span text:style-name="T13">;</text:span></text:p>
              <text:p text:style-name="P122"><text:span text:style-name="T13"><text:s text:c="4"/></text:span><text:span text:style-name="T13">cout&lt;&lt;”</text:span><text:span text:style-name="T16">输入一行字符串</text:span><text:span text:style-name="T13">:”;</text:span></text:p>
              <text:p text:style-name="P122"><text:span text:style-name="T13"><text:s text:c="4"/></text:span><text:span text:style-name="T13">cin.getline(s3,80);</text:span><text:span text:style-name="T13"><text:tab/></text:span><text:span text:style-name="T13"><text:tab/></text:span><text:span text:style-name="T13"><text:tab/></text:span><text:span text:style-name="T13">//A</text:span></text:p>
              <text:p text:style-name="P122"><text:span text:style-name="T13"><text:s text:c="3"/></text:span><text:span text:style-name="T13">cout&lt;&lt;</text:span><text:span text:style-name="T72">”</text:span><text:span text:style-name="T13">s3=</text:span><text:span text:style-name="T72">”</text:span><text:span text:style-name="T13">&lt;&lt;s3&lt;&lt;</text:span><text:span text:style-name="T72">’</text:span><text:span text:style-name="T13">\n</text:span><text:span text:style-name="T72">’</text:span><text:span text:style-name="T13">;</text:span><text:span text:style-name="T13"><text:tab/></text:span><text:span text:style-name="T13"><text:tab/></text:span><text:span text:style-name="T13">//B</text:span></text:p>
              <text:p text:style-name="P122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23" draw:text-style-name="P125" xml:id="id334" draw:id="id334" draw:layer="layout" svg:width="25.4cm" svg:height="4.881cm" svg:x="0cm" svg:y="12.065cm">
          <text:list text:style-name="L4">
            <text:list-header>
              <text:p text:style-name="P124"><text:span text:style-name="T17">当输入行中的字符个数小于</text:span><text:span text:style-name="T19">80</text:span><text:span text:style-name="T17">时，将实际输入的字符串（不包括换行符）全部送给</text:span><text:span text:style-name="T19">s3</text:span><text:span text:style-name="T17">；当输入行中的字符个数大于</text:span><text:span text:style-name="T19">80</text:span><text:span text:style-name="T17">时，只取前面的</text:span><text:span text:style-name="T19">80</text:span><text:span text:style-name="T17">个字符送给字符串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324" draw:text-style-name="P13" xml:id="id332" draw:id="id332" draw:layer="layout" svg:width="2.752cm" svg:height="1.481cm" svg:x="8.255cm" svg:y="2.752cm">
          <text:list text:style-name="L5">
            <text:list-header>
              <text:p text:style-name="P12"><text:span text:style-name="T12">定义</text:span></text:p>
            </text:list-header>
          </text:list>
          <draw:enhanced-geometry svg:viewBox="0 0 21600 21600" draw:text-areas="800 800 20800 20800" draw:type="round-rectangular-callout" draw:modifiers="-11077 15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325" draw:text-style-name="P13" xml:id="id333" draw:id="id333" draw:layer="layout" svg:width="10.372cm" svg:height="1.481cm" svg:x="9.313cm" svg:y="6.562cm">
          <text:list text:style-name="L5">
            <text:list-header>
              <text:p text:style-name="P12"><text:span text:style-name="T12">从键盘接收一行字符</text:span></text:p>
            </text:list-header>
          </text:list>
          <draw:enhanced-geometry svg:viewBox="0 0 21600 21600" draw:text-areas="800 800 20800 20800" draw:type="round-rectangular-callout" draw:modifiers="-1423 14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326" draw:text-style-name="P13" xml:id="id335" draw:id="id335" draw:layer="layout" svg:width="7.409cm" svg:height="1.482cm" svg:x="4.233cm" svg:y="10.16cm">
          <text:list text:style-name="L5">
            <text:list-header>
              <text:p text:style-name="P12"><text:span text:style-name="T12">输出到‘</text:span><text:span text:style-name="T59">\0’</text:span><text:span text:style-name="T12">为止</text:span></text:p>
            </text:list-header>
          </text:list>
          <draw:enhanced-geometry svg:viewBox="0 0 21600 21600" draw:text-areas="800 800 20800 20800" draw:type="round-rectangular-callout" draw:modifiers="12471 -12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32" smil:attributeName="visibility" smil:to="visible"/>
                  <anim:transitionFilter smil:dur="0.5s" smil:targetElement="id33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33" smil:attributeName="visibility" smil:to="visible"/>
                  <anim:transitionFilter smil:dur="0.5s" smil:targetElement="id33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34" smil:attributeName="visibility" smil:to="visible"/>
                  <anim:transitionFilter smil:dur="0.5s" smil:targetElement="id3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35" smil:attributeName="visibility" smil:to="visible"/>
                  <anim:transitionFilter smil:dur="0.5s" smil:targetElement="id33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27" draw:layer="layout" svg:width="25.4cm" svg:height="3.785cm" svg:x="0cm" svg:y="0.423cm">
          <text:list text:style-name="L1">
            <text:list-header>
              <text:p text:style-name="P126"><text:span text:style-name="T73">从键盘输入一行字符，统计其中分别有多少大小写字母，</text:span><text:span text:style-name="T74">以</text:span><text:span text:style-name="T75">$</text:span><text:span text:style-name="T74">号结束输入</text:span><text:span text:style-name="T73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27" draw:layer="layout" svg:width="25.4cm" svg:height="3.785cm" svg:x="0cm" svg:y="5.292cm">
          <text:list text:style-name="L1">
            <text:list-header>
              <text:p text:style-name="P126"><text:span text:style-name="T73">从键盘输入一行字符，统计其中分别有多少大小写字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127" draw:layer="layout" svg:width="25.4cm" svg:height="3.785cm" svg:x="0cm" svg:y="11.007cm">
          <text:list text:style-name="L1">
            <text:list-header>
              <text:p text:style-name="P126"><text:span text:style-name="T73">从键盘输入一行字符，其中的大写变小写，小写变大写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cm">
          <text:list text:style-name="L1">
            <text:list-header>
              <text:p text:style-name="P8"><text:span text:style-name="T5">从键盘接收一行字符，统计有多少个单词数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12.277cm" svg:height="1.55cm" svg:x="0cm" svg:y="2.117cm">
          <text:list text:style-name="L1">
            <text:list-header>
              <text:p text:style-name="P8"><text:span text:style-name="T4">we <text:s text:c="3"/>are <text:s text:c="4"/>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582cm" svg:height="3.568cm" svg:x="2.54cm" svg:y="4.445cm">
          <table:table>
            <table:table-column table:style-name="co27"/>
            <table:table-column table:style-name="co27"/>
            <table:table-column table:style-name="co28"/>
            <table:table-column table:style-name="co27"/>
            <table:table-column table:style-name="co27"/>
            <table:table-column table:style-name="co28"/>
            <table:table-column table:style-name="co27"/>
            <table:table-column table:style-name="co27"/>
            <table:table-column table:style-name="co28"/>
            <table:table-column table:style-name="co27"/>
            <table:table-row table:style-name="ro23" table:default-cell-style-name="ce41">
              <table:table-cell table:style-name="ce40"/>
              <table:table-cell>
                <text:list text:style-name="L1">
                  <text:list-header>
                    <text:p text:style-name="P43"><text:span text:style-name="T13">w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e</text:span></text:p>
                  </text:list-header>
                </text:list>
              </table:table-cell>
              <table:table-cell/>
              <table:table-cell/>
              <table:table-cell>
                <text:list text:continue-numbering="true" text:style-name="L1">
                  <text:list-header>
                    <text:p text:style-name="P43"><text:span text:style-name="T13">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3"><text:span text:style-name="T13">e</text:span></text:p>
                  </text:list-header>
                </text:list>
              </table:table-cell>
              <table:table-cell/>
              <table:table-cell table:style-name="ce42">
                <text:list text:continue-numbering="true" text:style-name="L1">
                  <text:list-header>
                    <text:p text:style-name="P43"><text:span text:style-name="T13">s</text:span></text:p>
                  </text:list-header>
                </text:list>
              </table:table-cell>
            </table:table-row>
            <table:table-row table:style-name="ro26" table:default-cell-style-name="ce47">
              <table:table-cell table:style-name="ce46"/>
              <table:table-cell>
                <text:list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28"><text:span text:style-name="T76">空格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28"><text:span text:style-name="T76">空格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28"><text:span text:style-name="T76">空格</text:span></text:p>
                  </text:list-header>
                </text:list>
              </table:table-cell>
              <table:table-cell table:style-name="ce48">
                <text:list text:style-name="L4">
                  <text:list-header>
                    <text:p text:style-name="P128"><text:span text:style-name="T44">字母</text:span></text:p>
                  </text:list-header>
                </text:list>
              </table:table-cell>
            </table:table-row>
            <table:table-row table:style-name="ro23" table:default-cell-style-name="ce44">
              <table:table-cell table:style-name="ce4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5"/>
            </table:table-row>
          </table:table>
          <draw:image xlink:href="Pictures/TablePreview48.svm" xlink:type="simple" xlink:show="embed" xlink:actuate="onLoad"/>
        </draw:frame>
        <draw:custom-shape draw:name="Text Box 51" draw:style-name="gr5" draw:text-style-name="P22" xml:id="id336" draw:id="id336" draw:layer="layout" svg:width="25.4cm" svg:height="3.039cm" svg:x="0cm" svg:y="8.678cm">
          <text:list text:style-name="L1">
            <text:list-header>
              <text:p text:style-name="P21"><text:span text:style-name="T16">不能用字母数或空格数来判断，只能用字母和空格</text:span><text:span text:style-name="T77">状态变化</text:span><text:span text:style-name="T16">的次数来判断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5" draw:text-style-name="P22" xml:id="id337" draw:id="id337" draw:layer="layout" svg:width="25.4cm" svg:height="2.667cm" svg:x="0cm" svg:y="12.065cm">
          <text:list text:style-name="L1">
            <text:list-header>
              <text:p text:style-name="P21"><text:span text:style-name="T16">设状态变量</text:span><text:span text:style-name="T13">word , </text:span><text:span text:style-name="T16">判别到字母时</text:span><text:span text:style-name="T13">word</text:span><text:span text:style-name="T16">为</text:span><text:span text:style-name="T13">1</text:span><text:span text:style-name="T16">，判别到非字母时</text:span><text:span text:style-name="T13">word</text:span><text:span text:style-name="T16">为</text:span><text:span text:style-name="T13">0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327" draw:text-style-name="P22" xml:id="id339" draw:id="id339" draw:layer="layout" svg:width="23.918cm" svg:height="1.364cm" svg:x="0cm" svg:y="15.452cm">
          <text:list text:style-name="L7">
            <text:list-header>
              <text:p text:style-name="P21"><text:span text:style-name="T30">word</text:span><text:span text:style-name="T33">的初始值为</text:span><text:span text:style-name="T30">0</text:span><text:span text:style-name="T33">，当从</text:span><text:span text:style-name="T30">0</text:span><text:span text:style-name="T17">变为</text:span><text:span text:style-name="T30">1</text:span><text:span text:style-name="T33">时，单词数加</text:span><text:span text:style-name="T30">1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1" xml:id="id338" draw:id="id338">
          <draw:custom-shape draw:name="Text Box 61" draw:style-name="gr5" draw:text-style-name="P26" draw:layer="layout" svg:width="1.27cm" svg:height="1.178cm" svg:x="2.752cm" svg:y="6.773cm">
            <text:list text:style-name="L1">
              <text:list-header>
                <text:p text:style-name="P25"><text:span text:style-name="T2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328" draw:text-style-name="P26" draw:layer="layout" svg:width="1.27cm" svg:height="1.178cm" svg:x="4.657cm" svg:y="6.773cm">
            <text:list text:style-name="L7">
              <text:list-header>
                <text:p text:style-name="P25"><text:span text:style-name="T6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3" draw:style-name="gr5" draw:text-style-name="P26" draw:layer="layout" svg:width="1.27cm" svg:height="1.178cm" svg:x="6.562cm" svg:y="6.773cm">
            <text:list text:style-name="L1">
              <text:list-header>
                <text:p text:style-name="P25"><text:span text:style-name="T2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4" draw:style-name="gr5" draw:text-style-name="P26" draw:layer="layout" svg:width="1.27cm" svg:height="1.178cm" svg:x="8.467cm" svg:y="6.773cm">
            <text:list text:style-name="L1">
              <text:list-header>
                <text:p text:style-name="P25"><text:span text:style-name="T2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5" draw:style-name="gr5" draw:text-style-name="P26" draw:layer="layout" svg:width="1.27cm" svg:height="1.178cm" svg:x="10.16cm" svg:y="6.773cm">
            <text:list text:style-name="L1">
              <text:list-header>
                <text:p text:style-name="P25"><text:span text:style-name="T2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6" draw:style-name="gr329" draw:text-style-name="P26" draw:layer="layout" svg:width="1.27cm" svg:height="1.178cm" svg:x="12.277cm" svg:y="6.773cm">
            <text:list text:style-name="L7">
              <text:list-header>
                <text:p text:style-name="P25"><text:span text:style-name="T6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7" draw:style-name="gr5" draw:text-style-name="P26" draw:layer="layout" svg:width="1.27cm" svg:height="1.178cm" svg:x="14.182cm" svg:y="6.773cm">
            <text:list text:style-name="L1">
              <text:list-header>
                <text:p text:style-name="P25"><text:span text:style-name="T2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5" draw:text-style-name="P26" draw:layer="layout" svg:width="1.27cm" svg:height="1.178cm" svg:x="15.875cm" svg:y="6.773cm">
            <text:list text:style-name="L1">
              <text:list-header>
                <text:p text:style-name="P25"><text:span text:style-name="T2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5" draw:text-style-name="P26" draw:layer="layout" svg:width="1.27cm" svg:height="1.178cm" svg:x="17.78cm" svg:y="6.773cm">
            <text:list text:style-name="L1">
              <text:list-header>
                <text:p text:style-name="P25"><text:span text:style-name="T2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330" draw:text-style-name="P26" draw:layer="layout" svg:width="1.27cm" svg:height="1.178cm" svg:x="19.685cm" svg:y="6.773cm">
            <text:list text:style-name="L7">
              <text:list-header>
                <text:p text:style-name="P25"><text:span text:style-name="T6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6" smil:attributeName="visibility" smil:to="visible"/>
                  <anim:transitionFilter smil:dur="0.5s" smil:targetElement="id3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7" smil:attributeName="visibility" smil:to="visible"/>
                  <anim:transitionFilter smil:dur="0.5s" smil:targetElement="id3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38" smil:attributeName="visibility" smil:to="visible"/>
                  <anim:transitionFilter smil:dur="0.5s" smil:targetElement="id3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9" smil:attributeName="visibility" smil:to="visible"/>
                  <anim:transitionFilter smil:dur="0.5s" smil:targetElement="id33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30" draw:layer="layout" svg:width="23.284cm" svg:height="18.3cm" svg:x="0.423cm" svg:y="0cm">
          <text:list text:style-name="L1">
            <text:list-header>
              <text:p text:style-name="P129"><text:span text:style-name="T20">void main(void)</text:span></text:p>
              <text:p text:style-name="P129"><text:span text:style-name="T20">{char s[80];</text:span></text:p>
              <text:p text:style-name="P129"><text:span text:style-name="T20">int i=0, word=0,num=0;</text:span></text:p>
              <text:p text:style-name="P129"><text:span text:style-name="T20">cin.getline (s,80);</text:span></text:p>
              <text:p text:style-name="P129"><text:span text:style-name="T20">while(s[i]!='\0')</text:span></text:p>
            </text:list-header>
          </text:list>
          <text:list text:style-name="L7">
            <text:list-header>
              <text:p text:style-name="P129"><text:span text:style-name="T64">{</text:span><text:span text:style-name="T20"> if(</text:span><text:span text:style-name="T21">(s[i]&gt;='a'&amp;&amp;s[i]&lt;='z'||s[i]&gt;='A'&amp;&amp;s[i]&lt;='Z')</text:span><text:span text:style-name="T20">&amp;&amp;</text:span><text:span text:style-name="T64">word==0</text:span><text:span text:style-name="T20">)</text:span></text:p>
            </text:list-header>
          </text:list>
          <text:list text:style-name="L1">
            <text:list-header>
              <text:p text:style-name="P129"><text:span text:style-name="T20"><text:s text:c="2"/></text:span><text:span text:style-name="T20">{</text:span><text:span text:style-name="T20"><text:tab/></text:span><text:span text:style-name="T64">word=1</text:span><text:span text:style-name="T20">;</text:span></text:p>
              <text:p text:style-name="P129"><text:span text:style-name="T20"><text:tab/></text:span><text:span text:style-name="T20">num++;</text:span></text:p>
              <text:p text:style-name="P129"><text:span text:style-name="T20"><text:s text:c="2"/></text:span><text:span text:style-name="T20">}</text:span></text:p>
              <text:p text:style-name="P129"><text:span text:style-name="T20"><text:s text:c="2"/></text:span><text:span text:style-name="T20">else if(s[i]==' '||s[i]=='\t')</text:span></text:p>
              <text:p text:style-name="P129"><text:span text:style-name="T20"><text:s text:c="10"/></text:span><text:span text:style-name="T64">word=0</text:span><text:span text:style-name="T20">;</text:span></text:p>
              <text:p text:style-name="P129"><text:span text:style-name="T20"><text:s text:c="2"/></text:span><text:span text:style-name="T20">i++;</text:span></text:p>
              <text:p text:style-name="P129"><text:span text:style-name="T20"><text:s/></text:span><text:span text:style-name="T64">}</text:span></text:p>
              <text:p text:style-name="P129"><text:span text:style-name="T20"><text:s text:c="2"/></text:span><text:span text:style-name="T20">cout&lt;&lt;"num="&lt;&lt;num&lt;&lt;endl;</text:span></text:p>
              <text:p text:style-name="P129"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331" draw:text-style-name="P13" xml:id="id340" draw:id="id340" draw:layer="layout" svg:width="9.948cm" svg:height="1.481cm" svg:x="14.605cm" svg:y="4.022cm">
          <text:list text:style-name="L5">
            <text:list-header>
              <text:p text:style-name="P12"><text:span text:style-name="T12">表明前一字符非字母</text:span></text:p>
            </text:list-header>
          </text:list>
          <draw:enhanced-geometry svg:viewBox="0 0 21600 21600" draw:text-areas="800 800 20800 20800" draw:type="round-rectangular-callout" draw:modifiers="11499 33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332" draw:text-style-name="P13" xml:id="id341" draw:id="id341" draw:layer="layout" svg:width="10.371cm" svg:height="2.752cm" svg:x="7.197cm" svg:y="7.62cm">
          <text:list text:style-name="L5">
            <text:list-header>
              <text:p text:style-name="P12"><text:span text:style-name="T12">改变状态，防止继续对下一字母计数</text:span></text:p>
            </text:list-header>
          </text:list>
          <draw:enhanced-geometry svg:viewBox="0 0 21600 21600" draw:text-areas="800 800 20800 20800" draw:type="round-rectangular-callout" draw:modifiers="-1919 3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333" draw:text-style-name="P13" xml:id="id342" draw:id="id342" draw:layer="layout" svg:width="10.16cm" svg:height="2.964cm" svg:x="6.562cm" svg:y="12.488cm">
          <text:list text:style-name="L5">
            <text:list-header>
              <text:p text:style-name="P12"><text:span text:style-name="T12">改变状态，碰到下一个字母时开始计数</text:span></text:p>
            </text:list-header>
          </text:list>
          <draw:enhanced-geometry svg:viewBox="0 0 21600 21600" draw:text-areas="800 800 20800 20800" draw:type="round-rectangular-callout" draw:modifiers="-2213 3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40" smil:attributeName="visibility" smil:to="visible"/>
                  <anim:transitionFilter smil:dur="0.5s" smil:targetElement="id34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41" smil:attributeName="visibility" smil:to="visible"/>
                  <anim:transitionFilter smil:dur="0.5s" smil:targetElement="id34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42" smil:attributeName="visibility" smil:to="visible"/>
                  <anim:transitionFilter smil:dur="0.5s" smil:targetElement="id342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11.642cm" svg:height="1.55cm" svg:x="0cm" svg:y="0cm">
          <text:list text:style-name="L1">
            <text:list-header>
              <text:p text:style-name="P8"><text:span text:style-name="T5">六、字符串处理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3" draw:layer="layout" svg:width="25.4cm" svg:height="5.137cm" svg:x="0cm" svg:y="2.752cm">
          <text:list text:style-name="L1">
            <text:list-header>
              <text:p text:style-name="P92"><text:span text:style-name="T4">C</text:span><text:span text:style-name="T5">＋＋中没有对字符串变量进行赋值、合并、比较的运算符，但提供了许多</text:span><text:span text:style-name="T26">字符串处理函数</text:span><text:span text:style-name="T5">，用户可以调用 <text:s/></text:span><text:span text:style-name="T23">#include “string.h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5" draw:text-style-name="P132" xml:id="id343" draw:id="id343" draw:layer="layout" svg:width="25.4cm" svg:height="2.295cm" svg:x="0cm" svg:y="9.525cm">
          <text:list text:style-name="L1">
            <text:list-header>
              <text:p text:style-name="P131"><text:span text:style-name="T5">所有字符串处理函数的实参都是</text:span><text:span text:style-name="T78">字符数组名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43" smil:attributeName="visibility" smil:to="visible"/>
                  <anim:transitionFilter smil:dur="0.5s" smil:targetElement="id34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cm">
          <text:list text:style-name="L1">
            <text:list-header>
              <text:p text:style-name="P21"><text:span text:style-name="T13">1</text:span><text:span text:style-name="T16">、合并两个字符串的函数 <text:s/></text:span><text:span text:style-name="T13">strcat (</text:span><text:span text:style-name="T30">str1</text:span><text:span text:style-name="T13">, </text:span><text:span text:style-name="T19">str2</text:span><text:span text:style-name="T1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xml:id="id344" draw:id="id344" draw:layer="layout" svg:width="19.685cm" svg:height="5.204cm" svg:x="1.693cm" svg:y="2.963cm">
          <text:list text:style-name="L1">
            <text:list-header>
              <text:p text:style-name="P21"><text:span text:style-name="T13">static <text:s/>char <text:s/>str1[20]={“I am a ”};</text:span></text:p>
              <text:p text:style-name="P21"><text:span text:style-name="T13">static <text:s/>char <text:s/>str2[ ]={“boy”};</text:span></text:p>
              <text:p text:style-name="P21"><text:span text:style-name="T13">strcat (</text:span><text:span text:style-name="T30">str1</text:span><text:span text:style-name="T13">, </text:span><text:span text:style-name="T19">str2</text:span><text:span text:style-name="T13">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45" draw:id="id345" draw:layer="layout" svg:width="20.985cm" svg:height="1.245cm" svg:x="2.117cm" svg:y="9.102cm">
          <table:table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1"/>
            <table:table-column table:style-name="co34"/>
            <table:table-column table:style-name="co34"/>
            <table:table-column table:style-name="co33"/>
            <table:table-column table:style-name="co32"/>
            <table:table-column table:style-name="co31"/>
            <table:table-column table:style-name="co30"/>
            <table:table-column table:style-name="co31"/>
            <table:table-row table:style-name="ro23" table:default-cell-style-name="ce35">
              <table:table-cell table:style-name="ce34">
                <text:list text:style-name="L3">
                  <text:list-header>
                    <text:p text:style-name="P43"><text:span text:style-name="T18">I</text:span></text:p>
                  </text:list-header>
                </text:list>
              </table:table-cell>
              <table:table-cell/>
              <table:table-cell>
                <text:list text:continue-numbering="true" text:style-name="L3">
                  <text:list-header>
                    <text:p text:style-name="P43"><text:span text:style-name="T18">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43"><text:span text:style-name="T18">m</text:span></text:p>
                  </text:list-header>
                </text:list>
              </table:table-cell>
              <table:table-cell/>
              <table:table-cell>
                <text:list text:continue-numbering="true" text:style-name="L3">
                  <text:list-header>
                    <text:p text:style-name="P43"><text:span text:style-name="T18">a</text:span></text:p>
                  </text:list-header>
                </text:list>
              </table:table-cell>
              <table:table-cell/>
              <table:table-cell>
                <text:list text:continue-numbering="true" text:style-name="L3">
                  <text:list-header>
                    <text:p text:style-name="P43"><text:span text:style-name="T18">'\0'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43"><text:span text:style-name="T18">'\0'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36"/>
            </table:table-row>
          </table:table>
          <draw:image xlink:href="Pictures/TablePreview49.svm" xlink:type="simple" xlink:show="embed" xlink:actuate="onLoad"/>
        </draw:frame>
        <draw:frame draw:style-name="standard" xml:id="id346" draw:id="id346" draw:layer="layout" svg:width="6.582cm" svg:height="1.269cm" svg:x="2.117cm" svg:y="11.007cm">
          <table:table>
            <table:table-column table:style-name="co35"/>
            <table:table-column table:style-name="co36"/>
            <table:table-column table:style-name="co37"/>
            <table:table-column table:style-name="co35"/>
            <table:table-row table:style-name="ro15" table:default-cell-style-name="ce35">
              <table:table-cell table:style-name="ce34">
                <text:list text:style-name="L4">
                  <text:list-header>
                    <text:p text:style-name="P43"><text:span text:style-name="T19">b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3"><text:span text:style-name="T19">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3"><text:span text:style-name="T19">y</text:span></text:p>
                  </text:list-header>
                </text:list>
              </table:table-cell>
              <table:table-cell table:style-name="ce36">
                <text:list text:continue-numbering="true" text:style-name="L4">
                  <text:list-header>
                    <text:p text:style-name="P43"><text:span text:style-name="T19">‘</text:span><text:span text:style-name="T19">\0’</text:span></text:p>
                  </text:list-header>
                </text:list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xml:id="id347" draw:id="id347" draw:layer="layout" svg:width="21.183cm" svg:height="1.245cm" svg:x="2.117cm" svg:y="12.7cm">
          <table:table>
            <table:table-column table:style-name="co38"/>
            <table:table-column table:style-name="co39"/>
            <table:table-column table:style-name="co38"/>
            <table:table-column table:style-name="co39"/>
            <table:table-column table:style-name="co38"/>
            <table:table-column table:style-name="co39"/>
            <table:table-column table:style-name="co38"/>
            <table:table-column table:style-name="co38"/>
            <table:table-column table:style-name="co39"/>
            <table:table-column table:style-name="co38"/>
            <table:table-column table:style-name="co39"/>
            <table:table-column table:style-name="co38"/>
            <table:table-column table:style-name="co39"/>
            <table:table-column table:style-name="co38"/>
            <table:table-row table:style-name="ro23" table:default-cell-style-name="ce35">
              <table:table-cell table:style-name="ce34">
                <text:list text:style-name="L7">
                  <text:list-header>
                    <text:p text:style-name="P43"><text:span text:style-name="T30">I</text:span></text:p>
                  </text:list-header>
                </text:list>
              </table:table-cell>
              <table:table-cell/>
              <table:table-cell>
                <text:list text:continue-numbering="true" text:style-name="L7">
                  <text:list-header>
                    <text:p text:style-name="P43"><text:span text:style-name="T30">a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3"><text:span text:style-name="T30">m</text:span></text:p>
                  </text:list-header>
                </text:list>
              </table:table-cell>
              <table:table-cell/>
              <table:table-cell>
                <text:list text:continue-numbering="true" text:style-name="L7">
                  <text:list-header>
                    <text:p text:style-name="P43"><text:span text:style-name="T30">a</text:span></text:p>
                  </text:list-header>
                </text:list>
              </table:table-cell>
              <table:table-cell/>
              <table:table-cell>
                <text:list text:style-name="L4">
                  <text:list-header>
                    <text:p text:style-name="P43"><text:span text:style-name="T19">b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3"><text:span text:style-name="T19">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3"><text:span text:style-name="T19">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3"><text:span text:style-name="T19">'\0'</text:span></text:p>
                  </text:list-header>
                </text:list>
              </table:table-cell>
              <table:table-cell/>
              <table:table-cell/>
              <table:table-cell table:style-name="ce36"/>
            </table:table-row>
          </table:table>
          <draw:image xlink:href="Pictures/TablePreview51.svm" xlink:type="simple" xlink:show="embed" xlink:actuate="onLoad"/>
        </draw:frame>
        <draw:custom-shape draw:name="Text Box 80" draw:style-name="gr5" draw:text-style-name="P22" xml:id="id348" draw:id="id348" draw:layer="layout" svg:width="25.4cm" svg:height="1.364cm" svg:x="0cm" svg:y="14.817cm">
          <text:list text:style-name="L1">
            <text:list-header>
              <text:p text:style-name="P21"><text:span text:style-name="T16">将第二个字符串 </text:span><text:span text:style-name="T19">str2 </text:span><text:span text:style-name="T16">接到第一个字符串</text:span><text:span text:style-name="T43"> </text:span><text:span text:style-name="T18">str1 </text:span><text:span text:style-name="T16">后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334" draw:text-style-name="P22" xml:id="id349" draw:id="id349" draw:layer="layout" svg:width="25.4cm" svg:height="1.364cm" svg:x="0cm" svg:y="16.722cm">
          <text:list text:style-name="L7">
            <text:list-header>
              <text:p text:style-name="P21"><text:span text:style-name="T33">注意：第一个字符串要有足够的空间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3" draw:style-name="gr335" draw:text-style-name="P13" xml:id="id350" draw:id="id350" draw:layer="layout" svg:width="5.715cm" svg:height="1.481cm" svg:x="8.678cm" svg:y="1.482cm">
          <text:list text:style-name="L5">
            <text:list-header>
              <text:p text:style-name="P12"><text:span text:style-name="T12">空间足够大</text:span></text:p>
            </text:list-header>
          </text:list>
          <draw:enhanced-geometry svg:viewBox="0 0 21600 21600" draw:text-areas="800 800 20800 20800" draw:type="round-rectangular-callout" draw:modifiers="4017 27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44" smil:attributeName="visibility" smil:to="visible"/>
                  <anim:transitionFilter smil:dur="0.5s" smil:targetElement="id34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5" smil:attributeName="visibility" smil:to="visible"/>
                  <anim:transitionFilter smil:dur="0.5s" smil:targetElement="id34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6" smil:attributeName="visibility" smil:to="visible"/>
                  <anim:transitionFilter smil:dur="0.5s" smil:targetElement="id34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7" smil:attributeName="visibility" smil:to="visible"/>
                  <anim:transitionFilter smil:dur="0.5s" smil:targetElement="id34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8" smil:attributeName="visibility" smil:to="visible"/>
                  <anim:transitionFilter smil:dur="0.5s" smil:targetElement="id3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9" smil:attributeName="visibility" smil:to="visible"/>
                  <anim:transitionFilter smil:dur="0.5s" smil:targetElement="id3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50" smil:attributeName="visibility" smil:to="visible"/>
                  <anim:transitionFilter smil:dur="0.5s" smil:targetElement="id350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cm">
          <text:list text:style-name="L1">
            <text:list-header>
              <text:p text:style-name="P21"><text:span text:style-name="T13">2</text:span><text:span text:style-name="T16">、复制两个字符串的函数 <text:s/></text:span><text:span text:style-name="T13">strcpy (</text:span><text:span text:style-name="T30">str1</text:span><text:span text:style-name="T13">, </text:span><text:span text:style-name="T19">str2</text:span><text:span text:style-name="T1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4" xml:id="id351" draw:id="id351" draw:layer="layout" svg:width="19.685cm" svg:height="4.71cm" svg:x="1.482cm" svg:y="1.27cm">
          <text:list text:style-name="L1">
            <text:list-header>
              <text:p text:style-name="P23"><text:span text:style-name="T13">static <text:s/>char <text:s/>str1[20]={“I am a ”};</text:span></text:p>
              <text:p text:style-name="P23"><text:span text:style-name="T13">static <text:s/>char <text:s/>str2[ ]={“boy”};</text:span></text:p>
              <text:p text:style-name="P23"><text:span text:style-name="T13">strcpy (</text:span><text:span text:style-name="T30">str1</text:span><text:span text:style-name="T13">, </text:span><text:span text:style-name="T19">str2</text:span><text:span text:style-name="T13">)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352" draw:id="id352">
          <draw:custom-shape draw:name="Rectangle 5" draw:style-name="gr336" draw:text-style-name="P14" draw:layer="layout" svg:width="1.482cm" svg:height="1.244cm" svg:x="22.016cm" svg:y="6.77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337" draw:text-style-name="P14" draw:layer="layout" svg:width="1.476cm" svg:height="1.244cm" svg:x="20.54cm" svg:y="6.77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338" draw:text-style-name="P14" draw:layer="layout" svg:width="1.482cm" svg:height="1.244cm" svg:x="19.058cm" svg:y="6.773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339" draw:text-style-name="P14" draw:layer="layout" svg:width="1.471cm" svg:height="1.244cm" svg:x="17.586cm" svg:y="6.77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340" draw:text-style-name="P14" draw:layer="layout" svg:width="1.48cm" svg:height="1.244cm" svg:x="16.10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341" draw:text-style-name="P14" draw:layer="layout" svg:width="1.477cm" svg:height="1.244cm" svg:x="14.627cm" svg:y="6.773cm">
            <text:list text:style-name="L7">
              <text:list-header>
                <text:p text:style-name="P15"><text:span text:style-name="T30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342" draw:text-style-name="P14" draw:layer="layout" svg:width="1.48cm" svg:height="1.244cm" svg:x="13.147cm" svg:y="6.773cm">
            <text:list text:style-name="L7">
              <text:list-header>
                <text:p text:style-name="P15"><text:span text:style-name="T30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343" draw:text-style-name="P14" draw:layer="layout" svg:width="1.482cm" svg:height="1.244cm" svg:x="11.664cm" svg:y="6.773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344" draw:text-style-name="P14" draw:layer="layout" svg:width="1.476cm" svg:height="1.244cm" svg:x="10.188cm" svg:y="6.773cm">
            <text:list text:style-name="L7">
              <text:list-header>
                <text:p text:style-name="P15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45" draw:text-style-name="P14" draw:layer="layout" svg:width="1.482cm" svg:height="1.244cm" svg:x="8.706cm" svg:y="6.773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346" draw:text-style-name="P14" draw:layer="layout" svg:width="1.47cm" svg:height="1.244cm" svg:x="7.235cm" svg:y="6.773cm">
            <text:list text:style-name="L7">
              <text:list-header>
                <text:p text:style-name="P15"><text:span text:style-name="T30">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47" draw:text-style-name="P14" draw:layer="layout" svg:width="1.482cm" svg:height="1.244cm" svg:x="5.753cm" svg:y="6.773cm">
            <text:list text:style-name="L7">
              <text:list-header>
                <text:p text:style-name="P15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48" draw:text-style-name="P14" draw:layer="layout" svg:width="1.476cm" svg:height="1.244cm" svg:x="4.277cm" svg:y="6.773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349" draw:text-style-name="P14" draw:layer="layout" svg:width="1.482cm" svg:height="1.244cm" svg:x="2.795cm" svg:y="6.773cm">
            <text:list text:style-name="L7">
              <text:list-header>
                <text:p text:style-name="P15"><text:span text:style-name="T30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9" draw:style-name="gr17" draw:text-style-name="P16" draw:layer="layout" svg:x1="2.795cm" svg:y1="6.773cm" svg:x2="23.498cm" svg:y2="6.773cm">
            <text:p/>
          </draw:line>
          <draw:line draw:name="Line 20" draw:style-name="gr17" draw:text-style-name="P16" draw:layer="layout" svg:x1="2.795cm" svg:y1="8.017cm" svg:x2="23.498cm" svg:y2="8.017cm">
            <text:p/>
          </draw:line>
          <draw:line draw:name="Line 21" draw:style-name="gr17" draw:text-style-name="P16" draw:layer="layout" svg:x1="2.795cm" svg:y1="6.773cm" svg:x2="2.795cm" svg:y2="8.017cm">
            <text:p/>
          </draw:line>
          <draw:line draw:name="Line 22" draw:style-name="gr18" draw:text-style-name="P16" draw:layer="layout" svg:x1="4.277cm" svg:y1="6.773cm" svg:x2="4.277cm" svg:y2="8.017cm">
            <text:p/>
          </draw:line>
          <draw:line draw:name="Line 23" draw:style-name="gr18" draw:text-style-name="P16" draw:layer="layout" svg:x1="5.753cm" svg:y1="6.773cm" svg:x2="5.753cm" svg:y2="8.017cm">
            <text:p/>
          </draw:line>
          <draw:line draw:name="Line 24" draw:style-name="gr18" draw:text-style-name="P16" draw:layer="layout" svg:x1="7.235cm" svg:y1="6.773cm" svg:x2="7.235cm" svg:y2="8.017cm">
            <text:p/>
          </draw:line>
          <draw:line draw:name="Line 25" draw:style-name="gr18" draw:text-style-name="P16" draw:layer="layout" svg:x1="8.706cm" svg:y1="6.773cm" svg:x2="8.706cm" svg:y2="8.017cm">
            <text:p/>
          </draw:line>
          <draw:line draw:name="Line 26" draw:style-name="gr18" draw:text-style-name="P16" draw:layer="layout" svg:x1="10.188cm" svg:y1="6.773cm" svg:x2="10.188cm" svg:y2="8.017cm">
            <text:p/>
          </draw:line>
          <draw:line draw:name="Line 27" draw:style-name="gr18" draw:text-style-name="P16" draw:layer="layout" svg:x1="11.664cm" svg:y1="6.773cm" svg:x2="11.664cm" svg:y2="8.017cm">
            <text:p/>
          </draw:line>
          <draw:line draw:name="Line 28" draw:style-name="gr18" draw:text-style-name="P16" draw:layer="layout" svg:x1="13.147cm" svg:y1="6.773cm" svg:x2="13.147cm" svg:y2="8.017cm">
            <text:p/>
          </draw:line>
          <draw:line draw:name="Line 29" draw:style-name="gr18" draw:text-style-name="P16" draw:layer="layout" svg:x1="14.627cm" svg:y1="6.773cm" svg:x2="14.627cm" svg:y2="8.017cm">
            <text:p/>
          </draw:line>
          <draw:line draw:name="Line 30" draw:style-name="gr18" draw:text-style-name="P16" draw:layer="layout" svg:x1="16.105cm" svg:y1="6.773cm" svg:x2="16.105cm" svg:y2="8.017cm">
            <text:p/>
          </draw:line>
          <draw:line draw:name="Line 31" draw:style-name="gr18" draw:text-style-name="P16" draw:layer="layout" svg:x1="17.586cm" svg:y1="6.773cm" svg:x2="17.586cm" svg:y2="8.017cm">
            <text:p/>
          </draw:line>
          <draw:line draw:name="Line 32" draw:style-name="gr18" draw:text-style-name="P16" draw:layer="layout" svg:x1="19.058cm" svg:y1="6.773cm" svg:x2="19.058cm" svg:y2="8.017cm">
            <text:p/>
          </draw:line>
          <draw:line draw:name="Line 33" draw:style-name="gr18" draw:text-style-name="P16" draw:layer="layout" svg:x1="20.54cm" svg:y1="6.773cm" svg:x2="20.54cm" svg:y2="8.017cm">
            <text:p/>
          </draw:line>
          <draw:line draw:name="Line 34" draw:style-name="gr18" draw:text-style-name="P16" draw:layer="layout" svg:x1="22.016cm" svg:y1="6.773cm" svg:x2="22.016cm" svg:y2="8.017cm">
            <text:p/>
          </draw:line>
          <draw:line draw:name="Line 35" draw:style-name="gr17" draw:text-style-name="P16" draw:layer="layout" svg:x1="23.498cm" svg:y1="6.773cm" svg:x2="23.498cm" svg:y2="8.017cm">
            <text:p/>
          </draw:line>
          <draw:custom-shape draw:name="Text Box 36" draw:style-name="gr350" draw:text-style-name="P39" draw:layer="layout" svg:width="1.948cm" svg:height="1.178cm" svg:x="0.847cm" svg:y="6.773cm">
            <text:list text:style-name="L7">
              <text:list-header>
                <text:p text:style-name="P38"><text:span text:style-name="T64">str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7" xml:id="id353" draw:id="id353">
          <draw:custom-shape draw:name="Rectangle 38" draw:style-name="gr351" draw:text-style-name="P14" draw:layer="layout" svg:width="1.411cm" svg:height="1.244cm" svg:x="6.887cm" svg:y="8.678cm">
            <text:list text:style-name="L4">
              <text:list-header>
                <text:p text:style-name="P15"><text:span text:style-name="T19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352" draw:text-style-name="P14" draw:layer="layout" svg:width="1.411cm" svg:height="1.244cm" svg:x="5.476cm" svg:y="8.678cm">
            <text:list text:style-name="L4">
              <text:list-header>
                <text:p text:style-name="P15"><text:span text:style-name="T1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353" draw:text-style-name="P14" draw:layer="layout" svg:width="1.411cm" svg:height="1.244cm" svg:x="4.064cm" svg:y="8.678cm">
            <text:list text:style-name="L4">
              <text:list-header>
                <text:p text:style-name="P15"><text:span text:style-name="T19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354" draw:text-style-name="P14" draw:layer="layout" svg:width="1.411cm" svg:height="1.244cm" svg:x="2.653cm" svg:y="8.678cm">
            <text:list text:style-name="L4">
              <text:list-header>
                <text:p text:style-name="P15"><text:span text:style-name="T19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2" draw:style-name="gr17" draw:text-style-name="P16" draw:layer="layout" svg:x1="2.653cm" svg:y1="8.678cm" svg:x2="8.298cm" svg:y2="8.678cm">
            <text:p/>
          </draw:line>
          <draw:line draw:name="Line 43" draw:style-name="gr17" draw:text-style-name="P16" draw:layer="layout" svg:x1="2.653cm" svg:y1="9.922cm" svg:x2="8.298cm" svg:y2="9.922cm">
            <text:p/>
          </draw:line>
          <draw:line draw:name="Line 44" draw:style-name="gr17" draw:text-style-name="P16" draw:layer="layout" svg:x1="2.653cm" svg:y1="8.678cm" svg:x2="2.653cm" svg:y2="9.922cm">
            <text:p/>
          </draw:line>
          <draw:line draw:name="Line 45" draw:style-name="gr18" draw:text-style-name="P16" draw:layer="layout" svg:x1="4.064cm" svg:y1="8.678cm" svg:x2="4.064cm" svg:y2="9.922cm">
            <text:p/>
          </draw:line>
          <draw:line draw:name="Line 46" draw:style-name="gr18" draw:text-style-name="P16" draw:layer="layout" svg:x1="5.476cm" svg:y1="8.678cm" svg:x2="5.476cm" svg:y2="9.922cm">
            <text:p/>
          </draw:line>
          <draw:line draw:name="Line 47" draw:style-name="gr18" draw:text-style-name="P16" draw:layer="layout" svg:x1="6.887cm" svg:y1="8.678cm" svg:x2="6.887cm" svg:y2="9.922cm">
            <text:p/>
          </draw:line>
          <draw:line draw:name="Line 48" draw:style-name="gr17" draw:text-style-name="P16" draw:layer="layout" svg:x1="8.298cm" svg:y1="8.678cm" svg:x2="8.298cm" svg:y2="9.922cm">
            <text:p/>
          </draw:line>
          <draw:custom-shape draw:name="Text Box 49" draw:style-name="gr355" draw:text-style-name="P39" draw:layer="layout" svg:width="1.806cm" svg:height="1.178cm" svg:x="0.847cm" svg:y="8.678cm">
            <text:list text:style-name="L4">
              <text:list-header>
                <text:p text:style-name="P38"><text:span text:style-name="T21">str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0" xml:id="id354" draw:id="id354">
          <draw:custom-shape draw:name="Rectangle 51" draw:style-name="gr356" draw:text-style-name="P14" draw:layer="layout" svg:width="1.429cm" svg:height="1.243cm" svg:x="21.27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357" draw:text-style-name="P14" draw:layer="layout" svg:width="1.424cm" svg:height="1.243cm" svg:x="19.846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356" draw:text-style-name="P14" draw:layer="layout" svg:width="1.429cm" svg:height="1.243cm" svg:x="18.416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358" draw:text-style-name="P14" draw:layer="layout" svg:width="1.419cm" svg:height="1.243cm" svg:x="16.996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359" draw:text-style-name="P14" draw:layer="layout" svg:width="1.428cm" svg:height="1.243cm" svg:x="15.567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360" draw:text-style-name="P14" draw:layer="layout" svg:width="1.425cm" svg:height="1.243cm" svg:x="14.142cm" svg:y="10.372cm">
            <text:list text:style-name="L7">
              <text:list-header>
                <text:p text:style-name="P15"><text:span text:style-name="T30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361" draw:text-style-name="P14" draw:layer="layout" svg:width="1.428cm" svg:height="1.243cm" svg:x="12.713cm" svg:y="10.372cm">
            <text:list text:style-name="L7">
              <text:list-header>
                <text:p text:style-name="P15"><text:span text:style-name="T30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356" draw:text-style-name="P14" draw:layer="layout" svg:width="1.429cm" svg:height="1.243cm" svg:x="11.283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362" draw:text-style-name="P14" draw:layer="layout" svg:width="1.424cm" svg:height="1.243cm" svg:x="9.859cm" svg:y="10.372cm">
            <text:list text:style-name="L7">
              <text:list-header>
                <text:p text:style-name="P15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356" draw:text-style-name="P14" draw:layer="layout" svg:width="1.429cm" svg:height="1.243cm" svg:x="8.429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363" draw:text-style-name="P14" draw:layer="layout" svg:width="1.418cm" svg:height="1.243cm" svg:x="7.01cm" svg:y="10.372cm">
            <text:list text:style-name="L4">
              <text:list-header>
                <text:p text:style-name="P15"><text:span text:style-name="T19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2" draw:style-name="gr364" draw:text-style-name="P14" draw:layer="layout" svg:width="1.429cm" svg:height="1.243cm" svg:x="5.58cm" svg:y="10.372cm">
            <text:list text:style-name="L4">
              <text:list-header>
                <text:p text:style-name="P15"><text:span text:style-name="T1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3" draw:style-name="gr365" draw:text-style-name="P14" draw:layer="layout" svg:width="1.424cm" svg:height="1.243cm" svg:x="4.156cm" svg:y="10.372cm">
            <text:list text:style-name="L4">
              <text:list-header>
                <text:p text:style-name="P15"><text:span text:style-name="T19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4" draw:style-name="gr366" draw:text-style-name="P14" draw:layer="layout" svg:width="1.429cm" svg:height="1.243cm" svg:x="2.726cm" svg:y="10.372cm">
            <text:list text:style-name="L4">
              <text:list-header>
                <text:p text:style-name="P15"><text:span text:style-name="T19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5" draw:style-name="gr17" draw:text-style-name="P16" draw:layer="layout" svg:x1="2.726cm" svg:y1="10.372cm" svg:x2="22.7cm" svg:y2="10.372cm">
            <text:p/>
          </draw:line>
          <draw:line draw:name="Line 66" draw:style-name="gr17" draw:text-style-name="P16" draw:layer="layout" svg:x1="2.726cm" svg:y1="11.615cm" svg:x2="22.7cm" svg:y2="11.615cm">
            <text:p/>
          </draw:line>
          <draw:line draw:name="Line 67" draw:style-name="gr17" draw:text-style-name="P16" draw:layer="layout" svg:x1="2.726cm" svg:y1="10.372cm" svg:x2="2.726cm" svg:y2="11.615cm">
            <text:p/>
          </draw:line>
          <draw:line draw:name="Line 68" draw:style-name="gr18" draw:text-style-name="P16" draw:layer="layout" svg:x1="4.156cm" svg:y1="10.372cm" svg:x2="4.156cm" svg:y2="11.615cm">
            <text:p/>
          </draw:line>
          <draw:line draw:name="Line 69" draw:style-name="gr18" draw:text-style-name="P16" draw:layer="layout" svg:x1="5.58cm" svg:y1="10.372cm" svg:x2="5.58cm" svg:y2="11.615cm">
            <text:p/>
          </draw:line>
          <draw:line draw:name="Line 70" draw:style-name="gr18" draw:text-style-name="P16" draw:layer="layout" svg:x1="7.01cm" svg:y1="10.372cm" svg:x2="7.01cm" svg:y2="11.615cm">
            <text:p/>
          </draw:line>
          <draw:line draw:name="Line 71" draw:style-name="gr18" draw:text-style-name="P16" draw:layer="layout" svg:x1="8.429cm" svg:y1="10.372cm" svg:x2="8.429cm" svg:y2="11.615cm">
            <text:p/>
          </draw:line>
          <draw:line draw:name="Line 72" draw:style-name="gr18" draw:text-style-name="P16" draw:layer="layout" svg:x1="9.859cm" svg:y1="10.372cm" svg:x2="9.859cm" svg:y2="11.615cm">
            <text:p/>
          </draw:line>
          <draw:line draw:name="Line 73" draw:style-name="gr18" draw:text-style-name="P16" draw:layer="layout" svg:x1="11.283cm" svg:y1="10.372cm" svg:x2="11.283cm" svg:y2="11.615cm">
            <text:p/>
          </draw:line>
          <draw:line draw:name="Line 74" draw:style-name="gr18" draw:text-style-name="P16" draw:layer="layout" svg:x1="12.713cm" svg:y1="10.372cm" svg:x2="12.713cm" svg:y2="11.615cm">
            <text:p/>
          </draw:line>
          <draw:line draw:name="Line 75" draw:style-name="gr18" draw:text-style-name="P16" draw:layer="layout" svg:x1="14.142cm" svg:y1="10.372cm" svg:x2="14.142cm" svg:y2="11.615cm">
            <text:p/>
          </draw:line>
          <draw:line draw:name="Line 76" draw:style-name="gr18" draw:text-style-name="P16" draw:layer="layout" svg:x1="15.567cm" svg:y1="10.372cm" svg:x2="15.567cm" svg:y2="11.615cm">
            <text:p/>
          </draw:line>
          <draw:line draw:name="Line 77" draw:style-name="gr18" draw:text-style-name="P16" draw:layer="layout" svg:x1="16.996cm" svg:y1="10.372cm" svg:x2="16.996cm" svg:y2="11.615cm">
            <text:p/>
          </draw:line>
          <draw:line draw:name="Line 78" draw:style-name="gr18" draw:text-style-name="P16" draw:layer="layout" svg:x1="18.416cm" svg:y1="10.372cm" svg:x2="18.416cm" svg:y2="11.615cm">
            <text:p/>
          </draw:line>
          <draw:line draw:name="Line 79" draw:style-name="gr18" draw:text-style-name="P16" draw:layer="layout" svg:x1="19.846cm" svg:y1="10.372cm" svg:x2="19.846cm" svg:y2="11.615cm">
            <text:p/>
          </draw:line>
          <draw:line draw:name="Line 80" draw:style-name="gr18" draw:text-style-name="P16" draw:layer="layout" svg:x1="21.27cm" svg:y1="10.372cm" svg:x2="21.27cm" svg:y2="11.615cm">
            <text:p/>
          </draw:line>
          <draw:line draw:name="Line 81" draw:style-name="gr17" draw:text-style-name="P16" draw:layer="layout" svg:x1="22.7cm" svg:y1="10.372cm" svg:x2="22.7cm" svg:y2="11.615cm">
            <text:p/>
          </draw:line>
          <draw:custom-shape draw:name="Text Box 82" draw:style-name="gr5" draw:text-style-name="P39" draw:layer="layout" svg:width="1.879cm" svg:height="1.178cm" svg:x="0.847cm" svg:y="10.372cm">
            <text:list text:style-name="L1">
              <text:list-header>
                <text:p text:style-name="P38"><text:span text:style-name="T20">str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3" draw:style-name="gr5" draw:text-style-name="P22" xml:id="id355" draw:id="id355" draw:layer="layout" svg:width="11.218cm" svg:height="1.364cm" svg:x="1.27cm" svg:y="12.065cm">
          <text:list text:style-name="L1">
            <text:list-header>
              <text:p text:style-name="P21"><text:span text:style-name="T13">strcpy ( str1, “CHINA”)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4" xml:id="id357" draw:id="id357">
          <draw:custom-shape draw:name="Rectangle 85" draw:style-name="gr367" draw:text-style-name="P14" draw:layer="layout" svg:width="1.429cm" svg:height="1.244cm" svg:x="21.27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86" draw:style-name="gr368" draw:text-style-name="P14" draw:layer="layout" svg:width="1.424cm" svg:height="1.244cm" svg:x="19.846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87" draw:style-name="gr367" draw:text-style-name="P14" draw:layer="layout" svg:width="1.429cm" svg:height="1.244cm" svg:x="18.416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88" draw:style-name="gr369" draw:text-style-name="P14" draw:layer="layout" svg:width="1.419cm" svg:height="1.244cm" svg:x="16.996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89" draw:style-name="gr370" draw:text-style-name="P14" draw:layer="layout" svg:width="1.428cm" svg:height="1.244cm" svg:x="15.567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90" draw:style-name="gr371" draw:text-style-name="P14" draw:layer="layout" svg:width="1.425cm" svg:height="1.244cm" svg:x="14.142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91" draw:style-name="gr372" draw:text-style-name="P14" draw:layer="layout" svg:width="1.428cm" svg:height="1.244cm" svg:x="12.713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92" draw:style-name="gr367" draw:text-style-name="P14" draw:layer="layout" svg:width="1.429cm" svg:height="1.244cm" svg:x="11.283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93" draw:style-name="gr373" draw:text-style-name="P14" draw:layer="layout" svg:width="1.424cm" svg:height="1.244cm" svg:x="9.859cm" svg:y="13.758cm">
            <text:list text:style-name="L1">
              <text:list-header>
                <text:p text:style-name="P15"><text:span text:style-name="T34">'\0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4" draw:style-name="gr374" draw:text-style-name="P14" draw:layer="layout" svg:width="1.429cm" svg:height="1.244cm" svg:x="8.429cm" svg:y="13.758cm">
            <text:list text:style-name="L1">
              <text:list-header>
                <text:p text:style-name="P15"><text:span text:style-name="T34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5" draw:style-name="gr375" draw:text-style-name="P14" draw:layer="layout" svg:width="1.418cm" svg:height="1.244cm" svg:x="7.01cm" svg:y="13.758cm">
            <text:list text:style-name="L1">
              <text:list-header>
                <text:p text:style-name="P15"><text:span text:style-name="T34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6" draw:style-name="gr376" draw:text-style-name="P14" draw:layer="layout" svg:width="1.429cm" svg:height="1.244cm" svg:x="5.58cm" svg:y="13.758cm">
            <text:list text:style-name="L1">
              <text:list-header>
                <text:p text:style-name="P15"><text:span text:style-name="T34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7" draw:style-name="gr377" draw:text-style-name="P14" draw:layer="layout" svg:width="1.424cm" svg:height="1.244cm" svg:x="4.156cm" svg:y="13.758cm">
            <text:list text:style-name="L1">
              <text:list-header>
                <text:p text:style-name="P15"><text:span text:style-name="T34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8" draw:style-name="gr378" draw:text-style-name="P14" draw:layer="layout" svg:width="1.429cm" svg:height="1.244cm" svg:x="2.726cm" svg:y="13.758cm">
            <text:list text:style-name="L1">
              <text:list-header>
                <text:p text:style-name="P15"><text:span text:style-name="T34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9" draw:style-name="gr17" draw:text-style-name="P16" draw:layer="layout" svg:x1="2.726cm" svg:y1="13.758cm" svg:x2="22.7cm" svg:y2="13.758cm">
            <text:p/>
          </draw:line>
          <draw:line draw:name="Line 100" draw:style-name="gr17" draw:text-style-name="P16" draw:layer="layout" svg:x1="2.726cm" svg:y1="15.002cm" svg:x2="22.7cm" svg:y2="15.002cm">
            <text:p/>
          </draw:line>
          <draw:line draw:name="Line 101" draw:style-name="gr17" draw:text-style-name="P16" draw:layer="layout" svg:x1="2.726cm" svg:y1="13.758cm" svg:x2="2.726cm" svg:y2="15.002cm">
            <text:p/>
          </draw:line>
          <draw:line draw:name="Line 102" draw:style-name="gr18" draw:text-style-name="P16" draw:layer="layout" svg:x1="4.156cm" svg:y1="13.758cm" svg:x2="4.156cm" svg:y2="15.002cm">
            <text:p/>
          </draw:line>
          <draw:line draw:name="Line 103" draw:style-name="gr18" draw:text-style-name="P16" draw:layer="layout" svg:x1="5.58cm" svg:y1="13.758cm" svg:x2="5.58cm" svg:y2="15.002cm">
            <text:p/>
          </draw:line>
          <draw:line draw:name="Line 104" draw:style-name="gr18" draw:text-style-name="P16" draw:layer="layout" svg:x1="7.01cm" svg:y1="13.758cm" svg:x2="7.01cm" svg:y2="15.002cm">
            <text:p/>
          </draw:line>
          <draw:line draw:name="Line 105" draw:style-name="gr18" draw:text-style-name="P16" draw:layer="layout" svg:x1="8.429cm" svg:y1="13.758cm" svg:x2="8.429cm" svg:y2="15.002cm">
            <text:p/>
          </draw:line>
          <draw:line draw:name="Line 106" draw:style-name="gr18" draw:text-style-name="P16" draw:layer="layout" svg:x1="9.859cm" svg:y1="13.758cm" svg:x2="9.859cm" svg:y2="15.002cm">
            <text:p/>
          </draw:line>
          <draw:line draw:name="Line 107" draw:style-name="gr18" draw:text-style-name="P16" draw:layer="layout" svg:x1="11.283cm" svg:y1="13.758cm" svg:x2="11.283cm" svg:y2="15.002cm">
            <text:p/>
          </draw:line>
          <draw:line draw:name="Line 108" draw:style-name="gr18" draw:text-style-name="P16" draw:layer="layout" svg:x1="12.713cm" svg:y1="13.758cm" svg:x2="12.713cm" svg:y2="15.002cm">
            <text:p/>
          </draw:line>
          <draw:line draw:name="Line 109" draw:style-name="gr18" draw:text-style-name="P16" draw:layer="layout" svg:x1="14.142cm" svg:y1="13.758cm" svg:x2="14.142cm" svg:y2="15.002cm">
            <text:p/>
          </draw:line>
          <draw:line draw:name="Line 110" draw:style-name="gr18" draw:text-style-name="P16" draw:layer="layout" svg:x1="15.567cm" svg:y1="13.758cm" svg:x2="15.567cm" svg:y2="15.002cm">
            <text:p/>
          </draw:line>
          <draw:line draw:name="Line 111" draw:style-name="gr18" draw:text-style-name="P16" draw:layer="layout" svg:x1="16.996cm" svg:y1="13.758cm" svg:x2="16.996cm" svg:y2="15.002cm">
            <text:p/>
          </draw:line>
          <draw:line draw:name="Line 112" draw:style-name="gr18" draw:text-style-name="P16" draw:layer="layout" svg:x1="18.416cm" svg:y1="13.758cm" svg:x2="18.416cm" svg:y2="15.002cm">
            <text:p/>
          </draw:line>
          <draw:line draw:name="Line 113" draw:style-name="gr18" draw:text-style-name="P16" draw:layer="layout" svg:x1="19.846cm" svg:y1="13.758cm" svg:x2="19.846cm" svg:y2="15.002cm">
            <text:p/>
          </draw:line>
          <draw:line draw:name="Line 114" draw:style-name="gr18" draw:text-style-name="P16" draw:layer="layout" svg:x1="21.27cm" svg:y1="13.758cm" svg:x2="21.27cm" svg:y2="15.002cm">
            <text:p/>
          </draw:line>
          <draw:line draw:name="Line 115" draw:style-name="gr17" draw:text-style-name="P16" draw:layer="layout" svg:x1="22.7cm" svg:y1="13.758cm" svg:x2="22.7cm" svg:y2="15.002cm">
            <text:p/>
          </draw:line>
          <draw:custom-shape draw:name="Text Box 116" draw:style-name="gr5" draw:text-style-name="P39" draw:layer="layout" svg:width="1.879cm" svg:height="1.178cm" svg:x="0.847cm" svg:y="13.758cm">
            <text:list text:style-name="L1">
              <text:list-header>
                <text:p text:style-name="P38"><text:span text:style-name="T20">str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7" draw:style-name="gr379" draw:text-style-name="P22" xml:id="id360" draw:id="id360" draw:layer="layout" svg:width="12.489cm" svg:height="1.364cm" svg:x="1.693cm" svg:y="17.145cm">
          <text:list text:style-name="L2">
            <text:list-header>
              <text:p text:style-name="P21"><text:span text:style-name="T29">strcpy (“CHINA”, str1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8" draw:style-name="gr380" draw:text-style-name="P22" xml:id="id358" draw:id="id358" draw:layer="layout" svg:width="4.869cm" svg:height="2.667cm" svg:x="1.693cm" svg:y="15.452cm">
          <text:list text:style-name="L2">
            <text:list-header>
              <text:p text:style-name="P21"><text:span text:style-name="T29">str1=str2;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9" draw:style-name="gr381" draw:text-style-name="P22" xml:id="id359" draw:id="id359" draw:layer="layout" svg:width="9.736cm" svg:height="1.364cm" svg:x="6.562cm" svg:y="15.452cm">
          <text:list text:style-name="L2">
            <text:list-header>
              <text:p text:style-name="P21"><text:span text:style-name="T29">str1=“CHINA”;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0" draw:style-name="gr382" draw:text-style-name="P13" xml:id="id356" draw:id="id356" draw:layer="layout" svg:width="8.467cm" svg:height="1.482cm" svg:x="11.853cm" svg:y="11.853cm">
          <text:list text:style-name="L5">
            <text:list-header>
              <text:p text:style-name="P12"><text:span text:style-name="T12">字符串正确赋值</text:span></text:p>
            </text:list-header>
          </text:list>
          <draw:enhanced-geometry svg:viewBox="0 0 21600 21600" draw:text-areas="800 800 20800 20800" draw:type="round-rectangular-callout" draw:modifiers="-934 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1" draw:style-name="gr383" draw:text-style-name="P13" xml:id="id361" draw:id="id361" draw:layer="layout" svg:width="5.503cm" svg:height="1.693cm" svg:x="13.97cm" svg:y="15.875cm">
          <text:list text:style-name="L5">
            <text:list-header>
              <text:p text:style-name="P12"><text:span text:style-name="T12">均为非法</text:span></text:p>
            </text:list-header>
          </text:list>
          <draw:enhanced-geometry svg:viewBox="0 0 21600 21600" draw:text-areas="800 800 20800 20800" draw:type="round-rectangular-callout" draw:modifiers="2717 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51" smil:attributeName="visibility" smil:to="visible"/>
                  <anim:transitionFilter smil:dur="0.5s" smil:targetElement="id35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52" smil:attributeName="visibility" smil:to="visible"/>
                  <anim:transitionFilter smil:dur="0.5s" smil:targetElement="id35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53" smil:attributeName="visibility" smil:to="visible"/>
                  <anim:transitionFilter smil:dur="0.5s" smil:targetElement="id35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4" smil:attributeName="visibility" smil:to="visible"/>
                  <anim:transitionFilter smil:dur="0.5s" smil:targetElement="id35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55" smil:attributeName="visibility" smil:to="visible"/>
                  <anim:transitionFilter smil:dur="0.5s" smil:targetElement="id35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56" smil:attributeName="visibility" smil:to="visible"/>
                  <anim:transitionFilter smil:dur="0.5s" smil:targetElement="id35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7" smil:attributeName="visibility" smil:to="visible"/>
                  <anim:transitionFilter smil:dur="0.5s" smil:targetElement="id35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58" smil:attributeName="visibility" smil:to="visible"/>
                  <anim:transitionFilter smil:dur="0.5s" smil:targetElement="id35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59" smil:attributeName="visibility" smil:to="visible"/>
                  <anim:transitionFilter smil:dur="0.5s" smil:targetElement="id35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60" smil:attributeName="visibility" smil:to="visible"/>
                  <anim:transitionFilter smil:dur="0.5s" smil:targetElement="id36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61" smil:attributeName="visibility" smil:to="visible"/>
                  <anim:transitionFilter smil:dur="0.5s" smil:targetElement="id36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25" draw:layer="layout" svg:width="25.4cm" svg:height="1.601cm" svg:x="0cm" svg:y="1.058cm">
          <text:list text:style-name="L1">
            <text:list-header>
              <text:p text:style-name="P124"><text:span text:style-name="T13">3</text:span><text:span text:style-name="T16">、比较两个字符串的函数 <text:s/></text:span><text:span text:style-name="T13">strcmp (str1, str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25" xml:id="id362" draw:id="id362" draw:layer="layout" svg:width="25.4cm" svg:height="4.681cm" svg:x="0cm" svg:y="3.175cm">
          <text:list text:style-name="L1">
            <text:list-header>
              <text:p text:style-name="P124"><text:span text:style-name="T16">此函数用来比较</text:span><text:span text:style-name="T13">str1</text:span><text:span text:style-name="T16">和</text:span><text:span text:style-name="T13">str2</text:span><text:span text:style-name="T16">中字符串的内容。函数对字符串中的</text:span><text:span text:style-name="T13">ASCII</text:span><text:span text:style-name="T16">字符</text:span><text:span text:style-name="T33">逐个两两比较</text:span><text:span text:style-name="T16">，直到遇到不同字符或‘</text:span><text:span text:style-name="T13">\0’</text:span><text:span text:style-name="T16">为止。函数值由两个对应字符相减而得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84" draw:text-style-name="P125" xml:id="id363" draw:id="id363" draw:layer="layout" svg:width="25.4cm" svg:height="3.141cm" svg:x="0cm" svg:y="8.678cm">
          <text:list text:style-name="L4">
            <text:list-header>
              <text:p text:style-name="P124"><text:span text:style-name="T17">该函数具有返回值，返回值是两字符串对应的</text:span><text:span text:style-name="T33">第一个</text:span><text:span text:style-name="T17">不同的</text:span><text:span text:style-name="T19">ASCII</text:span><text:span text:style-name="T17">码的差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" draw:text-style-name="P125" xml:id="id364" draw:id="id364" draw:layer="layout" svg:width="25.4cm" svg:height="1.601cm" svg:x="0cm" svg:y="12.277cm">
          <text:list text:style-name="L1">
            <text:list-header>
              <text:p text:style-name="P124"><text:span text:style-name="T16">若两个字符串完全相同，函数值为</text:span><text:span text:style-name="T13">0</text:span><text:span text:style-name="T1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85" draw:text-style-name="P125" xml:id="id365" draw:id="id365" draw:layer="layout" svg:width="13.97cm" svg:height="3.758cm" svg:x="0cm" svg:y="14.817cm">
          <text:list text:style-name="L4">
            <text:list-header>
              <text:p text:style-name="P124"><text:span text:style-name="T19"><text:s text:c="2"/></text:span><text:span text:style-name="T19">if ( strcmp (str1, str2)==0)</text:span></text:p>
              <text:p text:style-name="P124"><text:span text:style-name="T19"><text:s text:c="4"/></text:span><text:span text:style-name="T19">{ <text:s text:c="2"/>........ <text:s/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3" draw:style-name="gr386" draw:text-style-name="P13" xml:id="id366" draw:id="id366" draw:layer="layout" svg:width="7.62cm" svg:height="3.175cm" svg:x="13.547cm" svg:y="14.605cm">
          <text:list text:style-name="L5">
            <text:list-header>
              <text:p text:style-name="P12"><text:span text:style-name="T12">用来判断两字符串是否相等</text:span></text:p>
            </text:list-header>
          </text:list>
          <draw:enhanced-geometry svg:viewBox="0 0 21600 21600" draw:text-areas="800 800 20800 20800" draw:type="round-rectangular-callout" draw:modifiers="-5388 78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62" smil:attributeName="visibility" smil:to="visible"/>
                  <anim:transitionFilter smil:dur="0.5s" smil:targetElement="id36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63" smil:attributeName="visibility" smil:to="visible"/>
                  <anim:transitionFilter smil:dur="0.5s" smil:targetElement="id363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64" smil:attributeName="visibility" smil:to="visible"/>
                  <anim:transitionFilter smil:dur="0.5s" smil:targetElement="id364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65" smil:attributeName="visibility" smil:to="visible"/>
                  <anim:transitionFilter smil:dur="0.5s" smil:targetElement="id365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66" smil:attributeName="visibility" smil:to="visible"/>
                  <anim:transitionFilter smil:dur="0.5s" smil:targetElement="id366" smil:type="barnDoo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15.664cm" svg:height="5.204cm" svg:x="1.058cm" svg:y="1.27cm">
          <text:list text:style-name="L1">
            <text:list-header>
              <text:p text:style-name="P21"><text:span text:style-name="T13">static <text:s/>char <text:s/>str1[20]={“CHINA”};</text:span></text:p>
              <text:p text:style-name="P21"><text:span text:style-name="T13">static <text:s/>char <text:s/>str2[ ]={“CHINB”};</text:span></text:p>
              <text:p text:style-name="P21"><text:span text:style-name="T13">cout&lt;&lt; strcmp (str1, str2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87" draw:text-style-name="P22" xml:id="id367" draw:id="id367" draw:layer="layout" svg:width="6.138cm" svg:height="1.364cm" svg:x="17.145cm" svg:y="2.752cm">
          <text:list text:style-name="L4">
            <text:list-header>
              <text:p text:style-name="P21"><text:span text:style-name="T17">输出：</text:span><text:span text:style-name="T19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88" draw:text-style-name="P22" xml:id="id368" draw:id="id368" draw:layer="layout" svg:width="16.933cm" svg:height="5.204cm" svg:x="0.847cm" svg:y="7.408cm">
          <text:list text:style-name="L7">
            <text:list-header>
              <text:p text:style-name="P21"><text:span text:style-name="T30">static <text:s/>char <text:s/>str1[20]={“CHINA”};</text:span></text:p>
              <text:p text:style-name="P21"><text:span text:style-name="T30">static <text:s/>char <text:s/>str2[ ]={“AHINB”};</text:span></text:p>
              <text:p text:style-name="P21"><text:span text:style-name="T30">cout&lt;&lt;strcmp (str1, str2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89" draw:text-style-name="P22" xml:id="id369" draw:id="id369" draw:layer="layout" svg:width="6.35cm" svg:height="1.364cm" svg:x="17.145cm" svg:y="9.102cm">
          <text:list text:style-name="L4">
            <text:list-header>
              <text:p text:style-name="P21"><text:span text:style-name="T17">输出：</text:span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90" draw:text-style-name="P22" xml:id="id370" draw:id="id370" draw:layer="layout" svg:width="14.816cm" svg:height="1.364cm" svg:x="0.847cm" svg:y="13.547cm">
          <text:list text:style-name="L2">
            <text:list-header>
              <text:p text:style-name="P21"><text:span text:style-name="T29">if (str1= =str2) <text:s/>cout&lt;&lt;“yes\n”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91" draw:text-style-name="P22" xml:id="id372" draw:id="id372" draw:layer="layout" svg:width="23.918cm" svg:height="1.364cm" svg:x="0.635cm" svg:y="16.722cm">
          <text:list text:style-name="L1">
            <text:list-header>
              <text:p text:style-name="P21"><text:span text:style-name="T34">if (strcmp (str1,str2)= =0) <text:s text:c="6"/>cout&lt;&lt;“yes\n”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392" draw:text-style-name="P13" xml:id="id371" draw:id="id371" draw:layer="layout" svg:width="3.81cm" svg:height="1.482cm" svg:x="1.058cm" svg:y="15.028cm">
          <text:list text:style-name="L5">
            <text:list-header>
              <text:p text:style-name="P12"><text:span text:style-name="T12">非法</text:span></text:p>
            </text:list-header>
          </text:list>
          <draw:enhanced-geometry svg:viewBox="0 0 21600 21600" draw:text-areas="800 800 20800 20800" draw:type="round-rectangular-callout" draw:modifiers="19975 -6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393" draw:text-style-name="P13" xml:id="id373" draw:id="id373" draw:layer="layout" svg:width="3.175cm" svg:height="1.481cm" svg:x="5.927cm" svg:y="15.452cm">
          <text:list text:style-name="L5">
            <text:list-header>
              <text:p text:style-name="P12"><text:span text:style-name="T12">正确</text:span></text:p>
            </text:list-header>
          </text:list>
          <draw:enhanced-geometry svg:viewBox="0 0 21600 21600" draw:text-areas="800 800 20800 20800" draw:type="round-rectangular-callout" draw:modifiers="-7080 26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67" smil:attributeName="visibility" smil:to="visible"/>
                  <anim:transitionFilter smil:dur="0.5s" smil:targetElement="id3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368" smil:attributeName="visibility" smil:to="visible"/>
                  <anim:transitionFilter smil:dur="0.5s" smil:targetElement="id368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69" smil:attributeName="visibility" smil:to="visible"/>
                  <anim:transitionFilter smil:dur="0.5s" smil:targetElement="id3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0;width" smil:keyTimes="0;1"/>
                  <anim:animate smil:dur="0.5s" smil:fill="hold" smil:targetElement="id37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71" smil:attributeName="visibility" smil:to="visible"/>
                  <anim:transitionFilter smil:dur="0.5s" smil:targetElement="id371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0;width" smil:keyTimes="0;1"/>
                  <anim:animate smil:dur="0.5s" smil:fill="hold" smil:targetElement="id37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373" smil:attributeName="visibility" smil:to="visible"/>
                  <anim:transitionFilter smil:dur="0.5s" smil:targetElement="id373" smil:type="barnDoo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cm">
          <text:list text:style-name="L1">
            <text:list-header>
              <text:p text:style-name="P21"><text:span text:style-name="T13">4</text:span><text:span text:style-name="T16">、求字符串长度的函数 <text:s/></text:span><text:span text:style-name="T13">strlen (str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94" draw:text-style-name="P22" xml:id="id375" draw:id="id375" draw:layer="layout" svg:width="10.16cm" svg:height="1.364cm" svg:x="12.912cm" svg:y="3.598cm">
          <text:list text:style-name="L7">
            <text:list-header>
              <text:p text:style-name="P21"><text:span text:style-name="T33">长度不包括‘</text:span><text:span text:style-name="T30">\0’</text:span><text:span text:style-name="T33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" draw:text-style-name="P134" xml:id="id374" draw:id="id374" draw:layer="layout" svg:width="25.4cm" svg:height="3.379cm" svg:x="0cm" svg:y="1.693cm">
          <text:list text:style-name="L1">
            <text:list-header>
              <text:p text:style-name="P133"><text:span text:style-name="T16">函数参数为数组名，返回值为数组首字母到</text:span><text:span text:style-name="T33">‘</text:span><text:span text:style-name="T30">\0’</text:span><text:span text:style-name="T16">的长度。并非数组在内存中空间的大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" draw:text-style-name="P22" xml:id="id376" draw:id="id376" draw:layer="layout" svg:width="11.853cm" svg:height="5.204cm" svg:x="0.635cm" svg:y="5.927cm">
          <text:list text:style-name="L1">
            <text:list-header>
              <text:p text:style-name="P21"><text:span text:style-name="T13">char <text:s/>s[80];</text:span></text:p>
              <text:p text:style-name="P21"><text:span text:style-name="T13">strcpy(s, “abcd”);</text:span></text:p>
              <text:p text:style-name="P21"><text:span text:style-name="T13">cout&lt;&lt;strlen(s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95" draw:text-style-name="P22" xml:id="id377" draw:id="id377" draw:layer="layout" svg:width="5.503cm" svg:height="1.364cm" svg:x="12.277cm" svg:y="9.737cm">
          <text:list text:style-name="L4">
            <text:list-header>
              <text:p text:style-name="P21"><text:span text:style-name="T17">输出： <text:s/></text:span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7" xml:id="id378" draw:id="id378">
          <draw:custom-shape draw:name="Rectangle 18" draw:style-name="gr396" draw:text-style-name="P14" draw:layer="layout" svg:width="1.574cm" svg:height="1.243cm" svg:x="23.128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397" draw:text-style-name="P14" draw:layer="layout" svg:width="1.568cm" svg:height="1.243cm" svg:x="21.559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396" draw:text-style-name="P14" draw:layer="layout" svg:width="1.574cm" svg:height="1.243cm" svg:x="19.984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398" draw:text-style-name="P14" draw:layer="layout" svg:width="1.563cm" svg:height="1.243cm" svg:x="18.42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399" draw:text-style-name="P14" draw:layer="layout" svg:width="1.573cm" svg:height="1.243cm" svg:x="16.847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400" draw:text-style-name="P14" draw:layer="layout" svg:width="1.569cm" svg:height="1.243cm" svg:x="15.277cm" svg:y="14.605cm">
            <text:list text:style-name="L7">
              <text:list-header>
                <text:p text:style-name="P15"><text:span text:style-name="T30">‘</text:span><text:span text:style-name="T30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401" draw:text-style-name="P14" draw:layer="layout" svg:width="1.573cm" svg:height="1.243cm" svg:x="13.703cm" svg:y="14.605cm">
            <text:list text:style-name="L7">
              <text:list-header>
                <text:p text:style-name="P15"><text:span text:style-name="T30">‘</text:span><text:span text:style-name="T30">\0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396" draw:text-style-name="P14" draw:layer="layout" svg:width="1.574cm" svg:height="1.243cm" svg:x="12.129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402" draw:text-style-name="P14" draw:layer="layout" svg:width="1.568cm" svg:height="1.243cm" svg:x="10.56cm" svg:y="14.605cm">
            <text:list text:style-name="L7">
              <text:list-header>
                <text:p text:style-name="P15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396" draw:text-style-name="P14" draw:layer="layout" svg:width="1.574cm" svg:height="1.243cm" svg:x="8.985cm" svg:y="14.605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403" draw:text-style-name="P14" draw:layer="layout" svg:width="1.562cm" svg:height="1.243cm" svg:x="7.423cm" svg:y="14.605cm">
            <text:list text:style-name="L4">
              <text:list-header>
                <text:p text:style-name="P15"><text:span text:style-name="T19">‘</text:span><text:span text:style-name="T19">\0</text:span><text:span text:style-name="T34">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404" draw:text-style-name="P14" draw:layer="layout" svg:width="1.574cm" svg:height="1.243cm" svg:x="5.848cm" svg:y="14.605cm">
            <text:list text:style-name="L4">
              <text:list-header>
                <text:p text:style-name="P15"><text:span text:style-name="T1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405" draw:text-style-name="P14" draw:layer="layout" svg:width="1.568cm" svg:height="1.243cm" svg:x="4.279cm" svg:y="14.605cm">
            <text:list text:style-name="L4">
              <text:list-header>
                <text:p text:style-name="P15"><text:span text:style-name="T19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406" draw:text-style-name="P14" draw:layer="layout" svg:width="1.574cm" svg:height="1.243cm" svg:x="2.704cm" svg:y="14.605cm">
            <text:list text:style-name="L4">
              <text:list-header>
                <text:p text:style-name="P15"><text:span text:style-name="T19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2" draw:style-name="gr17" draw:text-style-name="P16" draw:layer="layout" svg:x1="2.704cm" svg:y1="14.605cm" svg:x2="24.701cm" svg:y2="14.605cm">
            <text:p/>
          </draw:line>
          <draw:line draw:name="Line 33" draw:style-name="gr17" draw:text-style-name="P16" draw:layer="layout" svg:x1="2.704cm" svg:y1="15.848cm" svg:x2="24.701cm" svg:y2="15.848cm">
            <text:p/>
          </draw:line>
          <draw:line draw:name="Line 34" draw:style-name="gr17" draw:text-style-name="P16" draw:layer="layout" svg:x1="2.704cm" svg:y1="14.605cm" svg:x2="2.704cm" svg:y2="15.848cm">
            <text:p/>
          </draw:line>
          <draw:line draw:name="Line 35" draw:style-name="gr18" draw:text-style-name="P16" draw:layer="layout" svg:x1="4.279cm" svg:y1="14.605cm" svg:x2="4.279cm" svg:y2="15.848cm">
            <text:p/>
          </draw:line>
          <draw:line draw:name="Line 36" draw:style-name="gr18" draw:text-style-name="P16" draw:layer="layout" svg:x1="5.848cm" svg:y1="14.605cm" svg:x2="5.848cm" svg:y2="15.848cm">
            <text:p/>
          </draw:line>
          <draw:line draw:name="Line 37" draw:style-name="gr18" draw:text-style-name="P16" draw:layer="layout" svg:x1="7.423cm" svg:y1="14.605cm" svg:x2="7.423cm" svg:y2="15.848cm">
            <text:p/>
          </draw:line>
          <draw:line draw:name="Line 38" draw:style-name="gr18" draw:text-style-name="P16" draw:layer="layout" svg:x1="8.985cm" svg:y1="14.605cm" svg:x2="8.985cm" svg:y2="15.848cm">
            <text:p/>
          </draw:line>
          <draw:line draw:name="Line 39" draw:style-name="gr18" draw:text-style-name="P16" draw:layer="layout" svg:x1="10.56cm" svg:y1="14.605cm" svg:x2="10.56cm" svg:y2="15.848cm">
            <text:p/>
          </draw:line>
          <draw:line draw:name="Line 40" draw:style-name="gr18" draw:text-style-name="P16" draw:layer="layout" svg:x1="12.129cm" svg:y1="14.605cm" svg:x2="12.129cm" svg:y2="15.848cm">
            <text:p/>
          </draw:line>
          <draw:line draw:name="Line 41" draw:style-name="gr18" draw:text-style-name="P16" draw:layer="layout" svg:x1="13.703cm" svg:y1="14.605cm" svg:x2="13.703cm" svg:y2="15.848cm">
            <text:p/>
          </draw:line>
          <draw:line draw:name="Line 42" draw:style-name="gr18" draw:text-style-name="P16" draw:layer="layout" svg:x1="15.277cm" svg:y1="14.605cm" svg:x2="15.277cm" svg:y2="15.848cm">
            <text:p/>
          </draw:line>
          <draw:line draw:name="Line 43" draw:style-name="gr18" draw:text-style-name="P16" draw:layer="layout" svg:x1="16.847cm" svg:y1="14.605cm" svg:x2="16.847cm" svg:y2="15.848cm">
            <text:p/>
          </draw:line>
          <draw:line draw:name="Line 44" draw:style-name="gr18" draw:text-style-name="P16" draw:layer="layout" svg:x1="18.42cm" svg:y1="14.605cm" svg:x2="18.42cm" svg:y2="15.848cm">
            <text:p/>
          </draw:line>
          <draw:line draw:name="Line 45" draw:style-name="gr18" draw:text-style-name="P16" draw:layer="layout" svg:x1="19.984cm" svg:y1="14.605cm" svg:x2="19.984cm" svg:y2="15.848cm">
            <text:p/>
          </draw:line>
          <draw:line draw:name="Line 46" draw:style-name="gr18" draw:text-style-name="P16" draw:layer="layout" svg:x1="21.559cm" svg:y1="14.605cm" svg:x2="21.559cm" svg:y2="15.848cm">
            <text:p/>
          </draw:line>
          <draw:line draw:name="Line 47" draw:style-name="gr18" draw:text-style-name="P16" draw:layer="layout" svg:x1="23.128cm" svg:y1="14.605cm" svg:x2="23.128cm" svg:y2="15.848cm">
            <text:p/>
          </draw:line>
          <draw:line draw:name="Line 48" draw:style-name="gr17" draw:text-style-name="P16" draw:layer="layout" svg:x1="24.702cm" svg:y1="14.605cm" svg:x2="24.702cm" svg:y2="15.848cm">
            <text:p/>
          </draw:line>
          <draw:custom-shape draw:name="Text Box 49" draw:style-name="gr5" draw:text-style-name="P39" draw:layer="layout" svg:width="2.069cm" svg:height="1.178cm" svg:x="0.635cm" svg:y="14.605cm">
            <text:list text:style-name="L1">
              <text:list-header>
                <text:p text:style-name="P38"><text:span text:style-name="T20">str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50" draw:style-name="gr407" draw:text-style-name="P22" xml:id="id380" draw:id="id380" draw:layer="layout" svg:width="5.503cm" svg:height="1.364cm" svg:x="13.335cm" svg:y="16.51cm">
          <text:list text:style-name="L4">
            <text:list-header>
              <text:p text:style-name="P21"><text:span text:style-name="T17">输出： <text:s/></text:span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408" draw:text-style-name="P22" xml:id="id379" draw:id="id379" draw:layer="layout" svg:width="11.853cm" svg:height="1.364cm" svg:x="0.635cm" svg:y="16.51cm">
          <text:list text:style-name="L4">
            <text:list-header>
              <text:p text:style-name="P21"><text:span text:style-name="T19">cout&lt;&lt;strlen(str1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5" draw:text-style-name="P22" xml:id="id381" draw:id="id381" draw:layer="layout" svg:width="11.853cm" svg:height="1.364cm" svg:x="0.635cm" svg:y="11.642cm">
          <text:list text:style-name="L1">
            <text:list-header>
              <text:p text:style-name="P21"><text:span text:style-name="T13">cout&lt;&lt;</text:span><text:span text:style-name="T19">siziof</text:span><text:span text:style-name="T13">(s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409" draw:text-style-name="P22" xml:id="id382" draw:id="id382" draw:layer="layout" svg:width="5.503cm" svg:height="1.364cm" svg:x="12.277cm" svg:y="11.642cm">
          <text:list text:style-name="L4">
            <text:list-header>
              <text:p text:style-name="P21"><text:span text:style-name="T17">输出： <text:s/></text:span><text:span text:style-name="T19">8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4" smil:attributeName="visibility" smil:to="visible"/>
                  <anim:transitionFilter smil:dur="0.5s" smil:targetElement="id3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5" smil:attributeName="visibility" smil:to="visible"/>
                  <anim:transitionFilter smil:dur="0.5s" smil:targetElement="id3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6" smil:attributeName="visibility" smil:to="visible"/>
                  <anim:transitionFilter smil:dur="0.5s" smil:targetElement="id3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7" smil:attributeName="visibility" smil:to="visible"/>
                  <anim:transitionFilter smil:dur="0.5s" smil:targetElement="id3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78" smil:attributeName="visibility" smil:to="visible"/>
                  <anim:transitionFilter smil:dur="0.5s" smil:targetElement="id3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9" smil:attributeName="visibility" smil:to="visible"/>
                  <anim:transitionFilter smil:dur="0.5s" smil:targetElement="id3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0" smil:attributeName="visibility" smil:to="visible"/>
                  <anim:transitionFilter smil:dur="0.5s" smil:targetElement="id3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1" smil:attributeName="visibility" smil:to="visible"/>
                  <anim:transitionFilter smil:dur="0.5s" smil:targetElement="id3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2" smil:attributeName="visibility" smil:to="visible"/>
                  <anim:transitionFilter smil:dur="0.5s" smil:targetElement="id38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draw:layer="layout" svg:width="15.663cm" svg:height="3.284cm" svg:x="0.635cm" svg:y="0.635cm">
          <text:list text:style-name="L1">
            <text:list-header>
              <text:p text:style-name="P21"><text:span text:style-name="T13">char <text:s/></text:span><text:span text:style-name="T13">str1[20]={“</text:span><text:span text:style-name="T13">CHINA”};</text:span></text:p>
              <text:p text:style-name="P21"><text:span text:style-name="T13">cout&lt;&lt;strle</text:span><text:span text:style-name="T13">n </text:span><text:span text:style-name="T13">(str1)&lt;&lt;en</text:span><text:span text:style-name="T13">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10" draw:text-style-name="P22" xml:id="id383" draw:id="id383" draw:layer="layout" svg:width="8.679cm" svg:height="1.364cm" svg:x="15.663cm" svg:y="2.54cm">
          <text:list text:style-name="L4">
            <text:list-header>
              <text:p text:style-name="P21"><text:span text:style-name="T17">输出：</text:span><text:span text:style-name="T1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2" xml:id="id388" draw:id="id388" draw:layer="layout" svg:width="13.123cm" svg:height="3.284cm" svg:x="0.847cm" svg:y="13.97cm">
          <text:list text:style-name="L1">
            <text:list-header>
              <text:p text:style-name="P21"><text:span text:style-name="T13">char <text:s/>sp[ ]={“\x69\082”};</text:span></text:p>
              <text:p text:style-name="P21"><text:span text:style-name="T13">cout&lt;&lt;strlen (sp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11" draw:text-style-name="P22" xml:id="id385" draw:id="id385" draw:layer="layout" svg:width="5.503cm" svg:height="1.364cm" svg:x="15.452cm" svg:y="7.408cm">
          <text:list text:style-name="L4">
            <text:list-header>
              <text:p text:style-name="P21"><text:span text:style-name="T17">输出：</text:span><text:span text:style-name="T1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22" xml:id="id386" draw:id="id386" draw:layer="layout" svg:width="15.028cm" svg:height="3.284cm" svg:x="0.635cm" svg:y="10.16cm">
          <text:list text:style-name="L1">
            <text:list-header>
              <text:p text:style-name="P21"><text:span text:style-name="T13">char <text:s/>sp[ ]={“\t\v\\\0will\n”};</text:span></text:p>
              <text:p text:style-name="P21"><text:span text:style-name="T13">cout&lt;&lt;strlen (sp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12" draw:text-style-name="P22" xml:id="id387" draw:id="id387" draw:layer="layout" svg:width="8.678cm" svg:height="1.364cm" svg:x="15.875cm" svg:y="11.853cm">
          <text:list text:style-name="L4">
            <text:list-header>
              <text:p text:style-name="P21"><text:span text:style-name="T17">输出：</text:span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13" draw:text-style-name="P22" xml:id="id384" draw:id="id384" draw:layer="layout" svg:width="16.087cm" svg:height="3.284cm" svg:x="0.423cm" svg:y="5.715cm">
          <text:list text:style-name="L7">
            <text:list-header>
              <text:p text:style-name="P21"><text:span text:style-name="T30">char <text:s/>str1[20]={“a book”};</text:span></text:p>
              <text:p text:style-name="P21"><text:span text:style-name="T30">cout&lt;&lt;strlen (str1)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14" draw:text-style-name="P22" xml:id="id389" draw:id="id389" draw:layer="layout" svg:width="6.985cm" svg:height="1.364cm" svg:x="14.817cm" svg:y="15.663cm">
          <text:list text:style-name="L4">
            <text:list-header>
              <text:p text:style-name="P21"><text:span text:style-name="T17">输出：</text:span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3" smil:attributeName="visibility" smil:to="visible"/>
                  <anim:transitionFilter smil:dur="0.5s" smil:targetElement="id38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84" smil:attributeName="visibility" smil:to="visible"/>
                  <anim:transitionFilter smil:dur="0.5s" smil:targetElement="id38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5" smil:attributeName="visibility" smil:to="visible"/>
                  <anim:transitionFilter smil:dur="0.5s" smil:targetElement="id38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86" smil:attributeName="visibility" smil:to="visible"/>
                  <anim:transitionFilter smil:dur="0.5s" smil:targetElement="id38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7" smil:attributeName="visibility" smil:to="visible"/>
                  <anim:transitionFilter smil:dur="0.5s" smil:targetElement="id38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88" smil:attributeName="visibility" smil:to="visible"/>
                  <anim:transitionFilter smil:dur="0.5s" smil:targetElement="id38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9" smil:attributeName="visibility" smil:to="visible"/>
                  <anim:transitionFilter smil:dur="0.5s" smil:targetElement="id38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847cm">
          <text:list text:style-name="L1">
            <text:list-header>
              <text:p text:style-name="P8"><text:span text:style-name="T4">5</text:span><text:span text:style-name="T5">、 </text:span><text:span text:style-name="T4">strlwr (str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25.4cm" svg:height="1.55cm" svg:x="0cm" svg:y="3.387cm">
          <text:list text:style-name="L1">
            <text:list-header>
              <text:p text:style-name="P8"><text:span text:style-name="T5">将</text:span><text:span text:style-name="T4">str1</text:span><text:span text:style-name="T5">中的大写字母转换成小写字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draw:layer="layout" svg:width="25.4cm" svg:height="1.55cm" svg:x="0cm" svg:y="5.927cm">
          <text:list text:style-name="L1">
            <text:list-header>
              <text:p text:style-name="P8"><text:span text:style-name="T4">6</text:span><text:span text:style-name="T5">、 </text:span><text:span text:style-name="T4">stru</text:span><text:span text:style-name="T4">pr </text:span><text:span text:style-name="T4">(str</text:span><text:span text:style-name="T4">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9" draw:layer="layout" svg:width="25.4cm" svg:height="1.55cm" svg:x="0cm" svg:y="9.102cm">
          <text:list text:style-name="L1">
            <text:list-header>
              <text:p text:style-name="P8"><text:span text:style-name="T5">将</text:span><text:span text:style-name="T4">str1</text:span><text:span text:style-name="T5">中的</text:span><text:span text:style-name="T5">小写</text:span><text:span text:style-name="T5">字母</text:span><text:span text:style-name="T5">转换</text:span><text:span text:style-name="T5">成大</text:span><text:span text:style-name="T5">写字</text:span><text:span text:style-name="T5">母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36" draw:layer="layout" svg:width="24.977cm" svg:height="6.472cm" svg:x="0cm" svg:y="0cm">
          <text:list text:style-name="L1">
            <text:list-header>
              <text:p text:style-name="P135"><text:span text:style-name="T13">7</text:span><text:span text:style-name="T16">、函数</text:span><text:span text:style-name="T13">strncmp(</text:span><text:span text:style-name="T16">字符串</text:span><text:span text:style-name="T13">1,</text:span><text:span text:style-name="T16">字符串</text:span><text:span text:style-name="T13">2 , maxlen)</text:span></text:p>
              <text:p text:style-name="P135"><text:span text:style-name="T16">函数原型为</text:span><text:span text:style-name="T13">: </text:span></text:p>
              <text:p text:style-name="P135"><text:span text:style-name="T13">int <text:s/>strncmp(char str1[ ], char </text:span><text:span text:style-name="T13">str2[ ],int 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15" draw:text-style-name="P138" xml:id="id390" draw:id="id390" draw:layer="layout" svg:width="23.283cm" svg:height="1.72cm" svg:x="0cm" svg:y="6.35cm">
          <text:list text:style-name="L4">
            <text:list-header>
              <text:p text:style-name="P137"><text:span text:style-name="T17">第三个参数为正整数，它限定了至多比较的字符个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34" xml:id="id391" draw:id="id391" draw:layer="layout" svg:width="24.554cm" svg:height="3.379cm" svg:x="0.423cm" svg:y="8.255cm">
          <text:list text:style-name="L1">
            <text:list-header>
              <text:p text:style-name="P133"><text:span text:style-name="T16">若字符串</text:span><text:span text:style-name="T13">1</text:span><text:span text:style-name="T16">或字符串</text:span><text:span text:style-name="T13">2</text:span><text:span text:style-name="T16">的长度小于</text:span><text:span text:style-name="T13">maxlen</text:span><text:span text:style-name="T16">的值时，函数的功能与</text:span><text:span text:style-name="T13">strcmp( )</text:span><text:span text:style-name="T16">相同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16" draw:text-style-name="P134" xml:id="id392" draw:id="id392" draw:layer="layout" svg:width="24.554cm" svg:height="3.379cm" svg:x="0.423cm" svg:y="11.853cm">
          <text:list text:style-name="L3">
            <text:list-header>
              <text:p text:style-name="P133"><text:span text:style-name="T43">当二个字符串的长度均大于</text:span><text:span text:style-name="T18">maxlen</text:span><text:span text:style-name="T43">的值时，</text:span><text:span text:style-name="T18">maxlen</text:span><text:span text:style-name="T43">为至多要比较的字符个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136" xml:id="id393" draw:id="id393" draw:layer="layout" svg:width="23.283cm" svg:height="1.72cm" svg:x="0cm" svg:y="15.663cm">
          <text:list text:style-name="L1">
            <text:list-header>
              <text:p text:style-name="P135"><text:span text:style-name="T13">cout&lt;&lt;strncmp(“China”,“Chifjsl;kf”,3)&lt;&lt;‘\n’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17" draw:text-style-name="P22" xml:id="id394" draw:id="id394" draw:layer="layout" svg:width="6.985cm" svg:height="1.364cm" svg:x="14.817cm" svg:y="14.182cm">
          <text:list text:style-name="L4">
            <text:list-header>
              <text:p text:style-name="P21"><text:span text:style-name="T17">输出：</text:span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0" smil:attributeName="visibility" smil:to="visible"/>
                  <anim:transitionFilter smil:dur="0.5s" smil:targetElement="id3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1" smil:attributeName="visibility" smil:to="visible"/>
                  <anim:transitionFilter smil:dur="0.5s" smil:targetElement="id3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2" smil:attributeName="visibility" smil:to="visible"/>
                  <anim:transitionFilter smil:dur="0.5s" smil:targetElement="id3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3" smil:attributeName="visibility" smil:to="visible"/>
                  <anim:transitionFilter smil:dur="0.5s" smil:targetElement="id3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4" smil:attributeName="visibility" smil:to="visible"/>
                  <anim:transitionFilter smil:dur="0.5s" smil:targetElement="id39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18" draw:text-style-name="P138" xml:id="id395" draw:id="id395" draw:layer="layout" svg:width="23.283cm" svg:height="1.72cm" svg:x="0cm" svg:y="5.927cm">
          <text:list text:style-name="L4">
            <text:list-header>
              <text:p text:style-name="P137"><text:span text:style-name="T17">第三个参数为正整数，它限定了至多拷贝的字符个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34" xml:id="id396" draw:id="id396" draw:layer="layout" svg:width="24.977cm" svg:height="3.379cm" svg:x="0cm" svg:y="8.255cm">
          <text:list text:style-name="L1">
            <text:list-header>
              <text:p text:style-name="P133"><text:span text:style-name="T16">若</text:span><text:span text:style-name="T17">字符串</text:span><text:span text:style-name="T19">2</text:span><text:span text:style-name="T16">的长度小于</text:span><text:span text:style-name="T13">maxlen</text:span><text:span text:style-name="T16">的值时，函数的功能与</text:span><text:span text:style-name="T13">strcpy( )</text:span><text:span text:style-name="T16">相同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19" draw:text-style-name="P134" xml:id="id397" draw:id="id397" draw:layer="layout" svg:width="24.977cm" svg:height="3.379cm" svg:x="0cm" svg:y="11.853cm">
          <text:list text:style-name="L3">
            <text:list-header>
              <text:p text:style-name="P133"><text:span text:style-name="T43">当字符串</text:span><text:span text:style-name="T18">2</text:span><text:span text:style-name="T43">的长度大于</text:span><text:span text:style-name="T18">maxlen</text:span><text:span text:style-name="T43">的值时，</text:span><text:span text:style-name="T18">maxlen</text:span><text:span text:style-name="T43">为至多要拷贝的字符个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" draw:text-style-name="P123" draw:layer="layout" svg:width="25.4cm" svg:height="5.05cm" svg:x="0cm" svg:y="0.635cm">
          <text:list text:style-name="L1">
            <text:list-header>
              <text:p text:style-name="P122"><text:span text:style-name="T13">8</text:span><text:span text:style-name="T16">、函数</text:span><text:span text:style-name="T13">strncpy(</text:span><text:span text:style-name="T16">字符数组名</text:span><text:span text:style-name="T13">1, </text:span><text:span text:style-name="T16">字符串</text:span><text:span text:style-name="T13">2, maxlen)</text:span></text:p>
              <text:p text:style-name="P122"><text:span text:style-name="T16">函数原型为</text:span><text:span text:style-name="T13">:</text:span></text:p>
              <text:p text:style-name="P122"><text:span text:style-name="T13"><text:s/></text:span><text:span text:style-name="T13">void strncmp(char str1[ ], char str2[ ],int m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5" smil:attributeName="visibility" smil:to="visible"/>
                  <anim:transitionFilter smil:dur="0.5s" smil:targetElement="id3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6" smil:attributeName="visibility" smil:to="visible"/>
                  <anim:transitionFilter smil:dur="0.5s" smil:targetElement="id3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7" smil:attributeName="visibility" smil:to="visible"/>
                  <anim:transitionFilter smil:dur="0.5s" smil:targetElement="id39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" draw:text-style-name="P89" draw:layer="layout" svg:width="21.59cm" svg:height="9.655cm" svg:x="0.635cm" svg:y="1.693cm">
          <text:list text:style-name="L1">
            <text:list-header>
              <text:p text:style-name="P88"><text:span text:style-name="T4">char </text:span><text:span text:style-name="T4">s[90],s1</text:span><text:span text:style-name="T4">[90];</text:span></text:p>
              <text:p text:style-name="P88"><text:span text:style-name="T4">strncpy</text:span><text:span text:style-name="T4">(s,"abc</text:span><text:span text:style-name="T4">dssfsdf</text:span><text:span text:style-name="T4">k",3); </text:span><text:span text:style-name="T4"><text:tab/></text:span><text:span text:style-name="T4"><text:tab/></text:span><text:span text:style-name="T4">//A</text:span></text:p>
              <text:p text:style-name="P88"><text:span text:style-name="T4">strncpy</text:span><text:span text:style-name="T4">(s1,"ab</text:span><text:span text:style-name="T4">cdef " , </text:span><text:span text:style-name="T4">90);</text:span><text:span text:style-name="T4"><text:tab/></text:span><text:span text:style-name="T4">//B</text:span></text:p>
              <text:p text:style-name="P88"><text:span text:style-name="T4">cout&lt;&lt;s</text:span><text:span text:style-name="T4">&lt;&lt;endl;</text:span></text:p>
              <text:p text:style-name="P88"><text:span text:style-name="T4">cout&lt;&lt;s</text:span><text:span text:style-name="T4">1&lt;&lt;end</text:span><text:span text:style-name="T4">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" draw:style-name="gr420" draw:text-style-name="P22" xml:id="id398" draw:id="id398" draw:layer="layout" svg:width="6.985cm" svg:height="1.364cm" svg:x="10.16cm" svg:y="7.832cm">
          <text:list text:style-name="L4">
            <text:list-header>
              <text:p text:style-name="P21"><text:span text:style-name="T17">输出：</text:span><text:span text:style-name="T19">a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21" draw:text-style-name="P22" xml:id="id399" draw:id="id399" draw:layer="layout" svg:width="6.985cm" svg:height="1.364cm" svg:x="10.16cm" svg:y="9.948cm">
          <text:list text:style-name="L4">
            <text:list-header>
              <text:p text:style-name="P21"><text:span text:style-name="T17">输出：</text:span><text:span text:style-name="T19">abcd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22" draw:text-style-name="P140" xml:id="id401" draw:id="id401" draw:layer="layout" svg:width="25.4cm" svg:height="3.851cm" svg:x="0cm" svg:y="12.7cm">
          <text:list text:style-name="L5">
            <text:list-header>
              <text:p text:style-name="P139"><text:span text:style-name="T25">注意，二字符串之间不能直接进行比较</text:span><text:span text:style-name="T70">, </text:span><text:span text:style-name="T25">赋值等操作</text:span><text:span text:style-name="T70">, </text:span><text:span text:style-name="T25">这些操作必须通过字符串函数来实现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423" draw:text-style-name="P13" xml:id="id400" draw:id="id400" draw:layer="layout" svg:width="5.503cm" svg:height="1.482cm" svg:x="3.387cm" svg:y="0cm">
          <text:list text:style-name="L5">
            <text:list-header>
              <text:p text:style-name="P12"><text:span text:style-name="T12">空间足够大</text:span></text:p>
            </text:list-header>
          </text:list>
          <draw:enhanced-geometry svg:viewBox="0 0 21600 21600" draw:text-areas="800 800 20800 20800" draw:type="round-rectangular-callout" draw:modifiers="5002 30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8" smil:attributeName="visibility" smil:to="visible"/>
                  <anim:transitionFilter smil:dur="0.5s" smil:targetElement="id3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9" smil:attributeName="visibility" smil:to="visible"/>
                  <anim:transitionFilter smil:dur="0.5s" smil:targetElement="id39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00" smil:attributeName="visibility" smil:to="visible"/>
                  <anim:transitionFilter smil:dur="0.5s" smil:targetElement="id40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401" smil:attributeName="visibility" smil:to="visible"/>
                  <anim:transitionFilter smil:dur="0.5s" smil:targetElement="id401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5.4cm" svg:height="1.55cm" svg:x="0cm" svg:y="0.847cm">
          <text:list text:style-name="L1">
            <text:list-header>
              <text:p text:style-name="P8"><text:span text:style-name="T5">输入三个字符串按大小输出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16.933cm" svg:height="1.55cm" svg:x="0cm" svg:y="4.868cm">
          <text:list text:style-name="L1">
            <text:list-header>
              <text:p text:style-name="P8"><text:span text:style-name="T5">输入</text:span><text:span text:style-name="T4">n</text:span><text:span text:style-name="T5">个字符串按大小输出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" draw:text-style-name="P95" draw:layer="layout" svg:width="14.182cm" svg:height="6.887cm" svg:x="0.423cm" svg:y="0cm">
          <text:list text:style-name="L1">
            <text:list-header>
              <text:p text:style-name="P94"><text:span text:style-name="T20">void </text:span><text:span text:style-name="T20">changed(cha</text:span><text:span text:style-name="T20">r str1[],char </text:span><text:span text:style-name="T20">str2[])</text:span></text:p>
              <text:p text:style-name="P94"><text:span text:style-name="T20">{char </text:span><text:span text:style-name="T20">str3[80];</text:span></text:p>
              <text:p text:style-name="P94"><text:span text:style-name="T20"><text:s/></text:span><text:span text:style-name="T20">strcpy(str3,st</text:span><text:span text:style-name="T20">r1);</text:span></text:p>
              <text:p text:style-name="P94"><text:span text:style-name="T20"><text:s/></text:span><text:span text:style-name="T20">strcpy(str1,st</text:span><text:span text:style-name="T20">r2);</text:span></text:p>
              <text:p text:style-name="P94"><text:span text:style-name="T20"><text:s/></text:span><text:span text:style-name="T20">strcpy(str2,st</text:span><text:span text:style-name="T20">r3);</text:span></text:p>
              <text:p text:style-name="P94"><text:span text:style-name="T2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24" draw:text-style-name="P95" draw:layer="layout" svg:width="15.875cm" svg:height="13.619cm" svg:x="8.467cm" svg:y="4.233cm">
          <text:list text:style-name="L2">
            <text:list-header>
              <text:p text:style-name="P94"><text:span text:style-name="T46">void main(void)</text:span></text:p>
              <text:p text:style-name="P94"><text:span text:style-name="T46">{char s1[80],s2[80],s3[80];</text:span></text:p>
              <text:p text:style-name="P94"><text:span text:style-name="T46"><text:s/></text:span><text:span text:style-name="T46">cout&lt;&lt;"Input 3 strings:\n";</text:span></text:p>
              <text:p text:style-name="P94"><text:span text:style-name="T46"><text:s/></text:span><text:span text:style-name="T46">cin.getline(s1);</text:span></text:p>
              <text:p text:style-name="P94"><text:span text:style-name="T46"><text:s/></text:span><text:span text:style-name="T46">cin.getline(s2);</text:span></text:p>
              <text:p text:style-name="P94"><text:span text:style-name="T46"><text:s/></text:span><text:span text:style-name="T46">cin.getline(s3);</text:span></text:p>
              <text:p text:style-name="P94"><text:span text:style-name="T46"><text:s/></text:span><text:span text:style-name="T46">if(strcmp(s1,s2)&gt;0) changed(s1,s2);</text:span></text:p>
              <text:p text:style-name="P94"><text:span text:style-name="T46"><text:s/></text:span><text:span text:style-name="T46">if(strcmp(s1,s3)&gt;0) changed(s1,s3);</text:span></text:p>
              <text:p text:style-name="P94"><text:span text:style-name="T46"><text:s/></text:span><text:span text:style-name="T46">if(strcmp(s2,s3)&gt;0)changed(s2,s3);</text:span></text:p>
              <text:p text:style-name="P94"><text:span text:style-name="T46"><text:s/></text:span><text:span text:style-name="T46">cout&lt;&lt;"sorted:"&lt;&lt;endl&lt;&lt;endl;</text:span></text:p>
              <text:p text:style-name="P94"><text:span text:style-name="T46"><text:s/></text:span><text:span text:style-name="T46">cout&lt;&lt;s1&lt;&lt;endl&lt;&lt;s2&lt;&lt;endl&lt;&lt;s3&lt;&lt;endl;</text:span></text:p>
              <text:p text:style-name="P94"><text:span text:style-name="T4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" draw:text-style-name="P95" draw:layer="layout" svg:width="14.182cm" svg:height="6.887cm" svg:x="0cm" svg:y="0.423cm">
          <text:list text:style-name="L1">
            <text:list-header>
              <text:p text:style-name="P94"><text:span text:style-name="T20">void changed(char str1[],char str2[])</text:span></text:p>
              <text:p text:style-name="P94"><text:span text:style-name="T20">{char str3[80];</text:span></text:p>
              <text:p text:style-name="P94"><text:span text:style-name="T20"><text:s/></text:span><text:span text:style-name="T20">strcpy(str3,str1);</text:span></text:p>
              <text:p text:style-name="P94"><text:span text:style-name="T20"><text:s/></text:span><text:span text:style-name="T20">strcpy(str1,str2);</text:span></text:p>
              <text:p text:style-name="P94"><text:span text:style-name="T20"><text:s/></text:span><text:span text:style-name="T20">strcpy(str2,str3);</text:span></text:p>
              <text:p text:style-name="P94"><text:span text:style-name="T2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" draw:style-name="gr425" draw:text-style-name="P95" draw:layer="layout" svg:width="16.934cm" svg:height="16.404cm" svg:x="7.408cm" svg:y="2.328cm">
          <text:list text:style-name="L2">
            <text:list-header>
              <text:p text:style-name="P94"><text:span text:style-name="T46">void main(void)</text:span></text:p>
              <text:p text:style-name="P78"><text:span text:style-name="T46">{</text:span><text:span text:style-name="T30">char ss[10][80];</text:span></text:p>
              <text:p text:style-name="P94"><text:span text:style-name="T46"><text:s/></text:span><text:span text:style-name="T46">int i,j;</text:span></text:p>
              <text:p text:style-name="P94"><text:span text:style-name="T46"><text:s/></text:span><text:span text:style-name="T46">cout&lt;&lt;"Input 10 strings:\n";</text:span></text:p>
              <text:p text:style-name="P94"><text:span text:style-name="T46"><text:s/></text:span><text:span text:style-name="T46">for(i=0;i&lt;10;i++)</text:span></text:p>
              <text:p text:style-name="P78"><text:span text:style-name="T46"><text:tab/></text:span><text:span text:style-name="T30">cin.getline (ss[i],80);</text:span></text:p>
              <text:p text:style-name="P94"><text:span text:style-name="T46"><text:s/></text:span><text:span text:style-name="T46">for(i=0;i&lt;9;i++)</text:span></text:p>
              <text:p text:style-name="P94"><text:span text:style-name="T46"><text:tab/></text:span><text:span text:style-name="T46">for(j=0;j&lt;9-i;j++)</text:span></text:p>
              <text:p text:style-name="P94"><text:span text:style-name="T46"><text:tab/></text:span><text:span text:style-name="T46"><text:tab/></text:span><text:span text:style-name="T46">if(strcmp(</text:span><text:span text:style-name="T30">ss[j],ss[j+1]</text:span><text:span text:style-name="T46">)&gt;0)</text:span></text:p>
              <text:p text:style-name="P94"><text:span text:style-name="T46"><text:tab/></text:span><text:span text:style-name="T46"><text:tab/></text:span><text:span text:style-name="T46"><text:tab/></text:span><text:span text:style-name="T46">changed(ss[j],ss[j+1]);</text:span></text:p>
              <text:p text:style-name="P94"><text:span text:style-name="T46"><text:s/></text:span><text:span text:style-name="T46">cout&lt;&lt;"sorted:"&lt;&lt;endl&lt;&lt;endl;</text:span></text:p>
              <text:p text:style-name="P94"><text:span text:style-name="T46"><text:s/></text:span><text:span text:style-name="T46">for(i=0;i&lt;10;i++)</text:span></text:p>
              <text:p text:style-name="P94"><text:span text:style-name="T46"><text:tab/></text:span><text:span text:style-name="T46">cout&lt;&lt;ss[i]&lt;&lt;endl;</text:span></text:p>
              <text:p text:style-name="P94"><text:span text:style-name="T4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cm">
          <text:list text:style-name="L1">
            <text:list-header>
              <text:p text:style-name="P21"><text:span text:style-name="T16">用选择法对</text:span><text:span text:style-name="T13">6</text:span><text:span text:style-name="T16">个数排序（由小到大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26" draw:text-style-name="P125" draw:layer="layout" svg:width="25.4cm" svg:height="3.141cm" svg:x="0cm" svg:y="1.905cm">
          <text:list text:style-name="L4">
            <text:list-header>
              <text:p text:style-name="P124"><text:span text:style-name="T17">设定一个变量，放入数组中的最小数的</text:span><text:span text:style-name="T33">序号</text:span><text:span text:style-name="T17">，然后将其与最上面的数比较交换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404" draw:id="id404">
          <draw:custom-shape draw:name="Rectangle 5" draw:style-name="gr427" draw:text-style-name="P14" draw:layer="layout" svg:width="1.481cm" svg:height="1.376cm" svg:x="7.197cm" svg:y="14.817cm">
            <text:list text:style-name="L1">
              <text:list-header>
                <text:p text:style-name="P15"><text:span text:style-name="T1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28" draw:text-style-name="P14" draw:layer="layout" svg:width="1.481cm" svg:height="1.482cm" svg:x="7.197cm" svg:y="13.335cm">
            <text:list text:style-name="L1">
              <text:list-header>
                <text:p text:style-name="P15"><text:span text:style-name="T1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302" draw:text-style-name="P14" draw:layer="layout" svg:width="1.481cm" svg:height="1.27cm" svg:x="7.197cm" svg:y="12.065cm">
            <text:list text:style-name="L1">
              <text:list-header>
                <text:p text:style-name="P15"><text:span text:style-name="T1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427" draw:text-style-name="P14" draw:layer="layout" svg:width="1.481cm" svg:height="1.376cm" svg:x="7.197cm" svg:y="10.689cm">
            <text:list text:style-name="L1">
              <text:list-header>
                <text:p text:style-name="P15"><text:span text:style-name="T1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429" draw:text-style-name="P14" draw:layer="layout" svg:width="1.481cm" svg:height="1.376cm" svg:x="7.197cm" svg:y="9.313cm">
            <text:list text:style-name="L1">
              <text:list-header>
                <text:p text:style-name="P15"><text:span text:style-name="T34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430" draw:text-style-name="P14" draw:layer="layout" svg:width="1.481cm" svg:height="1.481cm" svg:x="7.197cm" svg:y="7.832cm">
            <text:list text:style-name="L1">
              <text:list-header>
                <text:p text:style-name="P15"><text:span text:style-name="T34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1" draw:style-name="gr24" draw:text-style-name="P16" draw:layer="layout" svg:x1="7.197cm" svg:y1="7.832cm" svg:x2="8.678cm" svg:y2="7.832cm">
            <text:p/>
          </draw:line>
          <draw:line draw:name="Line 12" draw:style-name="gr24" draw:text-style-name="P16" draw:layer="layout" svg:x1="7.197cm" svg:y1="16.193cm" svg:x2="8.678cm" svg:y2="16.193cm">
            <text:p/>
          </draw:line>
          <draw:line draw:name="Line 13" draw:style-name="gr24" draw:text-style-name="P16" draw:layer="layout" svg:x1="7.197cm" svg:y1="7.832cm" svg:x2="7.197cm" svg:y2="9.313cm">
            <text:p/>
          </draw:line>
          <draw:line draw:name="Line 14" draw:style-name="gr24" draw:text-style-name="P16" draw:layer="layout" svg:x1="8.678cm" svg:y1="7.832cm" svg:x2="8.678cm" svg:y2="9.313cm">
            <text:p/>
          </draw:line>
          <draw:line draw:name="Line 15" draw:style-name="gr24" draw:text-style-name="P16" draw:layer="layout" svg:x1="7.197cm" svg:y1="9.313cm" svg:x2="7.197cm" svg:y2="10.689cm">
            <text:p/>
          </draw:line>
          <draw:line draw:name="Line 16" draw:style-name="gr24" draw:text-style-name="P16" draw:layer="layout" svg:x1="8.678cm" svg:y1="9.313cm" svg:x2="8.678cm" svg:y2="10.689cm">
            <text:p/>
          </draw:line>
          <draw:line draw:name="Line 17" draw:style-name="gr24" draw:text-style-name="P16" draw:layer="layout" svg:x1="7.197cm" svg:y1="10.689cm" svg:x2="7.197cm" svg:y2="12.065cm">
            <text:p/>
          </draw:line>
          <draw:line draw:name="Line 18" draw:style-name="gr24" draw:text-style-name="P16" draw:layer="layout" svg:x1="8.678cm" svg:y1="10.689cm" svg:x2="8.678cm" svg:y2="12.065cm">
            <text:p/>
          </draw:line>
          <draw:line draw:name="Line 19" draw:style-name="gr24" draw:text-style-name="P16" draw:layer="layout" svg:x1="7.197cm" svg:y1="12.065cm" svg:x2="7.197cm" svg:y2="13.335cm">
            <text:p/>
          </draw:line>
          <draw:line draw:name="Line 20" draw:style-name="gr24" draw:text-style-name="P16" draw:layer="layout" svg:x1="8.678cm" svg:y1="12.065cm" svg:x2="8.678cm" svg:y2="13.335cm">
            <text:p/>
          </draw:line>
          <draw:line draw:name="Line 21" draw:style-name="gr24" draw:text-style-name="P16" draw:layer="layout" svg:x1="7.197cm" svg:y1="13.335cm" svg:x2="7.197cm" svg:y2="14.817cm">
            <text:p/>
          </draw:line>
          <draw:line draw:name="Line 22" draw:style-name="gr24" draw:text-style-name="P16" draw:layer="layout" svg:x1="8.678cm" svg:y1="13.335cm" svg:x2="8.678cm" svg:y2="14.817cm">
            <text:p/>
          </draw:line>
          <draw:line draw:name="Line 23" draw:style-name="gr24" draw:text-style-name="P16" draw:layer="layout" svg:x1="7.197cm" svg:y1="14.817cm" svg:x2="7.197cm" svg:y2="16.193cm">
            <text:p/>
          </draw:line>
          <draw:line draw:name="Line 24" draw:style-name="gr24" draw:text-style-name="P16" draw:layer="layout" svg:x1="8.678cm" svg:y1="14.817cm" svg:x2="8.678cm" svg:y2="16.193cm">
            <text:p/>
          </draw:line>
          <draw:custom-shape draw:name="Rectangle 25" draw:style-name="gr431" draw:text-style-name="P14" draw:layer="layout" svg:width="1.482cm" svg:height="1.376cm" svg:x="8.678cm" svg:y="14.817cm">
            <text:list text:style-name="L1">
              <text:list-header>
                <text:p text:style-name="P15"><text:span text:style-name="T13">a[6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432" draw:text-style-name="P14" draw:layer="layout" svg:width="1.482cm" svg:height="1.482cm" svg:x="8.678cm" svg:y="13.335cm">
            <text:list text:style-name="L1">
              <text:list-header>
                <text:p text:style-name="P15"><text:span text:style-name="T13">a[5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433" draw:text-style-name="P14" draw:layer="layout" svg:width="1.482cm" svg:height="1.27cm" svg:x="8.678cm" svg:y="12.065cm">
            <text:list text:style-name="L1">
              <text:list-header>
                <text:p text:style-name="P15"><text:span text:style-name="T13">a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431" draw:text-style-name="P14" draw:layer="layout" svg:width="1.482cm" svg:height="1.376cm" svg:x="8.678cm" svg:y="10.689cm">
            <text:list text:style-name="L1">
              <text:list-header>
                <text:p text:style-name="P15"><text:span text:style-name="T13">a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431" draw:text-style-name="P14" draw:layer="layout" svg:width="1.482cm" svg:height="1.376cm" svg:x="8.678cm" svg:y="9.313cm">
            <text:list text:style-name="L1">
              <text:list-header>
                <text:p text:style-name="P15"><text:span text:style-name="T13">a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434" draw:text-style-name="P14" draw:layer="layout" svg:width="1.482cm" svg:height="1.481cm" svg:x="8.678cm" svg:y="7.832cm">
            <text:list text:style-name="L1">
              <text:list-header>
                <text:p text:style-name="P15"><text:span text:style-name="T13">a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1" draw:style-name="gr24" draw:text-style-name="P16" draw:layer="layout" svg:x1="8.678cm" svg:y1="7.832cm" svg:x2="10.16cm" svg:y2="7.832cm">
            <text:p/>
          </draw:line>
          <draw:line draw:name="Line 32" draw:style-name="gr24" draw:text-style-name="P16" draw:layer="layout" svg:x1="8.678cm" svg:y1="16.193cm" svg:x2="10.16cm" svg:y2="16.193cm">
            <text:p/>
          </draw:line>
          <draw:line draw:name="Line 33" draw:style-name="gr24" draw:text-style-name="P16" draw:layer="layout" svg:x1="8.678cm" svg:y1="7.832cm" svg:x2="8.678cm" svg:y2="9.313cm">
            <text:p/>
          </draw:line>
          <draw:line draw:name="Line 34" draw:style-name="gr24" draw:text-style-name="P16" draw:layer="layout" svg:x1="10.16cm" svg:y1="7.832cm" svg:x2="10.16cm" svg:y2="9.313cm">
            <text:p/>
          </draw:line>
          <draw:line draw:name="Line 35" draw:style-name="gr24" draw:text-style-name="P16" draw:layer="layout" svg:x1="8.678cm" svg:y1="9.313cm" svg:x2="8.678cm" svg:y2="10.689cm">
            <text:p/>
          </draw:line>
          <draw:line draw:name="Line 36" draw:style-name="gr24" draw:text-style-name="P16" draw:layer="layout" svg:x1="10.16cm" svg:y1="9.313cm" svg:x2="10.16cm" svg:y2="10.689cm">
            <text:p/>
          </draw:line>
          <draw:line draw:name="Line 37" draw:style-name="gr24" draw:text-style-name="P16" draw:layer="layout" svg:x1="8.678cm" svg:y1="10.689cm" svg:x2="8.678cm" svg:y2="12.065cm">
            <text:p/>
          </draw:line>
          <draw:line draw:name="Line 38" draw:style-name="gr24" draw:text-style-name="P16" draw:layer="layout" svg:x1="10.16cm" svg:y1="10.689cm" svg:x2="10.16cm" svg:y2="12.065cm">
            <text:p/>
          </draw:line>
          <draw:line draw:name="Line 39" draw:style-name="gr24" draw:text-style-name="P16" draw:layer="layout" svg:x1="8.678cm" svg:y1="12.065cm" svg:x2="8.678cm" svg:y2="13.335cm">
            <text:p/>
          </draw:line>
          <draw:line draw:name="Line 40" draw:style-name="gr24" draw:text-style-name="P16" draw:layer="layout" svg:x1="10.16cm" svg:y1="12.065cm" svg:x2="10.16cm" svg:y2="13.335cm">
            <text:p/>
          </draw:line>
          <draw:line draw:name="Line 41" draw:style-name="gr24" draw:text-style-name="P16" draw:layer="layout" svg:x1="8.678cm" svg:y1="13.335cm" svg:x2="8.678cm" svg:y2="14.817cm">
            <text:p/>
          </draw:line>
          <draw:line draw:name="Line 42" draw:style-name="gr24" draw:text-style-name="P16" draw:layer="layout" svg:x1="10.16cm" svg:y1="13.335cm" svg:x2="10.16cm" svg:y2="14.817cm">
            <text:p/>
          </draw:line>
          <draw:line draw:name="Line 43" draw:style-name="gr24" draw:text-style-name="P16" draw:layer="layout" svg:x1="8.678cm" svg:y1="14.817cm" svg:x2="8.678cm" svg:y2="16.193cm">
            <text:p/>
          </draw:line>
          <draw:line draw:name="Line 44" draw:style-name="gr24" draw:text-style-name="P16" draw:layer="layout" svg:x1="10.16cm" svg:y1="14.817cm" svg:x2="10.16cm" svg:y2="16.193cm">
            <text:p/>
          </draw:line>
          <draw:custom-shape draw:name="Text Box 45" draw:style-name="gr5" draw:text-style-name="P39" draw:layer="layout" svg:width="8.89cm" svg:height="1.178cm" svg:x="4.233cm" svg:y="5.715cm">
            <text:list text:style-name="L1">
              <text:list-header>
                <text:p text:style-name="P38"><text:span text:style-name="T20">2</text:span><text:span text:style-name="T35">、</text:span><text:span text:style-name="T21">a[min]</text:span><text:span text:style-name="T35">与</text:span><text:span text:style-name="T22">a[2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xml:id="id402" draw:id="id402">
          <draw:custom-shape draw:name="Text Box 47" draw:style-name="gr435" draw:text-style-name="P26" draw:layer="layout" svg:width="1.693cm" svg:height="1.178cm" svg:x="1.27cm" svg:y="9.948cm">
            <text:list text:style-name="L1">
              <text:list-header>
                <text:p text:style-name="P25"><text:span text:style-name="T2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8" draw:style-name="gr5" draw:text-style-name="P26" draw:layer="layout" svg:width="1.693cm" svg:height="1.178cm" svg:x="1.27cm" svg:y="8.678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5" draw:text-style-name="P39" draw:layer="layout" svg:width="5.292cm" svg:height="1.178cm" svg:x="0cm" svg:y="5.715cm">
            <text:list text:style-name="L1">
              <text:list-header>
                <text:p text:style-name="P38"><text:span text:style-name="T20">1</text:span><text:span text:style-name="T35">、</text:span><text:span text:style-name="T20">min=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0" xml:id="id406" draw:id="id406">
          <draw:custom-shape draw:name="Text Box 51" draw:style-name="gr5" draw:text-style-name="P39" draw:layer="layout" svg:width="8.043cm" svg:height="1.178cm" svg:x="12.912cm" svg:y="5.715cm">
            <text:list text:style-name="L1">
              <text:list-header>
                <text:p text:style-name="P38"><text:span text:style-name="T20">3</text:span><text:span text:style-name="T35">、</text:span><text:span text:style-name="T20">min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435" draw:text-style-name="P26" draw:layer="layout" svg:width="1.693cm" svg:height="1.178cm" svg:x="13.97cm" svg:y="9.737cm">
            <text:list text:style-name="L1">
              <text:list-header>
                <text:p text:style-name="P25"><text:span text:style-name="T2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3" draw:style-name="gr5" draw:text-style-name="P26" draw:layer="layout" svg:width="1.693cm" svg:height="1.178cm" svg:x="13.97cm" svg:y="8.467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4" xml:id="id408" draw:id="id408">
          <draw:custom-shape draw:name="Text Box 55" draw:style-name="gr5" draw:text-style-name="P39" draw:layer="layout" svg:width="8.043cm" svg:height="2.295cm" svg:x="17.357cm" svg:y="5.715cm">
            <text:list text:style-name="L1">
              <text:list-header>
                <text:p text:style-name="P38"><text:span text:style-name="T20">4</text:span><text:span text:style-name="T35">、 </text:span><text:span text:style-name="T21">a[min]</text:span><text:span text:style-name="T35">与</text:span><text:span text:style-name="T64">a[3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6" draw:style-name="gr427" draw:text-style-name="P14" draw:layer="layout" svg:width="1.481cm" svg:height="1.376cm" svg:x="19.897cm" svg:y="15.028cm">
            <text:list text:style-name="L1">
              <text:list-header>
                <text:p text:style-name="P15"><text:span text:style-name="T1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436" draw:text-style-name="P14" draw:layer="layout" svg:width="1.481cm" svg:height="1.481cm" svg:x="19.897cm" svg:y="13.547cm">
            <text:list text:style-name="L1">
              <text:list-header>
                <text:p text:style-name="P15"><text:span text:style-name="T1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302" draw:text-style-name="P14" draw:layer="layout" svg:width="1.481cm" svg:height="1.27cm" svg:x="19.897cm" svg:y="12.277cm">
            <text:list text:style-name="L1">
              <text:list-header>
                <text:p text:style-name="P15"><text:span text:style-name="T1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437" draw:text-style-name="P14" draw:layer="layout" svg:width="1.481cm" svg:height="1.376cm" svg:x="19.897cm" svg:y="10.901cm">
            <text:list text:style-name="L1">
              <text:list-header>
                <text:p text:style-name="P15"><text:span text:style-name="T3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438" draw:text-style-name="P14" draw:layer="layout" svg:width="1.481cm" svg:height="1.376cm" svg:x="19.897cm" svg:y="9.525cm">
            <text:list text:style-name="L1">
              <text:list-header>
                <text:p text:style-name="P15"><text:span text:style-name="T34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428" draw:text-style-name="P14" draw:layer="layout" svg:width="1.481cm" svg:height="1.482cm" svg:x="19.897cm" svg:y="8.043cm">
            <text:list text:style-name="L1">
              <text:list-header>
                <text:p text:style-name="P15"><text:span text:style-name="T13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2" draw:style-name="gr24" draw:text-style-name="P16" draw:layer="layout" svg:x1="19.897cm" svg:y1="8.043cm" svg:x2="21.378cm" svg:y2="8.043cm">
            <text:p/>
          </draw:line>
          <draw:line draw:name="Line 63" draw:style-name="gr24" draw:text-style-name="P16" draw:layer="layout" svg:x1="19.897cm" svg:y1="16.404cm" svg:x2="21.378cm" svg:y2="16.404cm">
            <text:p/>
          </draw:line>
          <draw:line draw:name="Line 64" draw:style-name="gr24" draw:text-style-name="P16" draw:layer="layout" svg:x1="19.897cm" svg:y1="8.043cm" svg:x2="19.897cm" svg:y2="9.525cm">
            <text:p/>
          </draw:line>
          <draw:line draw:name="Line 65" draw:style-name="gr24" draw:text-style-name="P16" draw:layer="layout" svg:x1="21.378cm" svg:y1="8.043cm" svg:x2="21.378cm" svg:y2="9.525cm">
            <text:p/>
          </draw:line>
          <draw:line draw:name="Line 66" draw:style-name="gr24" draw:text-style-name="P16" draw:layer="layout" svg:x1="19.897cm" svg:y1="9.525cm" svg:x2="19.897cm" svg:y2="10.901cm">
            <text:p/>
          </draw:line>
          <draw:line draw:name="Line 67" draw:style-name="gr24" draw:text-style-name="P16" draw:layer="layout" svg:x1="21.378cm" svg:y1="9.525cm" svg:x2="21.378cm" svg:y2="10.901cm">
            <text:p/>
          </draw:line>
          <draw:line draw:name="Line 68" draw:style-name="gr24" draw:text-style-name="P16" draw:layer="layout" svg:x1="19.897cm" svg:y1="10.901cm" svg:x2="19.897cm" svg:y2="12.277cm">
            <text:p/>
          </draw:line>
          <draw:line draw:name="Line 69" draw:style-name="gr24" draw:text-style-name="P16" draw:layer="layout" svg:x1="21.378cm" svg:y1="10.901cm" svg:x2="21.378cm" svg:y2="12.277cm">
            <text:p/>
          </draw:line>
          <draw:line draw:name="Line 70" draw:style-name="gr24" draw:text-style-name="P16" draw:layer="layout" svg:x1="19.897cm" svg:y1="12.277cm" svg:x2="19.897cm" svg:y2="13.547cm">
            <text:p/>
          </draw:line>
          <draw:line draw:name="Line 71" draw:style-name="gr24" draw:text-style-name="P16" draw:layer="layout" svg:x1="21.378cm" svg:y1="12.277cm" svg:x2="21.378cm" svg:y2="13.547cm">
            <text:p/>
          </draw:line>
          <draw:line draw:name="Line 72" draw:style-name="gr24" draw:text-style-name="P16" draw:layer="layout" svg:x1="19.897cm" svg:y1="13.547cm" svg:x2="19.897cm" svg:y2="15.028cm">
            <text:p/>
          </draw:line>
          <draw:line draw:name="Line 73" draw:style-name="gr24" draw:text-style-name="P16" draw:layer="layout" svg:x1="21.378cm" svg:y1="13.547cm" svg:x2="21.378cm" svg:y2="15.028cm">
            <text:p/>
          </draw:line>
          <draw:line draw:name="Line 74" draw:style-name="gr24" draw:text-style-name="P16" draw:layer="layout" svg:x1="19.897cm" svg:y1="15.028cm" svg:x2="19.897cm" svg:y2="16.404cm">
            <text:p/>
          </draw:line>
          <draw:line draw:name="Line 75" draw:style-name="gr24" draw:text-style-name="P16" draw:layer="layout" svg:x1="21.378cm" svg:y1="15.028cm" svg:x2="21.378cm" svg:y2="16.404cm">
            <text:p/>
          </draw:line>
          <draw:custom-shape draw:name="Rectangle 76" draw:style-name="gr431" draw:text-style-name="P14" draw:layer="layout" svg:width="1.482cm" svg:height="1.376cm" svg:x="21.378cm" svg:y="15.028cm">
            <text:list text:style-name="L1">
              <text:list-header>
                <text:p text:style-name="P15"><text:span text:style-name="T13">a[6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7" draw:style-name="gr434" draw:text-style-name="P14" draw:layer="layout" svg:width="1.482cm" svg:height="1.481cm" svg:x="21.378cm" svg:y="13.547cm">
            <text:list text:style-name="L1">
              <text:list-header>
                <text:p text:style-name="P15"><text:span text:style-name="T13">a[5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8" draw:style-name="gr433" draw:text-style-name="P14" draw:layer="layout" svg:width="1.482cm" svg:height="1.27cm" svg:x="21.378cm" svg:y="12.277cm">
            <text:list text:style-name="L1">
              <text:list-header>
                <text:p text:style-name="P15"><text:span text:style-name="T13">a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9" draw:style-name="gr431" draw:text-style-name="P14" draw:layer="layout" svg:width="1.482cm" svg:height="1.376cm" svg:x="21.378cm" svg:y="10.901cm">
            <text:list text:style-name="L1">
              <text:list-header>
                <text:p text:style-name="P15"><text:span text:style-name="T13">a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0" draw:style-name="gr431" draw:text-style-name="P14" draw:layer="layout" svg:width="1.482cm" svg:height="1.376cm" svg:x="21.378cm" svg:y="9.525cm">
            <text:list text:style-name="L1">
              <text:list-header>
                <text:p text:style-name="P15"><text:span text:style-name="T13">a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1" draw:style-name="gr432" draw:text-style-name="P14" draw:layer="layout" svg:width="1.482cm" svg:height="1.482cm" svg:x="21.378cm" svg:y="8.043cm">
            <text:list text:style-name="L1">
              <text:list-header>
                <text:p text:style-name="P15"><text:span text:style-name="T13">a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2" draw:style-name="gr24" draw:text-style-name="P16" draw:layer="layout" svg:x1="21.378cm" svg:y1="8.043cm" svg:x2="22.86cm" svg:y2="8.043cm">
            <text:p/>
          </draw:line>
          <draw:line draw:name="Line 83" draw:style-name="gr24" draw:text-style-name="P16" draw:layer="layout" svg:x1="21.378cm" svg:y1="16.404cm" svg:x2="22.86cm" svg:y2="16.404cm">
            <text:p/>
          </draw:line>
          <draw:line draw:name="Line 84" draw:style-name="gr24" draw:text-style-name="P16" draw:layer="layout" svg:x1="21.378cm" svg:y1="8.043cm" svg:x2="21.378cm" svg:y2="9.525cm">
            <text:p/>
          </draw:line>
          <draw:line draw:name="Line 85" draw:style-name="gr24" draw:text-style-name="P16" draw:layer="layout" svg:x1="22.86cm" svg:y1="8.043cm" svg:x2="22.86cm" svg:y2="9.525cm">
            <text:p/>
          </draw:line>
          <draw:line draw:name="Line 86" draw:style-name="gr24" draw:text-style-name="P16" draw:layer="layout" svg:x1="21.378cm" svg:y1="9.525cm" svg:x2="21.378cm" svg:y2="10.901cm">
            <text:p/>
          </draw:line>
          <draw:line draw:name="Line 87" draw:style-name="gr24" draw:text-style-name="P16" draw:layer="layout" svg:x1="22.86cm" svg:y1="9.525cm" svg:x2="22.86cm" svg:y2="10.901cm">
            <text:p/>
          </draw:line>
          <draw:line draw:name="Line 88" draw:style-name="gr24" draw:text-style-name="P16" draw:layer="layout" svg:x1="21.378cm" svg:y1="10.901cm" svg:x2="21.378cm" svg:y2="12.277cm">
            <text:p/>
          </draw:line>
          <draw:line draw:name="Line 89" draw:style-name="gr24" draw:text-style-name="P16" draw:layer="layout" svg:x1="22.86cm" svg:y1="10.901cm" svg:x2="22.86cm" svg:y2="12.277cm">
            <text:p/>
          </draw:line>
          <draw:line draw:name="Line 90" draw:style-name="gr24" draw:text-style-name="P16" draw:layer="layout" svg:x1="21.378cm" svg:y1="12.277cm" svg:x2="21.378cm" svg:y2="13.547cm">
            <text:p/>
          </draw:line>
          <draw:line draw:name="Line 91" draw:style-name="gr24" draw:text-style-name="P16" draw:layer="layout" svg:x1="22.86cm" svg:y1="12.277cm" svg:x2="22.86cm" svg:y2="13.547cm">
            <text:p/>
          </draw:line>
          <draw:line draw:name="Line 92" draw:style-name="gr24" draw:text-style-name="P16" draw:layer="layout" svg:x1="21.378cm" svg:y1="13.547cm" svg:x2="21.378cm" svg:y2="15.028cm">
            <text:p/>
          </draw:line>
          <draw:line draw:name="Line 93" draw:style-name="gr24" draw:text-style-name="P16" draw:layer="layout" svg:x1="22.86cm" svg:y1="13.547cm" svg:x2="22.86cm" svg:y2="15.028cm">
            <text:p/>
          </draw:line>
          <draw:line draw:name="Line 94" draw:style-name="gr24" draw:text-style-name="P16" draw:layer="layout" svg:x1="21.378cm" svg:y1="15.028cm" svg:x2="21.378cm" svg:y2="16.404cm">
            <text:p/>
          </draw:line>
          <draw:line draw:name="Line 95" draw:style-name="gr24" draw:text-style-name="P16" draw:layer="layout" svg:x1="22.86cm" svg:y1="15.028cm" svg:x2="22.86cm" svg:y2="16.404cm">
            <text:p/>
          </draw:line>
        </draw:g>
        <draw:custom-shape draw:name="Text Box 96" draw:style-name="gr5" draw:text-style-name="P26" xml:id="id405" draw:id="id405" draw:layer="layout" svg:width="6.139cm" svg:height="1.178cm" svg:x="5.503cm" svg:y="16.51cm">
          <text:list text:style-name="L1">
            <text:list-header>
              <text:p text:style-name="P25"><text:span text:style-name="T35">即</text:span><text:span text:style-name="T21">9</text:span><text:span text:style-name="T35">与</text:span><text:span text:style-name="T22">8</text:span><text:span text:style-name="T35">比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7" draw:style-name="gr439" draw:text-style-name="P39" xml:id="id403" draw:id="id403" draw:layer="layout" svg:width="5.292cm" svg:height="3.412cm" svg:x="0.635cm" svg:y="12.277cm">
          <text:list text:style-name="L4">
            <text:list-header>
              <text:p text:style-name="P38"><text:span text:style-name="T44">假定元素</text:span><text:span text:style-name="T76">序号</text:span><text:span text:style-name="T44">为</text:span><text:span text:style-name="T21">1</text:span><text:span text:style-name="T44">的数是最小的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8" draw:style-name="gr440" draw:text-style-name="P26" xml:id="id407" draw:id="id407" draw:layer="layout" svg:width="5.292cm" svg:height="2.295cm" svg:x="12.488cm" svg:y="11.853cm">
          <text:list text:style-name="L4">
            <text:list-header>
              <text:p text:style-name="P25"><text:span text:style-name="T44">这时，最小数的序号变为</text:span><text:span text:style-name="T2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5" draw:text-style-name="P26" xml:id="id409" draw:id="id409" draw:layer="layout" svg:width="6.138cm" svg:height="1.178cm" svg:x="18.415cm" svg:y="16.722cm">
          <text:list text:style-name="L1">
            <text:list-header>
              <text:p text:style-name="P25"><text:span text:style-name="T35">即</text:span><text:span text:style-name="T21">8</text:span><text:span text:style-name="T35">与</text:span><text:span text:style-name="T22">5</text:span><text:span text:style-name="T35">比较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2" smil:attributeName="visibility" smil:to="visible"/>
                  <anim:transitionFilter smil:dur="0.5s" smil:targetElement="id40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03" smil:attributeName="visibility" smil:to="visible"/>
                  <anim:transitionFilter smil:dur="0.5s" smil:targetElement="id40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4" smil:attributeName="visibility" smil:to="visible"/>
                  <anim:transitionFilter smil:dur="0.5s" smil:targetElement="id40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5" smil:attributeName="visibility" smil:to="visible"/>
                  <anim:transitionFilter smil:dur="0.5s" smil:targetElement="id40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6" smil:attributeName="visibility" smil:to="visible"/>
                  <anim:transitionFilter smil:dur="0.5s" smil:targetElement="id40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07" smil:attributeName="visibility" smil:to="visible"/>
                  <anim:transitionFilter smil:dur="0.5s" smil:targetElement="id40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8" smil:attributeName="visibility" smil:to="visible"/>
                  <anim:transitionFilter smil:dur="0.5s" smil:targetElement="id40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9" smil:attributeName="visibility" smil:to="visible"/>
                  <anim:transitionFilter smil:dur="0.5s" smil:targetElement="id40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412" draw:id="id412">
          <draw:g draw:name="Group 3">
            <draw:custom-shape draw:name="Rectangle 4" draw:style-name="gr441" draw:text-style-name="P14" draw:layer="layout" svg:width="1.481cm" svg:height="1.079cm" svg:x="7.197cm" svg:y="7.175cm">
              <text:list text:style-name="L1">
                <text:list-header>
                  <text:p text:style-name="P15"><text:span text:style-name="T13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442" draw:text-style-name="P14" draw:layer="layout" svg:width="1.481cm" svg:height="1.162cm" svg:x="7.197cm" svg:y="6.012cm">
              <text:list text:style-name="L1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443" draw:text-style-name="P14" draw:layer="layout" svg:width="1.481cm" svg:height="0.996cm" svg:x="7.197cm" svg:y="5.016cm">
              <text:list text:style-name="L1">
                <text:list-header>
                  <text:p text:style-name="P15"><text:span text:style-name="T34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444" draw:text-style-name="P14" draw:layer="layout" svg:width="1.481cm" svg:height="1.079cm" svg:x="7.197cm" svg:y="3.936cm">
              <text:list text:style-name="L1">
                <text:list-header>
                  <text:p text:style-name="P15"><text:span text:style-name="T34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441" draw:text-style-name="P14" draw:layer="layout" svg:width="1.481cm" svg:height="1.079cm" svg:x="7.197cm" svg:y="2.856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445" draw:text-style-name="P14" draw:layer="layout" svg:width="1.481cm" svg:height="1.163cm" svg:x="7.197cm" svg:y="1.693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46" draw:text-style-name="P14" draw:layer="layout" svg:width="1.482cm" svg:height="1.079cm" svg:x="8.678cm" svg:y="7.175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7" draw:text-style-name="P14" draw:layer="layout" svg:width="1.482cm" svg:height="1.162cm" svg:x="8.678cm" svg:y="6.012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8" draw:text-style-name="P14" draw:layer="layout" svg:width="1.482cm" svg:height="0.996cm" svg:x="8.678cm" svg:y="5.016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6" draw:text-style-name="P14" draw:layer="layout" svg:width="1.482cm" svg:height="1.079cm" svg:x="8.678cm" svg:y="3.93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8.678cm" svg:y="2.856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9" draw:text-style-name="P14" draw:layer="layout" svg:width="1.482cm" svg:height="1.163cm" svg:x="8.678cm" svg:y="1.693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6" draw:style-name="gr450" draw:text-style-name="P26" draw:layer="layout" svg:width="8.89cm" svg:height="1.178cm" svg:x="4.233cm" svg:y="0cm">
            <text:list text:style-name="L4">
              <text:list-header>
                <text:p text:style-name="P25"><text:span text:style-name="T21">a[min]</text:span><text:span text:style-name="T35">与</text:span><text:span text:style-name="T64">a[4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 xml:id="id410" draw:id="id410">
          <draw:custom-shape draw:name="Text Box 18" draw:style-name="gr435" draw:text-style-name="P26" draw:layer="layout" svg:width="1.693cm" svg:height="1.178cm" svg:x="1.27cm" svg:y="4.233cm">
            <text:list text:style-name="L1">
              <text:list-header>
                <text:p text:style-name="P25"><text:span text:style-name="T2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" draw:text-style-name="P26" draw:layer="layout" svg:width="1.693cm" svg:height="1.178cm" svg:x="1.27cm" svg:y="2.963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" draw:text-style-name="P39" draw:layer="layout" svg:width="5.292cm" svg:height="1.178cm" svg:x="0cm" svg:y="0cm">
            <text:list text:style-name="L1">
              <text:list-header>
                <text:p text:style-name="P38"><text:span text:style-name="T20"><text:s text:c="5"/></text:span><text:span text:style-name="T20">min=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 xml:id="id414" draw:id="id414">
          <draw:custom-shape draw:name="Text Box 22" draw:style-name="gr5" draw:text-style-name="P39" draw:layer="layout" svg:width="8.043cm" svg:height="1.178cm" svg:x="12.912cm" svg:y="0cm">
            <text:list text:style-name="L1">
              <text:list-header>
                <text:p text:style-name="P38"><text:span text:style-name="T20"><text:s text:c="3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435" draw:text-style-name="P26" draw:layer="layout" svg:width="1.693cm" svg:height="1.178cm" svg:x="13.97cm" svg:y="4.022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6" draw:layer="layout" svg:width="1.693cm" svg:height="1.178cm" svg:x="13.97cm" svg:y="2.75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 xml:id="id416" draw:id="id416">
          <draw:custom-shape draw:name="Text Box 26" draw:style-name="gr451" draw:text-style-name="P26" draw:layer="layout" svg:width="8.043cm" svg:height="1.178cm" svg:x="17.357cm" svg:y="0cm">
            <text:list text:style-name="L4">
              <text:list-header>
                <text:p text:style-name="P25"><text:span text:style-name="T21">a[min]</text:span><text:span text:style-name="T35">与</text:span><text:span text:style-name="T64">a[5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Rectangle 28" draw:style-name="gr452" draw:text-style-name="P14" draw:layer="layout" svg:width="1.482cm" svg:height="1.096cm" svg:x="19.685cm" svg:y="7.158cm">
              <text:list text:style-name="L1">
                <text:list-header>
                  <text:p text:style-name="P15"><text:span text:style-name="T13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453" draw:text-style-name="P14" draw:layer="layout" svg:width="1.482cm" svg:height="1.181cm" svg:x="19.685cm" svg:y="5.976cm">
              <text:list text:style-name="L1">
                <text:list-header>
                  <text:p text:style-name="P15"><text:span text:style-name="T34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454" draw:text-style-name="P14" draw:layer="layout" svg:width="1.482cm" svg:height="1.012cm" svg:x="19.685cm" svg:y="4.963cm">
              <text:list text:style-name="L1">
                <text:list-header>
                  <text:p text:style-name="P15"><text:span text:style-name="T34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455" draw:text-style-name="P14" draw:layer="layout" svg:width="1.482cm" svg:height="1.097cm" svg:x="19.685cm" svg:y="3.866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455" draw:text-style-name="P14" draw:layer="layout" svg:width="1.482cm" svg:height="1.097cm" svg:x="19.685cm" svg:y="2.769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456" draw:text-style-name="P14" draw:layer="layout" svg:width="1.482cm" svg:height="1.181cm" svg:x="19.685cm" svg:y="1.588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457" draw:text-style-name="P14" draw:layer="layout" svg:width="1.481cm" svg:height="1.096cm" svg:x="21.167cm" svg:y="7.15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458" draw:text-style-name="P14" draw:layer="layout" svg:width="1.481cm" svg:height="1.181cm" svg:x="21.167cm" svg:y="5.976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459" draw:text-style-name="P14" draw:layer="layout" svg:width="1.481cm" svg:height="1.012cm" svg:x="21.167cm" svg:y="4.963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460" draw:text-style-name="P14" draw:layer="layout" svg:width="1.481cm" svg:height="1.097cm" svg:x="21.167cm" svg:y="3.86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460" draw:text-style-name="P14" draw:layer="layout" svg:width="1.481cm" svg:height="1.097cm" svg:x="21.167cm" svg:y="2.76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458" draw:text-style-name="P14" draw:layer="layout" svg:width="1.481cm" svg:height="1.181cm" svg:x="21.167cm" svg:y="1.588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line draw:name="Line 40" draw:style-name="gr18" draw:text-style-name="P16" draw:layer="layout" svg:x1="0cm" svg:y1="9.737cm" svg:x2="25.4cm" svg:y2="9.737cm">
          <text:p/>
        </draw:line>
        <draw:g draw:name="Group 41" xml:id="id420" draw:id="id420">
          <draw:g draw:name="Group 42">
            <draw:custom-shape draw:name="Rectangle 43" draw:style-name="gr461" draw:text-style-name="P14" draw:layer="layout" svg:width="1.481cm" svg:height="1.079cm" svg:x="7.197cm" svg:y="17.123cm">
              <text:list text:style-name="L1">
                <text:list-header>
                  <text:p text:style-name="P15"><text:span text:style-name="T34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4" draw:style-name="gr462" draw:text-style-name="P14" draw:layer="layout" svg:width="1.481cm" svg:height="1.162cm" svg:x="7.197cm" svg:y="15.961cm">
              <text:list text:style-name="L1">
                <text:list-header>
                  <text:p text:style-name="P15"><text:span text:style-name="T34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5" draw:style-name="gr463" draw:text-style-name="P14" draw:layer="layout" svg:width="1.481cm" svg:height="0.996cm" svg:x="7.197cm" svg:y="14.964cm">
              <text:list text:style-name="L1">
                <text:list-header>
                  <text:p text:style-name="P15"><text:span text:style-name="T13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6" draw:style-name="gr441" draw:text-style-name="P14" draw:layer="layout" svg:width="1.481cm" svg:height="1.079cm" svg:x="7.197cm" svg:y="13.88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7" draw:style-name="gr441" draw:text-style-name="P14" draw:layer="layout" svg:width="1.481cm" svg:height="1.079cm" svg:x="7.197cm" svg:y="12.804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8" draw:style-name="gr442" draw:text-style-name="P14" draw:layer="layout" svg:width="1.481cm" svg:height="1.162cm" svg:x="7.197cm" svg:y="11.642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9" draw:style-name="gr446" draw:text-style-name="P14" draw:layer="layout" svg:width="1.482cm" svg:height="1.079cm" svg:x="8.678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0" draw:style-name="gr447" draw:text-style-name="P14" draw:layer="layout" svg:width="1.482cm" svg:height="1.162cm" svg:x="8.678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1" draw:style-name="gr448" draw:text-style-name="P14" draw:layer="layout" svg:width="1.482cm" svg:height="0.996cm" svg:x="8.678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2" draw:style-name="gr446" draw:text-style-name="P14" draw:layer="layout" svg:width="1.482cm" svg:height="1.079cm" svg:x="8.678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3" draw:style-name="gr446" draw:text-style-name="P14" draw:layer="layout" svg:width="1.482cm" svg:height="1.079cm" svg:x="8.678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4" draw:style-name="gr447" draw:text-style-name="P14" draw:layer="layout" svg:width="1.482cm" svg:height="1.162cm" svg:x="8.678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55" draw:style-name="gr464" draw:text-style-name="P26" draw:layer="layout" svg:width="8.89cm" svg:height="1.178cm" svg:x="4.233cm" svg:y="9.948cm">
            <text:list text:style-name="L4">
              <text:list-header>
                <text:p text:style-name="P25"><text:span text:style-name="T21">a[min]</text:span><text:span text:style-name="T35">与</text:span><text:span text:style-name="T64">a[6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6" xml:id="id418" draw:id="id418">
          <draw:custom-shape draw:name="Text Box 57" draw:style-name="gr435" draw:text-style-name="P26" draw:layer="layout" svg:width="1.693cm" svg:height="1.178cm" svg:x="1.27cm" svg:y="14.181cm">
            <text:list text:style-name="L1">
              <text:list-header>
                <text:p text:style-name="P25"><text:span text:style-name="T2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5" draw:text-style-name="P26" draw:layer="layout" svg:width="1.693cm" svg:height="1.178cm" svg:x="1.27cm" svg:y="12.911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5" draw:text-style-name="P39" draw:layer="layout" svg:width="5.292cm" svg:height="1.178cm" svg:x="0cm" svg:y="9.948cm">
            <text:list text:style-name="L1">
              <text:list-header>
                <text:p text:style-name="P38"><text:span text:style-name="T20"><text:s text:c="5"/></text:span><text:span text:style-name="T20">min=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6" xml:id="id421" draw:id="id421">
          <draw:custom-shape draw:name="Text Box 61" draw:style-name="gr5" draw:text-style-name="P39" draw:layer="layout" svg:width="8.044cm" svg:height="1.178cm" svg:x="13.123cm" svg:y="9.948cm">
            <text:list text:style-name="L1">
              <text:list-header>
                <text:p text:style-name="P38"><text:span text:style-name="T20"><text:s text:c="3"/></text:span><text:span text:style-name="T20">min=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435" draw:text-style-name="P26" draw:layer="layout" svg:width="1.693cm" svg:height="1.178cm" svg:x="13.97cm" svg:y="12.277cm">
            <text:list text:style-name="L1">
              <text:list-header>
                <text:p text:style-name="P25"><text:span text:style-name="T2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3" draw:style-name="gr5" draw:text-style-name="P26" draw:layer="layout" svg:width="1.693cm" svg:height="1.178cm" svg:x="13.97cm" svg:y="11.007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4" xml:id="id423" draw:id="id423">
          <draw:custom-shape draw:name="Text Box 65" draw:style-name="gr465" draw:text-style-name="P39" draw:layer="layout" svg:width="7.408cm" svg:height="1.178cm" svg:x="17.992cm" svg:y="9.948cm">
            <text:list text:style-name="L4">
              <text:list-header>
                <text:p text:style-name="P38"><text:span text:style-name="T21">a[min]</text:span><text:span text:style-name="T76">与</text:span><text:span text:style-name="T64">a[1]</text:span><text:span text:style-name="T76">交换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66">
            <draw:custom-shape draw:name="Rectangle 67" draw:style-name="gr466" draw:text-style-name="P14" draw:layer="layout" svg:width="1.481cm" svg:height="1.079cm" svg:x="20.108cm" svg:y="17.123cm">
              <text:list text:style-name="L7">
                <text:list-header>
                  <text:p text:style-name="P15"><text:span text:style-name="T30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8" draw:style-name="gr442" draw:text-style-name="P14" draw:layer="layout" svg:width="1.481cm" svg:height="1.162cm" svg:x="20.108cm" svg:y="15.961cm">
              <text:list text:style-name="L1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9" draw:style-name="gr463" draw:text-style-name="P14" draw:layer="layout" svg:width="1.481cm" svg:height="0.996cm" svg:x="20.108cm" svg:y="14.964cm">
              <text:list text:style-name="L1">
                <text:list-header>
                  <text:p text:style-name="P15"><text:span text:style-name="T13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0" draw:style-name="gr441" draw:text-style-name="P14" draw:layer="layout" svg:width="1.481cm" svg:height="1.079cm" svg:x="20.108cm" svg:y="13.88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1" draw:style-name="gr441" draw:text-style-name="P14" draw:layer="layout" svg:width="1.481cm" svg:height="1.079cm" svg:x="20.108cm" svg:y="12.804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2" draw:style-name="gr467" draw:text-style-name="P14" draw:layer="layout" svg:width="1.481cm" svg:height="1.162cm" svg:x="20.108cm" svg:y="11.642cm">
              <text:list text:style-name="L7">
                <text:list-header>
                  <text:p text:style-name="P15"><text:span text:style-name="T30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3" draw:style-name="gr468" draw:text-style-name="P14" draw:layer="layout" svg:width="1.482cm" svg:height="1.079cm" svg:x="21.589cm" svg:y="17.123cm">
              <text:list text:style-name="L7">
                <text:list-header>
                  <text:p text:style-name="P15"><text:span text:style-name="T30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4" draw:style-name="gr447" draw:text-style-name="P14" draw:layer="layout" svg:width="1.482cm" svg:height="1.162cm" svg:x="21.589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5" draw:style-name="gr448" draw:text-style-name="P14" draw:layer="layout" svg:width="1.482cm" svg:height="0.996cm" svg:x="21.589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6" draw:style-name="gr446" draw:text-style-name="P14" draw:layer="layout" svg:width="1.482cm" svg:height="1.079cm" svg:x="21.589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7" draw:style-name="gr446" draw:text-style-name="P14" draw:layer="layout" svg:width="1.482cm" svg:height="1.079cm" svg:x="21.589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8" draw:style-name="gr469" draw:text-style-name="P14" draw:layer="layout" svg:width="1.482cm" svg:height="1.162cm" svg:x="21.589cm" svg:y="11.642cm">
              <text:list text:style-name="L4">
                <text:list-header>
                  <text:p text:style-name="P15"><text:span text:style-name="T19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Text Box 79" draw:style-name="gr470" draw:text-style-name="P141" xml:id="id424" draw:id="id424" draw:layer="layout" svg:width="7.832cm" svg:height="2.667cm" svg:x="11.43cm" svg:y="17.145cm">
          <text:list text:style-name="L7">
            <text:list-header>
              <text:p text:style-name="P21"><text:span text:style-name="T33">第一趟，循环</text:span><text:span text:style-name="T30">5</text:span><text:span text:style-name="T33">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471" draw:text-style-name="P26" xml:id="id411" draw:id="id411" draw:layer="layout" svg:width="5.292cm" svg:height="2.295cm" svg:x="0cm" svg:y="5.927cm">
          <text:list text:style-name="L4">
            <text:list-header>
              <text:p text:style-name="P25"><text:span text:style-name="T44">这时，最小数的序号变为</text:span><text:span text:style-name="T2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5" draw:text-style-name="P26" xml:id="id413" draw:id="id413" draw:layer="layout" svg:width="6.138cm" svg:height="1.178cm" svg:x="6.35cm" svg:y="8.467cm">
          <text:list text:style-name="L1">
            <text:list-header>
              <text:p text:style-name="P25"><text:span text:style-name="T35">即</text:span><text:span text:style-name="T21">5</text:span><text:span text:style-name="T35">与</text:span><text:span text:style-name="T22">4</text:span><text:span text:style-name="T35">比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472" draw:text-style-name="P26" xml:id="id415" draw:id="id415" draw:layer="layout" svg:width="5.292cm" svg:height="2.295cm" svg:x="12.488cm" svg:y="5.927cm">
          <text:list text:style-name="L4">
            <text:list-header>
              <text:p text:style-name="P25"><text:span text:style-name="T44">这时，最小数的序号变为</text:span><text:span text:style-name="T2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5" draw:text-style-name="P26" xml:id="id417" draw:id="id417" draw:layer="layout" svg:width="6.138cm" svg:height="1.178cm" svg:x="18.627cm" svg:y="8.255cm">
          <text:list text:style-name="L1">
            <text:list-header>
              <text:p text:style-name="P25"><text:span text:style-name="T35">即</text:span><text:span text:style-name="T21">4</text:span><text:span text:style-name="T35">与</text:span><text:span text:style-name="T22">2</text:span><text:span text:style-name="T35">比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473" draw:text-style-name="P26" xml:id="id419" draw:id="id419" draw:layer="layout" svg:width="5.292cm" svg:height="2.295cm" svg:x="0.635cm" svg:y="16.087cm">
          <text:list text:style-name="L4">
            <text:list-header>
              <text:p text:style-name="P25"><text:span text:style-name="T44">这时，最小数的序号变为</text:span><text:span text:style-name="T2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474" draw:text-style-name="P39" xml:id="id422" draw:id="id422" draw:layer="layout" svg:width="7.62cm" svg:height="3.412cm" svg:x="11.43cm" svg:y="13.758cm">
          <text:list text:style-name="L4">
            <text:list-header>
              <text:p text:style-name="P38"><text:span text:style-name="T44">第一趟比较完毕，最小数是</text:span><text:span text:style-name="T64">a[6]</text:span><text:span text:style-name="T44">，最小数的序号为</text:span><text:span text:style-name="T64">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0" smil:attributeName="visibility" smil:to="visible"/>
                  <anim:transitionFilter smil:dur="0.5s" smil:targetElement="id41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1" smil:attributeName="visibility" smil:to="visible"/>
                  <anim:transitionFilter smil:dur="0.5s" smil:targetElement="id41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2" smil:attributeName="visibility" smil:to="visible"/>
                  <anim:transitionFilter smil:dur="0.5s" smil:targetElement="id4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13" smil:attributeName="visibility" smil:to="visible"/>
                  <anim:transitionFilter smil:dur="0.5s" smil:targetElement="id41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4" smil:attributeName="visibility" smil:to="visible"/>
                  <anim:transitionFilter smil:dur="0.5s" smil:targetElement="id41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5" smil:attributeName="visibility" smil:to="visible"/>
                  <anim:transitionFilter smil:dur="0.5s" smil:targetElement="id41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6" smil:attributeName="visibility" smil:to="visible"/>
                  <anim:transitionFilter smil:dur="0.5s" smil:targetElement="id41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17" smil:attributeName="visibility" smil:to="visible"/>
                  <anim:transitionFilter smil:dur="0.5s" smil:targetElement="id4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8" smil:attributeName="visibility" smil:to="visible"/>
                  <anim:transitionFilter smil:dur="0.5s" smil:targetElement="id41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9" smil:attributeName="visibility" smil:to="visible"/>
                  <anim:transitionFilter smil:dur="0.5s" smil:targetElement="id41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0" smil:attributeName="visibility" smil:to="visible"/>
                  <anim:transitionFilter smil:dur="0.5s" smil:targetElement="id42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1" smil:attributeName="visibility" smil:to="visible"/>
                  <anim:transitionFilter smil:dur="0.5s" smil:targetElement="id42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2" smil:attributeName="visibility" smil:to="visible"/>
                  <anim:transitionFilter smil:dur="0.5s" smil:targetElement="id4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3" smil:attributeName="visibility" smil:to="visible"/>
                  <anim:transitionFilter smil:dur="0.5s" smil:targetElement="id42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4" smil:attributeName="visibility" smil:to="visible"/>
                  <anim:transitionFilter smil:dur="0.5s" smil:targetElement="id42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427" draw:id="id427">
          <draw:g draw:name="Group 3">
            <draw:custom-shape draw:name="Rectangle 4" draw:style-name="gr441" draw:text-style-name="P14" draw:layer="layout" svg:width="1.481cm" svg:height="1.079cm" svg:x="7.197cm" svg:y="7.175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442" draw:text-style-name="P14" draw:layer="layout" svg:width="1.481cm" svg:height="1.162cm" svg:x="7.197cm" svg:y="6.012cm">
              <text:list text:style-name="L1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463" draw:text-style-name="P14" draw:layer="layout" svg:width="1.481cm" svg:height="0.996cm" svg:x="7.197cm" svg:y="5.016cm">
              <text:list text:style-name="L1">
                <text:list-header>
                  <text:p text:style-name="P15"><text:span text:style-name="T13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475" draw:text-style-name="P14" draw:layer="layout" svg:width="1.481cm" svg:height="1.079cm" svg:x="7.197cm" svg:y="3.936cm">
              <text:list text:style-name="L3">
                <text:list-header>
                  <text:p text:style-name="P15"><text:span text:style-name="T18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476" draw:text-style-name="P14" draw:layer="layout" svg:width="1.481cm" svg:height="1.079cm" svg:x="7.197cm" svg:y="2.856cm">
              <text:list text:style-name="L4">
                <text:list-header>
                  <text:p text:style-name="P15"><text:span text:style-name="T19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477" draw:text-style-name="P14" draw:layer="layout" svg:width="1.481cm" svg:height="1.163cm" svg:x="7.197cm" svg:y="1.693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46" draw:text-style-name="P14" draw:layer="layout" svg:width="1.482cm" svg:height="1.079cm" svg:x="8.678cm" svg:y="7.175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7" draw:text-style-name="P14" draw:layer="layout" svg:width="1.482cm" svg:height="1.162cm" svg:x="8.678cm" svg:y="6.012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8" draw:text-style-name="P14" draw:layer="layout" svg:width="1.482cm" svg:height="0.996cm" svg:x="8.678cm" svg:y="5.016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6" draw:text-style-name="P14" draw:layer="layout" svg:width="1.482cm" svg:height="1.079cm" svg:x="8.678cm" svg:y="3.93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8.678cm" svg:y="2.856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9" draw:text-style-name="P14" draw:layer="layout" svg:width="1.482cm" svg:height="1.163cm" svg:x="8.678cm" svg:y="1.693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6" draw:style-name="gr478" draw:text-style-name="P26" draw:layer="layout" svg:width="8.89cm" svg:height="1.178cm" svg:x="4.233cm" svg:y="0cm">
            <text:list text:style-name="L4">
              <text:list-header>
                <text:p text:style-name="P25"><text:span text:style-name="T21">a[min]</text:span><text:span text:style-name="T35">与</text:span><text:span text:style-name="T64">a[3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 xml:id="id425" draw:id="id425">
          <draw:custom-shape draw:name="Text Box 18" draw:style-name="gr435" draw:text-style-name="P26" draw:layer="layout" svg:width="1.693cm" svg:height="1.178cm" svg:x="1.27cm" svg:y="4.233cm">
            <text:list text:style-name="L1">
              <text:list-header>
                <text:p text:style-name="P25"><text:span text:style-name="T2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" draw:text-style-name="P26" draw:layer="layout" svg:width="1.693cm" svg:height="1.178cm" svg:x="1.27cm" svg:y="2.963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" draw:text-style-name="P39" draw:layer="layout" svg:width="5.292cm" svg:height="1.178cm" svg:x="0cm" svg:y="0cm">
            <text:list text:style-name="L1">
              <text:list-header>
                <text:p text:style-name="P38"><text:span text:style-name="T20"><text:s text:c="5"/></text:span><text:span text:style-name="T20">min=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 xml:id="id428" draw:id="id428">
          <draw:custom-shape draw:name="Text Box 22" draw:style-name="gr5" draw:text-style-name="P39" draw:layer="layout" svg:width="8.043cm" svg:height="1.178cm" svg:x="12.912cm" svg:y="0cm">
            <text:list text:style-name="L1">
              <text:list-header>
                <text:p text:style-name="P38"><text:span text:style-name="T20"><text:s text:c="3"/></text:span><text:span text:style-name="T20">min=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435" draw:text-style-name="P26" draw:layer="layout" svg:width="1.693cm" svg:height="1.178cm" svg:x="13.97cm" svg:y="4.022cm">
            <text:list text:style-name="L1">
              <text:list-header>
                <text:p text:style-name="P25"><text:span text:style-name="T2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6" draw:layer="layout" svg:width="1.693cm" svg:height="1.178cm" svg:x="13.97cm" svg:y="2.75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 xml:id="id429" draw:id="id429">
          <draw:custom-shape draw:name="Text Box 26" draw:style-name="gr479" draw:text-style-name="P26" draw:layer="layout" svg:width="8.043cm" svg:height="1.178cm" svg:x="17.357cm" svg:y="0cm">
            <text:list text:style-name="L4">
              <text:list-header>
                <text:p text:style-name="P25"><text:span text:style-name="T21">a[</text:span><text:span text:style-name="T21">mi</text:span><text:span text:style-name="T21">n]</text:span><text:span text:style-name="T35">与</text:span><text:span text:style-name="T64">a[4</text:span><text:span text:style-name="T64">]</text:span><text:span text:style-name="T35">比</text:span><text:span text:style-name="T35">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Rectangle 28" draw:style-name="gr452" draw:text-style-name="P14" draw:layer="layout" svg:width="1.482cm" svg:height="1.096cm" svg:x="19.685cm" svg:y="7.158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456" draw:text-style-name="P14" draw:layer="layout" svg:width="1.482cm" svg:height="1.181cm" svg:x="19.685cm" svg:y="5.976cm">
              <text:list text:style-name="L1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480" draw:text-style-name="P14" draw:layer="layout" svg:width="1.482cm" svg:height="1.012cm" svg:x="19.685cm" svg:y="4.963cm">
              <text:list text:style-name="L7">
                <text:list-header>
                  <text:p text:style-name="P15"><text:span text:style-name="T30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481" draw:text-style-name="P14" draw:layer="layout" svg:width="1.482cm" svg:height="1.097cm" svg:x="19.685cm" svg:y="3.866cm">
              <text:list text:style-name="L4">
                <text:list-header>
                  <text:p text:style-name="P15"><text:span text:style-name="T19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455" draw:text-style-name="P14" draw:layer="layout" svg:width="1.482cm" svg:height="1.097cm" svg:x="19.685cm" svg:y="2.769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482" draw:text-style-name="P14" draw:layer="layout" svg:width="1.482cm" svg:height="1.181cm" svg:x="19.685cm" svg:y="1.588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457" draw:text-style-name="P14" draw:layer="layout" svg:width="1.481cm" svg:height="1.096cm" svg:x="21.167cm" svg:y="7.15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458" draw:text-style-name="P14" draw:layer="layout" svg:width="1.481cm" svg:height="1.181cm" svg:x="21.167cm" svg:y="5.976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459" draw:text-style-name="P14" draw:layer="layout" svg:width="1.481cm" svg:height="1.012cm" svg:x="21.167cm" svg:y="4.963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460" draw:text-style-name="P14" draw:layer="layout" svg:width="1.481cm" svg:height="1.097cm" svg:x="21.167cm" svg:y="3.86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460" draw:text-style-name="P14" draw:layer="layout" svg:width="1.481cm" svg:height="1.097cm" svg:x="21.167cm" svg:y="2.76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458" draw:text-style-name="P14" draw:layer="layout" svg:width="1.481cm" svg:height="1.181cm" svg:x="21.167cm" svg:y="1.588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line draw:name="Line 40" draw:style-name="gr18" draw:text-style-name="P16" draw:layer="layout" svg:x1="0cm" svg:y1="9.737cm" svg:x2="25.4cm" svg:y2="9.737cm">
          <text:p/>
        </draw:line>
        <draw:g draw:name="Group 41" xml:id="id431" draw:id="id431">
          <draw:g draw:name="Group 42">
            <draw:custom-shape draw:name="Rectangle 43" draw:style-name="gr441" draw:text-style-name="P14" draw:layer="layout" svg:width="1.481cm" svg:height="1.079cm" svg:x="7.197cm" svg:y="17.123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4" draw:style-name="gr483" draw:text-style-name="P14" draw:layer="layout" svg:width="1.481cm" svg:height="1.162cm" svg:x="7.197cm" svg:y="15.961cm">
              <text:list text:style-name="L7">
                <text:list-header>
                  <text:p text:style-name="P15"><text:span text:style-name="T30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5" draw:style-name="gr484" draw:text-style-name="P14" draw:layer="layout" svg:width="1.481cm" svg:height="0.996cm" svg:x="7.197cm" svg:y="14.964cm">
              <text:list text:style-name="L4">
                <text:list-header>
                  <text:p text:style-name="P15"><text:span text:style-name="T19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6" draw:style-name="gr441" draw:text-style-name="P14" draw:layer="layout" svg:width="1.481cm" svg:height="1.079cm" svg:x="7.197cm" svg:y="13.88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7" draw:style-name="gr441" draw:text-style-name="P14" draw:layer="layout" svg:width="1.481cm" svg:height="1.079cm" svg:x="7.197cm" svg:y="12.804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8" draw:style-name="gr485" draw:text-style-name="P14" draw:layer="layout" svg:width="1.481cm" svg:height="1.162cm" svg:x="7.197cm" svg:y="11.642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9" draw:style-name="gr446" draw:text-style-name="P14" draw:layer="layout" svg:width="1.482cm" svg:height="1.079cm" svg:x="8.678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0" draw:style-name="gr447" draw:text-style-name="P14" draw:layer="layout" svg:width="1.482cm" svg:height="1.162cm" svg:x="8.678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1" draw:style-name="gr448" draw:text-style-name="P14" draw:layer="layout" svg:width="1.482cm" svg:height="0.996cm" svg:x="8.678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2" draw:style-name="gr446" draw:text-style-name="P14" draw:layer="layout" svg:width="1.482cm" svg:height="1.079cm" svg:x="8.678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3" draw:style-name="gr446" draw:text-style-name="P14" draw:layer="layout" svg:width="1.482cm" svg:height="1.079cm" svg:x="8.678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4" draw:style-name="gr447" draw:text-style-name="P14" draw:layer="layout" svg:width="1.482cm" svg:height="1.162cm" svg:x="8.678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55" draw:style-name="gr486" draw:text-style-name="P26" draw:layer="layout" svg:width="8.89cm" svg:height="1.178cm" svg:x="4.233cm" svg:y="9.948cm">
            <text:list text:style-name="L4">
              <text:list-header>
                <text:p text:style-name="P25"><text:span text:style-name="T21">a[mi</text:span><text:span text:style-name="T21">n]</text:span><text:span text:style-name="T35">与</text:span><text:span text:style-name="T64">a[5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6" xml:id="id430" draw:id="id430">
          <draw:custom-shape draw:name="Text Box 57" draw:style-name="gr435" draw:text-style-name="P26" draw:layer="layout" svg:width="1.693cm" svg:height="1.178cm" svg:x="1.27cm" svg:y="14.181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5" draw:text-style-name="P26" draw:layer="layout" svg:width="1.693cm" svg:height="1.178cm" svg:x="1.27cm" svg:y="12.911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5" draw:text-style-name="P39" draw:layer="layout" svg:width="5.292cm" svg:height="1.178cm" svg:x="0cm" svg:y="9.948cm">
            <text:list text:style-name="L1">
              <text:list-header>
                <text:p text:style-name="P38"><text:span text:style-name="T20"><text:s text:c="5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0" xml:id="id432" draw:id="id432">
          <draw:custom-shape draw:name="Text Box 61" draw:style-name="gr5" draw:text-style-name="P39" draw:layer="layout" svg:width="8.043cm" svg:height="1.178cm" svg:x="13.123cm" svg:y="10.16cm">
            <text:list text:style-name="L1">
              <text:list-header>
                <text:p text:style-name="P38"><text:span text:style-name="T20"><text:s text:c="3"/></text:span><text:span text:style-name="T20">min=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435" draw:text-style-name="P26" draw:layer="layout" svg:width="1.693cm" svg:height="1.178cm" svg:x="14.181cm" svg:y="14.182cm">
            <text:list text:style-name="L1">
              <text:list-header>
                <text:p text:style-name="P25"><text:span text:style-name="T2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3" draw:style-name="gr5" draw:text-style-name="P26" draw:layer="layout" svg:width="1.693cm" svg:height="1.178cm" svg:x="14.181cm" svg:y="12.91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4" xml:id="id433" draw:id="id433">
          <draw:custom-shape draw:name="Text Box 65" draw:style-name="gr487" draw:text-style-name="P39" draw:layer="layout" svg:width="7.408cm" svg:height="1.178cm" svg:x="17.992cm" svg:y="9.948cm">
            <text:list text:style-name="L4">
              <text:list-header>
                <text:p text:style-name="P38"><text:span text:style-name="T21">a[min]</text:span><text:span text:style-name="T35">与</text:span><text:span text:style-name="T64">a[6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66">
            <draw:custom-shape draw:name="Rectangle 67" draw:style-name="gr488" draw:text-style-name="P14" draw:layer="layout" svg:width="1.481cm" svg:height="1.079cm" svg:x="20.108cm" svg:y="17.123cm">
              <text:list text:style-name="L7">
                <text:list-header>
                  <text:p text:style-name="P15"><text:span text:style-name="T30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8" draw:style-name="gr489" draw:text-style-name="P14" draw:layer="layout" svg:width="1.481cm" svg:height="1.162cm" svg:x="20.108cm" svg:y="15.961cm">
              <text:list text:style-name="L4">
                <text:list-header>
                  <text:p text:style-name="P15"><text:span text:style-name="T19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9" draw:style-name="gr463" draw:text-style-name="P14" draw:layer="layout" svg:width="1.481cm" svg:height="0.996cm" svg:x="20.108cm" svg:y="14.964cm">
              <text:list text:style-name="L1">
                <text:list-header>
                  <text:p text:style-name="P15"><text:span text:style-name="T13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0" draw:style-name="gr441" draw:text-style-name="P14" draw:layer="layout" svg:width="1.481cm" svg:height="1.079cm" svg:x="20.108cm" svg:y="13.88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1" draw:style-name="gr441" draw:text-style-name="P14" draw:layer="layout" svg:width="1.481cm" svg:height="1.079cm" svg:x="20.108cm" svg:y="12.804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2" draw:style-name="gr490" draw:text-style-name="P14" draw:layer="layout" svg:width="1.481cm" svg:height="1.162cm" svg:x="20.108cm" svg:y="11.642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3" draw:style-name="gr446" draw:text-style-name="P14" draw:layer="layout" svg:width="1.482cm" svg:height="1.079cm" svg:x="21.589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4" draw:style-name="gr447" draw:text-style-name="P14" draw:layer="layout" svg:width="1.482cm" svg:height="1.162cm" svg:x="21.589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5" draw:style-name="gr448" draw:text-style-name="P14" draw:layer="layout" svg:width="1.482cm" svg:height="0.996cm" svg:x="21.589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6" draw:style-name="gr446" draw:text-style-name="P14" draw:layer="layout" svg:width="1.482cm" svg:height="1.079cm" svg:x="21.589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7" draw:style-name="gr446" draw:text-style-name="P14" draw:layer="layout" svg:width="1.482cm" svg:height="1.079cm" svg:x="21.589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8" draw:style-name="gr447" draw:text-style-name="P14" draw:layer="layout" svg:width="1.482cm" svg:height="1.162cm" svg:x="21.589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Text Box 79" draw:style-name="gr491" draw:text-style-name="P39" xml:id="id426" draw:id="id426" draw:layer="layout" svg:width="6.562cm" svg:height="3.412cm" svg:x="0.635cm" svg:y="5.927cm">
          <text:list text:style-name="L4">
            <text:list-header>
              <text:p text:style-name="P38"><text:span text:style-name="T44">从第二个数开始比较，假定最小数的序号为</text:span><text:span text:style-name="T21">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5" smil:attributeName="visibility" smil:to="visible"/>
                  <anim:transitionFilter smil:dur="0.5s" smil:targetElement="id42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26" smil:attributeName="visibility" smil:to="visible"/>
                  <anim:transitionFilter smil:dur="0.5s" smil:targetElement="id42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7" smil:attributeName="visibility" smil:to="visible"/>
                  <anim:transitionFilter smil:dur="0.5s" smil:targetElement="id42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8" smil:attributeName="visibility" smil:to="visible"/>
                  <anim:transitionFilter smil:dur="0.5s" smil:targetElement="id42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9" smil:attributeName="visibility" smil:to="visible"/>
                  <anim:transitionFilter smil:dur="0.5s" smil:targetElement="id42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0" smil:attributeName="visibility" smil:to="visible"/>
                  <anim:transitionFilter smil:dur="0.5s" smil:targetElement="id4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1" smil:attributeName="visibility" smil:to="visible"/>
                  <anim:transitionFilter smil:dur="0.5s" smil:targetElement="id43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2" smil:attributeName="visibility" smil:to="visible"/>
                  <anim:transitionFilter smil:dur="0.5s" smil:targetElement="id4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3" smil:attributeName="visibility" smil:to="visible"/>
                  <anim:transitionFilter smil:dur="0.5s" smil:targetElement="id43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436" draw:id="id436">
          <draw:g draw:name="Group 4">
            <draw:custom-shape draw:name="Rectangle 5" draw:style-name="gr441" draw:text-style-name="P14" draw:layer="layout" svg:width="1.481cm" svg:height="1.079cm" svg:x="11.007cm" svg:y="8.868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492" draw:text-style-name="P14" draw:layer="layout" svg:width="1.481cm" svg:height="1.162cm" svg:x="11.007cm" svg:y="7.705cm">
              <text:list text:style-name="L7">
                <text:list-header>
                  <text:p text:style-name="P15"><text:span text:style-name="T30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463" draw:text-style-name="P14" draw:layer="layout" svg:width="1.481cm" svg:height="0.996cm" svg:x="11.007cm" svg:y="6.709cm">
              <text:list text:style-name="L1">
                <text:list-header>
                  <text:p text:style-name="P15"><text:span text:style-name="T13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441" draw:text-style-name="P14" draw:layer="layout" svg:width="1.481cm" svg:height="1.079cm" svg:x="11.007cm" svg:y="5.629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493" draw:text-style-name="P14" draw:layer="layout" svg:width="1.481cm" svg:height="1.079cm" svg:x="11.007cm" svg:y="4.549cm">
              <text:list text:style-name="L4">
                <text:list-header>
                  <text:p text:style-name="P15"><text:span text:style-name="T19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94" draw:text-style-name="P14" draw:layer="layout" svg:width="1.481cm" svg:height="1.163cm" svg:x="11.007cm" svg:y="3.386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6" draw:text-style-name="P14" draw:layer="layout" svg:width="1.482cm" svg:height="1.079cm" svg:x="12.488cm" svg:y="8.86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7" draw:text-style-name="P14" draw:layer="layout" svg:width="1.482cm" svg:height="1.162cm" svg:x="12.488cm" svg:y="7.705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8" draw:text-style-name="P14" draw:layer="layout" svg:width="1.482cm" svg:height="0.996cm" svg:x="12.488cm" svg:y="6.709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12.488cm" svg:y="5.629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6" draw:text-style-name="P14" draw:layer="layout" svg:width="1.482cm" svg:height="1.079cm" svg:x="12.488cm" svg:y="4.54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6" draw:style-name="gr449" draw:text-style-name="P14" draw:layer="layout" svg:width="1.482cm" svg:height="1.163cm" svg:x="12.488cm" svg:y="3.386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7" draw:style-name="gr495" draw:text-style-name="P26" draw:layer="layout" svg:width="8.89cm" svg:height="1.178cm" svg:x="8.043cm" svg:y="1.693cm">
            <text:list text:style-name="L4">
              <text:list-header>
                <text:p text:style-name="P25"><text:span text:style-name="T21">a[min]</text:span><text:span text:style-name="T76">与</text:span><text:span text:style-name="T64">a[2]</text:span><text:span text:style-name="T76">交换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xml:id="id434" draw:id="id434">
          <draw:custom-shape draw:name="Text Box 19" draw:style-name="gr435" draw:text-style-name="P26" draw:layer="layout" svg:width="1.693cm" svg:height="1.178cm" svg:x="5.08cm" svg:y="5.926cm">
            <text:list text:style-name="L1">
              <text:list-header>
                <text:p text:style-name="P25"><text:span text:style-name="T2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" draw:text-style-name="P26" draw:layer="layout" svg:width="1.693cm" svg:height="1.178cm" svg:x="5.08cm" svg:y="4.656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5" draw:text-style-name="P39" draw:layer="layout" svg:width="5.292cm" svg:height="1.178cm" svg:x="3.81cm" svg:y="1.693cm">
            <text:list text:style-name="L1">
              <text:list-header>
                <text:p text:style-name="P38"><text:span text:style-name="T20"><text:s text:c="5"/></text:span><text:span text:style-name="T20">min=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496" draw:text-style-name="P141" xml:id="id437" draw:id="id437" draw:layer="layout" svg:width="7.831cm" svg:height="2.667cm" svg:x="6.562cm" svg:y="13.97cm">
          <text:list text:style-name="L7">
            <text:list-header>
              <text:p text:style-name="P21"><text:span text:style-name="T33">第二趟，循环</text:span><text:span text:style-name="T30">4</text:span><text:span text:style-name="T33">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97" draw:text-style-name="P39" xml:id="id435" draw:id="id435" draw:layer="layout" svg:width="7.62cm" svg:height="3.412cm" svg:x="2.117cm" svg:y="8.255cm">
          <text:list text:style-name="L4">
            <text:list-header>
              <text:p text:style-name="P38"><text:span text:style-name="T44">第二趟比较完毕，最小数是</text:span><text:span text:style-name="T64">a[5]</text:span><text:span text:style-name="T44">，最小数的序号为</text:span><text:span text:style-name="T64">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4" smil:attributeName="visibility" smil:to="visible"/>
                  <anim:transitionFilter smil:dur="0.5s" smil:targetElement="id4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5" smil:attributeName="visibility" smil:to="visible"/>
                  <anim:transitionFilter smil:dur="0.5s" smil:targetElement="id4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6" smil:attributeName="visibility" smil:to="visible"/>
                  <anim:transitionFilter smil:dur="0.5s" smil:targetElement="id43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7" smil:attributeName="visibility" smil:to="visible"/>
                  <anim:transitionFilter smil:dur="0.5s" smil:targetElement="id43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439" draw:id="id439">
          <draw:g draw:name="Group 3">
            <draw:custom-shape draw:name="Rectangle 4" draw:style-name="gr441" draw:text-style-name="P14" draw:layer="layout" svg:width="1.481cm" svg:height="1.079cm" svg:x="7.197cm" svg:y="7.175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442" draw:text-style-name="P14" draw:layer="layout" svg:width="1.481cm" svg:height="1.162cm" svg:x="7.197cm" svg:y="6.012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498" draw:text-style-name="P14" draw:layer="layout" svg:width="1.481cm" svg:height="0.996cm" svg:x="7.197cm" svg:y="5.016cm">
              <text:list text:style-name="L1">
                <text:list-header>
                  <text:p text:style-name="P15"><text:span text:style-name="T34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499" draw:text-style-name="P14" draw:layer="layout" svg:width="1.481cm" svg:height="1.079cm" svg:x="7.197cm" svg:y="3.936cm">
              <text:list text:style-name="L1">
                <text:list-header>
                  <text:p text:style-name="P15"><text:span text:style-name="T34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500" draw:text-style-name="P14" draw:layer="layout" svg:width="1.481cm" svg:height="1.079cm" svg:x="7.197cm" svg:y="2.856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501" draw:text-style-name="P14" draw:layer="layout" svg:width="1.481cm" svg:height="1.163cm" svg:x="7.197cm" svg:y="1.693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46" draw:text-style-name="P14" draw:layer="layout" svg:width="1.482cm" svg:height="1.079cm" svg:x="8.678cm" svg:y="7.175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7" draw:text-style-name="P14" draw:layer="layout" svg:width="1.482cm" svg:height="1.162cm" svg:x="8.678cm" svg:y="6.012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8" draw:text-style-name="P14" draw:layer="layout" svg:width="1.482cm" svg:height="0.996cm" svg:x="8.678cm" svg:y="5.016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6" draw:text-style-name="P14" draw:layer="layout" svg:width="1.482cm" svg:height="1.079cm" svg:x="8.678cm" svg:y="3.93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8.678cm" svg:y="2.856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9" draw:text-style-name="P14" draw:layer="layout" svg:width="1.482cm" svg:height="1.163cm" svg:x="8.678cm" svg:y="1.693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6" draw:style-name="gr5" draw:text-style-name="P26" draw:layer="layout" svg:width="8.89cm" svg:height="1.178cm" svg:x="4.233cm" svg:y="0cm">
            <text:list text:style-name="L1">
              <text:list-header>
                <text:p text:style-name="P25"><text:span text:style-name="T20">a[min]</text:span><text:span text:style-name="T35">与</text:span><text:span text:style-name="T20">a[4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 xml:id="id438" draw:id="id438">
          <draw:custom-shape draw:name="Text Box 18" draw:style-name="gr502" draw:text-style-name="P26" draw:layer="layout" svg:width="1.693cm" svg:height="1.178cm" svg:x="1.27cm" svg:y="4.233cm">
            <text:list text:style-name="L7">
              <text:list-header>
                <text:p text:style-name="P25"><text:span text:style-name="T6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03" draw:text-style-name="P26" draw:layer="layout" svg:width="1.693cm" svg:height="1.178cm" svg:x="1.27cm" svg:y="2.963cm">
            <text:list text:style-name="L7">
              <text:list-header>
                <text:p text:style-name="P25"><text:span text:style-name="T64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04" draw:text-style-name="P39" draw:layer="layout" svg:width="5.292cm" svg:height="1.178cm" svg:x="0cm" svg:y="0cm">
            <text:list text:style-name="L7">
              <text:list-header>
                <text:p text:style-name="P38"><text:span text:style-name="T64"><text:s text:c="5"/></text:span><text:span text:style-name="T64">min=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 xml:id="id440" draw:id="id440">
          <draw:custom-shape draw:name="Text Box 22" draw:style-name="gr5" draw:text-style-name="P39" draw:layer="layout" svg:width="8.043cm" svg:height="1.178cm" svg:x="12.912cm" svg:y="0cm">
            <text:list text:style-name="L1">
              <text:list-header>
                <text:p text:style-name="P38"><text:span text:style-name="T20"><text:s text:c="3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435" draw:text-style-name="P26" draw:layer="layout" svg:width="1.693cm" svg:height="1.178cm" svg:x="13.97cm" svg:y="4.022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6" draw:layer="layout" svg:width="1.693cm" svg:height="1.178cm" svg:x="13.97cm" svg:y="2.75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 xml:id="id441" draw:id="id441">
          <draw:custom-shape draw:name="Text Box 26" draw:style-name="gr5" draw:text-style-name="P26" draw:layer="layout" svg:width="8.043cm" svg:height="1.178cm" svg:x="17.357cm" svg:y="0cm">
            <text:list text:style-name="L1">
              <text:list-header>
                <text:p text:style-name="P25"><text:span text:style-name="T20">a[min]</text:span><text:span text:style-name="T35">与</text:span><text:span text:style-name="T20">a[5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Rectangle 28" draw:style-name="gr452" draw:text-style-name="P14" draw:layer="layout" svg:width="1.482cm" svg:height="1.096cm" svg:x="19.685cm" svg:y="7.158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505" draw:text-style-name="P14" draw:layer="layout" svg:width="1.482cm" svg:height="1.181cm" svg:x="19.685cm" svg:y="5.976cm">
              <text:list text:style-name="L1">
                <text:list-header>
                  <text:p text:style-name="P15"><text:span text:style-name="T34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506" draw:text-style-name="P14" draw:layer="layout" svg:width="1.482cm" svg:height="1.012cm" svg:x="19.685cm" svg:y="4.963cm">
              <text:list text:style-name="L1">
                <text:list-header>
                  <text:p text:style-name="P15"><text:span text:style-name="T34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455" draw:text-style-name="P14" draw:layer="layout" svg:width="1.482cm" svg:height="1.097cm" svg:x="19.685cm" svg:y="3.866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507" draw:text-style-name="P14" draw:layer="layout" svg:width="1.482cm" svg:height="1.097cm" svg:x="19.685cm" svg:y="2.769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508" draw:text-style-name="P14" draw:layer="layout" svg:width="1.482cm" svg:height="1.181cm" svg:x="19.685cm" svg:y="1.588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457" draw:text-style-name="P14" draw:layer="layout" svg:width="1.481cm" svg:height="1.096cm" svg:x="21.167cm" svg:y="7.15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458" draw:text-style-name="P14" draw:layer="layout" svg:width="1.481cm" svg:height="1.181cm" svg:x="21.167cm" svg:y="5.976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459" draw:text-style-name="P14" draw:layer="layout" svg:width="1.481cm" svg:height="1.012cm" svg:x="21.167cm" svg:y="4.963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460" draw:text-style-name="P14" draw:layer="layout" svg:width="1.481cm" svg:height="1.097cm" svg:x="21.167cm" svg:y="3.86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460" draw:text-style-name="P14" draw:layer="layout" svg:width="1.481cm" svg:height="1.097cm" svg:x="21.167cm" svg:y="2.76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458" draw:text-style-name="P14" draw:layer="layout" svg:width="1.481cm" svg:height="1.181cm" svg:x="21.167cm" svg:y="1.588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line draw:name="Line 40" draw:style-name="gr18" draw:text-style-name="P16" draw:layer="layout" svg:x1="0cm" svg:y1="8.678cm" svg:x2="25.4cm" svg:y2="8.678cm">
          <text:p/>
        </draw:line>
        <draw:g draw:name="Group 41" xml:id="id443" draw:id="id443">
          <draw:g draw:name="Group 42">
            <draw:custom-shape draw:name="Rectangle 43" draw:style-name="gr509" draw:text-style-name="P14" draw:layer="layout" svg:width="1.481cm" svg:height="1.079cm" svg:x="7.197cm" svg:y="17.123cm">
              <text:list text:style-name="L1">
                <text:list-header>
                  <text:p text:style-name="P15"><text:span text:style-name="T34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4" draw:style-name="gr442" draw:text-style-name="P14" draw:layer="layout" svg:width="1.481cm" svg:height="1.162cm" svg:x="7.197cm" svg:y="15.961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5" draw:style-name="gr510" draw:text-style-name="P14" draw:layer="layout" svg:width="1.481cm" svg:height="0.996cm" svg:x="7.197cm" svg:y="14.964cm">
              <text:list text:style-name="L1">
                <text:list-header>
                  <text:p text:style-name="P15"><text:span text:style-name="T34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6" draw:style-name="gr441" draw:text-style-name="P14" draw:layer="layout" svg:width="1.481cm" svg:height="1.079cm" svg:x="7.197cm" svg:y="13.88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7" draw:style-name="gr511" draw:text-style-name="P14" draw:layer="layout" svg:width="1.481cm" svg:height="1.079cm" svg:x="7.197cm" svg:y="12.804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8" draw:style-name="gr512" draw:text-style-name="P14" draw:layer="layout" svg:width="1.481cm" svg:height="1.162cm" svg:x="7.197cm" svg:y="11.642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9" draw:style-name="gr446" draw:text-style-name="P14" draw:layer="layout" svg:width="1.482cm" svg:height="1.079cm" svg:x="8.678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0" draw:style-name="gr447" draw:text-style-name="P14" draw:layer="layout" svg:width="1.482cm" svg:height="1.162cm" svg:x="8.678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1" draw:style-name="gr448" draw:text-style-name="P14" draw:layer="layout" svg:width="1.482cm" svg:height="0.996cm" svg:x="8.678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2" draw:style-name="gr446" draw:text-style-name="P14" draw:layer="layout" svg:width="1.482cm" svg:height="1.079cm" svg:x="8.678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3" draw:style-name="gr446" draw:text-style-name="P14" draw:layer="layout" svg:width="1.482cm" svg:height="1.079cm" svg:x="8.678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4" draw:style-name="gr447" draw:text-style-name="P14" draw:layer="layout" svg:width="1.482cm" svg:height="1.162cm" svg:x="8.678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55" draw:style-name="gr5" draw:text-style-name="P26" draw:layer="layout" svg:width="8.89cm" svg:height="1.178cm" svg:x="4.233cm" svg:y="9.948cm">
            <text:list text:style-name="L1">
              <text:list-header>
                <text:p text:style-name="P25"><text:span text:style-name="T20">a[min]</text:span><text:span text:style-name="T35">与</text:span><text:span text:style-name="T20">a[6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6" xml:id="id442" draw:id="id442">
          <draw:custom-shape draw:name="Text Box 57" draw:style-name="gr435" draw:text-style-name="P26" draw:layer="layout" svg:width="1.693cm" svg:height="1.178cm" svg:x="1.27cm" svg:y="14.181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5" draw:text-style-name="P26" draw:layer="layout" svg:width="1.693cm" svg:height="1.178cm" svg:x="1.27cm" svg:y="12.911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5" draw:text-style-name="P39" draw:layer="layout" svg:width="5.292cm" svg:height="1.178cm" svg:x="0cm" svg:y="9.948cm">
            <text:list text:style-name="L1">
              <text:list-header>
                <text:p text:style-name="P38"><text:span text:style-name="T20"><text:s text:c="5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0" xml:id="id444" draw:id="id444">
          <draw:custom-shape draw:name="Text Box 61" draw:style-name="gr5" draw:text-style-name="P39" draw:layer="layout" svg:width="8.043cm" svg:height="1.178cm" svg:x="13.123cm" svg:y="10.16cm">
            <text:list text:style-name="L1">
              <text:list-header>
                <text:p text:style-name="P38"><text:span text:style-name="T20"><text:s text:c="3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435" draw:text-style-name="P26" draw:layer="layout" svg:width="1.693cm" svg:height="1.178cm" svg:x="14.181cm" svg:y="14.182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3" draw:style-name="gr5" draw:text-style-name="P26" draw:layer="layout" svg:width="1.693cm" svg:height="1.178cm" svg:x="14.181cm" svg:y="12.91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4" xml:id="id445" draw:id="id445">
          <draw:custom-shape draw:name="Text Box 65" draw:style-name="gr5" draw:text-style-name="P39" draw:layer="layout" svg:width="7.408cm" svg:height="1.178cm" svg:x="17.992cm" svg:y="9.948cm">
            <text:list text:style-name="L1">
              <text:list-header>
                <text:p text:style-name="P38"><text:span text:style-name="T20">a[min]</text:span><text:span text:style-name="T35">与</text:span><text:span text:style-name="T20">a[3]</text:span><text:span text:style-name="T35">交换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66">
            <draw:custom-shape draw:name="Rectangle 67" draw:style-name="gr441" draw:text-style-name="P14" draw:layer="layout" svg:width="1.481cm" svg:height="1.079cm" svg:x="20.108cm" svg:y="17.123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8" draw:style-name="gr442" draw:text-style-name="P14" draw:layer="layout" svg:width="1.481cm" svg:height="1.162cm" svg:x="20.108cm" svg:y="15.961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9" draw:style-name="gr463" draw:text-style-name="P14" draw:layer="layout" svg:width="1.481cm" svg:height="0.996cm" svg:x="20.108cm" svg:y="14.964cm">
              <text:list text:style-name="L1">
                <text:list-header>
                  <text:p text:style-name="P15"><text:span text:style-name="T13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0" draw:style-name="gr513" draw:text-style-name="P14" draw:layer="layout" svg:width="1.481cm" svg:height="1.079cm" svg:x="20.108cm" svg:y="13.884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1" draw:style-name="gr514" draw:text-style-name="P14" draw:layer="layout" svg:width="1.481cm" svg:height="1.079cm" svg:x="20.108cm" svg:y="12.804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2" draw:style-name="gr515" draw:text-style-name="P14" draw:layer="layout" svg:width="1.481cm" svg:height="1.162cm" svg:x="20.108cm" svg:y="11.642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3" draw:style-name="gr446" draw:text-style-name="P14" draw:layer="layout" svg:width="1.482cm" svg:height="1.079cm" svg:x="21.589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4" draw:style-name="gr447" draw:text-style-name="P14" draw:layer="layout" svg:width="1.482cm" svg:height="1.162cm" svg:x="21.589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5" draw:style-name="gr448" draw:text-style-name="P14" draw:layer="layout" svg:width="1.482cm" svg:height="0.996cm" svg:x="21.589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6" draw:style-name="gr446" draw:text-style-name="P14" draw:layer="layout" svg:width="1.482cm" svg:height="1.079cm" svg:x="21.589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7" draw:style-name="gr446" draw:text-style-name="P14" draw:layer="layout" svg:width="1.482cm" svg:height="1.079cm" svg:x="21.589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8" draw:style-name="gr447" draw:text-style-name="P14" draw:layer="layout" svg:width="1.482cm" svg:height="1.162cm" svg:x="21.589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Text Box 79" draw:style-name="gr516" draw:text-style-name="P39" xml:id="id446" draw:id="id446" draw:layer="layout" svg:width="7.831cm" svg:height="1.178cm" svg:x="12.277cm" svg:y="16.722cm">
          <text:list text:style-name="L8">
            <text:list-header>
              <text:p text:style-name="P38"><text:span text:style-name="T79">第三趟，循环</text:span><text:span text:style-name="T53">3</text:span><text:span text:style-name="T79">次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8" smil:attributeName="visibility" smil:to="visible"/>
                  <anim:transitionFilter smil:dur="0.5s" smil:targetElement="id43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9" smil:attributeName="visibility" smil:to="visible"/>
                  <anim:transitionFilter smil:dur="0.5s" smil:targetElement="id43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0" smil:attributeName="visibility" smil:to="visible"/>
                  <anim:transitionFilter smil:dur="0.5s" smil:targetElement="id44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1" smil:attributeName="visibility" smil:to="visible"/>
                  <anim:transitionFilter smil:dur="0.5s" smil:targetElement="id44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2" smil:attributeName="visibility" smil:to="visible"/>
                  <anim:transitionFilter smil:dur="0.5s" smil:targetElement="id44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3" smil:attributeName="visibility" smil:to="visible"/>
                  <anim:transitionFilter smil:dur="0.5s" smil:targetElement="id44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4" smil:attributeName="visibility" smil:to="visible"/>
                  <anim:transitionFilter smil:dur="0.5s" smil:targetElement="id44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5" smil:attributeName="visibility" smil:to="visible"/>
                  <anim:transitionFilter smil:dur="0.5s" smil:targetElement="id44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46" smil:attributeName="visibility" smil:to="visible"/>
                  <anim:transitionFilter smil:dur="0.5s" smil:targetElement="id44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448" draw:id="id448">
          <draw:g draw:name="Group 3">
            <draw:custom-shape draw:name="Rectangle 4" draw:style-name="gr441" draw:text-style-name="P14" draw:layer="layout" svg:width="1.481cm" svg:height="1.079cm" svg:x="7.197cm" svg:y="7.175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517" draw:text-style-name="P14" draw:layer="layout" svg:width="1.481cm" svg:height="1.162cm" svg:x="7.197cm" svg:y="6.012cm">
              <text:list text:style-name="L1">
                <text:list-header>
                  <text:p text:style-name="P15"><text:span text:style-name="T34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518" draw:text-style-name="P14" draw:layer="layout" svg:width="1.481cm" svg:height="0.996cm" svg:x="7.197cm" svg:y="5.016cm">
              <text:list text:style-name="L1">
                <text:list-header>
                  <text:p text:style-name="P15"><text:span text:style-name="T34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519" draw:text-style-name="P14" draw:layer="layout" svg:width="1.481cm" svg:height="1.079cm" svg:x="7.197cm" svg:y="3.936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520" draw:text-style-name="P14" draw:layer="layout" svg:width="1.481cm" svg:height="1.079cm" svg:x="7.197cm" svg:y="2.856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521" draw:text-style-name="P14" draw:layer="layout" svg:width="1.481cm" svg:height="1.163cm" svg:x="7.197cm" svg:y="1.693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46" draw:text-style-name="P14" draw:layer="layout" svg:width="1.482cm" svg:height="1.079cm" svg:x="8.678cm" svg:y="7.175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7" draw:text-style-name="P14" draw:layer="layout" svg:width="1.482cm" svg:height="1.162cm" svg:x="8.678cm" svg:y="6.012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8" draw:text-style-name="P14" draw:layer="layout" svg:width="1.482cm" svg:height="0.996cm" svg:x="8.678cm" svg:y="5.016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6" draw:text-style-name="P14" draw:layer="layout" svg:width="1.482cm" svg:height="1.079cm" svg:x="8.678cm" svg:y="3.93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8.678cm" svg:y="2.856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9" draw:text-style-name="P14" draw:layer="layout" svg:width="1.482cm" svg:height="1.163cm" svg:x="8.678cm" svg:y="1.693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6" draw:style-name="gr5" draw:text-style-name="P26" draw:layer="layout" svg:width="8.89cm" svg:height="1.178cm" svg:x="4.233cm" svg:y="0cm">
            <text:list text:style-name="L1">
              <text:list-header>
                <text:p text:style-name="P25"><text:span text:style-name="T20">a[min]</text:span><text:span text:style-name="T35">与</text:span><text:span text:style-name="T20">a[5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 xml:id="id447" draw:id="id447">
          <draw:custom-shape draw:name="Text Box 18" draw:style-name="gr522" draw:text-style-name="P26" draw:layer="layout" svg:width="1.693cm" svg:height="1.178cm" svg:x="1.27cm" svg:y="4.233cm">
            <text:list text:style-name="L7">
              <text:list-header>
                <text:p text:style-name="P25"><text:span text:style-name="T6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23" draw:text-style-name="P26" draw:layer="layout" svg:width="1.693cm" svg:height="1.178cm" svg:x="1.27cm" svg:y="2.963cm">
            <text:list text:style-name="L7">
              <text:list-header>
                <text:p text:style-name="P25"><text:span text:style-name="T64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24" draw:text-style-name="P39" draw:layer="layout" svg:width="5.292cm" svg:height="1.178cm" svg:x="0cm" svg:y="0cm">
            <text:list text:style-name="L7">
              <text:list-header>
                <text:p text:style-name="P38"><text:span text:style-name="T64"><text:s text:c="5"/></text:span><text:span text:style-name="T64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 xml:id="id449" draw:id="id449">
          <draw:custom-shape draw:name="Text Box 22" draw:style-name="gr5" draw:text-style-name="P39" draw:layer="layout" svg:width="8.043cm" svg:height="1.178cm" svg:x="12.912cm" svg:y="0cm">
            <text:list text:style-name="L1">
              <text:list-header>
                <text:p text:style-name="P38"><text:span text:style-name="T20"><text:s text:c="3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435" draw:text-style-name="P26" draw:layer="layout" svg:width="1.693cm" svg:height="1.178cm" svg:x="13.97cm" svg:y="4.022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6" draw:layer="layout" svg:width="1.693cm" svg:height="1.178cm" svg:x="13.97cm" svg:y="2.75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 xml:id="id450" draw:id="id450">
          <draw:custom-shape draw:name="Text Box 26" draw:style-name="gr5" draw:text-style-name="P26" draw:layer="layout" svg:width="8.043cm" svg:height="1.178cm" svg:x="17.357cm" svg:y="0cm">
            <text:list text:style-name="L1">
              <text:list-header>
                <text:p text:style-name="P25"><text:span text:style-name="T20">a[min]</text:span><text:span text:style-name="T35">与</text:span><text:span text:style-name="T20">a[6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Rectangle 28" draw:style-name="gr525" draw:text-style-name="P14" draw:layer="layout" svg:width="1.482cm" svg:height="1.096cm" svg:x="19.685cm" svg:y="7.158cm">
              <text:list text:style-name="L1">
                <text:list-header>
                  <text:p text:style-name="P15"><text:span text:style-name="T34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456" draw:text-style-name="P14" draw:layer="layout" svg:width="1.482cm" svg:height="1.181cm" svg:x="19.685cm" svg:y="5.976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526" draw:text-style-name="P14" draw:layer="layout" svg:width="1.482cm" svg:height="1.012cm" svg:x="19.685cm" svg:y="4.963cm">
              <text:list text:style-name="L1">
                <text:list-header>
                  <text:p text:style-name="P15"><text:span text:style-name="T34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527" draw:text-style-name="P14" draw:layer="layout" svg:width="1.482cm" svg:height="1.097cm" svg:x="19.685cm" svg:y="3.866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528" draw:text-style-name="P14" draw:layer="layout" svg:width="1.482cm" svg:height="1.097cm" svg:x="19.685cm" svg:y="2.769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529" draw:text-style-name="P14" draw:layer="layout" svg:width="1.482cm" svg:height="1.181cm" svg:x="19.685cm" svg:y="1.588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457" draw:text-style-name="P14" draw:layer="layout" svg:width="1.481cm" svg:height="1.096cm" svg:x="21.167cm" svg:y="7.15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458" draw:text-style-name="P14" draw:layer="layout" svg:width="1.481cm" svg:height="1.181cm" svg:x="21.167cm" svg:y="5.976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459" draw:text-style-name="P14" draw:layer="layout" svg:width="1.481cm" svg:height="1.012cm" svg:x="21.167cm" svg:y="4.963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460" draw:text-style-name="P14" draw:layer="layout" svg:width="1.481cm" svg:height="1.097cm" svg:x="21.167cm" svg:y="3.86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460" draw:text-style-name="P14" draw:layer="layout" svg:width="1.481cm" svg:height="1.097cm" svg:x="21.167cm" svg:y="2.76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458" draw:text-style-name="P14" draw:layer="layout" svg:width="1.481cm" svg:height="1.181cm" svg:x="21.167cm" svg:y="1.588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line draw:name="Line 40" draw:style-name="gr18" draw:text-style-name="P16" draw:layer="layout" svg:x1="0cm" svg:y1="8.678cm" svg:x2="25.4cm" svg:y2="8.678cm">
          <text:p/>
        </draw:line>
        <draw:g draw:name="Group 41" xml:id="id452" draw:id="id452">
          <draw:g draw:name="Group 42">
            <draw:custom-shape draw:name="Rectangle 43" draw:style-name="gr441" draw:text-style-name="P14" draw:layer="layout" svg:width="1.481cm" svg:height="1.079cm" svg:x="7.197cm" svg:y="17.123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4" draw:style-name="gr442" draw:text-style-name="P14" draw:layer="layout" svg:width="1.481cm" svg:height="1.162cm" svg:x="7.197cm" svg:y="15.961cm">
              <text:list text:style-name="L1">
                <text:list-header>
                  <text:p text:style-name="P15"><text:span text:style-name="T13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5" draw:style-name="gr530" draw:text-style-name="P14" draw:layer="layout" svg:width="1.481cm" svg:height="0.996cm" svg:x="7.197cm" svg:y="14.964cm">
              <text:list text:style-name="L8">
                <text:list-header>
                  <text:p text:style-name="P15"><text:span text:style-name="T32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6" draw:style-name="gr531" draw:text-style-name="P14" draw:layer="layout" svg:width="1.481cm" svg:height="1.079cm" svg:x="7.197cm" svg:y="13.884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7" draw:style-name="gr532" draw:text-style-name="P14" draw:layer="layout" svg:width="1.481cm" svg:height="1.079cm" svg:x="7.197cm" svg:y="12.804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8" draw:style-name="gr533" draw:text-style-name="P14" draw:layer="layout" svg:width="1.481cm" svg:height="1.162cm" svg:x="7.197cm" svg:y="11.642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9" draw:style-name="gr446" draw:text-style-name="P14" draw:layer="layout" svg:width="1.482cm" svg:height="1.079cm" svg:x="8.678cm" svg:y="17.123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0" draw:style-name="gr447" draw:text-style-name="P14" draw:layer="layout" svg:width="1.482cm" svg:height="1.162cm" svg:x="8.678cm" svg:y="15.961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1" draw:style-name="gr448" draw:text-style-name="P14" draw:layer="layout" svg:width="1.482cm" svg:height="0.996cm" svg:x="8.678cm" svg:y="14.964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2" draw:style-name="gr446" draw:text-style-name="P14" draw:layer="layout" svg:width="1.482cm" svg:height="1.079cm" svg:x="8.678cm" svg:y="13.884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3" draw:style-name="gr446" draw:text-style-name="P14" draw:layer="layout" svg:width="1.482cm" svg:height="1.079cm" svg:x="8.678cm" svg:y="12.804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4" draw:style-name="gr447" draw:text-style-name="P14" draw:layer="layout" svg:width="1.482cm" svg:height="1.162cm" svg:x="8.678cm" svg:y="11.642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55" draw:style-name="gr5" draw:text-style-name="P26" draw:layer="layout" svg:width="8.89cm" svg:height="1.178cm" svg:x="4.233cm" svg:y="9.948cm">
            <text:list text:style-name="L1">
              <text:list-header>
                <text:p text:style-name="P25"><text:span text:style-name="T20">a[min]</text:span><text:span text:style-name="T35">与</text:span><text:span text:style-name="T20">a[4]</text:span><text:span text:style-name="T35">交换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6" xml:id="id451" draw:id="id451">
          <draw:custom-shape draw:name="Text Box 57" draw:style-name="gr435" draw:text-style-name="P26" draw:layer="layout" svg:width="1.693cm" svg:height="1.178cm" svg:x="1.27cm" svg:y="14.181cm">
            <text:list text:style-name="L1">
              <text:list-header>
                <text:p text:style-name="P25"><text:span text:style-name="T2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5" draw:text-style-name="P26" draw:layer="layout" svg:width="1.693cm" svg:height="1.178cm" svg:x="1.27cm" svg:y="12.911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5" draw:text-style-name="P39" draw:layer="layout" svg:width="5.292cm" svg:height="1.178cm" svg:x="0cm" svg:y="9.948cm">
            <text:list text:style-name="L1">
              <text:list-header>
                <text:p text:style-name="P38"><text:span text:style-name="T20"><text:s text:c="5"/></text:span><text:span text:style-name="T20">min=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60" draw:style-name="gr534" draw:text-style-name="P39" xml:id="id453" draw:id="id453" draw:layer="layout" svg:width="7.832cm" svg:height="1.178cm" svg:x="14.393cm" svg:y="13.547cm">
          <text:list text:style-name="L8">
            <text:list-header>
              <text:p text:style-name="P38"><text:span text:style-name="T79">第四趟，循环</text:span><text:span text:style-name="T53">2</text:span><text:span text:style-name="T79">次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7" smil:attributeName="visibility" smil:to="visible"/>
                  <anim:transitionFilter smil:dur="0.5s" smil:targetElement="id44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8" smil:attributeName="visibility" smil:to="visible"/>
                  <anim:transitionFilter smil:dur="0.5s" smil:targetElement="id44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9" smil:attributeName="visibility" smil:to="visible"/>
                  <anim:transitionFilter smil:dur="0.5s" smil:targetElement="id44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0" smil:attributeName="visibility" smil:to="visible"/>
                  <anim:transitionFilter smil:dur="0.5s" smil:targetElement="id45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1" smil:attributeName="visibility" smil:to="visible"/>
                  <anim:transitionFilter smil:dur="0.5s" smil:targetElement="id45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2" smil:attributeName="visibility" smil:to="visible"/>
                  <anim:transitionFilter smil:dur="0.5s" smil:targetElement="id45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53" smil:attributeName="visibility" smil:to="visible"/>
                  <anim:transitionFilter smil:dur="0.5s" smil:targetElement="id45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455" draw:id="id455">
          <draw:g draw:name="Group 3">
            <draw:custom-shape draw:name="Rectangle 4" draw:style-name="gr535" draw:text-style-name="P14" draw:layer="layout" svg:width="1.481cm" svg:height="1.079cm" svg:x="7.197cm" svg:y="7.175cm">
              <text:list text:style-name="L1">
                <text:list-header>
                  <text:p text:style-name="P15"><text:span text:style-name="T34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536" draw:text-style-name="P14" draw:layer="layout" svg:width="1.481cm" svg:height="1.162cm" svg:x="7.197cm" svg:y="6.012cm">
              <text:list text:style-name="L1">
                <text:list-header>
                  <text:p text:style-name="P15"><text:span text:style-name="T34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537" draw:text-style-name="P14" draw:layer="layout" svg:width="1.481cm" svg:height="0.996cm" svg:x="7.197cm" svg:y="5.016cm">
              <text:list text:style-name="L8">
                <text:list-header>
                  <text:p text:style-name="P15"><text:span text:style-name="T32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538" draw:text-style-name="P14" draw:layer="layout" svg:width="1.481cm" svg:height="1.079cm" svg:x="7.197cm" svg:y="3.936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539" draw:text-style-name="P14" draw:layer="layout" svg:width="1.481cm" svg:height="1.079cm" svg:x="7.197cm" svg:y="2.856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540" draw:text-style-name="P14" draw:layer="layout" svg:width="1.481cm" svg:height="1.163cm" svg:x="7.197cm" svg:y="1.693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46" draw:text-style-name="P14" draw:layer="layout" svg:width="1.482cm" svg:height="1.079cm" svg:x="8.678cm" svg:y="7.175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447" draw:text-style-name="P14" draw:layer="layout" svg:width="1.482cm" svg:height="1.162cm" svg:x="8.678cm" svg:y="6.012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48" draw:text-style-name="P14" draw:layer="layout" svg:width="1.482cm" svg:height="0.996cm" svg:x="8.678cm" svg:y="5.016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446" draw:text-style-name="P14" draw:layer="layout" svg:width="1.482cm" svg:height="1.079cm" svg:x="8.678cm" svg:y="3.93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446" draw:text-style-name="P14" draw:layer="layout" svg:width="1.482cm" svg:height="1.079cm" svg:x="8.678cm" svg:y="2.856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449" draw:text-style-name="P14" draw:layer="layout" svg:width="1.482cm" svg:height="1.163cm" svg:x="8.678cm" svg:y="1.693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6" draw:style-name="gr5" draw:text-style-name="P26" draw:layer="layout" svg:width="8.89cm" svg:height="1.178cm" svg:x="4.233cm" svg:y="0cm">
            <text:list text:style-name="L1">
              <text:list-header>
                <text:p text:style-name="P25"><text:span text:style-name="T20">a[min]</text:span><text:span text:style-name="T35">与</text:span><text:span text:style-name="T20">a[6]</text:span><text:span text:style-name="T35">比较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 xml:id="id454" draw:id="id454">
          <draw:custom-shape draw:name="Text Box 18" draw:style-name="gr541" draw:text-style-name="P26" draw:layer="layout" svg:width="1.693cm" svg:height="1.178cm" svg:x="1.27cm" svg:y="4.233cm">
            <text:list text:style-name="L7">
              <text:list-header>
                <text:p text:style-name="P25"><text:span text:style-name="T6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42" draw:text-style-name="P26" draw:layer="layout" svg:width="1.693cm" svg:height="1.178cm" svg:x="1.27cm" svg:y="2.963cm">
            <text:list text:style-name="L7">
              <text:list-header>
                <text:p text:style-name="P25"><text:span text:style-name="T64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43" draw:text-style-name="P39" draw:layer="layout" svg:width="5.292cm" svg:height="1.178cm" svg:x="0cm" svg:y="0cm">
            <text:list text:style-name="L7">
              <text:list-header>
                <text:p text:style-name="P38"><text:span text:style-name="T64"><text:s text:c="5"/></text:span><text:span text:style-name="T64">min=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 xml:id="id456" draw:id="id456">
          <draw:custom-shape draw:name="Text Box 22" draw:style-name="gr5" draw:text-style-name="P39" draw:layer="layout" svg:width="8.043cm" svg:height="1.178cm" svg:x="12.912cm" svg:y="0cm">
            <text:list text:style-name="L1">
              <text:list-header>
                <text:p text:style-name="P38"><text:span text:style-name="T20"><text:s text:c="3"/></text:span><text:span text:style-name="T20">min=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435" draw:text-style-name="P26" draw:layer="layout" svg:width="1.693cm" svg:height="1.178cm" svg:x="13.97cm" svg:y="4.022cm">
            <text:list text:style-name="L1">
              <text:list-header>
                <text:p text:style-name="P25"><text:span text:style-name="T2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6" draw:layer="layout" svg:width="1.693cm" svg:height="1.178cm" svg:x="13.97cm" svg:y="2.752cm">
            <text:list text:style-name="L1">
              <text:list-header>
                <text:p text:style-name="P25"><text:span text:style-name="T20">m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 xml:id="id457" draw:id="id457">
          <draw:custom-shape draw:name="Text Box 26" draw:style-name="gr544" draw:text-style-name="P26" draw:layer="layout" svg:width="8.043cm" svg:height="1.178cm" svg:x="17.357cm" svg:y="0cm">
            <text:list text:style-name="L4">
              <text:list-header>
                <text:p text:style-name="P25"><text:span text:style-name="T21">a[min]</text:span><text:span text:style-name="T35">与</text:span><text:span text:style-name="T64">a[5]</text:span><text:span text:style-name="T35">交换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Rectangle 28" draw:style-name="gr452" draw:text-style-name="P14" draw:layer="layout" svg:width="1.482cm" svg:height="1.096cm" svg:x="19.685cm" svg:y="7.158cm">
              <text:list text:style-name="L1">
                <text:list-header>
                  <text:p text:style-name="P15"><text:span text:style-name="T13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545" draw:text-style-name="P14" draw:layer="layout" svg:width="1.482cm" svg:height="1.181cm" svg:x="19.685cm" svg:y="5.976cm">
              <text:list text:style-name="L7">
                <text:list-header>
                  <text:p text:style-name="P15"><text:span text:style-name="T30">8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546" draw:text-style-name="P14" draw:layer="layout" svg:width="1.482cm" svg:height="1.012cm" svg:x="19.685cm" svg:y="4.963cm">
              <text:list text:style-name="L8">
                <text:list-header>
                  <text:p text:style-name="P15"><text:span text:style-name="T32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547" draw:text-style-name="P14" draw:layer="layout" svg:width="1.482cm" svg:height="1.097cm" svg:x="19.685cm" svg:y="3.866cm">
              <text:list text:style-name="L8">
                <text:list-header>
                  <text:p text:style-name="P15"><text:span text:style-name="T32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548" draw:text-style-name="P14" draw:layer="layout" svg:width="1.482cm" svg:height="1.097cm" svg:x="19.685cm" svg:y="2.769cm">
              <text:list text:style-name="L8">
                <text:list-header>
                  <text:p text:style-name="P15"><text:span text:style-name="T32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549" draw:text-style-name="P14" draw:layer="layout" svg:width="1.482cm" svg:height="1.181cm" svg:x="19.685cm" svg:y="1.588cm">
              <text:list text:style-name="L8">
                <text:list-header>
                  <text:p text:style-name="P15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457" draw:text-style-name="P14" draw:layer="layout" svg:width="1.481cm" svg:height="1.096cm" svg:x="21.167cm" svg:y="7.158cm">
              <text:list text:style-name="L1">
                <text:list-header>
                  <text:p text:style-name="P15"><text:span text:style-name="T13">a[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458" draw:text-style-name="P14" draw:layer="layout" svg:width="1.481cm" svg:height="1.181cm" svg:x="21.167cm" svg:y="5.976cm">
              <text:list text:style-name="L1">
                <text:list-header>
                  <text:p text:style-name="P15"><text:span text:style-name="T13">a[5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459" draw:text-style-name="P14" draw:layer="layout" svg:width="1.481cm" svg:height="1.012cm" svg:x="21.167cm" svg:y="4.963cm">
              <text:list text:style-name="L1">
                <text:list-header>
                  <text:p text:style-name="P15"><text:span text:style-name="T13">a[4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460" draw:text-style-name="P14" draw:layer="layout" svg:width="1.481cm" svg:height="1.097cm" svg:x="21.167cm" svg:y="3.866cm">
              <text:list text:style-name="L1">
                <text:list-header>
                  <text:p text:style-name="P15"><text:span text:style-name="T13">a[3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460" draw:text-style-name="P14" draw:layer="layout" svg:width="1.481cm" svg:height="1.097cm" svg:x="21.167cm" svg:y="2.769cm">
              <text:list text:style-name="L1">
                <text:list-header>
                  <text:p text:style-name="P15"><text:span text:style-name="T13">a[2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458" draw:text-style-name="P14" draw:layer="layout" svg:width="1.481cm" svg:height="1.181cm" svg:x="21.167cm" svg:y="1.588cm">
              <text:list text:style-name="L1">
                <text:list-header>
                  <text:p text:style-name="P15"><text:span text:style-name="T13">a[1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Text Box 40" draw:style-name="gr550" draw:text-style-name="P39" xml:id="id458" draw:id="id458" draw:layer="layout" svg:width="7.831cm" svg:height="1.178cm" svg:x="11.642cm" svg:y="6.773cm">
          <text:list text:style-name="L8">
            <text:list-header>
              <text:p text:style-name="P38"><text:span text:style-name="T79">第五趟，循环</text:span><text:span text:style-name="T53">1</text:span><text:span text:style-name="T79">次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1" xml:id="id459" draw:id="id459">
          <draw:custom-shape draw:name="Text Box 42" draw:style-name="gr5" draw:text-style-name="P39" draw:layer="layout" svg:width="2.648cm" svg:height="1.178cm" svg:x="4.163cm" svg:y="10.16cm">
            <text:list text:style-name="L1">
              <text:list-header>
                <text:p text:style-name="P38"><text:span text:style-name="T35">总结：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3" draw:style-name="gr551" draw:text-style-name="P14" draw:layer="layout" svg:width="3.405cm" svg:height="1.243cm" svg:x="9.082cm" svg:y="11.854cm">
            <text:list text:style-name="L1">
              <text:list-header>
                <text:p text:style-name="P15"><text:span text:style-name="T34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552" draw:text-style-name="P14" draw:layer="layout" svg:width="3.027cm" svg:height="1.243cm" svg:x="0cm" svg:y="14.341cm">
            <text:list text:style-name="L1">
              <text:list-header>
                <text:p text:style-name="P15"><text:span text:style-name="T36">次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553" draw:text-style-name="P14" draw:layer="layout" svg:width="3.027cm" svg:height="1.244cm" svg:x="0cm" svg:y="13.097cm">
            <text:list text:style-name="L1">
              <text:list-header>
                <text:p text:style-name="P15"><text:span text:style-name="T36">趟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6" draw:style-name="gr554" draw:text-style-name="P14" draw:layer="layout" svg:width="3.027cm" svg:height="1.243cm" svg:x="0cm" svg:y="11.854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555" draw:text-style-name="P14" draw:layer="layout" svg:width="3.405cm" svg:height="1.244cm" svg:x="9.082cm" svg:y="13.097cm">
            <text:list text:style-name="L1">
              <text:list-header>
                <text:p text:style-name="P15"><text:span text:style-name="T34">i(1~n-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556" draw:text-style-name="P14" draw:layer="layout" svg:width="0.945cm" svg:height="1.244cm" svg:x="8.136cm" svg:y="13.097cm">
            <text:list text:style-name="L1">
              <text:list-header>
                <text:p text:style-name="P15"><text:span text:style-name="T3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9" draw:style-name="gr557" draw:text-style-name="P14" draw:layer="layout" svg:width="1.135cm" svg:height="1.244cm" svg:x="7.001cm" svg:y="13.097cm">
            <text:list text:style-name="L1">
              <text:list-header>
                <text:p text:style-name="P15"><text:span text:style-name="T3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0" draw:style-name="gr558" draw:text-style-name="P14" draw:layer="layout" svg:width="1.324cm" svg:height="1.244cm" svg:x="5.676cm" svg:y="13.097cm">
            <text:list text:style-name="L1">
              <text:list-header>
                <text:p text:style-name="P15"><text:span text:style-name="T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559" draw:text-style-name="P14" draw:layer="layout" svg:width="1.324cm" svg:height="1.244cm" svg:x="4.351cm" svg:y="13.097cm">
            <text:list text:style-name="L1">
              <text:list-header>
                <text:p text:style-name="P15"><text:span text:style-name="T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560" draw:text-style-name="P14" draw:layer="layout" svg:width="1.323cm" svg:height="1.244cm" svg:x="3.027cm" svg:y="13.097cm">
            <text:list text:style-name="L1">
              <text:list-header>
                <text:p text:style-name="P15"><text:span text:style-name="T3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3" draw:style-name="gr561" draw:text-style-name="P14" draw:layer="layout" svg:width="3.405cm" svg:height="1.243cm" svg:x="9.082cm" svg:y="14.341cm">
            <text:list text:style-name="L1">
              <text:list-header>
                <text:p text:style-name="P15"><text:span text:style-name="T34">n-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562" draw:text-style-name="P14" draw:layer="layout" svg:width="0.945cm" svg:height="1.243cm" svg:x="8.136cm" svg:y="14.341cm">
            <text:list text:style-name="L1">
              <text:list-header>
                <text:p text:style-name="P15"><text:span text:style-name="T3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563" draw:text-style-name="P14" draw:layer="layout" svg:width="1.135cm" svg:height="1.243cm" svg:x="7.001cm" svg:y="14.341cm">
            <text:list text:style-name="L1">
              <text:list-header>
                <text:p text:style-name="P15"><text:span text:style-name="T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564" draw:text-style-name="P14" draw:layer="layout" svg:width="1.324cm" svg:height="1.243cm" svg:x="5.676cm" svg:y="14.341cm">
            <text:list text:style-name="L1">
              <text:list-header>
                <text:p text:style-name="P15"><text:span text:style-name="T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565" draw:text-style-name="P14" draw:layer="layout" svg:width="1.324cm" svg:height="1.243cm" svg:x="4.351cm" svg:y="14.341cm">
            <text:list text:style-name="L1">
              <text:list-header>
                <text:p text:style-name="P15"><text:span text:style-name="T3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566" draw:text-style-name="P14" draw:layer="layout" svg:width="1.323cm" svg:height="1.243cm" svg:x="3.027cm" svg:y="14.341cm">
            <text:list text:style-name="L1">
              <text:list-header>
                <text:p text:style-name="P15"><text:span text:style-name="T3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567" draw:text-style-name="P14" draw:layer="layout" svg:width="6.054cm" svg:height="1.243cm" svg:x="3.027cm" svg:y="11.854cm">
            <text:list text:style-name="L1">
              <text:list-header>
                <text:p text:style-name="P15"><text:span text:style-name="T36">共有</text:span><text:span text:style-name="T34">6</text:span><text:span text:style-name="T36">个数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0" draw:style-name="gr17" draw:text-style-name="P16" draw:layer="layout" svg:x1="0cm" svg:y1="11.854cm" svg:x2="12.488cm" svg:y2="11.854cm">
            <text:p/>
          </draw:line>
          <draw:line draw:name="Line 61" draw:style-name="gr18" draw:text-style-name="P16" draw:layer="layout" svg:x1="0cm" svg:y1="13.097cm" svg:x2="12.488cm" svg:y2="13.097cm">
            <text:p/>
          </draw:line>
          <draw:line draw:name="Line 62" draw:style-name="gr17" draw:text-style-name="P16" draw:layer="layout" svg:x1="0cm" svg:y1="15.584cm" svg:x2="12.488cm" svg:y2="15.584cm">
            <text:p/>
          </draw:line>
          <draw:line draw:name="Line 63" draw:style-name="gr17" draw:text-style-name="P16" draw:layer="layout" svg:x1="0cm" svg:y1="11.854cm" svg:x2="0cm" svg:y2="15.584cm">
            <text:p/>
          </draw:line>
          <draw:line draw:name="Line 64" draw:style-name="gr17" draw:text-style-name="P16" draw:layer="layout" svg:x1="12.488cm" svg:y1="11.854cm" svg:x2="12.488cm" svg:y2="15.584cm">
            <text:p/>
          </draw:line>
          <draw:line draw:name="Line 65" draw:style-name="gr18" draw:text-style-name="P16" draw:layer="layout" svg:x1="0cm" svg:y1="14.341cm" svg:x2="12.488cm" svg:y2="14.341cm">
            <text:p/>
          </draw:line>
          <draw:line draw:name="Line 66" draw:style-name="gr18" draw:text-style-name="P16" draw:layer="layout" svg:x1="5.676cm" svg:y1="13.097cm" svg:x2="5.676cm" svg:y2="15.584cm">
            <text:p/>
          </draw:line>
          <draw:line draw:name="Line 67" draw:style-name="gr18" draw:text-style-name="P16" draw:layer="layout" svg:x1="7.001cm" svg:y1="13.097cm" svg:x2="7.001cm" svg:y2="15.584cm">
            <text:p/>
          </draw:line>
          <draw:line draw:name="Line 68" draw:style-name="gr18" draw:text-style-name="P16" draw:layer="layout" svg:x1="8.136cm" svg:y1="13.097cm" svg:x2="8.136cm" svg:y2="15.584cm">
            <text:p/>
          </draw:line>
          <draw:line draw:name="Line 69" draw:style-name="gr18" draw:text-style-name="P16" draw:layer="layout" svg:x1="3.027cm" svg:y1="11.854cm" svg:x2="3.027cm" svg:y2="15.584cm">
            <text:p/>
          </draw:line>
          <draw:line draw:name="Line 70" draw:style-name="gr18" draw:text-style-name="P16" draw:layer="layout" svg:x1="9.082cm" svg:y1="11.854cm" svg:x2="9.082cm" svg:y2="15.584cm">
            <text:p/>
          </draw:line>
          <draw:line draw:name="Line 71" draw:style-name="gr18" draw:text-style-name="P16" draw:layer="layout" svg:x1="4.351cm" svg:y1="13.097cm" svg:x2="4.351cm" svg:y2="15.584cm">
            <text:p/>
          </draw:line>
        </draw:g>
        <draw:custom-shape draw:name="Text Box 72" draw:style-name="gr5" draw:text-style-name="P53" xml:id="id460" draw:id="id460" draw:layer="layout" svg:width="12.488cm" svg:height="10.852cm" svg:x="12.912cm" svg:y="8.255cm">
          <text:list text:style-name="L1">
            <text:list-header>
              <text:p text:style-name="P52"><text:span text:style-name="T20">for (i=1; i&lt;=n-1; i++)</text:span></text:p>
              <text:p text:style-name="P52"><text:span text:style-name="T20"><text:s text:c="2"/></text:span><text:span text:style-name="T35">｛ <text:s/></text:span><text:span text:style-name="T64">min=i ;</text:span></text:p>
              <text:p text:style-name="P52"><text:span text:style-name="T20"><text:s text:c="8"/></text:span><text:span text:style-name="T20">for (j=i; j&lt;=n; j++)</text:span></text:p>
              <text:p text:style-name="P52"><text:span text:style-name="T20"><text:s text:c="13"/></text:span><text:span text:style-name="T20">if (a[min]&gt;a[j]) <text:s text:c="3"/></text:span><text:span text:style-name="T64"><text:s/>min=j</text:span><text:span text:style-name="T20"> ;</text:span></text:p>
              <text:p text:style-name="P52"><text:span text:style-name="T20"><text:s text:c="9"/></text:span><text:span text:style-name="T20">t=a[min]; <text:s text:c="11"/></text:span></text:p>
              <text:p text:style-name="P52"><text:span text:style-name="T20"><text:s text:c="9"/></text:span><text:span text:style-name="T20">a[min]=a[i];</text:span></text:p>
              <text:p text:style-name="P52"><text:span text:style-name="T20"><text:s text:c="9"/></text:span><text:span text:style-name="T20">a[i]=t;</text:span></text:p>
              <text:p text:style-name="P52"><text:span text:style-name="T20"><text:s text:c="5"/></text:span><text:span text:style-name="T20">} <text:s text:c="13"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4" smil:attributeName="visibility" smil:to="visible"/>
                  <anim:transitionFilter smil:dur="0.5s" smil:targetElement="id4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5" smil:attributeName="visibility" smil:to="visible"/>
                  <anim:transitionFilter smil:dur="0.5s" smil:targetElement="id45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6" smil:attributeName="visibility" smil:to="visible"/>
                  <anim:transitionFilter smil:dur="0.5s" smil:targetElement="id45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7" smil:attributeName="visibility" smil:to="visible"/>
                  <anim:transitionFilter smil:dur="0.5s" smil:targetElement="id45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58" smil:attributeName="visibility" smil:to="visible"/>
                  <anim:transitionFilter smil:dur="0.5s" smil:targetElement="id4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59" smil:attributeName="visibility" smil:to="visible"/>
                  <anim:transitionFilter smil:dur="0.5s" smil:targetElement="id45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60" smil:attributeName="visibility" smil:to="visible"/>
                  <anim:transitionFilter smil:dur="0.5s" smil:targetElement="id46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1.364cm" svg:x="0cm" svg:y="0.423cm">
          <text:list text:style-name="L1">
            <text:list-header>
              <text:p text:style-name="P21"><text:span text:style-name="T16">一般，元素的序号从</text:span><text:span text:style-name="T13">0</text:span><text:span text:style-name="T16">开始，因此，程序可以变动如下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43" draw:layer="layout" svg:width="18.415cm" svg:height="15.74cm" svg:x="3.598cm" svg:y="2.752cm">
          <text:list text:style-name="L1">
            <text:list-header>
              <text:p text:style-name="P142"><text:span text:style-name="T13">for (i=</text:span><text:span text:style-name="T30">0</text:span><text:span text:style-name="T13">; i</text:span><text:span text:style-name="T34">&lt;</text:span><text:span text:style-name="T30">n-1</text:span><text:span text:style-name="T13">; i++)</text:span></text:p>
              <text:p text:style-name="P142"><text:span text:style-name="T13"><text:s text:c="3"/></text:span><text:span text:style-name="T13">{ <text:s text:c="2"/></text:span><text:span text:style-name="T19">min=i</text:span><text:span text:style-name="T13">;</text:span></text:p>
              <text:p text:style-name="P142"><text:span text:style-name="T13"><text:s text:c="8"/></text:span><text:span text:style-name="T80">for (j=</text:span><text:span text:style-name="T30">i</text:span><text:span text:style-name="T80">; j&lt;</text:span><text:span text:style-name="T30">n</text:span><text:span text:style-name="T80"> ; j++)</text:span></text:p>
            </text:list-header>
          </text:list>
          <text:list text:style-name="L12">
            <text:list-header>
              <text:p text:style-name="P142"><text:span text:style-name="T80"><text:s text:c="12"/></text:span><text:span text:style-name="T80">if (a[min]&gt;a[j])</text:span></text:p>
              <text:p text:style-name="P142"><text:span text:style-name="T80"><text:s text:c="18"/></text:span><text:span text:style-name="T80">min=j ;</text:span><text:span text:style-name="T13"> <text:s text:c="11"/></text:span></text:p>
            </text:list-header>
          </text:list>
          <text:list text:style-name="L1">
            <text:list-header>
              <text:p text:style-name="P142"><text:span text:style-name="T13"><text:s text:c="9"/></text:span><text:span text:style-name="T19">t=a[min];</text:span></text:p>
            </text:list-header>
          </text:list>
          <text:list text:style-name="L4">
            <text:list-header>
              <text:p text:style-name="P142"><text:span text:style-name="T19"><text:s text:c="9"/></text:span><text:span text:style-name="T19">a[min]=a[i];</text:span></text:p>
              <text:p text:style-name="P142"><text:span text:style-name="T19"><text:s text:c="9"/></text:span><text:span text:style-name="T19">a[i]=t;</text:span></text:p>
            </text:list-header>
          </text:list>
          <text:list text:style-name="L1">
            <text:list-header>
              <text:p text:style-name="P142"><text:span text:style-name="T13"><text:s text:c="4"/></text:span><text:span text:style-name="T13">} <text:s text:c="8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568" draw:text-style-name="P144" xml:id="id462" draw:id="id462" draw:layer="layout" svg:width="6.561cm" svg:height="4.233cm" svg:x="14.182cm" svg:y="7.62cm">
          <text:list text:style-name="L5">
            <text:list-header>
              <text:p text:style-name="P21"><text:span text:style-name="T12">小循环，找最小数的序号，从 </text:span><text:span text:style-name="T59">i <text:s/></text:span><text:span text:style-name="T12">找起</text:span></text:p>
            </text:list-header>
          </text:list>
          <draw:enhanced-geometry svg:viewBox="0 0 21600 21600" draw:text-areas="800 800 20800 20800" draw:type="round-rectangular-callout" draw:modifiers="-3469 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569" draw:text-style-name="P144" xml:id="id463" draw:id="id463" draw:layer="layout" svg:width="6.35cm" svg:height="2.751cm" svg:x="12.912cm" svg:y="13.547cm">
          <text:list text:style-name="L5">
            <text:list-header>
              <text:p text:style-name="P21"><text:span text:style-name="T12">大循环，找到后与 </text:span><text:span text:style-name="T59">i </text:span><text:span text:style-name="T12">交换</text:span></text:p>
            </text:list-header>
          </text:list>
          <draw:enhanced-geometry svg:viewBox="0 0 21600 21600" draw:text-areas="800 800 20800 20800" draw:type="round-rectangular-callout" draw:modifiers="-5655 4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570" draw:text-style-name="P144" xml:id="id461" draw:id="id461" draw:layer="layout" svg:width="7.832cm" svg:height="3.175cm" svg:x="12.065cm" svg:y="3.175cm">
          <text:list text:style-name="L5">
            <text:list-header>
              <text:p text:style-name="P21"><text:span text:style-name="T12">每一次循环前设置最小数的序号</text:span></text:p>
            </text:list-header>
          </text:list>
          <draw:enhanced-geometry svg:viewBox="0 0 21600 21600" draw:text-areas="800 800 20800 20800" draw:type="round-rectangular-callout" draw:modifiers="-7991 1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61" smil:attributeName="visibility" smil:to="visible"/>
                  <anim:transitionFilter smil:dur="0.5s" smil:targetElement="id46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62" smil:attributeName="visibility" smil:to="visible"/>
                  <anim:transitionFilter smil:dur="0.5s" smil:targetElement="id46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63" smil:attributeName="visibility" smil:to="visible"/>
                  <anim:transitionFilter smil:dur="0.5s" smil:targetElement="id463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34" draw:layer="layout" svg:width="24.977cm" svg:height="12.908cm" svg:x="0.423cm" svg:y="0.635cm">
          <text:list text:style-name="L1">
            <text:list-header>
              <text:p text:style-name="P133"><text:span text:style-name="T16">调试程序的方法：</text:span></text:p>
              <text:p text:style-name="P133"><text:span text:style-name="T13">1</text:span><text:span text:style-name="T16">）单步调试：以行为单位，每运行一步，程序就会中断，可以实时查询目前各变量的状态及程序的走向。</text:span><text:span text:style-name="T17">可以选择是否进入子函数</text:span><text:span text:style-name="T16">。</text:span></text:p>
              <text:p text:style-name="P133"><text:span text:style-name="T13">2</text:span><text:span text:style-name="T16">）</text:span><text:span text:style-name="T17">运行到光标处</text:span><text:span text:style-name="T16">，可以直接使程序运行到</text:span><text:span text:style-name="T17">光标处</text:span><text:span text:style-name="T16">再进行单步调试，这种方法可以不必运行正确的循环而直接到有疑问的地方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2" draw:layer="layout" svg:width="25.4cm" svg:height="2.667cm" svg:x="0cm" svg:y="0cm">
          <text:list text:style-name="L1">
            <text:list-header>
              <text:p text:style-name="P21"><text:span text:style-name="T16">在</text:span><text:span text:style-name="T13">a</text:span><text:span text:style-name="T16">数组中查找与</text:span><text:span text:style-name="T13">x</text:span><text:span text:style-name="T16">值相</text:span><text:span text:style-name="T16">同的元素所在的位置，数</text:span><text:span text:style-name="T16">据从</text:span><text:span text:style-name="T13">a[1]</text:span><text:span text:style-name="T16">元素开始存放，</text:span><text:span text:style-name="T16">请填空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2" draw:layer="layout" svg:width="12.065cm" svg:height="14.804cm" svg:x="0cm" svg:y="2.963cm">
          <text:list text:style-name="L1">
            <text:list-header>
              <text:p text:style-name="P21"><text:span text:style-name="T13">#define MAX <text:s/>10</text:span></text:p>
              <text:p text:style-name="P21"><text:span text:style-name="T13">void main(void)</text:span></text:p>
              <text:p text:style-name="P21"><text:span text:style-name="T13">{ <text:s/>int a[MAX+1], x, i;</text:span></text:p>
              <text:p text:style-name="P21"><text:span text:style-name="T13"><text:s text:c="3"/></text:span><text:span text:style-name="T13">for(i=1;i&lt;=MAX;i+</text:span><text:span text:style-name="T13">+)</text:span></text:p>
              <text:p text:style-name="P21"><text:span text:style-name="T13"><text:s text:c="8"/></text:span><text:span text:style-name="T13">cin&gt;&gt;__________;</text:span></text:p>
              <text:p text:style-name="P21"><text:span text:style-name="T13"><text:s text:c="4"/></text:span><text:span text:style-name="T13">cout&lt;&lt;“Enter x:”;</text:span></text:p>
              <text:p text:style-name="P21"><text:span text:style-name="T13"><text:s text:c="4"/></text:span><text:span text:style-name="T13">cin&gt;&gt;x;</text:span></text:p>
              <text:p text:style-name="P21"><text:span text:style-name="T13"><text:s text:c="4"/></text:span><text:span text:style-name="T13">a[0]=x; <text:s/>i=MAX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71" draw:text-style-name="P22" draw:layer="layout" svg:width="14.817cm" svg:height="12.267cm" svg:x="10.583cm" svg:y="3.175cm">
          <text:list text:style-name="L4">
            <text:list-header>
              <text:p text:style-name="P21"><text:span text:style-name="T19">while(x!</text:span><text:span text:style-name="T19">=________</text:span><text:span text:style-name="T19">___)</text:span></text:p>
              <text:p text:style-name="P21"><text:span text:style-name="T19"><text:s text:c="3"/></text:span><text:span text:style-name="T19">_________</text:span><text:span text:style-name="T19">_________</text:span><text:span text:style-name="T19">__;</text:span></text:p>
              <text:p text:style-name="P21"><text:span text:style-name="T19">if(_______</text:span><text:span text:style-name="T19">____)</text:span></text:p>
              <text:p text:style-name="P21"><text:span text:style-name="T19"><text:s text:c="6"/></text:span><text:span text:style-name="T19">cout&lt;&lt;x&lt;&lt;</text:span><text:span text:style-name="T19">“the </text:span><text:span text:style-name="T19">pos:”&lt;&lt;i&lt;&lt;</text:span><text:span text:style-name="T19">endl;</text:span></text:p>
              <text:p text:style-name="P21"><text:span text:style-name="T19">else</text:span></text:p>
              <text:p text:style-name="P21"><text:span text:style-name="T19"><text:s text:c="2"/></text:span><text:span text:style-name="T19">cout&lt;&lt;“No</text:span><text:span text:style-name="T19">t </text:span><text:span text:style-name="T19">found”&lt;&lt;e</text:span><text:span text:style-name="T19">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72" draw:text-style-name="P45" xml:id="id464" draw:id="id464" draw:layer="layout" svg:width="3.598cm" svg:height="1.364cm" svg:x="4.657cm" svg:y="10.583cm">
          <text:list text:style-name="L7">
            <text:list-header>
              <text:p text:style-name="P12"><text:span text:style-name="T30">a[i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73" draw:text-style-name="P45" xml:id="id465" draw:id="id465" draw:layer="layout" svg:width="3.598cm" svg:height="1.364cm" svg:x="15.24cm" svg:y="2.963cm">
          <text:list text:style-name="L7">
            <text:list-header>
              <text:p text:style-name="P12"><text:span text:style-name="T30">a[i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74" draw:text-style-name="P45" xml:id="id466" draw:id="id466" draw:layer="layout" svg:width="3.599cm" svg:height="1.364cm" svg:x="13.123cm" svg:y="4.868cm">
          <text:list text:style-name="L7">
            <text:list-header>
              <text:p text:style-name="P12"><text:span text:style-name="T30">i-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75" draw:text-style-name="P45" xml:id="id467" draw:id="id467" draw:layer="layout" svg:width="3.599cm" svg:height="1.364cm" svg:x="11.853cm" svg:y="6.773cm">
          <text:list text:style-name="L7">
            <text:list-header>
              <text:p text:style-name="P12"><text:span text:style-name="T30">i!=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4" smil:attributeName="visibility" smil:to="visible"/>
                  <anim:transitionFilter smil:dur="0.5s" smil:targetElement="id46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5" smil:attributeName="visibility" smil:to="visible"/>
                  <anim:transitionFilter smil:dur="0.5s" smil:targetElement="id4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6" smil:attributeName="visibility" smil:to="visible"/>
                  <anim:transitionFilter smil:dur="0.5s" smil:targetElement="id4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7" smil:attributeName="visibility" smil:to="visible"/>
                  <anim:transitionFilter smil:dur="0.5s" smil:targetElement="id46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30" draw:layer="layout" svg:width="23.918cm" svg:height="18.3cm" svg:x="0cm" svg:y="0cm">
          <text:list text:style-name="L1">
            <text:list-header>
              <text:p text:style-name="P129"><text:span text:style-name="T20">void main(void)</text:span></text:p>
              <text:p text:style-name="P129"><text:span text:style-name="T20">{ <text:s/>char str[ ]=“</text:span><text:span text:style-name="T21">SSSWILTECH1\1\11W\1WALLMP1</text:span><text:span text:style-name="T20">”;</text:span></text:p>
              <text:p text:style-name="P129"><text:span text:style-name="T20"><text:s text:c="4"/></text:span><text:span text:style-name="T20">char c; <text:s/>int k;</text:span></text:p>
              <text:p text:style-name="P129"><text:span text:style-name="T20"><text:s text:c="4"/></text:span><text:span text:style-name="T20">for(k=2; (c=str[k])!=‘\0’;k++)</text:span></text:p>
              <text:p text:style-name="P129"><text:span text:style-name="T20"><text:s text:c="4"/></text:span><text:span text:style-name="T20">{ <text:s/>switch(c)</text:span></text:p>
              <text:p text:style-name="P129"><text:span text:style-name="T20"><text:s text:c="9"/></text:span><text:span text:style-name="T20">{ <text:s/>case ‘A’ : cout&lt;&lt;‘a’; continue;</text:span></text:p>
              <text:p text:style-name="P129"><text:span text:style-name="T20"><text:s text:c="13"/></text:span><text:span text:style-name="T20">case ‘1’: break;</text:span></text:p>
              <text:p text:style-name="P129"><text:span text:style-name="T20"><text:s text:c="13"/></text:span><text:span text:style-name="T20">case <text:s/>1: <text:s text:c="2"/>while((c=str[++k])!=‘\1’&amp;&amp;c!=‘\0’);</text:span></text:p>
              <text:p text:style-name="P129"><text:span text:style-name="T20"><text:s text:c="13"/></text:span><text:span text:style-name="T20">case <text:s/>9: cout&lt;&lt;‘#’;</text:span></text:p>
              <text:p text:style-name="P129"><text:span text:style-name="T20"><text:s text:c="13"/></text:span><text:span text:style-name="T20">case ‘E’ : </text:span></text:p>
              <text:p text:style-name="P129"><text:span text:style-name="T20"><text:s text:c="13"/></text:span><text:span text:style-name="T20">case ‘L’: continue;</text:span></text:p>
              <text:p text:style-name="P129"><text:span text:style-name="T20"><text:s text:c="13"/></text:span><text:span text:style-name="T20">default: cout&lt;&lt;c; <text:s/>continue;</text:span></text:p>
              <text:p text:style-name="P129"><text:span text:style-name="T20"><text:s text:c="10"/></text:span><text:span text:style-name="T20">} <text:s text:c="2"/>cout&lt;&lt;‘*’;</text:span></text:p>
              <text:p text:style-name="P129"><text:span text:style-name="T20"><text:s text:c="5"/></text:span><text:span text:style-name="T20">} <text:s/>cout&lt;&lt;endl; </text:span></text:p>
              <text:p text:style-name="P129"><text:span text:style-name="T20"><text:s/></text:span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76" draw:text-style-name="P26" xml:id="id468" draw:id="id468" draw:layer="layout" svg:width="0.635cm" svg:height="1.178cm" svg:x="12.912cm" svg:y="11.43cm">
          <text:list text:style-name="L4">
            <text:list-header>
              <text:p text:style-name="P25"><text:span text:style-name="T21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77" draw:text-style-name="P26" xml:id="id469" draw:id="id469" draw:layer="layout" svg:width="1.059cm" svg:height="1.178cm" svg:x="13.758cm" svg:y="11.43cm">
          <text:list text:style-name="L4">
            <text:list-header>
              <text:p text:style-name="P25"><text:span text:style-name="T21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78" draw:text-style-name="P26" xml:id="id470" draw:id="id470" draw:layer="layout" svg:width="0.635cm" svg:height="1.178cm" svg:x="14.817cm" svg:y="11.43cm">
          <text:list text:style-name="L4">
            <text:list-header>
              <text:p text:style-name="P25"><text:span text:style-name="T2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79" draw:text-style-name="P26" xml:id="id471" draw:id="id471" draw:layer="layout" svg:width="0.635cm" svg:height="1.178cm" svg:x="15.452cm" svg:y="11.43cm">
          <text:list text:style-name="L4">
            <text:list-header>
              <text:p text:style-name="P25"><text:span text:style-name="T21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80" draw:text-style-name="P26" xml:id="id472" draw:id="id472" draw:layer="layout" svg:width="0.635cm" svg:height="1.178cm" svg:x="16.298cm" svg:y="11.43cm">
          <text:list text:style-name="L4">
            <text:list-header>
              <text:p text:style-name="P25"><text:span text:style-name="T2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81" draw:text-style-name="P26" xml:id="id473" draw:id="id473" draw:layer="layout" svg:width="0.635cm" svg:height="1.178cm" svg:x="17.145cm" svg:y="11.43cm">
          <text:list text:style-name="L4">
            <text:list-header>
              <text:p text:style-name="P25"><text:span text:style-name="T21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82" draw:text-style-name="P26" xml:id="id474" draw:id="id474" draw:layer="layout" svg:width="0.635cm" svg:height="1.178cm" svg:x="17.992cm" svg:y="11.43cm">
          <text:list text:style-name="L4">
            <text:list-header>
              <text:p text:style-name="P25"><text:span text:style-name="T2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83" draw:text-style-name="P26" xml:id="id475" draw:id="id475" draw:layer="layout" svg:width="0.635cm" svg:height="1.178cm" svg:x="18.627cm" svg:y="11.43cm">
          <text:list text:style-name="L7">
            <text:list-header>
              <text:p text:style-name="P25"><text:span text:style-name="T64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84" draw:text-style-name="P26" xml:id="id476" draw:id="id476" draw:layer="layout" svg:width="0.847cm" svg:height="1.178cm" svg:x="19.473cm" svg:y="11.43cm">
          <text:list text:style-name="L7">
            <text:list-header>
              <text:p text:style-name="P25"><text:span text:style-name="T64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85" draw:text-style-name="P26" xml:id="id477" draw:id="id477" draw:layer="layout" svg:width="0.635cm" svg:height="1.178cm" svg:x="20.532cm" svg:y="11.43cm">
          <text:list text:style-name="L4">
            <text:list-header>
              <text:p text:style-name="P25"><text:span text:style-name="T2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586" draw:text-style-name="P26" xml:id="id478" draw:id="id478" draw:layer="layout" svg:width="1.058cm" svg:height="1.178cm" svg:x="21.167cm" svg:y="11.43cm">
          <text:list text:style-name="L4">
            <text:list-header>
              <text:p text:style-name="P25"><text:span text:style-name="T21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87" draw:text-style-name="P26" xml:id="id479" draw:id="id479" draw:layer="layout" svg:width="0.635cm" svg:height="1.178cm" svg:x="22.225cm" svg:y="11.43cm">
          <text:list text:style-name="L4">
            <text:list-header>
              <text:p text:style-name="P25"><text:span text:style-name="T21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588" draw:text-style-name="P26" xml:id="id480" draw:id="id480" draw:layer="layout" svg:width="0.635cm" svg:height="1.178cm" svg:x="23.072cm" svg:y="11.43cm">
          <text:list text:style-name="L4">
            <text:list-header>
              <text:p text:style-name="P25"><text:span text:style-name="T21">*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8" smil:attributeName="visibility" smil:to="visible"/>
                  <anim:transitionFilter smil:dur="0.5s" smil:targetElement="id4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9" smil:attributeName="visibility" smil:to="visible"/>
                  <anim:transitionFilter smil:dur="0.5s" smil:targetElement="id4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0" smil:attributeName="visibility" smil:to="visible"/>
                  <anim:transitionFilter smil:dur="0.5s" smil:targetElement="id4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1" smil:attributeName="visibility" smil:to="visible"/>
                  <anim:transitionFilter smil:dur="0.5s" smil:targetElement="id4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2" smil:attributeName="visibility" smil:to="visible"/>
                  <anim:transitionFilter smil:dur="0.5s" smil:targetElement="id4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3" smil:attributeName="visibility" smil:to="visible"/>
                  <anim:transitionFilter smil:dur="0.5s" smil:targetElement="id47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4" smil:attributeName="visibility" smil:to="visible"/>
                  <anim:transitionFilter smil:dur="0.5s" smil:targetElement="id4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5" smil:attributeName="visibility" smil:to="visible"/>
                  <anim:transitionFilter smil:dur="0.5s" smil:targetElement="id4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6" smil:attributeName="visibility" smil:to="visible"/>
                  <anim:transitionFilter smil:dur="0.5s" smil:targetElement="id4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7" smil:attributeName="visibility" smil:to="visible"/>
                  <anim:transitionFilter smil:dur="0.5s" smil:targetElement="id4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8" smil:attributeName="visibility" smil:to="visible"/>
                  <anim:transitionFilter smil:dur="0.5s" smil:targetElement="id4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9" smil:attributeName="visibility" smil:to="visible"/>
                  <anim:transitionFilter smil:dur="0.5s" smil:targetElement="id4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0" smil:attributeName="visibility" smil:to="visible"/>
                  <anim:transitionFilter smil:dur="0.5s" smil:targetElement="id480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9" draw:layer="layout" svg:width="24.765cm" svg:height="14.934cm" svg:x="0cm" svg:y="0cm">
          <text:list text:style-name="L1">
            <text:list-header>
              <text:p text:style-name="P38"><text:span text:style-name="T35">以下程序分别在</text:span><text:span text:style-name="T20">a</text:span><text:span text:style-name="T35">数组和</text:span><text:span text:style-name="T20">b</text:span><text:span text:style-name="T35">数组中放入</text:span><text:span text:style-name="T20">an+1</text:span><text:span text:style-name="T35">和</text:span><text:span text:style-name="T20">bn+1</text:span><text:span text:style-name="T35">个由小到大的有序数，程序把两个数组中的数按由小到大的顺序归并到</text:span><text:span text:style-name="T20">c</text:span><text:span text:style-name="T35">数组中，请填空：</text:span></text:p>
              <text:p text:style-name="P38"><text:span text:style-name="T20">void main(void)</text:span></text:p>
              <text:p text:style-name="P38"><text:span text:style-name="T20">{ <text:s text:c="2"/>int a[10]={1,2,5,8,9,10},an=5;</text:span></text:p>
              <text:p text:style-name="P38"><text:span text:style-name="T20"><text:s text:c="4"/></text:span><text:span text:style-name="T20">int b[10]={1,3,4,8,12,18}, bn=5;</text:span></text:p>
              <text:p text:style-name="P38"><text:span text:style-name="T20"><text:s text:c="4"/></text:span><text:span text:style-name="T20">int i,j,k, c[20], max=9999;</text:span></text:p>
              <text:p text:style-name="P38"><text:span text:style-name="T20"><text:s text:c="3"/></text:span><text:span text:style-name="T20">a[an+1]=b[an+1]=max;</text:span></text:p>
              <text:p text:style-name="P38"><text:span text:style-name="T20"><text:s text:c="4"/></text:span><text:span text:style-name="T20">i=j=k=0;</text:span></text:p>
              <text:p text:style-name="P38"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89" draw:text-style-name="P37" draw:layer="layout" svg:width="11.218cm" svg:height="15.797cm" svg:x="12.912cm" svg:y="3.175cm">
          <text:list text:style-name="L2">
            <text:list-header>
              <text:p text:style-name="P36"><text:span text:style-name="T46">while( <text:s/>a[i]!=max||b[j]!=max)</text:span></text:p>
              <text:p text:style-name="P36"><text:span text:style-name="T46"><text:s/></text:span><text:span text:style-name="T46">{ <text:s/>if(a[i]&lt;b[j])</text:span></text:p>
              <text:p text:style-name="P36"><text:span text:style-name="T46"><text:s text:c="4"/></text:span><text:span text:style-name="T46">{ <text:s/>c[k]=________;</text:span></text:p>
              <text:p text:style-name="P36"><text:span text:style-name="T46"><text:s text:c="8"/></text:span><text:span text:style-name="T46">k++;</text:span></text:p>
              <text:p text:style-name="P36"><text:span text:style-name="T46"><text:s text:c="8"/></text:span><text:span text:style-name="T46">_______}</text:span></text:p>
              <text:p text:style-name="P36"><text:span text:style-name="T46"><text:s text:c="5"/></text:span><text:span text:style-name="T46">else</text:span></text:p>
              <text:p text:style-name="P36"><text:span text:style-name="T46"><text:s text:c="5"/></text:span><text:span text:style-name="T46">{ <text:s text:c="2"/>c[k]=_________;</text:span></text:p>
              <text:p text:style-name="P36"><text:span text:style-name="T46"><text:s text:c="10"/></text:span><text:span text:style-name="T46">k++;</text:span></text:p>
              <text:p text:style-name="P36"><text:span text:style-name="T46"><text:s text:c="10"/></text:span><text:span text:style-name="T46">_____________;}</text:span></text:p>
              <text:p text:style-name="P36"><text:span text:style-name="T46"><text:s/></text:span><text:span text:style-name="T46">} <text:s/>for(i=0;i&lt;k;i++)cout&lt;&lt;c[i];</text:span></text:p>
              <text:p text:style-name="P36"><text:span text:style-name="T46"><text:s text:c="4"/></text:span><text:span text:style-name="T46">cout&lt;&lt;endl;</text:span></text:p>
              <text:p text:style-name="P36"><text:span text:style-name="T4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90" draw:text-style-name="P45" xml:id="id481" draw:id="id481" draw:layer="layout" svg:width="2.54cm" svg:height="1.364cm" svg:x="16.722cm" svg:y="5.503cm">
          <text:list text:style-name="L7">
            <text:list-header>
              <text:p text:style-name="P12"><text:span text:style-name="T30">a[i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91" draw:text-style-name="P45" xml:id="id482" draw:id="id482" draw:layer="layout" svg:width="2.54cm" svg:height="1.364cm" svg:x="14.605cm" svg:y="8.043cm">
          <text:list text:style-name="L7">
            <text:list-header>
              <text:p text:style-name="P12"><text:span text:style-name="T30">i+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2" draw:text-style-name="P45" xml:id="id483" draw:id="id483" draw:layer="layout" svg:width="2.54cm" svg:height="1.364cm" svg:x="17.357cm" svg:y="10.795cm">
          <text:list text:style-name="L7">
            <text:list-header>
              <text:p text:style-name="P12"><text:span text:style-name="T30">b[j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93" draw:text-style-name="P45" xml:id="id484" draw:id="id484" draw:layer="layout" svg:width="2.54cm" svg:height="1.364cm" svg:x="16.51cm" svg:y="13.335cm">
          <text:list text:style-name="L7">
            <text:list-header>
              <text:p text:style-name="P12"><text:span text:style-name="T30">j++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1" smil:attributeName="visibility" smil:to="visible"/>
                  <anim:transitionFilter smil:dur="0.5s" smil:targetElement="id4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2" smil:attributeName="visibility" smil:to="visible"/>
                  <anim:transitionFilter smil:dur="0.5s" smil:targetElement="id4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3" smil:attributeName="visibility" smil:to="visible"/>
                  <anim:transitionFilter smil:dur="0.5s" smil:targetElement="id4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4" smil:attributeName="visibility" smil:to="visible"/>
                  <anim:transitionFilter smil:dur="0.5s" smil:targetElement="id48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87" draw:layer="layout" svg:width="25.4cm" svg:height="13.549cm" svg:x="0cm" svg:y="0cm">
          <text:list text:style-name="L1">
            <text:list-header>
              <text:p text:style-name="P86"><text:span text:style-name="T5">编写程序，在被调函数中删去一维数组中所有相同的数，使之只剩一个，数组中的数已按由小到大的顺序排列，被调函数返回删除后数组中数据的个数。</text:span></text:p>
              <text:p text:style-name="P86"><text:span text:style-name="T5">例如：</text:span></text:p>
              <text:p text:style-name="P86"><text:span text:style-name="T5">原数组：</text:span><text:span text:style-name="T4">2 2 2 3 4 4 5 6 6 6 6 7 7 8 9 9 10 10 10</text:span></text:p>
              <text:p text:style-name="P86"><text:span text:style-name="T5">删除后：</text:span><text:span text:style-name="T4">2 3 4 5 6 7 8 9 10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draw:marker draw:name="线条箭头_20_75" draw:display-name="线条箭头 75" svg:viewBox="0 0 477 477" svg:d="M239 0l238 477h-477z"/>
    <draw:marker draw:name="线条箭头_20_76" draw:display-name="线条箭头 76" svg:viewBox="0 0 477 477" svg:d="M239 0l238 477h-477z"/>
    <draw:marker draw:name="线条箭头_20_77" draw:display-name="线条箭头 77" svg:viewBox="0 0 477 477" svg:d="M239 0l238 477h-477z"/>
    <draw:marker draw:name="线条箭头_20_78" draw:display-name="线条箭头 78" svg:viewBox="0 0 477 477" svg:d="M239 0l238 477h-477z"/>
    <draw:marker draw:name="线条箭头_20_79" draw:display-name="线条箭头 79" svg:viewBox="0 0 477 477" svg:d="M239 0l238 477h-477z"/>
    <draw:marker draw:name="线条箭头_20_80" draw:display-name="线条箭头 80" svg:viewBox="0 0 477 477" svg:d="M239 0l238 477h-477z"/>
    <draw:marker draw:name="线条箭头_20_81" draw:display-name="线条箭头 81" svg:viewBox="0 0 477 477" svg:d="M239 0l238 477h-477z"/>
    <draw:marker draw:name="线条箭头_20_82" draw:display-name="线条箭头 82" svg:viewBox="0 0 477 477" svg:d="M239 0l238 477h-477z"/>
    <draw:marker draw:name="线条箭头_20_83" draw:display-name="线条箭头 83" svg:viewBox="0 0 477 477" svg:d="M239 0l238 477h-477z"/>
    <draw:marker draw:name="线条箭头_20_84" draw:display-name="线条箭头 84" svg:viewBox="0 0 477 477" svg:d="M239 0l238 477h-477z"/>
    <draw:marker draw:name="线条箭头_20_85" draw:display-name="线条箭头 85" svg:viewBox="0 0 477 477" svg:d="M239 0l238 477h-477z"/>
    <draw:marker draw:name="线条箭头_20_86" draw:display-name="线条箭头 86" svg:viewBox="0 0 477 477" svg:d="M239 0l238 477h-477z"/>
    <draw:marker draw:name="线条箭头_20_87" draw:display-name="线条箭头 87" svg:viewBox="0 0 477 477" svg:d="M239 0l238 477h-477z"/>
    <draw:marker draw:name="线条箭头_20_88" draw:display-name="线条箭头 88" svg:viewBox="0 0 477 477" svg:d="M239 0l238 477h-477z"/>
    <draw:marker draw:name="线条箭头_20_89" draw:display-name="线条箭头 89" svg:viewBox="0 0 477 477" svg:d="M239 0l238 477h-477z"/>
    <draw:marker draw:name="线条箭头_20_90" draw:display-name="线条箭头 90" svg:viewBox="0 0 477 477" svg:d="M239 0l238 477h-477z"/>
    <draw:marker draw:name="线条箭头_20_91" draw:display-name="线条箭头 91" svg:viewBox="0 0 477 477" svg:d="M239 0l238 477h-477z"/>
    <draw:marker draw:name="线条箭头_20_92" draw:display-name="线条箭头 92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1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6T09:51:01.614202137</dc:date>
    <meta:editing-cycles>544</meta:editing-cycles>
    <meta:editing-duration>P14DT22H49M49S</meta:editing-duration>
    <meta:generator>LibreOffice/7.3.7.2$Linux_X86_64 LibreOffice_project/30$Build-2</meta:generator>
    <meta:document-statistic meta:object-count="1860"/>
  </office:meta>
</office:document-meta>
</file>

<file path=Object 17/content.xml><?xml version="1.0" encoding="utf-8"?>
<math xmlns="http://www.w3.org/1998/Math/MathML" display="block">
  <semantics>
    <mrow>
      <mstyle mathsize="12pt">
        <mrow>
          <mi>p</mi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0</mn>
                </mrow>
              </mstyle>
              <mstyle mathsize="8pt">
                <mrow>
                  <mi>n</mi>
                  <mo stretchy="false">−</mo>
                  <mn>1</mn>
                </mrow>
              </mstyle>
            </munderover>
            <mrow>
              <mstyle mathvariant="italic">
                <msub>
                  <mtext>ax</mtext>
                  <mstyle mathsize="8pt">
                    <mi>i</mi>
                  </mstyle>
                </msub>
              </mstyle>
              <mo stretchy="false">+</mo>
              <mstyle mathvariant="italic">
                <msub>
                  <mtext>by</mtext>
                  <mstyle mathsize="8pt">
                    <mi>i</mi>
                  </mstyle>
                </msub>
              </mstyle>
            </mrow>
          </mrow>
        </mrow>
      </mstyle>
      <mrow/>
    </mrow>
    <annotation encoding="StarMath 5.0"> size 12{p= Sum cSub { size 8{i=0} }  cSup { size 8{n - 1} }  { ital "ax" rSub { size 8{i} } + ital "by" rSub { size 8{i} } } } {}</annotation>
  </semantics>
</math>
</file>

<file path=Object 18/content.xml><?xml version="1.0" encoding="utf-8"?>
<math xmlns="http://www.w3.org/1998/Math/MathML" display="block">
  <semantics>
    <mrow>
      <mstyle mathsize="12pt">
        <mrow>
          <mi>s</mi>
          <mrow>
            <mn>1</mn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n>7</mn>
                </mstyle>
              </munderover>
              <mrow>
                <mrow>
                  <msub>
                    <mi>d</mi>
                    <mstyle mathsize="8pt">
                      <mi>i</mi>
                    </mstyle>
                  </msub>
                  <mo stretchy="false">+</mo>
                  <mn>2</mn>
                </mrow>
                <msub>
                  <mi>v</mi>
                  <mstyle mathsize="8pt">
                    <mi>i</mi>
                  </mstyle>
                </msub>
              </mrow>
            </mrow>
          </mrow>
        </mrow>
      </mstyle>
      <mrow/>
    </mrow>
    <annotation encoding="StarMath 5.0"> size 12{s1= Sum cSub { size 8{i=0} }  cSup { size 8{7} }  {d rSub { size 8{i} } +2v rSub { size 8{i} } } } {}</annotation>
  </semantics>
</math>
</file>

<file path=Object 19/content.xml><?xml version="1.0" encoding="utf-8"?>
<math xmlns="http://www.w3.org/1998/Math/MathML" display="block">
  <semantics>
    <mrow>
      <mstyle mathsize="12pt">
        <mrow>
          <mi>s</mi>
          <mrow>
            <mn>2</mn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n>9</mn>
                </mstyle>
              </munderover>
              <mrow>
                <mn>3</mn>
                <mrow>
                  <msub>
                    <mi>v</mi>
                    <mstyle mathsize="8pt">
                      <mi>i</mi>
                    </mstyle>
                  </msub>
                  <mo stretchy="false">+</mo>
                  <mn>4</mn>
                </mrow>
                <msub>
                  <mi>w</mi>
                  <mstyle mathsize="8pt">
                    <mi>i</mi>
                  </mstyle>
                </msub>
              </mrow>
            </mrow>
          </mrow>
        </mrow>
      </mstyle>
      <mrow/>
    </mrow>
    <annotation encoding="StarMath 5.0"> size 12{s2= Sum cSub { size 8{i=0} }  cSup { size 8{9} }  {3v rSub { size 8{i} } +4w rSub { size 8{i} } } } {}</annotation>
  </semantics>
</math>
</file>